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5396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3.5403in" style:rel-column-width="32767*"/>
    </style:style>
    <style:style style:name="Table98.B" style:family="table-column">
      <style:table-column-properties style:column-width="3.5403in" style:rel-column-width="32768*"/>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3.5403in" style:rel-column-width="32767*"/>
    </style:style>
    <style:style style:name="Table100.B" style:family="table-column">
      <style:table-column-properties style:column-width="3.5403in" style:rel-column-width="32768*"/>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5396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3.538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3.5403in" style:rel-column-width="32767*"/>
    </style:style>
    <style:style style:name="Table345.B" style:family="table-column">
      <style:table-column-properties style:column-width="3.5403in" style:rel-column-width="32768*"/>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style:font-name="Courier New"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fo:font-size="12pt" style:font-size-asian="12pt" style:font-size-complex="12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Table_20_Contents">
      <style:paragraph-properties fo:text-align="justify"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7"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4"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6pt" style:font-size-asian="6pt" style:font-size-complex="6pt"/>
    </style:style>
    <style:style style:name="P49" style:family="paragraph" style:parent-style-name="Table_20_Contents">
      <style:text-properties style:use-window-font-color="true" fo:font-size="9pt" style:font-size-asian="9pt" style:font-size-complex="9pt"/>
    </style:style>
    <style:style style:name="P50" style:family="paragraph" style:parent-style-name="Table_20_Contents">
      <style:paragraph-properties fo:text-align="center" style:justify-single-word="false"/>
      <style:text-properties style:font-name="Arial Black" fo:font-size="10pt" style:font-size-asian="10pt" style:font-size-complex="10pt"/>
    </style:style>
    <style:style style:name="P51" style:family="paragraph" style:parent-style-name="Table_20_Contents">
      <style:paragraph-properties fo:text-align="center" style:justify-single-word="false"/>
      <style:text-properties style:font-name="Arial Black" fo:font-size="6pt" style:font-size-asian="6pt" style:font-size-complex="6pt"/>
    </style:style>
    <style:style style:name="P52" style:family="paragraph" style:parent-style-name="Table_20_Contents">
      <style:text-properties fo:font-size="6pt" style:font-size-asian="6pt" style:font-size-complex="6pt"/>
    </style:style>
    <style:style style:name="P53" style:family="paragraph" style:parent-style-name="Title">
      <style:text-properties fo:font-size="60pt" style:font-size-asian="60pt" style:font-size-complex="60pt"/>
    </style:style>
    <style:style style:name="P54" style:family="paragraph" style:parent-style-name="Footnote">
      <style:paragraph-properties fo:text-align="start" style:justify-single-word="false"/>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center" style:justify-single-word="false"/>
    </style:style>
    <style:style style:name="P58" style:family="paragraph" style:parent-style-name="Code">
      <style:text-properties fo:font-size="12pt" fo:font-weight="bold" style:font-size-asian="12pt" style:font-weight-asian="bold" style:font-size-complex="12pt" style:font-weight-complex="bold"/>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style:font-name="Times New Roman" fo:font-size="14pt" style:font-name-asian="SimSun" style:font-size-asian="14pt" style:font-name-complex="Mangal" style:font-size-complex="14pt"/>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Text_20_body">
      <style:paragraph-properties fo:break-before="page"/>
      <style:text-properties style:use-window-font-color="true"/>
    </style:style>
    <style:style style:name="P67" style:family="paragraph" style:parent-style-name="Snippet">
      <style:text-properties style:font-name="Courier New1"/>
    </style:style>
    <style:style style:name="P68" style:family="paragraph" style:parent-style-name="Snippet">
      <style:text-properties fo:font-weight="normal" style:font-weight-asian="normal" style:font-weight-complex="normal"/>
    </style:style>
    <style:style style:name="P69" style:family="paragraph" style:parent-style-name="Snippet">
      <style:paragraph-properties fo:text-align="justify" style:justify-single-word="false"/>
    </style:style>
    <style:style style:name="P70" style:family="paragraph" style:parent-style-name="Snippet">
      <style:text-properties fo:font-size="6pt" style:font-size-asian="6pt" style:font-size-complex="6pt"/>
    </style:style>
    <style:style style:name="P71" style:family="paragraph" style:parent-style-name="Snippet">
      <style:text-properties style:text-underline-style="none" fo:font-weight="normal" style:font-weight-asian="normal" style:font-weight-complex="normal"/>
    </style:style>
    <style:style style:name="P72" style:family="paragraph" style:parent-style-name="Heading_20_3">
      <style:text-properties fo:font-weight="bold" style:font-weight-asian="bold" style:font-weight-complex="bold"/>
    </style:style>
    <style:style style:name="P73" style:family="paragraph" style:parent-style-name="Code">
      <style:paragraph-properties fo:margin-left="0in" fo:margin-right="0in" fo:text-indent="0in" style:auto-text-indent="false"/>
    </style:style>
    <style:style style:name="P74" style:family="paragraph" style:parent-style-name="Heading_20_1">
      <style:paragraph-properties fo:text-align="justify" style:justify-single-word="false"/>
    </style:style>
    <style:style style:name="P75" style:family="paragraph" style:parent-style-name="Heading_20_1">
      <style:paragraph-properties fo:break-before="page"/>
    </style:style>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7.0602in" style:type="right" style:leader-style="dotted" style:leader-text="."/>
        </style:tab-stops>
      </style:paragraph-properties>
    </style:style>
    <style:style style:name="P78" style:family="paragraph" style:parent-style-name="Contents_20_2">
      <style:paragraph-properties>
        <style:tab-stops>
          <style:tab-stop style:position="6.8839in" style:type="right"/>
        </style:tab-stops>
      </style:paragraph-properties>
    </style:style>
    <style:style style:name="P79" style:family="paragraph" style:parent-style-name="Index_20_1">
      <style:paragraph-properties>
        <style:tab-stops>
          <style:tab-stop style:position="7.0807in" style:type="right"/>
        </style:tab-stops>
      </style:paragraph-properties>
    </style:style>
    <style:style style:name="P80" style:family="paragraph" style:parent-style-name="Index_20_Separator">
      <style:paragraph-properties>
        <style:tab-stops/>
      </style:paragraph-properties>
    </style:style>
    <style:style style:name="P81" style:family="paragraph" style:parent-style-name="Text_20_body" style:master-page-name="Standard">
      <style:paragraph-properties style:page-number="auto"/>
    </style:style>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paragraph-properties fo:text-align="justify" style:justify-single-word="false"/>
    </style:style>
    <style:style style:name="P85" style:family="paragraph" style:parent-style-name="Text_20_body" style:list-style-name="L3">
      <style:paragraph-properties fo:text-align="justify" style:justify-single-word="false"/>
    </style:style>
    <style:style style:name="P86" style:family="paragraph" style:parent-style-name="Text_20_body" style:list-style-name="L5">
      <style:paragraph-properties fo:text-align="justify" style:justify-single-word="false"/>
    </style:style>
    <style:style style:name="P87" style:family="paragraph" style:parent-style-name="Text_20_body" style:list-style-name="L1">
      <style:paragraph-properties fo:text-align="justify" style:justify-single-word="false"/>
    </style:style>
    <style:style style:name="P88" style:family="paragraph" style:parent-style-name="Text_20_body" style:list-style-name="L8">
      <style:paragraph-properties fo:text-align="justify" style:justify-single-word="false"/>
    </style:style>
    <style:style style:name="P89" style:family="paragraph" style:parent-style-name="Text_20_body" style:list-style-name="L10">
      <style:paragraph-properties fo:text-align="justify" style:justify-single-word="false"/>
    </style:style>
    <style:style style:name="P90" style:family="paragraph" style:parent-style-name="Text_20_body" style:list-style-name="L11">
      <style:paragraph-properties fo:text-align="justify" style:justify-single-word="false"/>
    </style:style>
    <style:style style:name="P91" style:family="paragraph" style:parent-style-name="Text_20_body" style:list-style-name="L13">
      <style:paragraph-properties fo:text-align="justify" style:justify-single-word="false"/>
    </style:style>
    <style:style style:name="P92" style:family="paragraph" style:parent-style-name="Text_20_body" style:list-style-name="L14">
      <style:paragraph-properties fo:text-align="justify" style:justify-single-word="false"/>
    </style:style>
    <style:style style:name="P93" style:family="paragraph" style:parent-style-name="Text_20_body" style:list-style-name="L15">
      <style:paragraph-properties fo:text-align="justify" style:justify-single-word="false"/>
    </style:style>
    <style:style style:name="P94" style:family="paragraph" style:parent-style-name="Text_20_body" style:list-style-name="L16">
      <style:paragraph-properties fo:text-align="justify" style:justify-single-word="false"/>
    </style:style>
    <style:style style:name="P95" style:family="paragraph" style:parent-style-name="Text_20_body" style:list-style-name="L17">
      <style:paragraph-properties fo:text-align="justify" style:justify-single-word="false"/>
    </style:style>
    <style:style style:name="P96" style:family="paragraph" style:parent-style-name="Text_20_body" style:list-style-name="L18">
      <style:paragraph-properties fo:text-align="justify" style:justify-single-word="false"/>
    </style:style>
    <style:style style:name="P97" style:family="paragraph" style:parent-style-name="Text_20_body" style:list-style-name="L19">
      <style:paragraph-properties fo:text-align="justify" style:justify-single-word="false"/>
    </style:style>
    <style:style style:name="P98" style:family="paragraph" style:parent-style-name="Text_20_body" style:list-style-name="L20">
      <style:paragraph-properties fo:text-align="justify" style:justify-single-word="false"/>
    </style:style>
    <style:style style:name="P99" style:family="paragraph" style:parent-style-name="Text_20_body" style:list-style-name="L21">
      <style:paragraph-properties fo:text-align="justify" style:justify-single-word="false"/>
    </style:style>
    <style:style style:name="P100" style:family="paragraph" style:parent-style-name="Text_20_body" style:list-style-name="L22">
      <style:paragraph-properties fo:text-align="justify" style:justify-single-word="false"/>
    </style:style>
    <style:style style:name="P101" style:family="paragraph" style:parent-style-name="Text_20_body" style:list-style-name="L23">
      <style:paragraph-properties fo:text-align="justify" style:justify-single-word="false"/>
    </style:style>
    <style:style style:name="P102" style:family="paragraph" style:parent-style-name="Text_20_body" style:list-style-name="L24">
      <style:paragraph-properties fo:text-align="justify" style:justify-single-word="false"/>
    </style:style>
    <style:style style:name="P103" style:family="paragraph" style:parent-style-name="Text_20_body" style:list-style-name="L25">
      <style:paragraph-properties fo:text-align="justify" style:justify-single-word="false"/>
    </style:style>
    <style:style style:name="P104" style:family="paragraph" style:parent-style-name="Text_20_body" style:list-style-name="L26">
      <style:paragraph-properties fo:text-align="justify" style:justify-single-word="false"/>
    </style:style>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6"/>
    <style:style style:name="P108" style:family="paragraph" style:parent-style-name="Text_20_body" style:list-style-name="L7"/>
    <style:style style:name="P109" style:family="paragraph" style:parent-style-name="Text_20_body" style:list-style-name="L9"/>
    <style:style style:name="P110" style:family="paragraph" style:parent-style-name="Text_20_body" style:list-style-name="L12"/>
    <style:style style:name="P111" style:family="paragraph" style:parent-style-name="Text_20_body" style:list-style-name="L2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18693208" text:id="ct218693208">
          <text:insertion>
            <office:change-info>
              <dc:creator>Peter Camilleri</dc:creator>
              <dc:date>2015-04-25T23:41:00</dc:date>
            </office:change-info>
          </text:insertion>
        </text:changed-region>
        <text:changed-region xml:id="ct218693312" text:id="ct218693312">
          <text:insertion>
            <office:change-info>
              <dc:creator>Peter Camilleri</dc:creator>
              <dc:date>2015-04-25T23:41:00</dc:date>
            </office:change-info>
          </text:insertion>
        </text:changed-region>
        <text:changed-region xml:id="ct218693416" text:id="ct218693416">
          <text:insertion>
            <office:change-info>
              <dc:creator>Peter Camilleri</dc:creator>
              <dc:date>2015-04-25T23:41:00</dc:date>
            </office:change-info>
          </text:insertion>
        </text:changed-region>
        <text:changed-region xml:id="ct218693520" text:id="ct218693520">
          <text:insertion>
            <office:change-info>
              <dc:creator>Peter Camilleri</dc:creator>
              <dc:date>2015-04-25T23:41:00</dc:date>
            </office:change-info>
          </text:insertion>
        </text:changed-region>
        <text:changed-region xml:id="ct218693624" text:id="ct218693624">
          <text:insertion>
            <office:change-info>
              <dc:creator>Peter Camilleri</dc:creator>
              <dc:date>2015-04-25T23:42:00</dc:date>
            </office:change-info>
          </text:insertion>
        </text:changed-region>
        <text:changed-region xml:id="ct218693728" text:id="ct218693728">
          <text:insertion>
            <office:change-info>
              <dc:creator>Peter Camilleri</dc:creator>
              <dc:date>2015-04-25T23:42:00</dc:date>
            </office:change-info>
          </text:insertion>
        </text:changed-region>
        <text:changed-region xml:id="ct218693832" text:id="ct218693832">
          <text:insertion>
            <office:change-info>
              <dc:creator>Peter Camilleri</dc:creator>
              <dc:date>2015-04-25T23:42:00</dc:date>
            </office:change-info>
          </text:insertion>
        </text:changed-region>
        <text:changed-region xml:id="ct218693936" text:id="ct218693936">
          <text:insertion>
            <office:change-info>
              <dc:creator>Peter Camilleri</dc:creator>
              <dc:date>2015-04-25T23:42:00</dc:date>
            </office:change-info>
          </text:insertion>
        </text:changed-region>
        <text:changed-region xml:id="ct218694040" text:id="ct218694040">
          <text:insertion>
            <office:change-info>
              <dc:creator>Peter Camilleri</dc:creator>
              <dc:date>2015-04-25T23:42:00</dc:date>
            </office:change-info>
          </text:insertion>
        </text:changed-region>
        <text:changed-region xml:id="ct218694144" text:id="ct218694144">
          <text:insertion>
            <office:change-info>
              <dc:creator>Peter Camilleri</dc:creator>
              <dc:date>2015-04-25T23:42:00</dc:date>
            </office:change-info>
          </text:insertion>
        </text:changed-region>
        <text:changed-region xml:id="ct218702872" text:id="ct218702872">
          <text:insertion>
            <office:change-info>
              <dc:creator>Peter Camilleri</dc:creator>
              <dc:date>2015-04-26T13:40:00</dc:date>
            </office:change-info>
          </text:insertion>
        </text:changed-region>
        <text:changed-region xml:id="ct218702976" text:id="ct218702976">
          <text:insertion>
            <office:change-info>
              <dc:creator>Peter Camilleri</dc:creator>
              <dc:date>2015-04-26T13:39:00</dc:date>
            </office:change-info>
          </text:insertion>
        </text:changed-region>
        <text:changed-region xml:id="ct218703080" text:id="ct218703080">
          <text:insertion>
            <office:change-info>
              <dc:creator>Peter Camilleri</dc:creator>
              <dc:date>2015-04-26T13:40:00</dc:date>
            </office:change-info>
          </text:insertion>
        </text:changed-region>
        <text:changed-region xml:id="ct218704120" text:id="ct218704120">
          <text:insertion>
            <office:change-info>
              <dc:creator>Peter Camilleri</dc:creator>
              <dc:date>2015-04-26T13:46:00</dc:date>
            </office:change-info>
          </text:insertion>
        </text:changed-region>
        <text:changed-region xml:id="ct218704224" text:id="ct218704224">
          <text:insertion>
            <office:change-info>
              <dc:creator>Peter Camilleri</dc:creator>
              <dc:date>2015-04-26T13:47:00</dc:date>
            </office:change-info>
          </text:insertion>
        </text:changed-region>
        <text:changed-region xml:id="ct216413392" text:id="ct216413392">
          <text:insertion>
            <office:change-info>
              <dc:creator>Peter Camilleri</dc:creator>
              <dc:date>2015-04-25T13:09:00</dc:date>
            </office:change-info>
          </text:insertion>
        </text:changed-region>
        <text:changed-region xml:id="ct216413496" text:id="ct216413496">
          <text:insertion>
            <office:change-info>
              <dc:creator>Peter Camilleri</dc:creator>
              <dc:date>2015-04-25T13:10:00</dc:date>
            </office:change-info>
          </text:insertion>
        </text:changed-region>
        <text:changed-region xml:id="ct216413704" text:id="ct216413704">
          <text:insertion>
            <office:change-info>
              <dc:creator>Peter Camilleri</dc:creator>
              <dc:date>2015-04-25T13:11:00</dc:date>
            </office:change-info>
          </text:insertion>
        </text:changed-region>
        <text:changed-region xml:id="ct216413808" text:id="ct216413808">
          <text:deletion>
            <office:change-info>
              <dc:creator>Peter Camilleri</dc:creator>
              <dc:date>2015-04-25T13:26:00</dc:date>
            </office:change-info>
            <text:p text:style-name="Text_20_body">.even?</text:p>
          </text:deletion>
        </text:changed-region>
        <text:changed-region xml:id="ct216413912" text:id="ct216413912">
          <text:insertion>
            <office:change-info>
              <dc:creator>Peter Camilleri</dc:creator>
              <dc:date>2015-04-25T13:25:00</dc:date>
            </office:change-info>
          </text:insertion>
        </text:changed-region>
        <text:changed-region xml:id="ct216414016" text:id="ct216414016">
          <text:insertion>
            <office:change-info>
              <dc:creator>Peter Camilleri</dc:creator>
              <dc:date>2015-04-25T13:25:00</dc:date>
            </office:change-info>
          </text:insertion>
        </text:changed-region>
        <text:changed-region xml:id="ct216414120" text:id="ct216414120">
          <text:insertion>
            <office:change-info>
              <dc:creator>Peter Camilleri</dc:creator>
              <dc:date>2015-04-25T13:25:00</dc:date>
            </office:change-info>
          </text:insertion>
        </text:changed-region>
        <text:changed-region xml:id="ct216414224" text:id="ct216414224">
          <text:insertion>
            <office:change-info>
              <dc:creator>Peter Camilleri</dc:creator>
              <dc:date>2015-04-25T13:25:00</dc:date>
            </office:change-info>
          </text:insertion>
        </text:changed-region>
        <text:changed-region xml:id="ct216414328" text:id="ct216414328">
          <text:insertion>
            <office:change-info>
              <dc:creator>Peter Camilleri</dc:creator>
              <dc:date>2015-04-25T13:25:00</dc:date>
            </office:change-info>
          </text:insertion>
        </text:changed-region>
        <text:changed-region xml:id="ct216414432" text:id="ct216414432">
          <text:insertion>
            <office:change-info>
              <dc:creator>Peter Camilleri</dc:creator>
              <dc:date>2015-04-25T13:27:00</dc:date>
            </office:change-info>
          </text:insertion>
        </text:changed-region>
        <text:changed-region xml:id="ct216414536" text:id="ct216414536">
          <text:insertion>
            <office:change-info>
              <dc:creator>Peter Camilleri</dc:creator>
              <dc:date>2015-04-25T13:27:00</dc:date>
            </office:change-info>
          </text:insertion>
        </text:changed-region>
        <text:changed-region xml:id="ct216414640" text:id="ct216414640">
          <text:deletion>
            <office:change-info>
              <dc:creator>Peter Camilleri</dc:creator>
              <dc:date>2015-04-25T13:29:00</dc:date>
            </office:change-info>
            <text:p text:style-name="Text_20_body">.gcd</text:p>
          </text:deletion>
        </text:changed-region>
        <text:changed-region xml:id="ct216414744" text:id="ct216414744">
          <text:insertion>
            <office:change-info>
              <dc:creator>Peter Camilleri</dc:creator>
              <dc:date>2015-04-25T13:25:00</dc:date>
            </office:change-info>
          </text:insertion>
        </text:changed-region>
        <text:changed-region xml:id="ct216414848" text:id="ct216414848">
          <text:deletion>
            <office:change-info>
              <dc:creator>Peter Camilleri</dc:creator>
              <dc:date>2015-04-25T13:31:00</dc:date>
            </office:change-info>
            <text:p text:style-name="Text_20_body">.lcm</text:p>
          </text:deletion>
        </text:changed-region>
        <text:changed-region xml:id="ct216414952" text:id="ct216414952">
          <text:insertion>
            <office:change-info>
              <dc:creator>Peter Camilleri</dc:creator>
              <dc:date>2015-04-25T13:25:00</dc:date>
            </office:change-info>
          </text:insertion>
        </text:changed-region>
        <text:changed-region xml:id="ct216415160" text:id="ct216415160">
          <text:deletion>
            <office:change-info>
              <dc:creator>Peter Camilleri</dc:creator>
              <dc:date>2015-04-25T13:39:00</dc:date>
            </office:change-info>
            <text:p text:style-name="Text_20_body"/>
            <text:p text:style-name="Text_20_body"/>
          </text:deletion>
        </text:changed-region>
        <text:changed-region xml:id="ct216415056" text:id="ct216415056">
          <text:deletion>
            <office:change-info>
              <dc:creator>Peter Camilleri</dc:creator>
              <dc:date>2015-04-25T13:37:00</dc:date>
            </office:change-info>
            <text:p text:style-name="Text_20_body">.odd?</text:p>
          </text:deletion>
        </text:changed-region>
        <text:changed-region xml:id="ct216415264" text:id="ct216415264">
          <text:insertion>
            <office:change-info>
              <dc:creator>Peter Camilleri</dc:creator>
              <dc:date>2015-04-25T13:25:00</dc:date>
            </office:change-info>
          </text:insertion>
        </text:changed-region>
        <text:changed-region xml:id="ct216415368" text:id="ct216415368">
          <text:deletion>
            <office:change-info>
              <dc:creator>Peter Camilleri</dc:creator>
              <dc:date>2015-04-25T13:41:00</dc:date>
            </office:change-info>
            <text:p text:style-name="Text_20_body">2*</text:p>
          </text:deletion>
        </text:changed-region>
        <text:changed-region xml:id="ct216415472" text:id="ct216415472">
          <text:insertion>
            <office:change-info>
              <dc:creator>Peter Camilleri</dc:creator>
              <dc:date>2015-04-25T13:25:00</dc:date>
            </office:change-info>
          </text:insertion>
        </text:changed-region>
        <text:changed-region xml:id="ct216415576" text:id="ct216415576">
          <text:insertion>
            <office:change-info>
              <dc:creator>Peter Camilleri</dc:creator>
              <dc:date>2015-04-25T13:42:00</dc:date>
            </office:change-info>
          </text:insertion>
        </text:changed-region>
        <text:changed-region xml:id="ct218688696" text:id="ct218688696">
          <text:insertion>
            <office:change-info>
              <dc:creator>Peter Camilleri</dc:creator>
              <dc:date>2015-04-25T13:25:00</dc:date>
            </office:change-info>
          </text:insertion>
        </text:changed-region>
        <text:changed-region xml:id="ct218688800" text:id="ct218688800">
          <text:insertion>
            <office:change-info>
              <dc:creator>Peter Camilleri</dc:creator>
              <dc:date>2015-04-25T13:25:00</dc:date>
            </office:change-info>
          </text:insertion>
        </text:changed-region>
        <text:changed-region xml:id="ct218688904" text:id="ct218688904">
          <text:insertion>
            <office:change-info>
              <dc:creator>Peter Camilleri</dc:creator>
              <dc:date>2015-04-25T13:42:00</dc:date>
            </office:change-info>
          </text:insertion>
        </text:changed-region>
        <text:changed-region xml:id="ct218689008" text:id="ct218689008">
          <text:insertion>
            <office:change-info>
              <dc:creator>Peter Camilleri</dc:creator>
              <dc:date>2015-04-25T13:42:00</dc:date>
            </office:change-info>
          </text:insertion>
        </text:changed-region>
        <text:changed-region xml:id="ct218689112" text:id="ct218689112">
          <text:deletion>
            <office:change-info>
              <dc:creator>Peter Camilleri</dc:creator>
              <dc:date>2015-04-25T13:42:00</dc:date>
            </office:change-info>
            <text:p text:style-name="Text_20_body">2/</text:p>
          </text:deletion>
        </text:changed-region>
        <text:changed-region xml:id="ct218689216" text:id="ct218689216">
          <text:insertion>
            <office:change-info>
              <dc:creator>Peter Camilleri</dc:creator>
              <dc:date>2015-04-25T13:25:00</dc:date>
            </office:change-info>
          </text:insertion>
        </text:changed-region>
        <text:changed-region xml:id="ct218689320" text:id="ct218689320">
          <text:deletion>
            <office:change-info>
              <dc:creator>Peter Camilleri</dc:creator>
              <dc:date>2015-04-25T13:46:00</dc:date>
            </office:change-info>
            <text:p text:style-name="Standard"/>
            <text:p text:style-name="Text_20_body">&lt;&lt;</text:p>
          </text:deletion>
        </text:changed-region>
        <text:changed-region xml:id="ct218689424" text:id="ct218689424">
          <text:insertion>
            <office:change-info>
              <dc:creator>Peter Camilleri</dc:creator>
              <dc:date>2015-04-25T13:25:00</dc:date>
            </office:change-info>
          </text:insertion>
        </text:changed-region>
        <text:changed-region xml:id="ct218689528" text:id="ct218689528">
          <text:deletion>
            <office:change-info>
              <dc:creator>Peter Camilleri</dc:creator>
              <dc:date>2015-04-25T13:55:00</dc:date>
            </office:change-info>
            <text:p text:style-name="Standard"/>
            <text:p text:style-name="Text_20_body">&gt;&gt;</text:p>
          </text:deletion>
        </text:changed-region>
        <text:changed-region xml:id="ct218689632" text:id="ct218689632">
          <text:insertion>
            <office:change-info>
              <dc:creator>Peter Camilleri</dc:creator>
              <dc:date>2015-04-25T13:25:00</dc:date>
            </office:change-info>
          </text:insertion>
        </text:changed-region>
        <text:changed-region xml:id="ct218689736" text:id="ct218689736">
          <text:deletion>
            <office:change-info>
              <dc:creator>Peter Camilleri</dc:creator>
              <dc:date>2015-04-25T14:29:00</dc:date>
            </office:change-info>
            <text:p text:style-name="Standard"/>
            <text:p text:style-name="Text_20_body">and</text:p>
          </text:deletion>
        </text:changed-region>
        <text:changed-region xml:id="ct218689840" text:id="ct218689840">
          <text:insertion>
            <office:change-info>
              <dc:creator>Peter Camilleri</dc:creator>
              <dc:date>2015-04-25T13:25:00</dc:date>
            </office:change-info>
          </text:insertion>
        </text:changed-region>
        <text:changed-region xml:id="ct218689944" text:id="ct218689944">
          <text:deletion>
            <office:change-info>
              <dc:creator>Peter Camilleri</dc:creator>
              <dc:date>2015-04-25T14:31:00</dc:date>
            </office:change-info>
            <text:p text:style-name="Text_20_body"/>
            <text:p text:style-name="Text_20_body">com</text:p>
          </text:deletion>
        </text:changed-region>
        <text:changed-region xml:id="ct218690048" text:id="ct218690048">
          <text:insertion>
            <office:change-info>
              <dc:creator>Peter Camilleri</dc:creator>
              <dc:date>2015-04-25T13:25:00</dc:date>
            </office:change-info>
          </text:insertion>
        </text:changed-region>
        <text:changed-region xml:id="ct218690152" text:id="ct218690152">
          <text:deletion>
            <office:change-info>
              <dc:creator>Peter Camilleri</dc:creator>
              <dc:date>2015-04-25T14:33:00</dc:date>
            </office:change-info>
            <text:p text:style-name="Text_20_body"/>
            <text:p text:style-name="Text_20_body">or</text:p>
          </text:deletion>
        </text:changed-region>
        <text:changed-region xml:id="ct218690256" text:id="ct218690256">
          <text:insertion>
            <office:change-info>
              <dc:creator>Peter Camilleri</dc:creator>
              <dc:date>2015-04-25T13:25:00</dc:date>
            </office:change-info>
          </text:insertion>
        </text:changed-region>
        <text:changed-region xml:id="ct218690360" text:id="ct218690360">
          <text:insertion>
            <office:change-info>
              <dc:creator>Peter Camilleri</dc:creator>
              <dc:date>2015-04-25T14:34:00</dc:date>
            </office:change-info>
          </text:insertion>
        </text:changed-region>
        <text:changed-region xml:id="ct218690464" text:id="ct218690464">
          <text:insertion>
            <office:change-info>
              <dc:creator>Peter Camilleri</dc:creator>
              <dc:date>2015-04-25T13:25:00</dc:date>
            </office:change-info>
          </text:insertion>
        </text:changed-region>
        <text:changed-region xml:id="ct218690568" text:id="ct218690568">
          <text:insertion>
            <office:change-info>
              <dc:creator>Peter Camilleri</dc:creator>
              <dc:date>2015-04-25T13:25:00</dc:date>
            </office:change-info>
          </text:insertion>
        </text:changed-region>
        <text:changed-region xml:id="ct218690672" text:id="ct218690672">
          <text:insertion>
            <office:change-info>
              <dc:creator>Peter Camilleri</dc:creator>
              <dc:date>2015-04-25T14:35:00</dc:date>
            </office:change-info>
          </text:insertion>
        </text:changed-region>
        <text:changed-region xml:id="ct218690776" text:id="ct218690776">
          <text:insertion>
            <office:change-info>
              <dc:creator>Peter Camilleri</dc:creator>
              <dc:date>2015-04-25T14:35:00</dc:date>
            </office:change-info>
          </text:insertion>
        </text:changed-region>
        <text:changed-region xml:id="ct218690880" text:id="ct218690880">
          <text:deletion>
            <office:change-info>
              <dc:creator>Peter Camilleri</dc:creator>
              <dc:date>2015-04-25T14:35:00</dc:date>
            </office:change-info>
            <text:p text:style-name="Standard"/>
            <text:p text:style-name="Text_20_body">xor</text:p>
          </text:deletion>
        </text:changed-region>
        <text:changed-region xml:id="ct218690984" text:id="ct218690984">
          <text:insertion>
            <office:change-info>
              <dc:creator>Peter Camilleri</dc:creator>
              <dc:date>2015-04-25T13:25:00</dc:date>
            </office:change-info>
          </text:insertion>
        </text:changed-region>
        <text:changed-region xml:id="ct218691088" text:id="ct218691088">
          <text:insertion>
            <office:change-info>
              <dc:creator>Peter Camilleri</dc:creator>
              <dc:date>2015-04-25T15:11:00</dc:date>
            </office:change-info>
          </text:insertion>
        </text:changed-region>
        <text:changed-region xml:id="ct218691192" text:id="ct218691192">
          <text:insertion>
            <office:change-info>
              <dc:creator>Peter Camilleri</dc:creator>
              <dc:date>2015-04-25T15:09:00</dc:date>
            </office:change-info>
          </text:insertion>
        </text:changed-region>
        <text:changed-region xml:id="ct218691296" text:id="ct218691296">
          <text:insertion>
            <office:change-info>
              <dc:creator>Peter Camilleri</dc:creator>
              <dc:date>2015-04-25T15:09:00</dc:date>
            </office:change-info>
          </text:insertion>
        </text:changed-region>
        <text:changed-region xml:id="ct218691400" text:id="ct218691400">
          <text:insertion>
            <office:change-info>
              <dc:creator>Peter Camilleri</dc:creator>
              <dc:date>2015-04-25T15:09:00</dc:date>
            </office:change-info>
          </text:insertion>
        </text:changed-region>
        <text:changed-region xml:id="ct218691504" text:id="ct218691504">
          <text:insertion>
            <office:change-info>
              <dc:creator>Peter Camilleri</dc:creator>
              <dc:date>2015-04-25T15:10:00</dc:date>
            </office:change-info>
          </text:insertion>
        </text:changed-region>
        <text:changed-region xml:id="ct218691608" text:id="ct218691608">
          <text:insertion>
            <office:change-info>
              <dc:creator>Peter Camilleri</dc:creator>
              <dc:date>2015-04-25T15:10:00</dc:date>
            </office:change-info>
          </text:insertion>
        </text:changed-region>
        <text:changed-region xml:id="ct218691712" text:id="ct218691712">
          <text:insertion>
            <office:change-info>
              <dc:creator>Peter Camilleri</dc:creator>
              <dc:date>2015-04-25T15:10:00</dc:date>
            </office:change-info>
          </text:insertion>
        </text:changed-region>
        <text:changed-region xml:id="ct218691816" text:id="ct218691816">
          <text:insertion>
            <office:change-info>
              <dc:creator>Peter Camilleri</dc:creator>
              <dc:date>2015-04-25T15:10:00</dc:date>
            </office:change-info>
          </text:insertion>
        </text:changed-region>
        <text:changed-region xml:id="ct218691920" text:id="ct218691920">
          <text:insertion>
            <office:change-info>
              <dc:creator>Peter Camilleri</dc:creator>
              <dc:date>2015-04-25T15:10:00</dc:date>
            </office:change-info>
          </text:insertion>
        </text:changed-region>
        <text:changed-region xml:id="ct218692024" text:id="ct218692024">
          <text:insertion>
            <office:change-info>
              <dc:creator>Peter Camilleri</dc:creator>
              <dc:date>2015-04-25T15:10:00</dc:date>
            </office:change-info>
          </text:insertion>
        </text:changed-region>
        <text:changed-region xml:id="ct218692128" text:id="ct218692128">
          <text:insertion>
            <office:change-info>
              <dc:creator>Peter Camilleri</dc:creator>
              <dc:date>2015-04-25T15:10:00</dc:date>
            </office:change-info>
          </text:insertion>
        </text:changed-region>
        <text:changed-region xml:id="ct218692232" text:id="ct218692232">
          <text:insertion>
            <office:change-info>
              <dc:creator>Peter Camilleri</dc:creator>
              <dc:date>2015-04-25T15:10:00</dc:date>
            </office:change-info>
          </text:insertion>
        </text:changed-region>
        <text:changed-region xml:id="ct218692336" text:id="ct218692336">
          <text:deletion>
            <office:change-info>
              <dc:creator>Peter Camilleri</dc:creator>
              <dc:date>2015-04-25T17:35:00</dc:date>
            </office:change-info>
            <text:p text:style-name="P1">Ipsum lorem</text:p>
          </text:deletion>
        </text:changed-region>
        <text:changed-region xml:id="ct218692440" text:id="ct218692440">
          <text:insertion>
            <office:change-info>
              <dc:creator>Peter Camilleri</dc:creator>
              <dc:date>2015-04-25T17:35:00</dc:date>
            </office:change-info>
          </text:insertion>
        </text:changed-region>
        <text:changed-region xml:id="ct218692544" text:id="ct218692544">
          <text:insertion>
            <office:change-info>
              <dc:creator>Peter Camilleri</dc:creator>
              <dc:date>2015-04-25T17:36:00</dc:date>
            </office:change-info>
          </text:insertion>
        </text:changed-region>
        <text:changed-region xml:id="ct218692648" text:id="ct218692648">
          <text:insertion>
            <office:change-info>
              <dc:creator>Peter Camilleri</dc:creator>
              <dc:date>2015-04-25T17:37:00</dc:date>
            </office:change-info>
          </text:insertion>
        </text:changed-region>
        <text:changed-region xml:id="ct218692792" text:id="ct218692792">
          <text:insertion>
            <office:change-info>
              <dc:creator>Peter Camilleri</dc:creator>
              <dc:date>2015-04-25T18:11:00</dc:date>
            </office:change-info>
          </text:insertion>
        </text:changed-region>
        <text:changed-region xml:id="ct218692896" text:id="ct218692896">
          <text:insertion>
            <office:change-info>
              <dc:creator>Peter Camilleri</dc:creator>
              <dc:date>2015-04-25T18:12:00</dc:date>
            </office:change-info>
          </text:insertion>
        </text:changed-region>
        <text:changed-region xml:id="ct218693000" text:id="ct218693000">
          <text:insertion>
            <office:change-info>
              <dc:creator>Peter Camilleri</dc:creator>
              <dc:date>2015-04-25T18:14:00</dc:date>
            </office:change-info>
          </text:insertion>
        </text:changed-region>
        <text:changed-region xml:id="ct218693104" text:id="ct218693104">
          <text:insertion>
            <office:change-info>
              <dc:creator>Peter Camilleri</dc:creator>
              <dc:date>2015-04-25T18:13:00</dc:date>
            </office:change-info>
          </text:insertion>
        </text:changed-region>
        <text:changed-region xml:id="ct218694248" text:id="ct218694248">
          <text:insertion>
            <office:change-info>
              <dc:creator>Peter Camilleri</dc:creator>
              <dc:date>2015-04-25T18:13:00</dc:date>
            </office:change-info>
          </text:insertion>
        </text:changed-region>
        <text:changed-region xml:id="ct218694352" text:id="ct218694352">
          <text:deletion>
            <office:change-info>
              <dc:creator>Peter Camilleri</dc:creator>
              <dc:date>2015-04-25T17:45:00</dc:date>
            </office:change-info>
            <text:p text:style-name="Text_20_body"/>
            <text:p text:style-name="Text_20_body">*</text:p>
          </text:deletion>
        </text:changed-region>
        <text:changed-region xml:id="ct218694456" text:id="ct218694456">
          <text:insertion>
            <office:change-info>
              <dc:creator>Peter Camilleri</dc:creator>
              <dc:date>2015-04-25T17:38:00</dc:date>
            </office:change-info>
          </text:insertion>
        </text:changed-region>
        <text:changed-region xml:id="ct218694560" text:id="ct218694560">
          <text:deletion>
            <office:change-info>
              <dc:creator>Peter Camilleri</dc:creator>
              <dc:date>2015-04-25T18:16:00</dc:date>
            </office:change-info>
            <text:p text:style-name="Standard"/>
            <text:p text:style-name="Text_20_body">**</text:p>
          </text:deletion>
        </text:changed-region>
        <text:changed-region xml:id="ct218694664" text:id="ct218694664">
          <text:insertion>
            <office:change-info>
              <dc:creator>Peter Camilleri</dc:creator>
              <dc:date>2015-04-25T17:38:00</dc:date>
            </office:change-info>
          </text:insertion>
        </text:changed-region>
        <text:changed-region xml:id="ct218694768" text:id="ct218694768">
          <text:insertion>
            <office:change-info>
              <dc:creator>Peter Camilleri</dc:creator>
              <dc:date>2015-04-25T22:45:00</dc:date>
            </office:change-info>
          </text:insertion>
        </text:changed-region>
        <text:changed-region xml:id="ct218694872" text:id="ct218694872">
          <text:insertion>
            <office:change-info>
              <dc:creator>Peter Camilleri</dc:creator>
              <dc:date>2015-04-25T22:46:00</dc:date>
            </office:change-info>
          </text:insertion>
        </text:changed-region>
        <text:changed-region xml:id="ct218694976" text:id="ct218694976">
          <text:insertion>
            <office:change-info>
              <dc:creator>Peter Camilleri</dc:creator>
              <dc:date>2015-04-25T17:38:00</dc:date>
            </office:change-info>
          </text:insertion>
        </text:changed-region>
        <text:changed-region xml:id="ct218695080" text:id="ct218695080">
          <text:insertion>
            <office:change-info>
              <dc:creator>Peter Camilleri</dc:creator>
              <dc:date>2015-04-25T17:38:00</dc:date>
            </office:change-info>
          </text:insertion>
        </text:changed-region>
        <text:changed-region xml:id="ct218695184" text:id="ct218695184">
          <text:insertion>
            <office:change-info>
              <dc:creator>Peter Camilleri</dc:creator>
              <dc:date>2015-04-25T17:38:00</dc:date>
            </office:change-info>
          </text:insertion>
        </text:changed-region>
        <text:changed-region xml:id="ct218695288" text:id="ct218695288">
          <text:insertion>
            <office:change-info>
              <dc:creator>Peter Camilleri</dc:creator>
              <dc:date>2015-04-25T17:38:00</dc:date>
            </office:change-info>
          </text:insertion>
        </text:changed-region>
        <text:changed-region xml:id="ct218695392" text:id="ct218695392">
          <text:insertion>
            <office:change-info>
              <dc:creator>Peter Camilleri</dc:creator>
              <dc:date>2015-04-25T17:38:00</dc:date>
            </office:change-info>
          </text:insertion>
        </text:changed-region>
        <text:changed-region xml:id="ct218695496" text:id="ct218695496">
          <text:insertion>
            <office:change-info>
              <dc:creator>Peter Camilleri</dc:creator>
              <dc:date>2015-04-25T17:38:00</dc:date>
            </office:change-info>
          </text:insertion>
        </text:changed-region>
        <text:changed-region xml:id="ct218695600" text:id="ct218695600">
          <text:insertion>
            <office:change-info>
              <dc:creator>Peter Camilleri</dc:creator>
              <dc:date>2015-04-25T17:38:00</dc:date>
            </office:change-info>
          </text:insertion>
        </text:changed-region>
        <text:changed-region xml:id="ct218695704" text:id="ct218695704">
          <text:insertion>
            <office:change-info>
              <dc:creator>Peter Camilleri</dc:creator>
              <dc:date>2015-04-25T22:38:00</dc:date>
            </office:change-info>
          </text:insertion>
        </text:changed-region>
        <text:changed-region xml:id="ct218695808" text:id="ct218695808">
          <text:insertion>
            <office:change-info>
              <dc:creator>Peter Camilleri</dc:creator>
              <dc:date>2015-04-25T22:38:00</dc:date>
            </office:change-info>
          </text:insertion>
        </text:changed-region>
        <text:changed-region xml:id="ct218695912" text:id="ct218695912">
          <text:deletion>
            <office:change-info>
              <dc:creator>Peter Camilleri</dc:creator>
              <dc:date>2015-04-25T22:48:00</dc:date>
            </office:change-info>
            <text:p text:style-name="Text_20_body">+</text:p>
          </text:deletion>
        </text:changed-region>
        <text:changed-region xml:id="ct218696016" text:id="ct218696016">
          <text:insertion>
            <office:change-info>
              <dc:creator>Peter Camilleri</dc:creator>
              <dc:date>2015-04-25T17:38:00</dc:date>
            </office:change-info>
          </text:insertion>
        </text:changed-region>
        <text:changed-region xml:id="ct218696120" text:id="ct218696120">
          <text:insertion>
            <office:change-info>
              <dc:creator>Peter Camilleri</dc:creator>
              <dc:date>2015-04-25T17:38:00</dc:date>
            </office:change-info>
          </text:insertion>
        </text:changed-region>
        <text:changed-region xml:id="ct218696224" text:id="ct218696224">
          <text:insertion>
            <office:change-info>
              <dc:creator>Peter Camilleri</dc:creator>
              <dc:date>2015-04-25T17:38:00</dc:date>
            </office:change-info>
          </text:insertion>
        </text:changed-region>
        <text:changed-region xml:id="ct218696328" text:id="ct218696328">
          <text:insertion>
            <office:change-info>
              <dc:creator>Peter Camilleri</dc:creator>
              <dc:date>2015-04-25T17:38:00</dc:date>
            </office:change-info>
          </text:insertion>
        </text:changed-region>
        <text:changed-region xml:id="ct218696432" text:id="ct218696432">
          <text:insertion>
            <office:change-info>
              <dc:creator>Peter Camilleri</dc:creator>
              <dc:date>2015-04-25T17:38:00</dc:date>
            </office:change-info>
          </text:insertion>
        </text:changed-region>
        <text:changed-region xml:id="ct218696536" text:id="ct218696536">
          <text:insertion>
            <office:change-info>
              <dc:creator>Peter Camilleri</dc:creator>
              <dc:date>2015-04-26T10:10:00</dc:date>
            </office:change-info>
          </text:insertion>
        </text:changed-region>
        <text:changed-region xml:id="ct218696640" text:id="ct218696640">
          <text:insertion>
            <office:change-info>
              <dc:creator>Peter Camilleri</dc:creator>
              <dc:date>2015-04-26T10:10:00</dc:date>
            </office:change-info>
          </text:insertion>
        </text:changed-region>
        <text:changed-region xml:id="ct218696744" text:id="ct218696744">
          <text:insertion>
            <office:change-info>
              <dc:creator>Peter Camilleri</dc:creator>
              <dc:date>2015-04-25T17:38:00</dc:date>
            </office:change-info>
          </text:insertion>
        </text:changed-region>
        <text:changed-region xml:id="ct218700896" text:id="ct218700896">
          <text:insertion>
            <office:change-info>
              <dc:creator>Peter Camilleri</dc:creator>
              <dc:date>2015-04-26T10:09:00</dc:date>
            </office:change-info>
          </text:insertion>
        </text:changed-region>
        <text:changed-region xml:id="ct218701000" text:id="ct218701000">
          <text:insertion>
            <office:change-info>
              <dc:creator>Peter Camilleri</dc:creator>
              <dc:date>2015-04-26T10:09:00</dc:date>
            </office:change-info>
          </text:insertion>
        </text:changed-region>
        <text:changed-region xml:id="ct218701104" text:id="ct218701104">
          <text:insertion>
            <office:change-info>
              <dc:creator>Peter Camilleri</dc:creator>
              <dc:date>2015-04-26T10:09:00</dc:date>
            </office:change-info>
          </text:insertion>
        </text:changed-region>
        <text:changed-region xml:id="ct218701208" text:id="ct218701208">
          <text:insertion>
            <office:change-info>
              <dc:creator>Peter Camilleri</dc:creator>
              <dc:date>2015-04-26T10:11:00</dc:date>
            </office:change-info>
          </text:insertion>
        </text:changed-region>
        <text:changed-region xml:id="ct218701312" text:id="ct218701312">
          <text:insertion>
            <office:change-info>
              <dc:creator>Peter Camilleri</dc:creator>
              <dc:date>2015-04-26T10:10:00</dc:date>
            </office:change-info>
          </text:insertion>
        </text:changed-region>
        <text:changed-region xml:id="ct218701416" text:id="ct218701416">
          <text:deletion>
            <office:change-info>
              <dc:creator>Peter Camilleri</dc:creator>
              <dc:date>2015-04-25T22:49:00</dc:date>
            </office:change-info>
            <text:p text:style-name="Text_20_body"/>
            <text:p text:style-name="Text_20_body">-</text:p>
          </text:deletion>
        </text:changed-region>
        <text:changed-region xml:id="ct218701520" text:id="ct218701520">
          <text:insertion>
            <office:change-info>
              <dc:creator>Peter Camilleri</dc:creator>
              <dc:date>2015-04-25T17:38:00</dc:date>
            </office:change-info>
          </text:insertion>
        </text:changed-region>
        <text:changed-region xml:id="ct218701728" text:id="ct218701728">
          <text:deletion>
            <office:change-info>
              <dc:creator>Peter Camilleri</dc:creator>
              <dc:date>2015-04-25T22:49:00</dc:date>
            </office:change-info>
            <text:p text:style-name="Text_20_body">.1/x</text:p>
          </text:deletion>
        </text:changed-region>
        <text:changed-region xml:id="ct218701624" text:id="ct218701624">
          <text:deletion>
            <office:change-info>
              <dc:creator>Peter Camilleri</dc:creator>
              <dc:date>2015-04-25T22:50:00</dc:date>
            </office:change-info>
            <text:p text:style-name="Text_20_body"/>
            <text:p text:style-name="Text_20_body"/>
          </text:deletion>
        </text:changed-region>
        <text:changed-region xml:id="ct218701832" text:id="ct218701832">
          <text:insertion>
            <office:change-info>
              <dc:creator>Peter Camilleri</dc:creator>
              <dc:date>2015-04-25T17:38:00</dc:date>
            </office:change-info>
          </text:insertion>
        </text:changed-region>
        <text:changed-region xml:id="ct218701936" text:id="ct218701936">
          <text:deletion>
            <office:change-info>
              <dc:creator>Peter Camilleri</dc:creator>
              <dc:date>2015-04-25T22:52:00</dc:date>
            </office:change-info>
            <text:p text:style-name="Text_20_body"/>
            <text:p text:style-name="Text_20_body">.10**</text:p>
          </text:deletion>
        </text:changed-region>
        <text:changed-region xml:id="ct218702040" text:id="ct218702040">
          <text:insertion>
            <office:change-info>
              <dc:creator>Peter Camilleri</dc:creator>
              <dc:date>2015-04-25T17:38:00</dc:date>
            </office:change-info>
          </text:insertion>
        </text:changed-region>
        <text:changed-region xml:id="ct218702144" text:id="ct218702144">
          <text:deletion>
            <office:change-info>
              <dc:creator>Peter Camilleri</dc:creator>
              <dc:date>2015-04-25T23:06:00</dc:date>
            </office:change-info>
            <text:p text:style-name="Text_20_body"/>
            <text:p text:style-name="Text_20_body">.2**</text:p>
          </text:deletion>
        </text:changed-region>
        <text:changed-region xml:id="ct218702248" text:id="ct218702248">
          <text:insertion>
            <office:change-info>
              <dc:creator>Peter Camilleri</dc:creator>
              <dc:date>2015-04-25T17:38:00</dc:date>
            </office:change-info>
          </text:insertion>
        </text:changed-region>
        <text:changed-region xml:id="ct218702456" text:id="ct218702456">
          <text:deletion>
            <office:change-info>
              <dc:creator>Peter Camilleri</dc:creator>
              <dc:date>2015-04-25T23:06:00</dc:date>
            </office:change-info>
            <text:p text:style-name="Text_20_body">.abs</text:p>
          </text:deletion>
        </text:changed-region>
        <text:changed-region xml:id="ct218702352" text:id="ct218702352">
          <text:deletion>
            <office:change-info>
              <dc:creator>Peter Camilleri</dc:creator>
              <dc:date>2015-04-25T23:07:00</dc:date>
            </office:change-info>
            <text:p text:style-name="Text_20_body"/>
            <text:p text:style-name="Text_20_body"/>
          </text:deletion>
        </text:changed-region>
        <text:changed-region xml:id="ct218702560" text:id="ct218702560">
          <text:insertion>
            <office:change-info>
              <dc:creator>Peter Camilleri</dc:creator>
              <dc:date>2015-04-25T17:38:00</dc:date>
            </office:change-info>
          </text:insertion>
        </text:changed-region>
        <text:changed-region xml:id="ct218702664" text:id="ct218702664">
          <text:deletion>
            <office:change-info>
              <dc:creator>Peter Camilleri</dc:creator>
              <dc:date>2015-04-25T23:07:00</dc:date>
            </office:change-info>
            <text:p text:style-name="Text_20_body"/>
            <text:p text:style-name="Text_20_body">.acos</text:p>
          </text:deletion>
        </text:changed-region>
        <text:changed-region xml:id="ct218702768" text:id="ct218702768">
          <text:insertion>
            <office:change-info>
              <dc:creator>Peter Camilleri</dc:creator>
              <dc:date>2015-04-25T17:38:00</dc:date>
            </office:change-info>
          </text:insertion>
        </text:changed-region>
        <text:changed-region xml:id="ct218703184" text:id="ct218703184">
          <text:insertion>
            <office:change-info>
              <dc:creator>Peter Camilleri</dc:creator>
              <dc:date>2015-04-26T13:39:00</dc:date>
            </office:change-info>
          </text:insertion>
        </text:changed-region>
        <text:changed-region xml:id="ct218703288" text:id="ct218703288">
          <text:insertion>
            <office:change-info>
              <dc:creator>Peter Camilleri</dc:creator>
              <dc:date>2015-04-26T13:38:00</dc:date>
            </office:change-info>
          </text:insertion>
        </text:changed-region>
        <text:changed-region xml:id="ct218703392" text:id="ct218703392">
          <text:insertion>
            <office:change-info>
              <dc:creator>Peter Camilleri</dc:creator>
              <dc:date>2015-04-25T17:38:00</dc:date>
            </office:change-info>
          </text:insertion>
        </text:changed-region>
        <text:changed-region xml:id="ct218703496" text:id="ct218703496">
          <text:insertion>
            <office:change-info>
              <dc:creator>Peter Camilleri</dc:creator>
              <dc:date>2015-04-25T17:38:00</dc:date>
            </office:change-info>
          </text:insertion>
        </text:changed-region>
        <text:changed-region xml:id="ct218703600" text:id="ct218703600">
          <text:insertion>
            <office:change-info>
              <dc:creator>Peter Camilleri</dc:creator>
              <dc:date>2015-04-26T13:45:00</dc:date>
            </office:change-info>
          </text:insertion>
        </text:changed-region>
        <text:changed-region xml:id="ct218703704" text:id="ct218703704">
          <text:insertion>
            <office:change-info>
              <dc:creator>Peter Camilleri</dc:creator>
              <dc:date>2015-04-26T13:45:00</dc:date>
            </office:change-info>
          </text:insertion>
        </text:changed-region>
        <text:changed-region xml:id="ct218703808" text:id="ct218703808">
          <text:insertion>
            <office:change-info>
              <dc:creator>Peter Camilleri</dc:creator>
              <dc:date>2015-04-26T13:45:00</dc:date>
            </office:change-info>
          </text:insertion>
        </text:changed-region>
        <text:changed-region xml:id="ct218703912" text:id="ct218703912">
          <text:insertion>
            <office:change-info>
              <dc:creator>Peter Camilleri</dc:creator>
              <dc:date>2015-04-26T13:45:00</dc:date>
            </office:change-info>
          </text:insertion>
        </text:changed-region>
        <text:changed-region xml:id="ct218704016" text:id="ct218704016">
          <text:deletion>
            <office:change-info>
              <dc:creator>Peter Camilleri</dc:creator>
              <dc:date>2015-04-25T23:09:00</dc:date>
            </office:change-info>
            <text:p text:style-name="Text_20_body"/>
            <text:p text:style-name="Text_20_body">.acosh</text:p>
          </text:deletion>
        </text:changed-region>
        <text:changed-region xml:id="ct218704328" text:id="ct218704328">
          <text:insertion>
            <office:change-info>
              <dc:creator>Peter Camilleri</dc:creator>
              <dc:date>2015-04-25T17:38:00</dc:date>
            </office:change-info>
          </text:insertion>
        </text:changed-region>
        <text:changed-region xml:id="ct218704432" text:id="ct218704432">
          <text:insertion>
            <office:change-info>
              <dc:creator>Peter Camilleri</dc:creator>
              <dc:date>2015-04-25T17:38:00</dc:date>
            </office:change-info>
          </text:insertion>
        </text:changed-region>
        <text:changed-region xml:id="ct218704536" text:id="ct218704536">
          <text:insertion>
            <office:change-info>
              <dc:creator>Peter Camilleri</dc:creator>
              <dc:date>2015-04-25T17:38:00</dc:date>
            </office:change-info>
          </text:insertion>
        </text:changed-region>
        <text:changed-region xml:id="ct218704640" text:id="ct218704640">
          <text:deletion>
            <office:change-info>
              <dc:creator>Peter Camilleri</dc:creator>
              <dc:date>2015-04-25T23:09:00</dc:date>
            </office:change-info>
            <text:p text:style-name="Text_20_body"/>
            <text:p text:style-name="Text_20_body">.angle</text:p>
          </text:deletion>
        </text:changed-region>
        <text:changed-region xml:id="ct218704744" text:id="ct218704744">
          <text:insertion>
            <office:change-info>
              <dc:creator>Peter Camilleri</dc:creator>
              <dc:date>2015-04-25T17:38:00</dc:date>
            </office:change-info>
          </text:insertion>
        </text:changed-region>
        <text:changed-region xml:id="ct218704848" text:id="ct218704848">
          <text:insertion>
            <office:change-info>
              <dc:creator>Peter Camilleri</dc:creator>
              <dc:date>2015-04-25T17:38:00</dc:date>
            </office:change-info>
          </text:insertion>
        </text:changed-region>
        <text:changed-region xml:id="ct218704992" text:id="ct218704992">
          <text:insertion>
            <office:change-info>
              <dc:creator>Peter Camilleri</dc:creator>
              <dc:date>2015-04-25T17:38:00</dc:date>
            </office:change-info>
          </text:insertion>
        </text:changed-region>
        <text:changed-region xml:id="ct218705096" text:id="ct218705096">
          <text:insertion>
            <office:change-info>
              <dc:creator>Peter Camilleri</dc:creator>
              <dc:date>2015-04-25T17:38:00</dc:date>
            </office:change-info>
          </text:insertion>
        </text:changed-region>
        <text:changed-region xml:id="ct218705200" text:id="ct218705200">
          <text:deletion>
            <office:change-info>
              <dc:creator>Peter Camilleri</dc:creator>
              <dc:date>2015-04-25T23:09:00</dc:date>
            </office:change-info>
            <text:p text:style-name="Text_20_body"/>
            <text:p text:style-name="Text_20_body">.asin</text:p>
          </text:deletion>
        </text:changed-region>
        <text:changed-region xml:id="ct218705304" text:id="ct218705304">
          <text:insertion>
            <office:change-info>
              <dc:creator>Peter Camilleri</dc:creator>
              <dc:date>2015-04-25T17:38:00</dc:date>
            </office:change-info>
          </text:insertion>
        </text:changed-region>
        <text:changed-region xml:id="ct218705408" text:id="ct218705408">
          <text:insertion>
            <office:change-info>
              <dc:creator>Peter Camilleri</dc:creator>
              <dc:date>2015-04-25T17:38:00</dc:date>
            </office:change-info>
          </text:insertion>
        </text:changed-region>
        <text:changed-region xml:id="ct218705512" text:id="ct218705512">
          <text:insertion>
            <office:change-info>
              <dc:creator>Peter Camilleri</dc:creator>
              <dc:date>2015-04-25T17:38:00</dc:date>
            </office:change-info>
          </text:insertion>
        </text:changed-region>
        <text:changed-region xml:id="ct218705616" text:id="ct218705616">
          <text:insertion>
            <office:change-info>
              <dc:creator>Peter Camilleri</dc:creator>
              <dc:date>2015-04-25T17:38:00</dc:date>
            </office:change-info>
          </text:insertion>
        </text:changed-region>
        <text:changed-region xml:id="ct218705720" text:id="ct218705720">
          <text:insertion>
            <office:change-info>
              <dc:creator>Peter Camilleri</dc:creator>
              <dc:date>2015-04-25T17:38:00</dc:date>
            </office:change-info>
          </text:insertion>
        </text:changed-region>
        <text:changed-region xml:id="ct218705824" text:id="ct218705824">
          <text:deletion>
            <office:change-info>
              <dc:creator>Peter Camilleri</dc:creator>
              <dc:date>2015-04-25T23:09:00</dc:date>
            </office:change-info>
            <text:p text:style-name="Text_20_body"/>
            <text:p text:style-name="Text_20_body">.asinh</text:p>
          </text:deletion>
        </text:changed-region>
        <text:changed-region xml:id="ct218705928" text:id="ct218705928">
          <text:insertion>
            <office:change-info>
              <dc:creator>Peter Camilleri</dc:creator>
              <dc:date>2015-04-25T17:38:00</dc:date>
            </office:change-info>
          </text:insertion>
        </text:changed-region>
        <text:changed-region xml:id="ct218706032" text:id="ct218706032">
          <text:insertion>
            <office:change-info>
              <dc:creator>Peter Camilleri</dc:creator>
              <dc:date>2015-04-25T17:38:00</dc:date>
            </office:change-info>
          </text:insertion>
        </text:changed-region>
        <text:changed-region xml:id="ct218706136" text:id="ct218706136">
          <text:insertion>
            <office:change-info>
              <dc:creator>Peter Camilleri</dc:creator>
              <dc:date>2015-04-25T17:38:00</dc:date>
            </office:change-info>
          </text:insertion>
        </text:changed-region>
        <text:changed-region xml:id="ct218706240" text:id="ct218706240">
          <text:insertion>
            <office:change-info>
              <dc:creator>Peter Camilleri</dc:creator>
              <dc:date>2015-04-25T17:38:00</dc:date>
            </office:change-info>
          </text:insertion>
        </text:changed-region>
        <text:changed-region xml:id="ct218706344" text:id="ct218706344">
          <text:insertion>
            <office:change-info>
              <dc:creator>Peter Camilleri</dc:creator>
              <dc:date>2015-04-25T17:38:00</dc:date>
            </office:change-info>
          </text:insertion>
        </text:changed-region>
        <text:changed-region xml:id="ct218706448" text:id="ct218706448">
          <text:deletion>
            <office:change-info>
              <dc:creator>Peter Camilleri</dc:creator>
              <dc:date>2015-04-25T23:10:00</dc:date>
            </office:change-info>
            <text:p text:style-name="Text_20_body"/>
            <text:p text:style-name="Text_20_body">.atan</text:p>
          </text:deletion>
        </text:changed-region>
        <text:changed-region xml:id="ct218706552" text:id="ct218706552">
          <text:insertion>
            <office:change-info>
              <dc:creator>Peter Camilleri</dc:creator>
              <dc:date>2015-04-25T17:38:00</dc:date>
            </office:change-info>
          </text:insertion>
        </text:changed-region>
        <text:changed-region xml:id="ct218706656" text:id="ct218706656">
          <text:insertion>
            <office:change-info>
              <dc:creator>Peter Camilleri</dc:creator>
              <dc:date>2015-04-25T17:38:00</dc:date>
            </office:change-info>
          </text:insertion>
        </text:changed-region>
        <text:changed-region xml:id="ct218706760" text:id="ct218706760">
          <text:insertion>
            <office:change-info>
              <dc:creator>Peter Camilleri</dc:creator>
              <dc:date>2015-04-25T17:38:00</dc:date>
            </office:change-info>
          </text:insertion>
        </text:changed-region>
        <text:changed-region xml:id="ct218706864" text:id="ct218706864">
          <text:insertion>
            <office:change-info>
              <dc:creator>Peter Camilleri</dc:creator>
              <dc:date>2015-04-25T17:38:00</dc:date>
            </office:change-info>
          </text:insertion>
        </text:changed-region>
        <text:changed-region xml:id="ct218706968" text:id="ct218706968">
          <text:insertion>
            <office:change-info>
              <dc:creator>Peter Camilleri</dc:creator>
              <dc:date>2015-04-25T17:38:00</dc:date>
            </office:change-info>
          </text:insertion>
        </text:changed-region>
        <text:changed-region xml:id="ct218707072" text:id="ct218707072">
          <text:deletion>
            <office:change-info>
              <dc:creator>Peter Camilleri</dc:creator>
              <dc:date>2015-04-25T23:10:00</dc:date>
            </office:change-info>
            <text:p text:style-name="Text_20_body"/>
            <text:p text:style-name="Text_20_body">.atan2</text:p>
          </text:deletion>
        </text:changed-region>
        <text:changed-region xml:id="ct218707176" text:id="ct218707176">
          <text:insertion>
            <office:change-info>
              <dc:creator>Peter Camilleri</dc:creator>
              <dc:date>2015-04-25T17:38:00</dc:date>
            </office:change-info>
          </text:insertion>
        </text:changed-region>
        <text:changed-region xml:id="ct218707280" text:id="ct218707280">
          <text:insertion>
            <office:change-info>
              <dc:creator>Peter Camilleri</dc:creator>
              <dc:date>2015-04-25T17:38:00</dc:date>
            </office:change-info>
          </text:insertion>
        </text:changed-region>
        <text:changed-region xml:id="ct218707384" text:id="ct218707384">
          <text:insertion>
            <office:change-info>
              <dc:creator>Peter Camilleri</dc:creator>
              <dc:date>2015-04-25T17:38:00</dc:date>
            </office:change-info>
          </text:insertion>
        </text:changed-region>
        <text:changed-region xml:id="ct218707488" text:id="ct218707488">
          <text:insertion>
            <office:change-info>
              <dc:creator>Peter Camilleri</dc:creator>
              <dc:date>2015-04-25T17:38:00</dc:date>
            </office:change-info>
          </text:insertion>
        </text:changed-region>
        <text:changed-region xml:id="ct218707592" text:id="ct218707592">
          <text:insertion>
            <office:change-info>
              <dc:creator>Peter Camilleri</dc:creator>
              <dc:date>2015-04-25T17:38:00</dc:date>
            </office:change-info>
          </text:insertion>
        </text:changed-region>
        <text:changed-region xml:id="ct218707800" text:id="ct218707800">
          <text:deletion>
            <office:change-info>
              <dc:creator>Peter Camilleri</dc:creator>
              <dc:date>2015-04-25T23:11:00</dc:date>
            </office:change-info>
            <text:p text:style-name="Text_20_body">.atanh</text:p>
          </text:deletion>
        </text:changed-region>
        <text:changed-region xml:id="ct218707696" text:id="ct218707696">
          <text:deletion>
            <office:change-info>
              <dc:creator>Peter Camilleri</dc:creator>
              <dc:date>2015-04-25T23:12:00</dc:date>
            </office:change-info>
            <text:p text:style-name="Text_20_body"/>
            <text:p text:style-name="Text_20_body"/>
          </text:deletion>
        </text:changed-region>
        <text:changed-region xml:id="ct218707904" text:id="ct218707904">
          <text:insertion>
            <office:change-info>
              <dc:creator>Peter Camilleri</dc:creator>
              <dc:date>2015-04-25T17:38:00</dc:date>
            </office:change-info>
          </text:insertion>
        </text:changed-region>
        <text:changed-region xml:id="ct218708008" text:id="ct218708008">
          <text:insertion>
            <office:change-info>
              <dc:creator>Peter Camilleri</dc:creator>
              <dc:date>2015-04-25T17:38:00</dc:date>
            </office:change-info>
          </text:insertion>
        </text:changed-region>
        <text:changed-region xml:id="ct218708112" text:id="ct218708112">
          <text:insertion>
            <office:change-info>
              <dc:creator>Peter Camilleri</dc:creator>
              <dc:date>2015-04-25T17:38:00</dc:date>
            </office:change-info>
          </text:insertion>
        </text:changed-region>
        <text:changed-region xml:id="ct218708216" text:id="ct218708216">
          <text:insertion>
            <office:change-info>
              <dc:creator>Peter Camilleri</dc:creator>
              <dc:date>2015-04-25T17:38:00</dc:date>
            </office:change-info>
          </text:insertion>
        </text:changed-region>
        <text:changed-region xml:id="ct218708320" text:id="ct218708320">
          <text:insertion>
            <office:change-info>
              <dc:creator>Peter Camilleri</dc:creator>
              <dc:date>2015-04-25T17:38:00</dc:date>
            </office:change-info>
          </text:insertion>
        </text:changed-region>
        <text:changed-region xml:id="ct218708424" text:id="ct218708424">
          <text:deletion>
            <office:change-info>
              <dc:creator>Peter Camilleri</dc:creator>
              <dc:date>2015-04-25T23:12:00</dc:date>
            </office:change-info>
            <text:p text:style-name="Text_20_body"/>
            <text:p text:style-name="Text_20_body">.c2p</text:p>
          </text:deletion>
        </text:changed-region>
        <text:changed-region xml:id="ct218708528" text:id="ct218708528">
          <text:insertion>
            <office:change-info>
              <dc:creator>Peter Camilleri</dc:creator>
              <dc:date>2015-04-25T17:38:00</dc:date>
            </office:change-info>
          </text:insertion>
        </text:changed-region>
        <text:changed-region xml:id="ct218708632" text:id="ct218708632">
          <text:insertion>
            <office:change-info>
              <dc:creator>Peter Camilleri</dc:creator>
              <dc:date>2015-04-25T17:38:00</dc:date>
            </office:change-info>
          </text:insertion>
        </text:changed-region>
        <text:changed-region xml:id="ct218708736" text:id="ct218708736">
          <text:insertion>
            <office:change-info>
              <dc:creator>Peter Camilleri</dc:creator>
              <dc:date>2015-04-25T17:38:00</dc:date>
            </office:change-info>
          </text:insertion>
        </text:changed-region>
        <text:changed-region xml:id="ct218708840" text:id="ct218708840">
          <text:insertion>
            <office:change-info>
              <dc:creator>Peter Camilleri</dc:creator>
              <dc:date>2015-04-25T17:38:00</dc:date>
            </office:change-info>
          </text:insertion>
        </text:changed-region>
        <text:changed-region xml:id="ct218708944" text:id="ct218708944">
          <text:insertion>
            <office:change-info>
              <dc:creator>Peter Camilleri</dc:creator>
              <dc:date>2015-04-25T17:38:00</dc:date>
            </office:change-info>
          </text:insertion>
        </text:changed-region>
        <text:changed-region xml:id="ct218709192" text:id="ct218709192">
          <text:deletion>
            <office:change-info>
              <dc:creator>Peter Camilleri</dc:creator>
              <dc:date>2015-04-25T23:12:00</dc:date>
            </office:change-info>
            <text:p text:style-name="Text_20_body">.cbrt</text:p>
          </text:deletion>
        </text:changed-region>
        <text:changed-region xml:id="ct218709088" text:id="ct218709088">
          <text:deletion>
            <office:change-info>
              <dc:creator>Peter Camilleri</dc:creator>
              <dc:date>2015-04-25T23:13:00</dc:date>
            </office:change-info>
            <text:p text:style-name="Text_20_body"/>
            <text:p text:style-name="Text_20_body"/>
          </text:deletion>
        </text:changed-region>
        <text:changed-region xml:id="ct218709296" text:id="ct218709296">
          <text:insertion>
            <office:change-info>
              <dc:creator>Peter Camilleri</dc:creator>
              <dc:date>2015-04-25T17:38:00</dc:date>
            </office:change-info>
          </text:insertion>
        </text:changed-region>
        <text:changed-region xml:id="ct218709400" text:id="ct218709400">
          <text:insertion>
            <office:change-info>
              <dc:creator>Peter Camilleri</dc:creator>
              <dc:date>2015-04-25T17:38:00</dc:date>
            </office:change-info>
          </text:insertion>
        </text:changed-region>
        <text:changed-region xml:id="ct218709504" text:id="ct218709504">
          <text:insertion>
            <office:change-info>
              <dc:creator>Peter Camilleri</dc:creator>
              <dc:date>2015-04-25T17:38:00</dc:date>
            </office:change-info>
          </text:insertion>
        </text:changed-region>
        <text:changed-region xml:id="ct218709608" text:id="ct218709608">
          <text:insertion>
            <office:change-info>
              <dc:creator>Peter Camilleri</dc:creator>
              <dc:date>2015-04-25T17:38:00</dc:date>
            </office:change-info>
          </text:insertion>
        </text:changed-region>
        <text:changed-region xml:id="ct218709712" text:id="ct218709712">
          <text:insertion>
            <office:change-info>
              <dc:creator>Peter Camilleri</dc:creator>
              <dc:date>2015-04-25T17:38:00</dc:date>
            </office:change-info>
          </text:insertion>
        </text:changed-region>
        <text:changed-region xml:id="ct218709816" text:id="ct218709816">
          <text:deletion>
            <office:change-info>
              <dc:creator>Peter Camilleri</dc:creator>
              <dc:date>2015-04-25T23:13:00</dc:date>
            </office:change-info>
            <text:p text:style-name="Text_20_body"/>
            <text:p text:style-name="Text_20_body">.ceil</text:p>
          </text:deletion>
        </text:changed-region>
        <text:changed-region xml:id="ct218709920" text:id="ct218709920">
          <text:insertion>
            <office:change-info>
              <dc:creator>Peter Camilleri</dc:creator>
              <dc:date>2015-04-25T17:38:00</dc:date>
            </office:change-info>
          </text:insertion>
        </text:changed-region>
        <text:changed-region xml:id="ct218710024" text:id="ct218710024">
          <text:insertion>
            <office:change-info>
              <dc:creator>Peter Camilleri</dc:creator>
              <dc:date>2015-04-25T17:38:00</dc:date>
            </office:change-info>
          </text:insertion>
        </text:changed-region>
        <text:changed-region xml:id="ct218710128" text:id="ct218710128">
          <text:insertion>
            <office:change-info>
              <dc:creator>Peter Camilleri</dc:creator>
              <dc:date>2015-04-25T17:38:00</dc:date>
            </office:change-info>
          </text:insertion>
        </text:changed-region>
        <text:changed-region xml:id="ct218710232" text:id="ct218710232">
          <text:insertion>
            <office:change-info>
              <dc:creator>Peter Camilleri</dc:creator>
              <dc:date>2015-04-25T17:38:00</dc:date>
            </office:change-info>
          </text:insertion>
        </text:changed-region>
        <text:changed-region xml:id="ct218710336" text:id="ct218710336">
          <text:insertion>
            <office:change-info>
              <dc:creator>Peter Camilleri</dc:creator>
              <dc:date>2015-04-25T17:38:00</dc:date>
            </office:change-info>
          </text:insertion>
        </text:changed-region>
        <text:changed-region xml:id="ct218710440" text:id="ct218710440">
          <text:insertion>
            <office:change-info>
              <dc:creator>Peter Camilleri</dc:creator>
              <dc:date>2015-04-25T17:38:00</dc:date>
            </office:change-info>
          </text:insertion>
        </text:changed-region>
        <text:changed-region xml:id="ct218710544" text:id="ct218710544">
          <text:deletion>
            <office:change-info>
              <dc:creator>Peter Camilleri</dc:creator>
              <dc:date>2015-04-25T23:13:00</dc:date>
            </office:change-info>
            <text:p text:style-name="Text_20_body"/>
            <text:p text:style-name="Text_20_body">.conjugate</text:p>
          </text:deletion>
        </text:changed-region>
        <text:changed-region xml:id="ct218710648" text:id="ct218710648">
          <text:insertion>
            <office:change-info>
              <dc:creator>Peter Camilleri</dc:creator>
              <dc:date>2015-04-25T17:38:00</dc:date>
            </office:change-info>
          </text:insertion>
        </text:changed-region>
        <text:changed-region xml:id="ct218710752" text:id="ct218710752">
          <text:insertion>
            <office:change-info>
              <dc:creator>Peter Camilleri</dc:creator>
              <dc:date>2015-04-25T17:38:00</dc:date>
            </office:change-info>
          </text:insertion>
        </text:changed-region>
        <text:changed-region xml:id="ct218710856" text:id="ct218710856">
          <text:insertion>
            <office:change-info>
              <dc:creator>Peter Camilleri</dc:creator>
              <dc:date>2015-04-25T17:38:00</dc:date>
            </office:change-info>
          </text:insertion>
        </text:changed-region>
        <text:changed-region xml:id="ct218710960" text:id="ct218710960">
          <text:insertion>
            <office:change-info>
              <dc:creator>Peter Camilleri</dc:creator>
              <dc:date>2015-04-25T17:38:00</dc:date>
            </office:change-info>
          </text:insertion>
        </text:changed-region>
        <text:changed-region xml:id="ct218711064" text:id="ct218711064">
          <text:deletion>
            <office:change-info>
              <dc:creator>Peter Camilleri</dc:creator>
              <dc:date>2015-04-25T23:13:00</dc:date>
            </office:change-info>
            <text:p text:style-name="Text_20_body"/>
            <text:p text:style-name="Text_20_body">.cos</text:p>
          </text:deletion>
        </text:changed-region>
        <text:changed-region xml:id="ct218711168" text:id="ct218711168">
          <text:insertion>
            <office:change-info>
              <dc:creator>Peter Camilleri</dc:creator>
              <dc:date>2015-04-25T17:38:00</dc:date>
            </office:change-info>
          </text:insertion>
        </text:changed-region>
        <text:changed-region xml:id="ct218711272" text:id="ct218711272">
          <text:insertion>
            <office:change-info>
              <dc:creator>Peter Camilleri</dc:creator>
              <dc:date>2015-04-25T17:38:00</dc:date>
            </office:change-info>
          </text:insertion>
        </text:changed-region>
        <text:changed-region xml:id="ct218711376" text:id="ct218711376">
          <text:insertion>
            <office:change-info>
              <dc:creator>Peter Camilleri</dc:creator>
              <dc:date>2015-04-25T17:38:00</dc:date>
            </office:change-info>
          </text:insertion>
        </text:changed-region>
        <text:changed-region xml:id="ct218711480" text:id="ct218711480">
          <text:insertion>
            <office:change-info>
              <dc:creator>Peter Camilleri</dc:creator>
              <dc:date>2015-04-25T17:38:00</dc:date>
            </office:change-info>
          </text:insertion>
        </text:changed-region>
        <text:changed-region xml:id="ct218711584" text:id="ct218711584">
          <text:insertion>
            <office:change-info>
              <dc:creator>Peter Camilleri</dc:creator>
              <dc:date>2015-04-25T17:38:00</dc:date>
            </office:change-info>
          </text:insertion>
        </text:changed-region>
        <text:changed-region xml:id="ct218711792" text:id="ct218711792">
          <text:deletion>
            <office:change-info>
              <dc:creator>Peter Camilleri</dc:creator>
              <dc:date>2015-04-25T23:13:00</dc:date>
            </office:change-info>
            <text:p text:style-name="Text_20_body">.cosh</text:p>
          </text:deletion>
        </text:changed-region>
        <text:changed-region xml:id="ct218711688" text:id="ct218711688">
          <text:deletion>
            <office:change-info>
              <dc:creator>Peter Camilleri</dc:creator>
              <dc:date>2015-04-25T23:14:00</dc:date>
            </office:change-info>
            <text:p text:style-name="Text_20_body"/>
            <text:p text:style-name="Text_20_body"/>
          </text:deletion>
        </text:changed-region>
        <text:changed-region xml:id="ct218711896" text:id="ct218711896">
          <text:insertion>
            <office:change-info>
              <dc:creator>Peter Camilleri</dc:creator>
              <dc:date>2015-04-25T17:38:00</dc:date>
            </office:change-info>
          </text:insertion>
        </text:changed-region>
        <text:changed-region xml:id="ct218712000" text:id="ct218712000">
          <text:insertion>
            <office:change-info>
              <dc:creator>Peter Camilleri</dc:creator>
              <dc:date>2015-04-25T17:38:00</dc:date>
            </office:change-info>
          </text:insertion>
        </text:changed-region>
        <text:changed-region xml:id="ct218712104" text:id="ct218712104">
          <text:insertion>
            <office:change-info>
              <dc:creator>Peter Camilleri</dc:creator>
              <dc:date>2015-04-25T17:38:00</dc:date>
            </office:change-info>
          </text:insertion>
        </text:changed-region>
        <text:changed-region xml:id="ct218712208" text:id="ct218712208">
          <text:insertion>
            <office:change-info>
              <dc:creator>Peter Camilleri</dc:creator>
              <dc:date>2015-04-25T17:38:00</dc:date>
            </office:change-info>
          </text:insertion>
        </text:changed-region>
        <text:changed-region xml:id="ct218712312" text:id="ct218712312">
          <text:insertion>
            <office:change-info>
              <dc:creator>Peter Camilleri</dc:creator>
              <dc:date>2015-04-25T17:38:00</dc:date>
            </office:change-info>
          </text:insertion>
        </text:changed-region>
        <text:changed-region xml:id="ct218712416" text:id="ct218712416">
          <text:deletion>
            <office:change-info>
              <dc:creator>Peter Camilleri</dc:creator>
              <dc:date>2015-04-25T23:14:00</dc:date>
            </office:change-info>
            <text:p text:style-name="Text_20_body"/>
            <text:p text:style-name="Text_20_body">.cube</text:p>
          </text:deletion>
        </text:changed-region>
        <text:changed-region xml:id="ct218712520" text:id="ct218712520">
          <text:insertion>
            <office:change-info>
              <dc:creator>Peter Camilleri</dc:creator>
              <dc:date>2015-04-25T17:38:00</dc:date>
            </office:change-info>
          </text:insertion>
        </text:changed-region>
        <text:changed-region xml:id="ct218712624" text:id="ct218712624">
          <text:insertion>
            <office:change-info>
              <dc:creator>Peter Camilleri</dc:creator>
              <dc:date>2015-04-25T17:38:00</dc:date>
            </office:change-info>
          </text:insertion>
        </text:changed-region>
        <text:changed-region xml:id="ct218712728" text:id="ct218712728">
          <text:insertion>
            <office:change-info>
              <dc:creator>Peter Camilleri</dc:creator>
              <dc:date>2015-04-25T17:38:00</dc:date>
            </office:change-info>
          </text:insertion>
        </text:changed-region>
        <text:changed-region xml:id="ct218712832" text:id="ct218712832">
          <text:insertion>
            <office:change-info>
              <dc:creator>Peter Camilleri</dc:creator>
              <dc:date>2015-04-25T17:38:00</dc:date>
            </office:change-info>
          </text:insertion>
        </text:changed-region>
        <text:changed-region xml:id="ct218712936" text:id="ct218712936">
          <text:deletion>
            <office:change-info>
              <dc:creator>Peter Camilleri</dc:creator>
              <dc:date>2015-04-25T23:15:00</dc:date>
            </office:change-info>
            <text:p text:style-name="Text_20_body"/>
            <text:p text:style-name="Text_20_body">.d2r</text:p>
          </text:deletion>
        </text:changed-region>
        <text:changed-region xml:id="ct218713040" text:id="ct218713040">
          <text:insertion>
            <office:change-info>
              <dc:creator>Peter Camilleri</dc:creator>
              <dc:date>2015-04-25T17:38:00</dc:date>
            </office:change-info>
          </text:insertion>
        </text:changed-region>
        <text:changed-region xml:id="ct218713184" text:id="ct218713184">
          <text:insertion>
            <office:change-info>
              <dc:creator>Peter Camilleri</dc:creator>
              <dc:date>2015-04-25T17:38:00</dc:date>
            </office:change-info>
          </text:insertion>
        </text:changed-region>
        <text:changed-region xml:id="ct218713288" text:id="ct218713288">
          <text:insertion>
            <office:change-info>
              <dc:creator>Peter Camilleri</dc:creator>
              <dc:date>2015-04-25T17:38:00</dc:date>
            </office:change-info>
          </text:insertion>
        </text:changed-region>
        <text:changed-region xml:id="ct218713392" text:id="ct218713392">
          <text:insertion>
            <office:change-info>
              <dc:creator>Peter Camilleri</dc:creator>
              <dc:date>2015-04-25T17:38:00</dc:date>
            </office:change-info>
          </text:insertion>
        </text:changed-region>
        <text:changed-region xml:id="ct218713496" text:id="ct218713496">
          <text:insertion>
            <office:change-info>
              <dc:creator>Peter Camilleri</dc:creator>
              <dc:date>2015-04-25T17:38:00</dc:date>
            </office:change-info>
          </text:insertion>
        </text:changed-region>
        <text:changed-region xml:id="ct218713600" text:id="ct218713600">
          <text:deletion>
            <office:change-info>
              <dc:creator>Peter Camilleri</dc:creator>
              <dc:date>2015-04-25T23:15:00</dc:date>
            </office:change-info>
            <text:p text:style-name="Text_20_body"/>
            <text:p text:style-name="Text_20_body">.denominator</text:p>
          </text:deletion>
        </text:changed-region>
        <text:changed-region xml:id="ct218713704" text:id="ct218713704">
          <text:insertion>
            <office:change-info>
              <dc:creator>Peter Camilleri</dc:creator>
              <dc:date>2015-04-25T17:38:00</dc:date>
            </office:change-info>
          </text:insertion>
        </text:changed-region>
        <text:changed-region xml:id="ct218713808" text:id="ct218713808">
          <text:insertion>
            <office:change-info>
              <dc:creator>Peter Camilleri</dc:creator>
              <dc:date>2015-04-25T17:38:00</dc:date>
            </office:change-info>
          </text:insertion>
        </text:changed-region>
        <text:changed-region xml:id="ct218713912" text:id="ct218713912">
          <text:insertion>
            <office:change-info>
              <dc:creator>Peter Camilleri</dc:creator>
              <dc:date>2015-04-25T17:38:00</dc:date>
            </office:change-info>
          </text:insertion>
        </text:changed-region>
        <text:changed-region xml:id="ct218714016" text:id="ct218714016">
          <text:insertion>
            <office:change-info>
              <dc:creator>Peter Camilleri</dc:creator>
              <dc:date>2015-04-25T17:38:00</dc:date>
            </office:change-info>
          </text:insertion>
        </text:changed-region>
        <text:changed-region xml:id="ct218714120" text:id="ct218714120">
          <text:insertion>
            <office:change-info>
              <dc:creator>Peter Camilleri</dc:creator>
              <dc:date>2015-04-25T17:38:00</dc:date>
            </office:change-info>
          </text:insertion>
        </text:changed-region>
        <text:changed-region xml:id="ct218714224" text:id="ct218714224">
          <text:insertion>
            <office:change-info>
              <dc:creator>Peter Camilleri</dc:creator>
              <dc:date>2015-04-25T17:38:00</dc:date>
            </office:change-info>
          </text:insertion>
        </text:changed-region>
        <text:changed-region xml:id="ct218714328" text:id="ct218714328">
          <text:deletion>
            <office:change-info>
              <dc:creator>Peter Camilleri</dc:creator>
              <dc:date>2015-04-25T23:15:00</dc:date>
            </office:change-info>
            <text:p text:style-name="Text_20_body"/>
            <text:p text:style-name="Text_20_body">.e**</text:p>
          </text:deletion>
        </text:changed-region>
        <text:changed-region xml:id="ct218714432" text:id="ct218714432">
          <text:insertion>
            <office:change-info>
              <dc:creator>Peter Camilleri</dc:creator>
              <dc:date>2015-04-25T17:38:00</dc:date>
            </office:change-info>
          </text:insertion>
        </text:changed-region>
        <text:changed-region xml:id="ct218714536" text:id="ct218714536">
          <text:insertion>
            <office:change-info>
              <dc:creator>Peter Camilleri</dc:creator>
              <dc:date>2015-04-25T17:38:00</dc:date>
            </office:change-info>
          </text:insertion>
        </text:changed-region>
        <text:changed-region xml:id="ct218714640" text:id="ct218714640">
          <text:insertion>
            <office:change-info>
              <dc:creator>Peter Camilleri</dc:creator>
              <dc:date>2015-04-25T17:38:00</dc:date>
            </office:change-info>
          </text:insertion>
        </text:changed-region>
        <text:changed-region xml:id="ct218714744" text:id="ct218714744">
          <text:insertion>
            <office:change-info>
              <dc:creator>Peter Camilleri</dc:creator>
              <dc:date>2015-04-25T17:38:00</dc:date>
            </office:change-info>
          </text:insertion>
        </text:changed-region>
        <text:changed-region xml:id="ct218714848" text:id="ct218714848">
          <text:insertion>
            <office:change-info>
              <dc:creator>Peter Camilleri</dc:creator>
              <dc:date>2015-04-25T17:38:00</dc:date>
            </office:change-info>
          </text:insertion>
        </text:changed-region>
        <text:changed-region xml:id="ct218714952" text:id="ct218714952">
          <text:deletion>
            <office:change-info>
              <dc:creator>Peter Camilleri</dc:creator>
              <dc:date>2015-04-25T23:15:00</dc:date>
            </office:change-info>
            <text:p text:style-name="Text_20_body"/>
            <text:p text:style-name="Text_20_body">.emit</text:p>
          </text:deletion>
        </text:changed-region>
        <text:changed-region xml:id="ct218715056" text:id="ct218715056">
          <text:insertion>
            <office:change-info>
              <dc:creator>Peter Camilleri</dc:creator>
              <dc:date>2015-04-25T17:38:00</dc:date>
            </office:change-info>
          </text:insertion>
        </text:changed-region>
        <text:changed-region xml:id="ct218715160" text:id="ct218715160">
          <text:insertion>
            <office:change-info>
              <dc:creator>Peter Camilleri</dc:creator>
              <dc:date>2015-04-25T17:38:00</dc:date>
            </office:change-info>
          </text:insertion>
        </text:changed-region>
        <text:changed-region xml:id="ct218715264" text:id="ct218715264">
          <text:insertion>
            <office:change-info>
              <dc:creator>Peter Camilleri</dc:creator>
              <dc:date>2015-04-25T17:38:00</dc:date>
            </office:change-info>
          </text:insertion>
        </text:changed-region>
        <text:changed-region xml:id="ct218715368" text:id="ct218715368">
          <text:insertion>
            <office:change-info>
              <dc:creator>Peter Camilleri</dc:creator>
              <dc:date>2015-04-25T17:38:00</dc:date>
            </office:change-info>
          </text:insertion>
        </text:changed-region>
        <text:changed-region xml:id="ct218715576" text:id="ct218715576">
          <text:deletion>
            <office:change-info>
              <dc:creator>Peter Camilleri</dc:creator>
              <dc:date>2015-04-25T23:15:00</dc:date>
            </office:change-info>
            <text:p text:style-name="Text_20_body">.floor</text:p>
          </text:deletion>
        </text:changed-region>
        <text:changed-region xml:id="ct218715472" text:id="ct218715472">
          <text:deletion>
            <office:change-info>
              <dc:creator>Peter Camilleri</dc:creator>
              <dc:date>2015-04-25T23:16:00</dc:date>
            </office:change-info>
            <text:p text:style-name="Text_20_body"/>
            <text:p text:style-name="Text_20_body"/>
          </text:deletion>
        </text:changed-region>
        <text:changed-region xml:id="ct218715680" text:id="ct218715680">
          <text:insertion>
            <office:change-info>
              <dc:creator>Peter Camilleri</dc:creator>
              <dc:date>2015-04-25T17:38:00</dc:date>
            </office:change-info>
          </text:insertion>
        </text:changed-region>
        <text:changed-region xml:id="ct218715784" text:id="ct218715784">
          <text:insertion>
            <office:change-info>
              <dc:creator>Peter Camilleri</dc:creator>
              <dc:date>2015-04-25T17:38:00</dc:date>
            </office:change-info>
          </text:insertion>
        </text:changed-region>
        <text:changed-region xml:id="ct218715888" text:id="ct218715888">
          <text:insertion>
            <office:change-info>
              <dc:creator>Peter Camilleri</dc:creator>
              <dc:date>2015-04-25T17:38:00</dc:date>
            </office:change-info>
          </text:insertion>
        </text:changed-region>
        <text:changed-region xml:id="ct218715992" text:id="ct218715992">
          <text:insertion>
            <office:change-info>
              <dc:creator>Peter Camilleri</dc:creator>
              <dc:date>2015-04-25T17:38:00</dc:date>
            </office:change-info>
          </text:insertion>
        </text:changed-region>
        <text:changed-region xml:id="ct218716096" text:id="ct218716096">
          <text:insertion>
            <office:change-info>
              <dc:creator>Peter Camilleri</dc:creator>
              <dc:date>2015-04-25T17:38:00</dc:date>
            </office:change-info>
          </text:insertion>
        </text:changed-region>
        <text:changed-region xml:id="ct218716200" text:id="ct218716200">
          <text:insertion>
            <office:change-info>
              <dc:creator>Peter Camilleri</dc:creator>
              <dc:date>2015-04-25T17:38:00</dc:date>
            </office:change-info>
          </text:insertion>
        </text:changed-region>
        <text:changed-region xml:id="ct218716304" text:id="ct218716304">
          <text:deletion>
            <office:change-info>
              <dc:creator>Peter Camilleri</dc:creator>
              <dc:date>2015-04-25T23:16:00</dc:date>
            </office:change-info>
            <text:p text:style-name="Text_20_body"/>
            <text:p text:style-name="Text_20_body">.hypot</text:p>
          </text:deletion>
        </text:changed-region>
        <text:changed-region xml:id="ct218716408" text:id="ct218716408">
          <text:insertion>
            <office:change-info>
              <dc:creator>Peter Camilleri</dc:creator>
              <dc:date>2015-04-25T17:38:00</dc:date>
            </office:change-info>
          </text:insertion>
        </text:changed-region>
        <text:changed-region xml:id="ct218716512" text:id="ct218716512">
          <text:insertion>
            <office:change-info>
              <dc:creator>Peter Camilleri</dc:creator>
              <dc:date>2015-04-25T17:38:00</dc:date>
            </office:change-info>
          </text:insertion>
        </text:changed-region>
        <text:changed-region xml:id="ct218716616" text:id="ct218716616">
          <text:insertion>
            <office:change-info>
              <dc:creator>Peter Camilleri</dc:creator>
              <dc:date>2015-04-25T17:38:00</dc:date>
            </office:change-info>
          </text:insertion>
        </text:changed-region>
        <text:changed-region xml:id="ct218716720" text:id="ct218716720">
          <text:insertion>
            <office:change-info>
              <dc:creator>Peter Camilleri</dc:creator>
              <dc:date>2015-04-25T17:38:00</dc:date>
            </office:change-info>
          </text:insertion>
        </text:changed-region>
        <text:changed-region xml:id="ct218716824" text:id="ct218716824">
          <text:insertion>
            <office:change-info>
              <dc:creator>Peter Camilleri</dc:creator>
              <dc:date>2015-04-25T17:38:00</dc:date>
            </office:change-info>
          </text:insertion>
        </text:changed-region>
        <text:changed-region xml:id="ct218716928" text:id="ct218716928">
          <text:deletion>
            <office:change-info>
              <dc:creator>Peter Camilleri</dc:creator>
              <dc:date>2015-04-25T23:16:00</dc:date>
            </office:change-info>
            <text:p text:style-name="Text_20_body"/>
            <text:p text:style-name="Text_20_body">.imaginary</text:p>
          </text:deletion>
        </text:changed-region>
        <text:changed-region xml:id="ct218717032" text:id="ct218717032">
          <text:insertion>
            <office:change-info>
              <dc:creator>Peter Camilleri</dc:creator>
              <dc:date>2015-04-25T17:38:00</dc:date>
            </office:change-info>
          </text:insertion>
        </text:changed-region>
        <text:changed-region xml:id="ct218717136" text:id="ct218717136">
          <text:insertion>
            <office:change-info>
              <dc:creator>Peter Camilleri</dc:creator>
              <dc:date>2015-04-25T17:38:00</dc:date>
            </office:change-info>
          </text:insertion>
        </text:changed-region>
        <text:changed-region xml:id="ct218782816" text:id="ct218782816">
          <text:insertion>
            <office:change-info>
              <dc:creator>Peter Camilleri</dc:creator>
              <dc:date>2015-04-25T17:38:00</dc:date>
            </office:change-info>
          </text:insertion>
        </text:changed-region>
        <text:changed-region xml:id="ct218782920" text:id="ct218782920">
          <text:insertion>
            <office:change-info>
              <dc:creator>Peter Camilleri</dc:creator>
              <dc:date>2015-04-25T17:38:00</dc:date>
            </office:change-info>
          </text:insertion>
        </text:changed-region>
        <text:changed-region xml:id="ct218783024" text:id="ct218783024">
          <text:deletion>
            <office:change-info>
              <dc:creator>Peter Camilleri</dc:creator>
              <dc:date>2015-04-25T23:16:00</dc:date>
            </office:change-info>
            <text:p text:style-name="Text_20_body"/>
            <text:p text:style-name="Text_20_body">.ln</text:p>
          </text:deletion>
        </text:changed-region>
        <text:changed-region xml:id="ct218783128" text:id="ct218783128">
          <text:insertion>
            <office:change-info>
              <dc:creator>Peter Camilleri</dc:creator>
              <dc:date>2015-04-25T17:38:00</dc:date>
            </office:change-info>
          </text:insertion>
        </text:changed-region>
        <text:changed-region xml:id="ct218783232" text:id="ct218783232">
          <text:insertion>
            <office:change-info>
              <dc:creator>Peter Camilleri</dc:creator>
              <dc:date>2015-04-25T17:38:00</dc:date>
            </office:change-info>
          </text:insertion>
        </text:changed-region>
        <text:changed-region xml:id="ct218783336" text:id="ct218783336">
          <text:insertion>
            <office:change-info>
              <dc:creator>Peter Camilleri</dc:creator>
              <dc:date>2015-04-25T17:38:00</dc:date>
            </office:change-info>
          </text:insertion>
        </text:changed-region>
        <text:changed-region xml:id="ct218783440" text:id="ct218783440">
          <text:insertion>
            <office:change-info>
              <dc:creator>Peter Camilleri</dc:creator>
              <dc:date>2015-04-25T17:38:00</dc:date>
            </office:change-info>
          </text:insertion>
        </text:changed-region>
        <text:changed-region xml:id="ct218783544" text:id="ct218783544">
          <text:insertion>
            <office:change-info>
              <dc:creator>Peter Camilleri</dc:creator>
              <dc:date>2015-04-25T17:38:00</dc:date>
            </office:change-info>
          </text:insertion>
        </text:changed-region>
        <text:changed-region xml:id="ct218783648" text:id="ct218783648">
          <text:deletion>
            <office:change-info>
              <dc:creator>Peter Camilleri</dc:creator>
              <dc:date>2015-04-25T23:16:00</dc:date>
            </office:change-info>
            <text:p text:style-name="Text_20_body"/>
            <text:p text:style-name="Text_20_body">.log10</text:p>
          </text:deletion>
        </text:changed-region>
        <text:changed-region xml:id="ct218783752" text:id="ct218783752">
          <text:insertion>
            <office:change-info>
              <dc:creator>Peter Camilleri</dc:creator>
              <dc:date>2015-04-25T17:38:00</dc:date>
            </office:change-info>
          </text:insertion>
        </text:changed-region>
        <text:changed-region xml:id="ct218783856" text:id="ct218783856">
          <text:insertion>
            <office:change-info>
              <dc:creator>Peter Camilleri</dc:creator>
              <dc:date>2015-04-25T17:38:00</dc:date>
            </office:change-info>
          </text:insertion>
        </text:changed-region>
        <text:changed-region xml:id="ct218783960" text:id="ct218783960">
          <text:insertion>
            <office:change-info>
              <dc:creator>Peter Camilleri</dc:creator>
              <dc:date>2015-04-25T17:38:00</dc:date>
            </office:change-info>
          </text:insertion>
        </text:changed-region>
        <text:changed-region xml:id="ct218784064" text:id="ct218784064">
          <text:insertion>
            <office:change-info>
              <dc:creator>Peter Camilleri</dc:creator>
              <dc:date>2015-04-25T17:38:00</dc:date>
            </office:change-info>
          </text:insertion>
        </text:changed-region>
        <text:changed-region xml:id="ct218784168" text:id="ct218784168">
          <text:insertion>
            <office:change-info>
              <dc:creator>Peter Camilleri</dc:creator>
              <dc:date>2015-04-25T17:38:00</dc:date>
            </office:change-info>
          </text:insertion>
        </text:changed-region>
        <text:changed-region xml:id="ct218784272" text:id="ct218784272">
          <text:deletion>
            <office:change-info>
              <dc:creator>Peter Camilleri</dc:creator>
              <dc:date>2015-04-25T23:17:00</dc:date>
            </office:change-info>
            <text:p text:style-name="Text_20_body"/>
            <text:p text:style-name="Text_20_body">.log2</text:p>
          </text:deletion>
        </text:changed-region>
        <text:changed-region xml:id="ct218784376" text:id="ct218784376">
          <text:insertion>
            <office:change-info>
              <dc:creator>Peter Camilleri</dc:creator>
              <dc:date>2015-04-25T17:38:00</dc:date>
            </office:change-info>
          </text:insertion>
        </text:changed-region>
        <text:changed-region xml:id="ct218784480" text:id="ct218784480">
          <text:insertion>
            <office:change-info>
              <dc:creator>Peter Camilleri</dc:creator>
              <dc:date>2015-04-25T17:38:00</dc:date>
            </office:change-info>
          </text:insertion>
        </text:changed-region>
        <text:changed-region xml:id="ct218784584" text:id="ct218784584">
          <text:insertion>
            <office:change-info>
              <dc:creator>Peter Camilleri</dc:creator>
              <dc:date>2015-04-25T17:38:00</dc:date>
            </office:change-info>
          </text:insertion>
        </text:changed-region>
        <text:changed-region xml:id="ct218784688" text:id="ct218784688">
          <text:insertion>
            <office:change-info>
              <dc:creator>Peter Camilleri</dc:creator>
              <dc:date>2015-04-25T17:38:00</dc:date>
            </office:change-info>
          </text:insertion>
        </text:changed-region>
        <text:changed-region xml:id="ct218784792" text:id="ct218784792">
          <text:insertion>
            <office:change-info>
              <dc:creator>Peter Camilleri</dc:creator>
              <dc:date>2015-04-25T17:38:00</dc:date>
            </office:change-info>
          </text:insertion>
        </text:changed-region>
        <text:changed-region xml:id="ct218784896" text:id="ct218784896">
          <text:deletion>
            <office:change-info>
              <dc:creator>Peter Camilleri</dc:creator>
              <dc:date>2015-04-25T23:17:00</dc:date>
            </office:change-info>
            <text:p text:style-name="Text_20_body"/>
            <text:p text:style-name="Text_20_body">.magnitude</text:p>
          </text:deletion>
        </text:changed-region>
        <text:changed-region xml:id="ct218785000" text:id="ct218785000">
          <text:insertion>
            <office:change-info>
              <dc:creator>Peter Camilleri</dc:creator>
              <dc:date>2015-04-25T17:38:00</dc:date>
            </office:change-info>
          </text:insertion>
        </text:changed-region>
        <text:changed-region xml:id="ct218785104" text:id="ct218785104">
          <text:insertion>
            <office:change-info>
              <dc:creator>Peter Camilleri</dc:creator>
              <dc:date>2015-04-25T17:38:00</dc:date>
            </office:change-info>
          </text:insertion>
        </text:changed-region>
        <text:changed-region xml:id="ct218785208" text:id="ct218785208">
          <text:insertion>
            <office:change-info>
              <dc:creator>Peter Camilleri</dc:creator>
              <dc:date>2015-04-25T17:38:00</dc:date>
            </office:change-info>
          </text:insertion>
        </text:changed-region>
        <text:changed-region xml:id="ct218785312" text:id="ct218785312">
          <text:insertion>
            <office:change-info>
              <dc:creator>Peter Camilleri</dc:creator>
              <dc:date>2015-04-25T17:38:00</dc:date>
            </office:change-info>
          </text:insertion>
        </text:changed-region>
        <text:changed-region xml:id="ct218785416" text:id="ct218785416">
          <text:deletion>
            <office:change-info>
              <dc:creator>Peter Camilleri</dc:creator>
              <dc:date>2015-04-25T23:17:00</dc:date>
            </office:change-info>
            <text:p text:style-name="Text_20_body"/>
            <text:p text:style-name="Text_20_body">.numerator</text:p>
          </text:deletion>
        </text:changed-region>
        <text:changed-region xml:id="ct218785520" text:id="ct218785520">
          <text:insertion>
            <office:change-info>
              <dc:creator>Peter Camilleri</dc:creator>
              <dc:date>2015-04-25T17:38:00</dc:date>
            </office:change-info>
          </text:insertion>
        </text:changed-region>
        <text:changed-region xml:id="ct218785624" text:id="ct218785624">
          <text:insertion>
            <office:change-info>
              <dc:creator>Peter Camilleri</dc:creator>
              <dc:date>2015-04-25T17:38:00</dc:date>
            </office:change-info>
          </text:insertion>
        </text:changed-region>
        <text:changed-region xml:id="ct218785728" text:id="ct218785728">
          <text:insertion>
            <office:change-info>
              <dc:creator>Peter Camilleri</dc:creator>
              <dc:date>2015-04-25T17:38:00</dc:date>
            </office:change-info>
          </text:insertion>
        </text:changed-region>
        <text:changed-region xml:id="ct218785832" text:id="ct218785832">
          <text:insertion>
            <office:change-info>
              <dc:creator>Peter Camilleri</dc:creator>
              <dc:date>2015-04-25T17:38:00</dc:date>
            </office:change-info>
          </text:insertion>
        </text:changed-region>
        <text:changed-region xml:id="ct218786040" text:id="ct218786040">
          <text:deletion>
            <office:change-info>
              <dc:creator>Peter Camilleri</dc:creator>
              <dc:date>2015-04-25T23:17:00</dc:date>
            </office:change-info>
            <text:p text:style-name="Text_20_body">.p2c</text:p>
          </text:deletion>
        </text:changed-region>
        <text:changed-region xml:id="ct218785936" text:id="ct218785936">
          <text:deletion>
            <office:change-info>
              <dc:creator>Peter Camilleri</dc:creator>
              <dc:date>2015-04-25T23:18:00</dc:date>
            </office:change-info>
            <text:p text:style-name="Text_20_body"/>
            <text:p text:style-name="Text_20_body"/>
          </text:deletion>
        </text:changed-region>
        <text:changed-region xml:id="ct218786144" text:id="ct218786144">
          <text:insertion>
            <office:change-info>
              <dc:creator>Peter Camilleri</dc:creator>
              <dc:date>2015-04-25T17:38:00</dc:date>
            </office:change-info>
          </text:insertion>
        </text:changed-region>
        <text:changed-region xml:id="ct218786248" text:id="ct218786248">
          <text:insertion>
            <office:change-info>
              <dc:creator>Peter Camilleri</dc:creator>
              <dc:date>2015-04-25T17:38:00</dc:date>
            </office:change-info>
          </text:insertion>
        </text:changed-region>
        <text:changed-region xml:id="ct218786352" text:id="ct218786352">
          <text:insertion>
            <office:change-info>
              <dc:creator>Peter Camilleri</dc:creator>
              <dc:date>2015-04-25T17:38:00</dc:date>
            </office:change-info>
          </text:insertion>
        </text:changed-region>
        <text:changed-region xml:id="ct218786456" text:id="ct218786456">
          <text:insertion>
            <office:change-info>
              <dc:creator>Peter Camilleri</dc:creator>
              <dc:date>2015-04-25T17:38:00</dc:date>
            </office:change-info>
          </text:insertion>
        </text:changed-region>
        <text:changed-region xml:id="ct218786560" text:id="ct218786560">
          <text:insertion>
            <office:change-info>
              <dc:creator>Peter Camilleri</dc:creator>
              <dc:date>2015-04-25T17:38:00</dc:date>
            </office:change-info>
          </text:insertion>
        </text:changed-region>
        <text:changed-region xml:id="ct218786664" text:id="ct218786664">
          <text:insertion>
            <office:change-info>
              <dc:creator>Peter Camilleri</dc:creator>
              <dc:date>2015-04-25T17:38:00</dc:date>
            </office:change-info>
          </text:insertion>
        </text:changed-region>
        <text:changed-region xml:id="ct218786768" text:id="ct218786768">
          <text:deletion>
            <office:change-info>
              <dc:creator>Peter Camilleri</dc:creator>
              <dc:date>2015-04-25T23:18:00</dc:date>
            </office:change-info>
            <text:p text:style-name="Text_20_body"/>
            <text:p text:style-name="Text_20_body">.polar</text:p>
          </text:deletion>
        </text:changed-region>
        <text:changed-region xml:id="ct218786912" text:id="ct218786912">
          <text:insertion>
            <office:change-info>
              <dc:creator>Peter Camilleri</dc:creator>
              <dc:date>2015-04-25T17:38:00</dc:date>
            </office:change-info>
          </text:insertion>
        </text:changed-region>
        <text:changed-region xml:id="ct218787016" text:id="ct218787016">
          <text:insertion>
            <office:change-info>
              <dc:creator>Peter Camilleri</dc:creator>
              <dc:date>2015-04-25T17:38:00</dc:date>
            </office:change-info>
          </text:insertion>
        </text:changed-region>
        <text:changed-region xml:id="ct218787120" text:id="ct218787120">
          <text:insertion>
            <office:change-info>
              <dc:creator>Peter Camilleri</dc:creator>
              <dc:date>2015-04-25T17:38:00</dc:date>
            </office:change-info>
          </text:insertion>
        </text:changed-region>
        <text:changed-region xml:id="ct218787224" text:id="ct218787224">
          <text:insertion>
            <office:change-info>
              <dc:creator>Peter Camilleri</dc:creator>
              <dc:date>2015-04-25T17:38:00</dc:date>
            </office:change-info>
          </text:insertion>
        </text:changed-region>
        <text:changed-region xml:id="ct218787328" text:id="ct218787328">
          <text:insertion>
            <office:change-info>
              <dc:creator>Peter Camilleri</dc:creator>
              <dc:date>2015-04-25T17:38:00</dc:date>
            </office:change-info>
          </text:insertion>
        </text:changed-region>
        <text:changed-region xml:id="ct218787432" text:id="ct218787432">
          <text:insertion>
            <office:change-info>
              <dc:creator>Peter Camilleri</dc:creator>
              <dc:date>2015-04-25T17:38:00</dc:date>
            </office:change-info>
          </text:insertion>
        </text:changed-region>
        <text:changed-region xml:id="ct218787536" text:id="ct218787536">
          <text:deletion>
            <office:change-info>
              <dc:creator>Peter Camilleri</dc:creator>
              <dc:date>2015-04-25T23:18:00</dc:date>
            </office:change-info>
            <text:p text:style-name="Text_20_body"/>
            <text:p text:style-name="Text_20_body">.r2d</text:p>
          </text:deletion>
        </text:changed-region>
        <text:changed-region xml:id="ct218787640" text:id="ct218787640">
          <text:insertion>
            <office:change-info>
              <dc:creator>Peter Camilleri</dc:creator>
              <dc:date>2015-04-25T17:38:00</dc:date>
            </office:change-info>
          </text:insertion>
        </text:changed-region>
        <text:changed-region xml:id="ct218787744" text:id="ct218787744">
          <text:insertion>
            <office:change-info>
              <dc:creator>Peter Camilleri</dc:creator>
              <dc:date>2015-04-25T17:38:00</dc:date>
            </office:change-info>
          </text:insertion>
        </text:changed-region>
        <text:changed-region xml:id="ct218787848" text:id="ct218787848">
          <text:insertion>
            <office:change-info>
              <dc:creator>Peter Camilleri</dc:creator>
              <dc:date>2015-04-25T17:38:00</dc:date>
            </office:change-info>
          </text:insertion>
        </text:changed-region>
        <text:changed-region xml:id="ct218787952" text:id="ct218787952">
          <text:insertion>
            <office:change-info>
              <dc:creator>Peter Camilleri</dc:creator>
              <dc:date>2015-04-25T17:38:00</dc:date>
            </office:change-info>
          </text:insertion>
        </text:changed-region>
        <text:changed-region xml:id="ct218788056" text:id="ct218788056">
          <text:insertion>
            <office:change-info>
              <dc:creator>Peter Camilleri</dc:creator>
              <dc:date>2015-04-25T17:38:00</dc:date>
            </office:change-info>
          </text:insertion>
        </text:changed-region>
        <text:changed-region xml:id="ct218788160" text:id="ct218788160">
          <text:deletion>
            <office:change-info>
              <dc:creator>Peter Camilleri</dc:creator>
              <dc:date>2015-04-25T23:18:00</dc:date>
            </office:change-info>
            <text:p text:style-name="Text_20_body"/>
            <text:p text:style-name="Text_20_body">.real</text:p>
          </text:deletion>
        </text:changed-region>
        <text:changed-region xml:id="ct218788264" text:id="ct218788264">
          <text:insertion>
            <office:change-info>
              <dc:creator>Peter Camilleri</dc:creator>
              <dc:date>2015-04-25T17:39:00</dc:date>
            </office:change-info>
          </text:insertion>
        </text:changed-region>
        <text:changed-region xml:id="ct218788368" text:id="ct218788368">
          <text:insertion>
            <office:change-info>
              <dc:creator>Peter Camilleri</dc:creator>
              <dc:date>2015-04-25T17:39:00</dc:date>
            </office:change-info>
          </text:insertion>
        </text:changed-region>
        <text:changed-region xml:id="ct218788472" text:id="ct218788472">
          <text:insertion>
            <office:change-info>
              <dc:creator>Peter Camilleri</dc:creator>
              <dc:date>2015-04-25T17:39:00</dc:date>
            </office:change-info>
          </text:insertion>
        </text:changed-region>
        <text:changed-region xml:id="ct218788576" text:id="ct218788576">
          <text:insertion>
            <office:change-info>
              <dc:creator>Peter Camilleri</dc:creator>
              <dc:date>2015-04-25T17:39:00</dc:date>
            </office:change-info>
          </text:insertion>
        </text:changed-region>
        <text:changed-region xml:id="ct218788680" text:id="ct218788680">
          <text:deletion>
            <office:change-info>
              <dc:creator>Peter Camilleri</dc:creator>
              <dc:date>2015-04-25T23:19:00</dc:date>
            </office:change-info>
            <text:p text:style-name="Text_20_body"/>
            <text:p text:style-name="Text_20_body">.round</text:p>
          </text:deletion>
        </text:changed-region>
        <text:changed-region xml:id="ct218788784" text:id="ct218788784">
          <text:insertion>
            <office:change-info>
              <dc:creator>Peter Camilleri</dc:creator>
              <dc:date>2015-04-25T17:39:00</dc:date>
            </office:change-info>
          </text:insertion>
        </text:changed-region>
        <text:changed-region xml:id="ct218788888" text:id="ct218788888">
          <text:insertion>
            <office:change-info>
              <dc:creator>Peter Camilleri</dc:creator>
              <dc:date>2015-04-25T17:39:00</dc:date>
            </office:change-info>
          </text:insertion>
        </text:changed-region>
        <text:changed-region xml:id="ct218788992" text:id="ct218788992">
          <text:insertion>
            <office:change-info>
              <dc:creator>Peter Camilleri</dc:creator>
              <dc:date>2015-04-25T17:39:00</dc:date>
            </office:change-info>
          </text:insertion>
        </text:changed-region>
        <text:changed-region xml:id="ct218789096" text:id="ct218789096">
          <text:insertion>
            <office:change-info>
              <dc:creator>Peter Camilleri</dc:creator>
              <dc:date>2015-04-25T17:39:00</dc:date>
            </office:change-info>
          </text:insertion>
        </text:changed-region>
        <text:changed-region xml:id="ct218789200" text:id="ct218789200">
          <text:insertion>
            <office:change-info>
              <dc:creator>Peter Camilleri</dc:creator>
              <dc:date>2015-04-25T17:39:00</dc:date>
            </office:change-info>
          </text:insertion>
        </text:changed-region>
        <text:changed-region xml:id="ct218789304" text:id="ct218789304">
          <text:insertion>
            <office:change-info>
              <dc:creator>Peter Camilleri</dc:creator>
              <dc:date>2015-04-25T17:39:00</dc:date>
            </office:change-info>
          </text:insertion>
        </text:changed-region>
        <text:changed-region xml:id="ct218789408" text:id="ct218789408">
          <text:deletion>
            <office:change-info>
              <dc:creator>Peter Camilleri</dc:creator>
              <dc:date>2015-04-25T23:19:00</dc:date>
            </office:change-info>
            <text:p text:style-name="Text_20_body"/>
            <text:p text:style-name="Text_20_body">.sin</text:p>
          </text:deletion>
        </text:changed-region>
        <text:changed-region xml:id="ct218789512" text:id="ct218789512">
          <text:insertion>
            <office:change-info>
              <dc:creator>Peter Camilleri</dc:creator>
              <dc:date>2015-04-25T17:39:00</dc:date>
            </office:change-info>
          </text:insertion>
        </text:changed-region>
        <text:changed-region xml:id="ct218789616" text:id="ct218789616">
          <text:insertion>
            <office:change-info>
              <dc:creator>Peter Camilleri</dc:creator>
              <dc:date>2015-04-25T17:39:00</dc:date>
            </office:change-info>
          </text:insertion>
        </text:changed-region>
        <text:changed-region xml:id="ct218789720" text:id="ct218789720">
          <text:insertion>
            <office:change-info>
              <dc:creator>Peter Camilleri</dc:creator>
              <dc:date>2015-04-25T17:39:00</dc:date>
            </office:change-info>
          </text:insertion>
        </text:changed-region>
        <text:changed-region xml:id="ct218789824" text:id="ct218789824">
          <text:insertion>
            <office:change-info>
              <dc:creator>Peter Camilleri</dc:creator>
              <dc:date>2015-04-25T17:39:00</dc:date>
            </office:change-info>
          </text:insertion>
        </text:changed-region>
        <text:changed-region xml:id="ct218789928" text:id="ct218789928">
          <text:insertion>
            <office:change-info>
              <dc:creator>Peter Camilleri</dc:creator>
              <dc:date>2015-04-25T17:39:00</dc:date>
            </office:change-info>
          </text:insertion>
        </text:changed-region>
        <text:changed-region xml:id="ct218790032" text:id="ct218790032">
          <text:deletion>
            <office:change-info>
              <dc:creator>Peter Camilleri</dc:creator>
              <dc:date>2015-04-25T23:19:00</dc:date>
            </office:change-info>
            <text:p text:style-name="Text_20_body"/>
            <text:p text:style-name="Text_20_body">.sinh</text:p>
          </text:deletion>
        </text:changed-region>
        <text:changed-region xml:id="ct218790136" text:id="ct218790136">
          <text:insertion>
            <office:change-info>
              <dc:creator>Peter Camilleri</dc:creator>
              <dc:date>2015-04-25T17:39:00</dc:date>
            </office:change-info>
          </text:insertion>
        </text:changed-region>
        <text:changed-region xml:id="ct218790240" text:id="ct218790240">
          <text:insertion>
            <office:change-info>
              <dc:creator>Peter Camilleri</dc:creator>
              <dc:date>2015-04-25T17:39:00</dc:date>
            </office:change-info>
          </text:insertion>
        </text:changed-region>
        <text:changed-region xml:id="ct218790344" text:id="ct218790344">
          <text:insertion>
            <office:change-info>
              <dc:creator>Peter Camilleri</dc:creator>
              <dc:date>2015-04-25T17:39:00</dc:date>
            </office:change-info>
          </text:insertion>
        </text:changed-region>
        <text:changed-region xml:id="ct218790448" text:id="ct218790448">
          <text:insertion>
            <office:change-info>
              <dc:creator>Peter Camilleri</dc:creator>
              <dc:date>2015-04-25T17:39:00</dc:date>
            </office:change-info>
          </text:insertion>
        </text:changed-region>
        <text:changed-region xml:id="ct218790552" text:id="ct218790552">
          <text:insertion>
            <office:change-info>
              <dc:creator>Peter Camilleri</dc:creator>
              <dc:date>2015-04-25T17:39:00</dc:date>
            </office:change-info>
          </text:insertion>
        </text:changed-region>
        <text:changed-region xml:id="ct218790656" text:id="ct218790656">
          <text:deletion>
            <office:change-info>
              <dc:creator>Peter Camilleri</dc:creator>
              <dc:date>2015-04-25T23:19:00</dc:date>
            </office:change-info>
            <text:p text:style-name="Text_20_body"/>
            <text:p text:style-name="Text_20_body">.sleep</text:p>
          </text:deletion>
        </text:changed-region>
        <text:changed-region xml:id="ct218790760" text:id="ct218790760">
          <text:insertion>
            <office:change-info>
              <dc:creator>Peter Camilleri</dc:creator>
              <dc:date>2015-04-25T17:39:00</dc:date>
            </office:change-info>
          </text:insertion>
        </text:changed-region>
        <text:changed-region xml:id="ct218790864" text:id="ct218790864">
          <text:insertion>
            <office:change-info>
              <dc:creator>Peter Camilleri</dc:creator>
              <dc:date>2015-04-25T17:39:00</dc:date>
            </office:change-info>
          </text:insertion>
        </text:changed-region>
        <text:changed-region xml:id="ct218795016" text:id="ct218795016">
          <text:deletion>
            <office:change-info>
              <dc:creator>Peter Camilleri</dc:creator>
              <dc:date>2015-04-25T23:20:00</dc:date>
            </office:change-info>
            <text:p text:style-name="Text_20_body"/>
            <text:p text:style-name="Text_20_body">.sqr</text:p>
          </text:deletion>
        </text:changed-region>
        <text:changed-region xml:id="ct218795120" text:id="ct218795120">
          <text:insertion>
            <office:change-info>
              <dc:creator>Peter Camilleri</dc:creator>
              <dc:date>2015-04-25T17:39:00</dc:date>
            </office:change-info>
          </text:insertion>
        </text:changed-region>
        <text:changed-region xml:id="ct218795224" text:id="ct218795224">
          <text:insertion>
            <office:change-info>
              <dc:creator>Peter Camilleri</dc:creator>
              <dc:date>2015-04-25T17:39:00</dc:date>
            </office:change-info>
          </text:insertion>
        </text:changed-region>
        <text:changed-region xml:id="ct218795328" text:id="ct218795328">
          <text:insertion>
            <office:change-info>
              <dc:creator>Peter Camilleri</dc:creator>
              <dc:date>2015-04-25T17:39:00</dc:date>
            </office:change-info>
          </text:insertion>
        </text:changed-region>
        <text:changed-region xml:id="ct218795432" text:id="ct218795432">
          <text:insertion>
            <office:change-info>
              <dc:creator>Peter Camilleri</dc:creator>
              <dc:date>2015-04-25T17:39:00</dc:date>
            </office:change-info>
          </text:insertion>
        </text:changed-region>
        <text:changed-region xml:id="ct218795536" text:id="ct218795536">
          <text:deletion>
            <office:change-info>
              <dc:creator>Peter Camilleri</dc:creator>
              <dc:date>2015-04-25T23:20:00</dc:date>
            </office:change-info>
            <text:p text:style-name="Text_20_body"/>
            <text:p text:style-name="Text_20_body">.sqrt</text:p>
          </text:deletion>
        </text:changed-region>
        <text:changed-region xml:id="ct218795640" text:id="ct218795640">
          <text:insertion>
            <office:change-info>
              <dc:creator>Peter Camilleri</dc:creator>
              <dc:date>2015-04-25T17:39:00</dc:date>
            </office:change-info>
          </text:insertion>
        </text:changed-region>
        <text:changed-region xml:id="ct218795744" text:id="ct218795744">
          <text:insertion>
            <office:change-info>
              <dc:creator>Peter Camilleri</dc:creator>
              <dc:date>2015-04-25T17:39:00</dc:date>
            </office:change-info>
          </text:insertion>
        </text:changed-region>
        <text:changed-region xml:id="ct218795848" text:id="ct218795848">
          <text:insertion>
            <office:change-info>
              <dc:creator>Peter Camilleri</dc:creator>
              <dc:date>2015-04-25T17:39:00</dc:date>
            </office:change-info>
          </text:insertion>
        </text:changed-region>
        <text:changed-region xml:id="ct218795952" text:id="ct218795952">
          <text:insertion>
            <office:change-info>
              <dc:creator>Peter Camilleri</dc:creator>
              <dc:date>2015-04-25T17:39:00</dc:date>
            </office:change-info>
          </text:insertion>
        </text:changed-region>
        <text:changed-region xml:id="ct218796056" text:id="ct218796056">
          <text:insertion>
            <office:change-info>
              <dc:creator>Peter Camilleri</dc:creator>
              <dc:date>2015-04-25T17:39:00</dc:date>
            </office:change-info>
          </text:insertion>
        </text:changed-region>
        <text:changed-region xml:id="ct218796160" text:id="ct218796160">
          <text:deletion>
            <office:change-info>
              <dc:creator>Peter Camilleri</dc:creator>
              <dc:date>2015-04-25T23:20:00</dc:date>
            </office:change-info>
            <text:p text:style-name="Text_20_body"/>
            <text:p text:style-name="Text_20_body">.tan</text:p>
          </text:deletion>
        </text:changed-region>
        <text:changed-region xml:id="ct218796264" text:id="ct218796264">
          <text:insertion>
            <office:change-info>
              <dc:creator>Peter Camilleri</dc:creator>
              <dc:date>2015-04-25T17:39:00</dc:date>
            </office:change-info>
          </text:insertion>
        </text:changed-region>
        <text:changed-region xml:id="ct218796368" text:id="ct218796368">
          <text:insertion>
            <office:change-info>
              <dc:creator>Peter Camilleri</dc:creator>
              <dc:date>2015-04-25T17:39:00</dc:date>
            </office:change-info>
          </text:insertion>
        </text:changed-region>
        <text:changed-region xml:id="ct218796472" text:id="ct218796472">
          <text:insertion>
            <office:change-info>
              <dc:creator>Peter Camilleri</dc:creator>
              <dc:date>2015-04-25T17:39:00</dc:date>
            </office:change-info>
          </text:insertion>
        </text:changed-region>
        <text:changed-region xml:id="ct218796576" text:id="ct218796576">
          <text:insertion>
            <office:change-info>
              <dc:creator>Peter Camilleri</dc:creator>
              <dc:date>2015-04-25T17:39:00</dc:date>
            </office:change-info>
          </text:insertion>
        </text:changed-region>
        <text:changed-region xml:id="ct218796680" text:id="ct218796680">
          <text:insertion>
            <office:change-info>
              <dc:creator>Peter Camilleri</dc:creator>
              <dc:date>2015-04-25T17:39:00</dc:date>
            </office:change-info>
          </text:insertion>
        </text:changed-region>
        <text:changed-region xml:id="ct218796784" text:id="ct218796784">
          <text:deletion>
            <office:change-info>
              <dc:creator>Peter Camilleri</dc:creator>
              <dc:date>2015-04-25T23:20:00</dc:date>
            </office:change-info>
            <text:p text:style-name="Text_20_body"/>
            <text:p text:style-name="Text_20_body">.tanh</text:p>
          </text:deletion>
        </text:changed-region>
        <text:changed-region xml:id="ct218796888" text:id="ct218796888">
          <text:insertion>
            <office:change-info>
              <dc:creator>Peter Camilleri</dc:creator>
              <dc:date>2015-04-25T17:39:00</dc:date>
            </office:change-info>
          </text:insertion>
        </text:changed-region>
        <text:changed-region xml:id="ct218796992" text:id="ct218796992">
          <text:insertion>
            <office:change-info>
              <dc:creator>Peter Camilleri</dc:creator>
              <dc:date>2015-04-25T17:39:00</dc:date>
            </office:change-info>
          </text:insertion>
        </text:changed-region>
        <text:changed-region xml:id="ct218797096" text:id="ct218797096">
          <text:insertion>
            <office:change-info>
              <dc:creator>Peter Camilleri</dc:creator>
              <dc:date>2015-04-25T17:39:00</dc:date>
            </office:change-info>
          </text:insertion>
        </text:changed-region>
        <text:changed-region xml:id="ct218797200" text:id="ct218797200">
          <text:insertion>
            <office:change-info>
              <dc:creator>Peter Camilleri</dc:creator>
              <dc:date>2015-04-25T17:39:00</dc:date>
            </office:change-info>
          </text:insertion>
        </text:changed-region>
        <text:changed-region xml:id="ct218797304" text:id="ct218797304">
          <text:insertion>
            <office:change-info>
              <dc:creator>Peter Camilleri</dc:creator>
              <dc:date>2015-04-25T17:39:00</dc:date>
            </office:change-info>
          </text:insertion>
        </text:changed-region>
        <text:changed-region xml:id="ct218797408" text:id="ct218797408">
          <text:deletion>
            <office:change-info>
              <dc:creator>Peter Camilleri</dc:creator>
              <dc:date>2015-04-25T23:20:00</dc:date>
            </office:change-info>
            <text:p text:style-name="Text_20_body"/>
            <text:p text:style-name="Text_20_body">/</text:p>
          </text:deletion>
        </text:changed-region>
        <text:changed-region xml:id="ct218797512" text:id="ct218797512">
          <text:insertion>
            <office:change-info>
              <dc:creator>Peter Camilleri</dc:creator>
              <dc:date>2015-04-25T17:39:00</dc:date>
            </office:change-info>
          </text:insertion>
        </text:changed-region>
        <text:changed-region xml:id="ct218797616" text:id="ct218797616">
          <text:insertion>
            <office:change-info>
              <dc:creator>Peter Camilleri</dc:creator>
              <dc:date>2015-04-25T17:39:00</dc:date>
            </office:change-info>
          </text:insertion>
        </text:changed-region>
        <text:changed-region xml:id="ct218797720" text:id="ct218797720">
          <text:insertion>
            <office:change-info>
              <dc:creator>Peter Camilleri</dc:creator>
              <dc:date>2015-04-25T17:39:00</dc:date>
            </office:change-info>
          </text:insertion>
        </text:changed-region>
        <text:changed-region xml:id="ct218797824" text:id="ct218797824">
          <text:insertion>
            <office:change-info>
              <dc:creator>Peter Camilleri</dc:creator>
              <dc:date>2015-04-25T17:39:00</dc:date>
            </office:change-info>
          </text:insertion>
        </text:changed-region>
        <text:changed-region xml:id="ct218797928" text:id="ct218797928">
          <text:deletion>
            <office:change-info>
              <dc:creator>Peter Camilleri</dc:creator>
              <dc:date>2015-04-25T23:21:00</dc:date>
            </office:change-info>
            <text:p text:style-name="Text_20_body"/>
            <text:p text:style-name="Text_20_body">0&lt;</text:p>
          </text:deletion>
        </text:changed-region>
        <text:changed-region xml:id="ct218798032" text:id="ct218798032">
          <text:insertion>
            <office:change-info>
              <dc:creator>Peter Camilleri</dc:creator>
              <dc:date>2015-04-25T17:39:00</dc:date>
            </office:change-info>
          </text:insertion>
        </text:changed-region>
        <text:changed-region xml:id="ct218798136" text:id="ct218798136">
          <text:insertion>
            <office:change-info>
              <dc:creator>Peter Camilleri</dc:creator>
              <dc:date>2015-04-25T17:39:00</dc:date>
            </office:change-info>
          </text:insertion>
        </text:changed-region>
        <text:changed-region xml:id="ct218798240" text:id="ct218798240">
          <text:insertion>
            <office:change-info>
              <dc:creator>Peter Camilleri</dc:creator>
              <dc:date>2015-04-25T17:39:00</dc:date>
            </office:change-info>
          </text:insertion>
        </text:changed-region>
        <text:changed-region xml:id="ct218798344" text:id="ct218798344">
          <text:insertion>
            <office:change-info>
              <dc:creator>Peter Camilleri</dc:creator>
              <dc:date>2015-04-25T17:39:00</dc:date>
            </office:change-info>
          </text:insertion>
        </text:changed-region>
        <text:changed-region xml:id="ct218798448" text:id="ct218798448">
          <text:deletion>
            <office:change-info>
              <dc:creator>Peter Camilleri</dc:creator>
              <dc:date>2015-04-25T23:21:00</dc:date>
            </office:change-info>
            <text:p text:style-name="Text_20_body"/>
            <text:p text:style-name="Text_20_body">0&lt;=</text:p>
          </text:deletion>
        </text:changed-region>
        <text:changed-region xml:id="ct218798552" text:id="ct218798552">
          <text:insertion>
            <office:change-info>
              <dc:creator>Peter Camilleri</dc:creator>
              <dc:date>2015-04-25T17:39:00</dc:date>
            </office:change-info>
          </text:insertion>
        </text:changed-region>
        <text:changed-region xml:id="ct218798656" text:id="ct218798656">
          <text:insertion>
            <office:change-info>
              <dc:creator>Peter Camilleri</dc:creator>
              <dc:date>2015-04-25T17:39:00</dc:date>
            </office:change-info>
          </text:insertion>
        </text:changed-region>
        <text:changed-region xml:id="ct218798760" text:id="ct218798760">
          <text:insertion>
            <office:change-info>
              <dc:creator>Peter Camilleri</dc:creator>
              <dc:date>2015-04-25T17:39:00</dc:date>
            </office:change-info>
          </text:insertion>
        </text:changed-region>
        <text:changed-region xml:id="ct218798864" text:id="ct218798864">
          <text:insertion>
            <office:change-info>
              <dc:creator>Peter Camilleri</dc:creator>
              <dc:date>2015-04-25T17:39:00</dc:date>
            </office:change-info>
          </text:insertion>
        </text:changed-region>
        <text:changed-region xml:id="ct218798968" text:id="ct218798968">
          <text:deletion>
            <office:change-info>
              <dc:creator>Peter Camilleri</dc:creator>
              <dc:date>2015-04-25T23:21:00</dc:date>
            </office:change-info>
            <text:p text:style-name="Text_20_body"/>
            <text:p text:style-name="Text_20_body">0&lt;=&gt;</text:p>
          </text:deletion>
        </text:changed-region>
        <text:changed-region xml:id="ct218799112" text:id="ct218799112">
          <text:insertion>
            <office:change-info>
              <dc:creator>Peter Camilleri</dc:creator>
              <dc:date>2015-04-25T17:39:00</dc:date>
            </office:change-info>
          </text:insertion>
        </text:changed-region>
        <text:changed-region xml:id="ct218799216" text:id="ct218799216">
          <text:insertion>
            <office:change-info>
              <dc:creator>Peter Camilleri</dc:creator>
              <dc:date>2015-04-25T17:39:00</dc:date>
            </office:change-info>
          </text:insertion>
        </text:changed-region>
        <text:changed-region xml:id="ct218799320" text:id="ct218799320">
          <text:insertion>
            <office:change-info>
              <dc:creator>Peter Camilleri</dc:creator>
              <dc:date>2015-04-25T17:39:00</dc:date>
            </office:change-info>
          </text:insertion>
        </text:changed-region>
        <text:changed-region xml:id="ct218799424" text:id="ct218799424">
          <text:insertion>
            <office:change-info>
              <dc:creator>Peter Camilleri</dc:creator>
              <dc:date>2015-04-25T17:39:00</dc:date>
            </office:change-info>
          </text:insertion>
        </text:changed-region>
        <text:changed-region xml:id="ct218799528" text:id="ct218799528">
          <text:insertion>
            <office:change-info>
              <dc:creator>Peter Camilleri</dc:creator>
              <dc:date>2015-04-25T17:39:00</dc:date>
            </office:change-info>
          </text:insertion>
        </text:changed-region>
        <text:changed-region xml:id="ct218799736" text:id="ct218799736">
          <text:deletion>
            <office:change-info>
              <dc:creator>Peter Camilleri</dc:creator>
              <dc:date>2015-04-25T23:21:00</dc:date>
            </office:change-info>
            <text:p text:style-name="Text_20_body">0&lt;&gt;</text:p>
          </text:deletion>
        </text:changed-region>
        <text:changed-region xml:id="ct218799632" text:id="ct218799632">
          <text:deletion>
            <office:change-info>
              <dc:creator>Peter Camilleri</dc:creator>
              <dc:date>2015-04-25T23:22:00</dc:date>
            </office:change-info>
            <text:p text:style-name="Text_20_body"/>
            <text:p text:style-name="Text_20_body"/>
          </text:deletion>
        </text:changed-region>
        <text:changed-region xml:id="ct218799840" text:id="ct218799840">
          <text:insertion>
            <office:change-info>
              <dc:creator>Peter Camilleri</dc:creator>
              <dc:date>2015-04-25T17:39:00</dc:date>
            </office:change-info>
          </text:insertion>
        </text:changed-region>
        <text:changed-region xml:id="ct218799944" text:id="ct218799944">
          <text:insertion>
            <office:change-info>
              <dc:creator>Peter Camilleri</dc:creator>
              <dc:date>2015-04-25T17:39:00</dc:date>
            </office:change-info>
          </text:insertion>
        </text:changed-region>
        <text:changed-region xml:id="ct218800048" text:id="ct218800048">
          <text:insertion>
            <office:change-info>
              <dc:creator>Peter Camilleri</dc:creator>
              <dc:date>2015-04-25T17:39:00</dc:date>
            </office:change-info>
          </text:insertion>
        </text:changed-region>
        <text:changed-region xml:id="ct218800152" text:id="ct218800152">
          <text:insertion>
            <office:change-info>
              <dc:creator>Peter Camilleri</dc:creator>
              <dc:date>2015-04-25T17:39:00</dc:date>
            </office:change-info>
          </text:insertion>
        </text:changed-region>
        <text:changed-region xml:id="ct218800256" text:id="ct218800256">
          <text:deletion>
            <office:change-info>
              <dc:creator>Peter Camilleri</dc:creator>
              <dc:date>2015-04-25T23:22:00</dc:date>
            </office:change-info>
            <text:p text:style-name="Text_20_body"/>
            <text:p text:style-name="Text_20_body">0=</text:p>
          </text:deletion>
        </text:changed-region>
        <text:changed-region xml:id="ct218800360" text:id="ct218800360">
          <text:insertion>
            <office:change-info>
              <dc:creator>Peter Camilleri</dc:creator>
              <dc:date>2015-04-25T17:39:00</dc:date>
            </office:change-info>
          </text:insertion>
        </text:changed-region>
        <text:changed-region xml:id="ct218800464" text:id="ct218800464">
          <text:insertion>
            <office:change-info>
              <dc:creator>Peter Camilleri</dc:creator>
              <dc:date>2015-04-25T17:39:00</dc:date>
            </office:change-info>
          </text:insertion>
        </text:changed-region>
        <text:changed-region xml:id="ct218800568" text:id="ct218800568">
          <text:insertion>
            <office:change-info>
              <dc:creator>Peter Camilleri</dc:creator>
              <dc:date>2015-04-25T17:39:00</dc:date>
            </office:change-info>
          </text:insertion>
        </text:changed-region>
        <text:changed-region xml:id="ct218800672" text:id="ct218800672">
          <text:insertion>
            <office:change-info>
              <dc:creator>Peter Camilleri</dc:creator>
              <dc:date>2015-04-25T17:39:00</dc:date>
            </office:change-info>
          </text:insertion>
        </text:changed-region>
        <text:changed-region xml:id="ct218800776" text:id="ct218800776">
          <text:deletion>
            <office:change-info>
              <dc:creator>Peter Camilleri</dc:creator>
              <dc:date>2015-04-25T23:22:00</dc:date>
            </office:change-info>
            <text:p text:style-name="Text_20_body"/>
            <text:p text:style-name="Text_20_body">0&gt;</text:p>
          </text:deletion>
        </text:changed-region>
        <text:changed-region xml:id="ct218800880" text:id="ct218800880">
          <text:insertion>
            <office:change-info>
              <dc:creator>Peter Camilleri</dc:creator>
              <dc:date>2015-04-25T17:39:00</dc:date>
            </office:change-info>
          </text:insertion>
        </text:changed-region>
        <text:changed-region xml:id="ct218800984" text:id="ct218800984">
          <text:insertion>
            <office:change-info>
              <dc:creator>Peter Camilleri</dc:creator>
              <dc:date>2015-04-25T17:39:00</dc:date>
            </office:change-info>
          </text:insertion>
        </text:changed-region>
        <text:changed-region xml:id="ct218801088" text:id="ct218801088">
          <text:insertion>
            <office:change-info>
              <dc:creator>Peter Camilleri</dc:creator>
              <dc:date>2015-04-25T17:39:00</dc:date>
            </office:change-info>
          </text:insertion>
        </text:changed-region>
        <text:changed-region xml:id="ct218801192" text:id="ct218801192">
          <text:insertion>
            <office:change-info>
              <dc:creator>Peter Camilleri</dc:creator>
              <dc:date>2015-04-25T17:39:00</dc:date>
            </office:change-info>
          </text:insertion>
        </text:changed-region>
        <text:changed-region xml:id="ct218801296" text:id="ct218801296">
          <text:deletion>
            <office:change-info>
              <dc:creator>Peter Camilleri</dc:creator>
              <dc:date>2015-04-25T23:22:00</dc:date>
            </office:change-info>
            <text:p text:style-name="Text_20_body"/>
            <text:p text:style-name="Text_20_body">0&gt;=</text:p>
          </text:deletion>
        </text:changed-region>
        <text:changed-region xml:id="ct218801400" text:id="ct218801400">
          <text:insertion>
            <office:change-info>
              <dc:creator>Peter Camilleri</dc:creator>
              <dc:date>2015-04-25T17:39:00</dc:date>
            </office:change-info>
          </text:insertion>
        </text:changed-region>
        <text:changed-region xml:id="ct218801504" text:id="ct218801504">
          <text:insertion>
            <office:change-info>
              <dc:creator>Peter Camilleri</dc:creator>
              <dc:date>2015-04-25T17:39:00</dc:date>
            </office:change-info>
          </text:insertion>
        </text:changed-region>
        <text:changed-region xml:id="ct218801608" text:id="ct218801608">
          <text:insertion>
            <office:change-info>
              <dc:creator>Peter Camilleri</dc:creator>
              <dc:date>2015-04-25T17:39:00</dc:date>
            </office:change-info>
          </text:insertion>
        </text:changed-region>
        <text:changed-region xml:id="ct218801712" text:id="ct218801712">
          <text:insertion>
            <office:change-info>
              <dc:creator>Peter Camilleri</dc:creator>
              <dc:date>2015-04-25T17:39:00</dc:date>
            </office:change-info>
          </text:insertion>
        </text:changed-region>
        <text:changed-region xml:id="ct218801816" text:id="ct218801816">
          <text:deletion>
            <office:change-info>
              <dc:creator>Peter Camilleri</dc:creator>
              <dc:date>2015-04-25T23:22:00</dc:date>
            </office:change-info>
            <text:p text:style-name="Text_20_body"/>
            <text:p text:style-name="Text_20_body">1+</text:p>
          </text:deletion>
        </text:changed-region>
        <text:changed-region xml:id="ct218801920" text:id="ct218801920">
          <text:insertion>
            <office:change-info>
              <dc:creator>Peter Camilleri</dc:creator>
              <dc:date>2015-04-25T17:39:00</dc:date>
            </office:change-info>
          </text:insertion>
        </text:changed-region>
        <text:changed-region xml:id="ct218802024" text:id="ct218802024">
          <text:insertion>
            <office:change-info>
              <dc:creator>Peter Camilleri</dc:creator>
              <dc:date>2015-04-25T17:39:00</dc:date>
            </office:change-info>
          </text:insertion>
        </text:changed-region>
        <text:changed-region xml:id="ct218802128" text:id="ct218802128">
          <text:insertion>
            <office:change-info>
              <dc:creator>Peter Camilleri</dc:creator>
              <dc:date>2015-04-25T17:39:00</dc:date>
            </office:change-info>
          </text:insertion>
        </text:changed-region>
        <text:changed-region xml:id="ct218802232" text:id="ct218802232">
          <text:insertion>
            <office:change-info>
              <dc:creator>Peter Camilleri</dc:creator>
              <dc:date>2015-04-25T17:39:00</dc:date>
            </office:change-info>
          </text:insertion>
        </text:changed-region>
        <text:changed-region xml:id="ct218802336" text:id="ct218802336">
          <text:deletion>
            <office:change-info>
              <dc:creator>Peter Camilleri</dc:creator>
              <dc:date>2015-04-25T23:22:00</dc:date>
            </office:change-info>
            <text:p text:style-name="Text_20_body"/>
            <text:p text:style-name="Text_20_body">1-</text:p>
          </text:deletion>
        </text:changed-region>
        <text:changed-region xml:id="ct218802440" text:id="ct218802440">
          <text:insertion>
            <office:change-info>
              <dc:creator>Peter Camilleri</dc:creator>
              <dc:date>2015-04-25T17:39:00</dc:date>
            </office:change-info>
          </text:insertion>
        </text:changed-region>
        <text:changed-region xml:id="ct218802544" text:id="ct218802544">
          <text:insertion>
            <office:change-info>
              <dc:creator>Peter Camilleri</dc:creator>
              <dc:date>2015-04-25T17:39:00</dc:date>
            </office:change-info>
          </text:insertion>
        </text:changed-region>
        <text:changed-region xml:id="ct218802648" text:id="ct218802648">
          <text:insertion>
            <office:change-info>
              <dc:creator>Peter Camilleri</dc:creator>
              <dc:date>2015-04-25T17:39:00</dc:date>
            </office:change-info>
          </text:insertion>
        </text:changed-region>
        <text:changed-region xml:id="ct218802752" text:id="ct218802752">
          <text:insertion>
            <office:change-info>
              <dc:creator>Peter Camilleri</dc:creator>
              <dc:date>2015-04-25T17:39:00</dc:date>
            </office:change-info>
          </text:insertion>
        </text:changed-region>
        <text:changed-region xml:id="ct218802856" text:id="ct218802856">
          <text:deletion>
            <office:change-info>
              <dc:creator>Peter Camilleri</dc:creator>
              <dc:date>2015-04-25T23:23:00</dc:date>
            </office:change-info>
            <text:p text:style-name="Text_20_body"/>
            <text:p text:style-name="Text_20_body">2*</text:p>
          </text:deletion>
        </text:changed-region>
        <text:changed-region xml:id="ct218802960" text:id="ct218802960">
          <text:insertion>
            <office:change-info>
              <dc:creator>Peter Camilleri</dc:creator>
              <dc:date>2015-04-25T17:39:00</dc:date>
            </office:change-info>
          </text:insertion>
        </text:changed-region>
        <text:changed-region xml:id="ct218803064" text:id="ct218803064">
          <text:insertion>
            <office:change-info>
              <dc:creator>Peter Camilleri</dc:creator>
              <dc:date>2015-04-25T17:39:00</dc:date>
            </office:change-info>
          </text:insertion>
        </text:changed-region>
        <text:changed-region xml:id="ct218803168" text:id="ct218803168">
          <text:insertion>
            <office:change-info>
              <dc:creator>Peter Camilleri</dc:creator>
              <dc:date>2015-04-25T17:39:00</dc:date>
            </office:change-info>
          </text:insertion>
        </text:changed-region>
        <text:changed-region xml:id="ct218803272" text:id="ct218803272">
          <text:insertion>
            <office:change-info>
              <dc:creator>Peter Camilleri</dc:creator>
              <dc:date>2015-04-25T17:39:00</dc:date>
            </office:change-info>
          </text:insertion>
        </text:changed-region>
        <text:changed-region xml:id="ct218803376" text:id="ct218803376">
          <text:deletion>
            <office:change-info>
              <dc:creator>Peter Camilleri</dc:creator>
              <dc:date>2015-04-25T23:23:00</dc:date>
            </office:change-info>
            <text:p text:style-name="Text_20_body"/>
            <text:p text:style-name="Text_20_body">2+</text:p>
          </text:deletion>
        </text:changed-region>
        <text:changed-region xml:id="ct218803480" text:id="ct218803480">
          <text:insertion>
            <office:change-info>
              <dc:creator>Peter Camilleri</dc:creator>
              <dc:date>2015-04-25T17:39:00</dc:date>
            </office:change-info>
          </text:insertion>
        </text:changed-region>
        <text:changed-region xml:id="ct218803584" text:id="ct218803584">
          <text:insertion>
            <office:change-info>
              <dc:creator>Peter Camilleri</dc:creator>
              <dc:date>2015-04-25T17:39:00</dc:date>
            </office:change-info>
          </text:insertion>
        </text:changed-region>
        <text:changed-region xml:id="ct218803688" text:id="ct218803688">
          <text:insertion>
            <office:change-info>
              <dc:creator>Peter Camilleri</dc:creator>
              <dc:date>2015-04-25T17:39:00</dc:date>
            </office:change-info>
          </text:insertion>
        </text:changed-region>
        <text:changed-region xml:id="ct218803792" text:id="ct218803792">
          <text:insertion>
            <office:change-info>
              <dc:creator>Peter Camilleri</dc:creator>
              <dc:date>2015-04-25T17:39:00</dc:date>
            </office:change-info>
          </text:insertion>
        </text:changed-region>
        <text:changed-region xml:id="ct218803896" text:id="ct218803896">
          <text:deletion>
            <office:change-info>
              <dc:creator>Peter Camilleri</dc:creator>
              <dc:date>2015-04-25T23:23:00</dc:date>
            </office:change-info>
            <text:p text:style-name="Text_20_body"/>
            <text:p text:style-name="Text_20_body">2-</text:p>
          </text:deletion>
        </text:changed-region>
        <text:changed-region xml:id="ct218804000" text:id="ct218804000">
          <text:insertion>
            <office:change-info>
              <dc:creator>Peter Camilleri</dc:creator>
              <dc:date>2015-04-25T17:39:00</dc:date>
            </office:change-info>
          </text:insertion>
        </text:changed-region>
        <text:changed-region xml:id="ct218804104" text:id="ct218804104">
          <text:insertion>
            <office:change-info>
              <dc:creator>Peter Camilleri</dc:creator>
              <dc:date>2015-04-25T17:39:00</dc:date>
            </office:change-info>
          </text:insertion>
        </text:changed-region>
        <text:changed-region xml:id="ct218804208" text:id="ct218804208">
          <text:insertion>
            <office:change-info>
              <dc:creator>Peter Camilleri</dc:creator>
              <dc:date>2015-04-25T17:39:00</dc:date>
            </office:change-info>
          </text:insertion>
        </text:changed-region>
        <text:changed-region xml:id="ct218804312" text:id="ct218804312">
          <text:insertion>
            <office:change-info>
              <dc:creator>Peter Camilleri</dc:creator>
              <dc:date>2015-04-25T17:39:00</dc:date>
            </office:change-info>
          </text:insertion>
        </text:changed-region>
        <text:changed-region xml:id="ct218804416" text:id="ct218804416">
          <text:deletion>
            <office:change-info>
              <dc:creator>Peter Camilleri</dc:creator>
              <dc:date>2015-04-25T23:24:00</dc:date>
            </office:change-info>
            <text:p text:style-name="Text_20_body"/>
            <text:p text:style-name="Text_20_body">2/</text:p>
          </text:deletion>
        </text:changed-region>
        <text:changed-region xml:id="ct218804520" text:id="ct218804520">
          <text:insertion>
            <office:change-info>
              <dc:creator>Peter Camilleri</dc:creator>
              <dc:date>2015-04-25T17:39:00</dc:date>
            </office:change-info>
          </text:insertion>
        </text:changed-region>
        <text:changed-region xml:id="ct218804624" text:id="ct218804624">
          <text:insertion>
            <office:change-info>
              <dc:creator>Peter Camilleri</dc:creator>
              <dc:date>2015-04-25T17:39:00</dc:date>
            </office:change-info>
          </text:insertion>
        </text:changed-region>
        <text:changed-region xml:id="ct218804728" text:id="ct218804728">
          <text:insertion>
            <office:change-info>
              <dc:creator>Peter Camilleri</dc:creator>
              <dc:date>2015-04-25T17:39:00</dc:date>
            </office:change-info>
          </text:insertion>
        </text:changed-region>
        <text:changed-region xml:id="ct218804832" text:id="ct218804832">
          <text:insertion>
            <office:change-info>
              <dc:creator>Peter Camilleri</dc:creator>
              <dc:date>2015-04-25T17:39:00</dc:date>
            </office:change-info>
          </text:insertion>
        </text:changed-region>
        <text:changed-region xml:id="ct218804936" text:id="ct218804936">
          <text:deletion>
            <office:change-info>
              <dc:creator>Peter Camilleri</dc:creator>
              <dc:date>2015-04-25T23:24:00</dc:date>
            </office:change-info>
            <text:p text:style-name="Text_20_body"/>
            <text:p text:style-name="Text_20_body">&lt;</text:p>
          </text:deletion>
        </text:changed-region>
        <text:changed-region xml:id="ct218805040" text:id="ct218805040">
          <text:insertion>
            <office:change-info>
              <dc:creator>Peter Camilleri</dc:creator>
              <dc:date>2015-04-25T17:39:00</dc:date>
            </office:change-info>
          </text:insertion>
        </text:changed-region>
        <text:changed-region xml:id="ct218805144" text:id="ct218805144">
          <text:insertion>
            <office:change-info>
              <dc:creator>Peter Camilleri</dc:creator>
              <dc:date>2015-04-25T17:39:00</dc:date>
            </office:change-info>
          </text:insertion>
        </text:changed-region>
        <text:changed-region xml:id="ct218805248" text:id="ct218805248">
          <text:insertion>
            <office:change-info>
              <dc:creator>Peter Camilleri</dc:creator>
              <dc:date>2015-04-25T17:39:00</dc:date>
            </office:change-info>
          </text:insertion>
        </text:changed-region>
        <text:changed-region xml:id="ct218805352" text:id="ct218805352">
          <text:insertion>
            <office:change-info>
              <dc:creator>Peter Camilleri</dc:creator>
              <dc:date>2015-04-25T17:39:00</dc:date>
            </office:change-info>
          </text:insertion>
        </text:changed-region>
        <text:changed-region xml:id="ct218805456" text:id="ct218805456">
          <text:insertion>
            <office:change-info>
              <dc:creator>Peter Camilleri</dc:creator>
              <dc:date>2015-04-25T17:39:00</dc:date>
            </office:change-info>
          </text:insertion>
        </text:changed-region>
        <text:changed-region xml:id="ct218805560" text:id="ct218805560">
          <text:deletion>
            <office:change-info>
              <dc:creator>Peter Camilleri</dc:creator>
              <dc:date>2015-04-25T23:24:00</dc:date>
            </office:change-info>
            <text:p text:style-name="Text_20_body"/>
            <text:p text:style-name="Text_20_body">&lt;=</text:p>
          </text:deletion>
        </text:changed-region>
        <text:changed-region xml:id="ct218805664" text:id="ct218805664">
          <text:insertion>
            <office:change-info>
              <dc:creator>Peter Camilleri</dc:creator>
              <dc:date>2015-04-25T17:39:00</dc:date>
            </office:change-info>
          </text:insertion>
        </text:changed-region>
        <text:changed-region xml:id="ct218805768" text:id="ct218805768">
          <text:insertion>
            <office:change-info>
              <dc:creator>Peter Camilleri</dc:creator>
              <dc:date>2015-04-25T17:39:00</dc:date>
            </office:change-info>
          </text:insertion>
        </text:changed-region>
        <text:changed-region xml:id="ct218805872" text:id="ct218805872">
          <text:insertion>
            <office:change-info>
              <dc:creator>Peter Camilleri</dc:creator>
              <dc:date>2015-04-25T17:39:00</dc:date>
            </office:change-info>
          </text:insertion>
        </text:changed-region>
        <text:changed-region xml:id="ct218805976" text:id="ct218805976">
          <text:insertion>
            <office:change-info>
              <dc:creator>Peter Camilleri</dc:creator>
              <dc:date>2015-04-25T17:39:00</dc:date>
            </office:change-info>
          </text:insertion>
        </text:changed-region>
        <text:changed-region xml:id="ct218806080" text:id="ct218806080">
          <text:insertion>
            <office:change-info>
              <dc:creator>Peter Camilleri</dc:creator>
              <dc:date>2015-04-25T17:39:00</dc:date>
            </office:change-info>
          </text:insertion>
        </text:changed-region>
        <text:changed-region xml:id="ct218806184" text:id="ct218806184">
          <text:deletion>
            <office:change-info>
              <dc:creator>Peter Camilleri</dc:creator>
              <dc:date>2015-04-25T23:24:00</dc:date>
            </office:change-info>
            <text:p text:style-name="Text_20_body"/>
            <text:p text:style-name="Text_20_body">&lt;=&gt;</text:p>
          </text:deletion>
        </text:changed-region>
        <text:changed-region xml:id="ct218806288" text:id="ct218806288">
          <text:insertion>
            <office:change-info>
              <dc:creator>Peter Camilleri</dc:creator>
              <dc:date>2015-04-25T17:39:00</dc:date>
            </office:change-info>
          </text:insertion>
        </text:changed-region>
        <text:changed-region xml:id="ct218806392" text:id="ct218806392">
          <text:insertion>
            <office:change-info>
              <dc:creator>Peter Camilleri</dc:creator>
              <dc:date>2015-04-25T17:39:00</dc:date>
            </office:change-info>
          </text:insertion>
        </text:changed-region>
        <text:changed-region xml:id="ct218806496" text:id="ct218806496">
          <text:insertion>
            <office:change-info>
              <dc:creator>Peter Camilleri</dc:creator>
              <dc:date>2015-04-25T17:39:00</dc:date>
            </office:change-info>
          </text:insertion>
        </text:changed-region>
        <text:changed-region xml:id="ct218806600" text:id="ct218806600">
          <text:insertion>
            <office:change-info>
              <dc:creator>Peter Camilleri</dc:creator>
              <dc:date>2015-04-25T17:39:00</dc:date>
            </office:change-info>
          </text:insertion>
        </text:changed-region>
        <text:changed-region xml:id="ct218806704" text:id="ct218806704">
          <text:insertion>
            <office:change-info>
              <dc:creator>Peter Camilleri</dc:creator>
              <dc:date>2015-04-25T17:39:00</dc:date>
            </office:change-info>
          </text:insertion>
        </text:changed-region>
        <text:changed-region xml:id="ct218806912" text:id="ct218806912">
          <text:deletion>
            <office:change-info>
              <dc:creator>Peter Camilleri</dc:creator>
              <dc:date>2015-04-25T23:24:00</dc:date>
            </office:change-info>
            <text:p text:style-name="Text_20_body">&gt;</text:p>
          </text:deletion>
        </text:changed-region>
        <text:changed-region xml:id="ct218806808" text:id="ct218806808">
          <text:deletion>
            <office:change-info>
              <dc:creator>Peter Camilleri</dc:creator>
              <dc:date>2015-04-25T23:25:00</dc:date>
            </office:change-info>
            <text:p text:style-name="Text_20_body"/>
            <text:p text:style-name="Text_20_body"/>
          </text:deletion>
        </text:changed-region>
        <text:changed-region xml:id="ct218807016" text:id="ct218807016">
          <text:insertion>
            <office:change-info>
              <dc:creator>Peter Camilleri</dc:creator>
              <dc:date>2015-04-25T17:39:00</dc:date>
            </office:change-info>
          </text:insertion>
        </text:changed-region>
        <text:changed-region xml:id="ct218807120" text:id="ct218807120">
          <text:insertion>
            <office:change-info>
              <dc:creator>Peter Camilleri</dc:creator>
              <dc:date>2015-04-25T17:39:00</dc:date>
            </office:change-info>
          </text:insertion>
        </text:changed-region>
        <text:changed-region xml:id="ct218872840" text:id="ct218872840">
          <text:insertion>
            <office:change-info>
              <dc:creator>Peter Camilleri</dc:creator>
              <dc:date>2015-04-25T17:39:00</dc:date>
            </office:change-info>
          </text:insertion>
        </text:changed-region>
        <text:changed-region xml:id="ct218872944" text:id="ct218872944">
          <text:insertion>
            <office:change-info>
              <dc:creator>Peter Camilleri</dc:creator>
              <dc:date>2015-04-25T17:39:00</dc:date>
            </office:change-info>
          </text:insertion>
        </text:changed-region>
        <text:changed-region xml:id="ct218873048" text:id="ct218873048">
          <text:insertion>
            <office:change-info>
              <dc:creator>Peter Camilleri</dc:creator>
              <dc:date>2015-04-25T17:39:00</dc:date>
            </office:change-info>
          </text:insertion>
        </text:changed-region>
        <text:changed-region xml:id="ct218873152" text:id="ct218873152">
          <text:deletion>
            <office:change-info>
              <dc:creator>Peter Camilleri</dc:creator>
              <dc:date>2015-04-25T23:25:00</dc:date>
            </office:change-info>
            <text:p text:style-name="Text_20_body"/>
            <text:p text:style-name="Text_20_body">&gt;=</text:p>
          </text:deletion>
        </text:changed-region>
        <text:changed-region xml:id="ct218873256" text:id="ct218873256">
          <text:insertion>
            <office:change-info>
              <dc:creator>Peter Camilleri</dc:creator>
              <dc:date>2015-04-25T17:39:00</dc:date>
            </office:change-info>
          </text:insertion>
        </text:changed-region>
        <text:changed-region xml:id="ct218873360" text:id="ct218873360">
          <text:insertion>
            <office:change-info>
              <dc:creator>Peter Camilleri</dc:creator>
              <dc:date>2015-04-25T17:39:00</dc:date>
            </office:change-info>
          </text:insertion>
        </text:changed-region>
        <text:changed-region xml:id="ct218873464" text:id="ct218873464">
          <text:insertion>
            <office:change-info>
              <dc:creator>Peter Camilleri</dc:creator>
              <dc:date>2015-04-25T17:39:00</dc:date>
            </office:change-info>
          </text:insertion>
        </text:changed-region>
        <text:changed-region xml:id="ct218873568" text:id="ct218873568">
          <text:insertion>
            <office:change-info>
              <dc:creator>Peter Camilleri</dc:creator>
              <dc:date>2015-04-25T17:39:00</dc:date>
            </office:change-info>
          </text:insertion>
        </text:changed-region>
        <text:changed-region xml:id="ct218873672" text:id="ct218873672">
          <text:insertion>
            <office:change-info>
              <dc:creator>Peter Camilleri</dc:creator>
              <dc:date>2015-04-25T17:39:00</dc:date>
            </office:change-info>
          </text:insertion>
        </text:changed-region>
        <text:changed-region xml:id="ct218873776" text:id="ct218873776">
          <text:deletion>
            <office:change-info>
              <dc:creator>Peter Camilleri</dc:creator>
              <dc:date>2015-04-25T23:25:00</dc:date>
            </office:change-info>
            <text:p text:style-name="Text_20_body"/>
            <text:p text:style-name="Text_20_body">mod</text:p>
          </text:deletion>
        </text:changed-region>
        <text:changed-region xml:id="ct218873880" text:id="ct218873880">
          <text:insertion>
            <office:change-info>
              <dc:creator>Peter Camilleri</dc:creator>
              <dc:date>2015-04-25T17:39:00</dc:date>
            </office:change-info>
          </text:insertion>
        </text:changed-region>
        <text:changed-region xml:id="ct218873984" text:id="ct218873984">
          <text:insertion>
            <office:change-info>
              <dc:creator>Peter Camilleri</dc:creator>
              <dc:date>2015-04-25T17:39:00</dc:date>
            </office:change-info>
          </text:insertion>
        </text:changed-region>
        <text:changed-region xml:id="ct218874088" text:id="ct218874088">
          <text:insertion>
            <office:change-info>
              <dc:creator>Peter Camilleri</dc:creator>
              <dc:date>2015-04-25T17:39:00</dc:date>
            </office:change-info>
          </text:insertion>
        </text:changed-region>
        <text:changed-region xml:id="ct218874192" text:id="ct218874192">
          <text:insertion>
            <office:change-info>
              <dc:creator>Peter Camilleri</dc:creator>
              <dc:date>2015-04-25T17:39:00</dc:date>
            </office:change-info>
          </text:insertion>
        </text:changed-region>
        <text:changed-region xml:id="ct218874296" text:id="ct218874296">
          <text:deletion>
            <office:change-info>
              <dc:creator>Peter Camilleri</dc:creator>
              <dc:date>2015-04-25T23:25:00</dc:date>
            </office:change-info>
            <text:p text:style-name="Text_20_body"/>
            <text:p text:style-name="Text_20_body">neg</text:p>
          </text:deletion>
        </text:changed-region>
        <text:changed-region xml:id="ct218874400" text:id="ct218874400">
          <text:insertion>
            <office:change-info>
              <dc:creator>Peter Camilleri</dc:creator>
              <dc:date>2015-04-25T17:39:00</dc:date>
            </office:change-info>
          </text:insertion>
        </text:changed-region>
        <text:changed-region xml:id="ct218874504" text:id="ct218874504">
          <text:insertion>
            <office:change-info>
              <dc:creator>Peter Camilleri</dc:creator>
              <dc:date>2015-04-25T17:39:00</dc:date>
            </office:change-info>
          </text:insertion>
        </text:changed-region>
        <text:changed-region xml:id="ct218874608" text:id="ct218874608">
          <text:insertion>
            <office:change-info>
              <dc:creator>Peter Camilleri</dc:creator>
              <dc:date>2015-04-25T17:39:00</dc:date>
            </office:change-info>
          </text:insertion>
        </text:changed-region>
        <text:changed-region xml:id="ct218874712" text:id="ct218874712">
          <text:insertion>
            <office:change-info>
              <dc:creator>Peter Camilleri</dc:creator>
              <dc:date>2015-04-25T17:39:00</dc:date>
            </office:change-info>
          </text:insertion>
        </text:changed-region>
        <text:changed-region xml:id="ct218874816" text:id="ct2188748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Text_20_body"/>
      <text:p text:style-name="Text_20_body"/>
      <text:p text:style-name="Text_20_body"/>
      <text:p text:style-name="P53">The fOOrth User's Guide </text:p>
      <text:p text:style-name="P53">and</text:p>
      <text:p text:style-name="P53">Reference</text:p>
      <text:p text:style-name="Subtitle">An RPN, object oriented language that is not FORTH.</text:p>
      <text:p text:style-name="Subtitle">by Peter Camilleri </text:p>
      <text:p text:style-name="Text_20_body"/>
      <text:p text:style-name="P5">Last Update: May 10, 2015</text:p>
      <text:p text:style-name="P5">Covering fOOrth version 0.0.3</text:p>
      <text:p text:style-name="P5">Status: Unpublished.</text:p>
      <text:p text:style-name="Text_20_body"/>
      <text:p text:style-name="Text_20_body"/>
      <text:p text:style-name="Text_20_body"/>
      <text:p text:style-name="P6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6">Table of Contents</text:p>
          </text:index-title>
          <text:p text:style-name="P77">The MIT License (MIT).<text:tab/>5</text:p>
          <text:p text:style-name="P77">Introduction<text:tab/>6</text:p>
          <text:p text:style-name="P78">About the name fOOrth<text:tab/>6</text:p>
          <text:p text:style-name="P78">How fOOrth came to be<text:tab/>6</text:p>
          <text:p text:style-name="P78">Goals and Principles<text:tab/>7</text:p>
          <text:p text:style-name="P78">Report Card<text:tab/>8</text:p>
          <text:p text:style-name="P78">Special Note of Thanks<text:tab/>8</text:p>
          <text:p text:style-name="P77">Installation<text:tab/>9</text:p>
          <text:p text:style-name="P78">Ruby<text:tab/>9</text:p>
          <text:p text:style-name="P78">fOOrth<text:tab/>9</text:p>
          <text:p text:style-name="P78">Running fOOrth<text:tab/>10</text:p>
          <text:p text:style-name="P78">Testing<text:tab/>10</text:p>
          <text:p text:style-name="P78">Source Archive<text:tab/>11</text:p>
          <text:p text:style-name="P77">First Steps<text:tab/>12</text:p>
          <text:p text:style-name="P77">The Syntax and Style of fOOrth<text:tab/>14</text:p>
          <text:p text:style-name="P78">Syntax<text:tab/>14</text:p>
          <text:p text:style-name="P78">Spaces<text:tab/>14</text:p>
          <text:p text:style-name="P78">Comments<text:tab/>14</text:p>
          <text:p text:style-name="P78">String Literals<text:tab/>14</text:p>
          <text:p text:style-name="P78">Numeric Literals<text:tab/>15</text:p>
          <text:p text:style-name="P77">A fOOrth Calculator<text:tab/>16</text:p>
          <text:p text:style-name="P78">The Basics<text:tab/>16</text:p>
          <text:p text:style-name="P78">Stack Manipulation<text:tab/>17</text:p>
          <text:p text:style-name="P78">Programming<text:tab/>19</text:p>
          <text:p text:style-name="P78">Control Structures<text:tab/>20</text:p>
          <text:p text:style-name="P78">Data Memory<text:tab/>24</text:p>
          <text:p text:style-name="P77">Data Storage in fOOrth<text:tab/>25</text:p>
          <text:p text:style-name="P78">Typing<text:tab/>25</text:p>
          <text:p text:style-name="P78">Declarations<text:tab/>25</text:p>
          <text:p text:style-name="P78">Scoping<text:tab/>25</text:p>
          <text:p text:style-name="P78">Referencing<text:tab/>26</text:p>
          <text:p text:style-name="P78">Mutation<text:tab/>27</text:p>
          <text:p text:style-name="P77">Cloning Data<text:tab/>29</text:p>
          <text:p text:style-name="P78">Deep vs Shallow Copy<text:tab/>29</text:p>
          <text:p text:style-name="P78">Permissive Copying<text:tab/>32</text:p>
          <text:p text:style-name="P77">Handling Exceptions<text:tab/>33</text:p>
          <text:p text:style-name="P78">The Nature of Exceptions in fOOrth<text:tab/>33</text:p>
          <text:p text:style-name="P78">Handling Errors<text:tab/>33</text:p>
          <text:p text:style-name="P78">Generating Errors<text:tab/>38</text:p>
          <text:p text:style-name="P78">fOOrth Native Exception Codes:<text:tab/>39</text:p>
          <text:p text:style-name="P78">Application Error Codes:<text:tab/>40</text:p>
          <text:p text:style-name="P78">Ruby Mapped Exception Codes:<text:tab/>40</text:p>
          <text:p text:style-name="P77">The Class Tree<text:tab/>45</text:p>
          <text:p text:style-name="P78">A Brief Overview of Key OO Concepts<text:tab/>45</text:p>
          <text:p text:style-name="P78">Classes<text:tab/>45</text:p>
          <text:p text:style-name="P78">Inheritance<text:tab/>46</text:p>
          <text:p text:style-name="P78">Methods<text:tab/>46</text:p>
          <text:p text:style-name="P78">Late Binding and Polymorphism<text:tab/>46</text:p>
          <text:p text:style-name="P78">Prototypes<text:tab/>46</text:p>
          <text:p text:style-name="P77">Method Mapping<text:tab/>47</text:p>
          <text:p text:style-name="P78">Exploring the mapping system<text:tab/>47</text:p>
          <text:p text:style-name="P77">Context<text:tab/>49</text:p>
          <text:p text:style-name="P78">Exploring Context<text:tab/>49</text:p>
          <text:p text:style-name="P78">Tracking the Virtual Machine<text:tab/>51</text:p>
          <text:p text:style-name="P77">Routing<text:tab/>52</text:p>
          <text:p text:style-name="P78">Virtual Machine Methods<text:tab/>52</text:p>
          <text:p text:style-name="P78">Shared Methods<text:tab/>52</text:p>
          <text:p text:style-name="P78">Exclusive Methods<text:tab/>53</text:p>
          <text:p text:style-name="P78">Shared Stub Methods<text:tab/>53</text:p>
          <text:p text:style-name="P78">Exclusive Stub Methods<text:tab/>54</text:p>
          <text:p text:style-name="P78">Local Methods<text:tab/>54</text:p>
          <text:p text:style-name="P78">Routing Internals<text:tab/>54</text:p>
          <text:p text:style-name="P77">Self<text:tab/>57</text:p>
          <text:p text:style-name="P78">Applying Self<text:tab/>57</text:p>
          <text:p text:style-name="P78">Changing Self<text:tab/>58</text:p>
          <text:p text:style-name="P77">Boolean Data<text:tab/>59</text:p>
          <text:p text:style-name="P78">What values represent true and false<text:tab/>59</text:p>
          <text:p text:style-name="P78">Processing Boolean Data<text:tab/>59</text:p>
          <text:p text:style-name="P78">Boolean Constants<text:tab/>59</text:p>
          <text:p text:style-name="P77">Numeric Data<text:tab/>60</text:p>
          <text:p text:style-name="P77">Array<text:tab/>61</text:p>
          <text:p text:style-name="P78">Array Literals<text:tab/>61</text:p>
          <text:p text:style-name="P78">Class Methods<text:tab/>62</text:p>
          <text:p text:style-name="P78">Instance Methods<text:tab/>64</text:p>
          <text:p text:style-name="P77">Class<text:tab/>75</text:p>
          <text:p text:style-name="P78">Instance Methods<text:tab/>75</text:p>
          <text:p text:style-name="P78">Commands<text:tab/>79</text:p>
          <text:p text:style-name="P77">Complex<text:tab/>81</text:p>
          <text:p text:style-name="P78">Complex Literals<text:tab/>81</text:p>
          <text:p text:style-name="P78">Instance Methods<text:tab/>82</text:p>
          <text:p text:style-name="P78">Instance Stubs<text:tab/>84</text:p>
          <text:p text:style-name="P77">FalseClass<text:tab/>85</text:p>
          <text:p text:style-name="P78">FalseClass Literals<text:tab/>85</text:p>
          <text:p text:style-name="P78">Instance Methods<text:tab/>85</text:p>
          <text:p text:style-name="P77"><text:soft-page-break/>Float<text:tab/>87</text:p>
          <text:p text:style-name="P78">Float Literals<text:tab/>87</text:p>
          <text:p text:style-name="P78">Instance Methods<text:tab/>88</text:p>
          <text:p text:style-name="P77">Hash<text:tab/>89</text:p>
          <text:p text:style-name="P78">Hash Literals<text:tab/>89</text:p>
          <text:p text:style-name="P78">Instance Methods<text:tab/>90</text:p>
          <text:p text:style-name="P77">InStream<text:tab/>93</text:p>
          <text:p text:style-name="P78">Class Methods<text:tab/>93</text:p>
          <text:p text:style-name="P78">Instance Methods<text:tab/>94</text:p>
          <text:p text:style-name="P78">Class Stubs<text:tab/>95</text:p>
          <text:p text:style-name="P77">Integer<text:tab/>96</text:p>
          <text:p text:style-name="P78">Integer Literals<text:tab/>96</text:p>
          <text:p text:style-name="P78">Instance Methods<text:tab/>96</text:p>
          <text:p text:style-name="P77">NilClass<text:tab/>102</text:p>
          <text:p text:style-name="P78">NilClass Literals<text:tab/>102</text:p>
          <text:p text:style-name="P78">Instance Methods<text:tab/>102</text:p>
          <text:p text:style-name="P77">Numeric<text:tab/>104</text:p>
          <text:p text:style-name="P78">Special Numeric Values<text:tab/>104</text:p>
          <text:p text:style-name="P78">Instance Methods<text:tab/>107</text:p>
          <text:p text:style-name="P77">Object<text:tab/>128</text:p>
          <text:p text:style-name="P78">Instance Methods<text:tab/>128</text:p>
          <text:p text:style-name="P78">Commands<text:tab/>139</text:p>
          <text:p text:style-name="P77">OutStream<text:tab/>140</text:p>
          <text:p text:style-name="P78">Class Methods<text:tab/>140</text:p>
          <text:p text:style-name="P78">Instance Methods<text:tab/>141</text:p>
          <text:p text:style-name="P78">Class Stubs<text:tab/>144</text:p>
          <text:p text:style-name="P77">Procedure<text:tab/>145</text:p>
          <text:p text:style-name="P78">Procedure Literals<text:tab/>145</text:p>
          <text:p text:style-name="P78">Instance Methods<text:tab/>145</text:p>
          <text:p text:style-name="P77">Queue<text:tab/>147</text:p>
          <text:p text:style-name="P78">Instance Methods<text:tab/>147</text:p>
          <text:p text:style-name="P77">Rational<text:tab/>149</text:p>
          <text:p text:style-name="P78">Rational Literals<text:tab/>149</text:p>
          <text:p text:style-name="P78">Instance Methods<text:tab/>149</text:p>
          <text:p text:style-name="P77">Stack<text:tab/>152</text:p>
          <text:p text:style-name="P78">Instance Methods<text:tab/>152</text:p>
          <text:p text:style-name="P77">String<text:tab/>154</text:p>
          <text:p text:style-name="P78">String Literals<text:tab/>154</text:p>
          <text:p text:style-name="P78">Format Strings<text:tab/>155</text:p>
          <text:p text:style-name="P78">Instance Methods<text:tab/>158</text:p>
          <text:p text:style-name="P77">Thread<text:tab/>172</text:p>
          <text:p text:style-name="P78">Class Methods<text:tab/>172</text:p>
          <text:p text:style-name="P78">Instance Methods<text:tab/>173</text:p>
          <text:p text:style-name="P77">TrueClass<text:tab/>175</text:p>
          <text:p text:style-name="P78">TrueClass Literals<text:tab/>175</text:p>
          <text:p text:style-name="P77">VirtualMachine<text:tab/>176</text:p>
          <text:p text:style-name="P78">Instance Methods<text:tab/>177</text:p>
          <text:p text:style-name="P78">Commands<text:tab/>202</text:p>
          <text:p text:style-name="P77">Appendix A – Symbol Glossary<text:tab/>209</text:p>
          <text:p text:style-name="P77">Appendix B – Regular Expressions<text:tab/>211</text:p>
          <text:p text:style-name="P77">Edit History:<text:tab/>215</text:p>
        </text:index-body>
      </text:table-of-content>
      <text:p text:style-name="Text_20_body"/>
      <text:h text:style-name="P7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4" text:outline-level="1">Introduction</text:h>
      <text:h text:style-name="Heading_20_2" text:outline-level="2">About the name fOOrth</text:h>
      <text:p text:style-name="Standard"/>
      <text:p text:style-name="P56">The name of programming language fOOrth is an example of a malamanteau<text:note text:id="ftn1" text:note-class="footnote"><text:note-citation>1</text:note-citation><text:note-body><text:p text:style-name="P54">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6">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715410546905420559" text:style-name="L1">
        <text:list-item>
          <text:p text:style-name="P82">A Simple, Easy-to-Understand syntax that is none the less, Expressive and Compact:</text:p>
        </text:list-item>
      </text:list>
      <text:list xml:id="list6372024740246213088" text:style-name="L2">
        <text:list-item>
          <text:list>
            <text:list-item>
              <text:p text:style-name="P83">Source code in fOOrth is free-form with no line oriented limitations or rules.</text:p>
            </text:list-item>
            <text:list-item>
              <text:p text:style-name="P83">Support is given to the easy representation of common literal data such as strings, integers, floating point numbers, rational numbers, and complex numbers.</text:p>
            </text:list-item>
          </text:list>
        </text:list-item>
      </text:list>
      <text:list xml:id="list37619277" text:continue-list="list8715410546905420559" text:style-name="L1">
        <text:list-item>
          <text:p text:style-name="P82">Safe Data and Data Structures:</text:p>
        </text:list-item>
      </text:list>
      <text:list xml:id="list5956640008359747348" text:style-name="L3">
        <text:list-item>
          <text:list>
            <text:list-item>
              <text:p text:style-name="P85">Simple, reliable arithmetic. In fOOrth, integer operations never overflow. Rational values can be represented exactly, complex numbers are supported, and conversions between numeric types are simple.</text:p>
            </text:list-item>
            <text:list-item>
              <text:p text:style-name="P85"><text:soft-page-break/>Strings grow as needed without the need to allocate space or worry about overflow.</text:p>
            </text:list-item>
            <text:list-item>
              <text:p text:style-name="P85">Data containers such as arrays and hashes grow as needed. Out of range subscripts cannot access undefined memory regions. </text:p>
            </text:list-item>
          </text:list>
        </text:list-item>
      </text:list>
      <text:list xml:id="list37603788" text:continue-list="list37619277" text:style-name="L1">
        <text:list-item>
          <text:p text:style-name="P82">Message Passing:</text:p>
        </text:list-item>
      </text:list>
      <text:list xml:id="list3706301429877269858" text:style-name="L4">
        <text:list-item>
          <text:list>
            <text:list-item>
              <text:p text:style-name="P105">In fOOrth all actions take the form of messages sent to a receiver.</text:p>
            </text:list-item>
            <text:list-item>
              <text:p text:style-name="P105">The routing of messages is specified by the exact type of the message.</text:p>
            </text:list-item>
            <text:list-item>
              <text:p text:style-name="P105">Message receivers include data items on the stack as well as the virtual machine object associated with the current thread of execution.</text:p>
            </text:list-item>
            <text:list-item>
              <text:p text:style-name="P105">Messages for which no routing specification can be found, generate an error at compile time.</text:p>
            </text:list-item>
          </text:list>
        </text:list-item>
      </text:list>
      <text:list xml:id="list37616591" text:continue-list="list37603788" text:style-name="L1">
        <text:list-item>
          <text:p text:style-name="P82">Object Oriented Design:</text:p>
        </text:list-item>
      </text:list>
      <text:list xml:id="list3709235786141748547" text:style-name="L5">
        <text:list-item>
          <text:list>
            <text:list-item>
              <text:p text:style-name="P86">Support class based inheritance, with a non-cyclic (single inheritance) tree derived from a common base Object class.</text:p>
            </text:list-item>
            <text:list-item>
              <text:p text:style-name="P106">Support late binding and polymorphism through message interface compatibility or “duck” typing.</text:p>
            </text:list-item>
          </text:list>
        </text:list-item>
      </text:list>
      <text:list xml:id="list37604282" text:continue-list="list37616591" text:style-name="L1">
        <text:list-item>
          <text:p text:style-name="P82">Meta programming: </text:p>
        </text:list-item>
      </text:list>
      <text:list xml:id="list8386527061074265131" text:style-name="L6">
        <text:list-item>
          <text:list>
            <text:list-item>
              <text:p text:style-name="P107">Support extensible language constructs by making the compiler an accessible part of the system.</text:p>
            </text:list-item>
          </text:list>
        </text:list-item>
      </text:list>
      <text:list xml:id="list37607385" text:continue-list="list37604282" text:style-name="L1">
        <text:list-item>
          <text:p text:style-name="P82">Reliability:</text:p>
        </text:list-item>
      </text:list>
      <text:list xml:id="list7539313834645078004" text:style-name="L7">
        <text:list-item>
          <text:list>
            <text:list-item>
              <text:p text:style-name="P108">Errors should be detected as soon as possible. </text:p>
            </text:list-item>
          </text:list>
        </text:list-item>
      </text:list>
      <text:list xml:id="list37615304" text:continue-list="list37607385" text:style-name="L1">
        <text:list-item>
          <text:p text:style-name="P87">Building on the host language:</text:p>
        </text:list-item>
      </text:list>
      <text:list xml:id="list8813435079352349664" text:style-name="L8">
        <text:list-item>
          <text:list>
            <text:list-item>
              <text:p text:style-name="P8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43635300"/>Thanks<text:alphabetical-index-mark-end text:id="IMark143635300"/></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234714517062650082" text:style-name="L9">
        <text:list-item>
          <text:p text:style-name="P109">ruby 1.9.3p484 (2013-11-22) [i386-mingw32]</text:p>
        </text:list-item>
        <text:list-item>
          <text:p text:style-name="P109">ruby 2.1.5p273 (2014-11-13 revision 48405) [i386-mingw32]</text:p>
        </text:list-item>
        <text:list-item>
          <text:p text:style-name="P109">Rubinius – to be tested!</text:p>
        </text:list-item>
        <text:list-item>
          <text:p text:style-name="P109">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6">Once fOOrth is installed, there are several options for running the language environment. These are:</text:p>
      <text:p text:style-name="P56"/>
      <text:h text:style-name="Heading_20_3" text:outline-level="3"><text:alphabetical-index-mark-start text:id="IMark143635300"/>Rake<text:alphabetical-index-mark-end text:id="IMark143635300"/>:</text:h>
      <text:p text:style-name="P5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3635300"/>Demo.rb<text:alphabetical-index-mark-end text:id="IMark14363530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43635300"/>Testing<text:alphabetical-index-mark-end text:id="IMark14363530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43635300"/>Known Issues<text:alphabetical-index-mark-end text:id="IMark14363530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3635300"/>Archive<text:alphabetical-index-mark-end text:id="IMark14363530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5">Tokens</text:p>
          </table:table-cell>
          <table:table-cell table:style-name="Table1.A1" office:value-type="string">
            <text:p text:style-name="P17">4</text:p>
          </table:table-cell>
          <table:table-cell table:style-name="Table1.A1" office:value-type="string">
            <text:p text:style-name="P17">5</text:p>
          </table:table-cell>
          <table:table-cell table:style-name="Table1.A1" office:value-type="string">
            <text:p text:style-name="P17">+</text:p>
          </table:table-cell>
          <table:table-cell table:style-name="Table1.E1" office:value-type="string">
            <text:p text:style-name="P17">.</text:p>
          </table:table-cell>
        </table:table-row>
        <table:table-row>
          <table:table-cell table:style-name="Table1.A2" office:value-type="string">
            <text:p text:style-name="P15">Output</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9'</text:p>
          </table:table-cell>
        </table:table-row>
        <table:table-row>
          <table:table-cell table:style-name="Table1.A3" table:number-rows-spanned="2" office:value-type="string">
            <text:p text:style-name="P15">Data Stack</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9</text:p>
          </table:table-cell>
          <table:table-cell table:style-name="Table1.E2" office:value-type="string">
            <text:p text:style-name="P15"/>
          </table:table-cell>
        </table:table-row>
        <table:table-row>
          <table:covered-table-cell/>
          <table:table-cell table:style-name="Table1.A2" office:value-type="string">
            <text:p text:style-name="P15"/>
          </table:table-cell>
          <table:table-cell table:style-name="Table1.A2" office:value-type="string">
            <text:p text:style-name="P15">4</text:p>
          </table:table-cell>
          <table:table-cell table:style-name="Table1.A2" office:value-type="string">
            <text:p text:style-name="P15"/>
          </table:table-cell>
          <table:table-cell table:style-name="Table1.E2" office:value-type="string">
            <text:p text:style-name="P15"/>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5">Infix</text:p>
          </table:table-cell>
          <table:table-cell table:style-name="Table2.A1" office:value-type="string">
            <text:p text:style-name="P15">Postfix</text:p>
          </table:table-cell>
          <table:table-cell table:style-name="Table2.C1" office:value-type="string">
            <text:p text:style-name="P15">Result</text:p>
          </table:table-cell>
        </table:table-row>
        <table:table-row>
          <table:table-cell table:style-name="Table2.A2" office:value-type="string">
            <text:p text:style-name="P15">2+3*4</text:p>
          </table:table-cell>
          <table:table-cell table:style-name="Table2.A2" office:value-type="string">
            <text:p text:style-name="P15">2 3 4 * +</text:p>
          </table:table-cell>
          <table:table-cell table:style-name="Table2.C2" office:value-type="string">
            <text:p text:style-name="P15">14</text:p>
          </table:table-cell>
        </table:table-row>
        <table:table-row>
          <table:table-cell table:style-name="Table2.A2" office:value-type="string">
            <text:p text:style-name="P15">(2+3)*4</text:p>
          </table:table-cell>
          <table:table-cell table:style-name="Table2.A2" office:value-type="string">
            <text:p text:style-name="P15">2 3 + 4 *</text:p>
          </table:table-cell>
          <table:table-cell table:style-name="Table2.C2" office:value-type="string">
            <text:p text:style-name="P15">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5">Language</text:p>
            <text:p text:style-name="P15">Tokens</text:p>
          </table:table-cell>
          <table:table-cell table:style-name="Table3.B1" table:number-columns-spanned="2" office:value-type="string">
            <text:p text:style-name="P15">Abstract Pseudo-Code Generated</text:p>
          </table:table-cell>
          <table:covered-table-cell/>
        </table:table-row>
        <table:table-row>
          <table:covered-table-cell/>
          <table:table-cell table:style-name="Table3.B2" office:value-type="string">
            <text:p text:style-name="P15">FORTH</text:p>
          </table:table-cell>
          <table:table-cell table:style-name="Table3.C2" office:value-type="string">
            <text:p text:style-name="P15">fOOrth</text:p>
          </table:table-cell>
        </table:table-row>
        <table:table-row>
          <table:table-cell table:style-name="Table3.B2" office:value-type="string">
            <text:p text:style-name="P17">4</text:p>
          </table:table-cell>
          <table:table-cell table:style-name="Table3.B2" office:value-type="string">
            <text:p text:style-name="P15">Push_integer 4</text:p>
          </table:table-cell>
          <table:table-cell table:style-name="Table3.C2" office:value-type="string">
            <text:p text:style-name="P15">Push_integer 4</text:p>
          </table:table-cell>
        </table:table-row>
        <table:table-row>
          <table:table-cell table:style-name="Table3.B2" office:value-type="string">
            <text:p text:style-name="P17">5</text:p>
          </table:table-cell>
          <table:table-cell table:style-name="Table3.B2" office:value-type="string">
            <text:p text:style-name="P15">Push_integer 5</text:p>
          </table:table-cell>
          <table:table-cell table:style-name="Table3.C2" office:value-type="string">
            <text:p text:style-name="P15">Push_integer 5</text:p>
          </table:table-cell>
        </table:table-row>
        <table:table-row>
          <table:table-cell table:style-name="Table3.A5" office:value-type="string">
            <text:p text:style-name="P17">+</text:p>
          </table:table-cell>
          <table:table-cell table:style-name="Table3.B2" office:value-type="string">
            <text:p text:style-name="P15">T<text:span text:style-name="T6">1</text:span> = Pop_integer</text:p>
            <text:p text:style-name="P15">T<text:span text:style-name="T6">2</text:span> = Pop_integer</text:p>
            <text:p text:style-name="P15">T<text:span text:style-name="T6">3 </text:span>= Add_integers T<text:span text:style-name="T6">2 </text:span>,T<text:span text:style-name="T6">1</text:span></text:p>
            <text:p text:style-name="P15">Push_integer T<text:span text:style-name="T6">3</text:span></text:p>
          </table:table-cell>
          <table:table-cell table:style-name="Table3.C2" office:value-type="string">
            <text:p text:style-name="P15">T<text:span text:style-name="T6">1</text:span> = Pop_object</text:p>
            <text:p text:style-name="P15">T<text:span text:style-name="T6">2</text:span> = Pop_object</text:p>
            <text:p text:style-name="P15">T<text:span text:style-name="T6">3</text:span> = T<text:span text:style-name="T6">2</text:span>.Add(T<text:span text:style-name="T6">1</text:span>)</text:p>
            <text:p text:style-name="P15">Push_object T<text:span text:style-name="T6">3</text:span></text:p>
          </table:table-cell>
        </table:table-row>
        <table:table-row>
          <table:table-cell table:style-name="Table3.A5" office:value-type="string">
            <text:p text:style-name="P17">.</text:p>
          </table:table-cell>
          <table:table-cell table:style-name="Table3.B2" office:value-type="string">
            <text:p text:style-name="P15">T<text:span text:style-name="T6">1</text:span> = Pop_integer</text:p>
            <text:p text:style-name="P15">Print_integer T<text:span text:style-name="T6">1</text:span></text:p>
          </table:table-cell>
          <table:table-cell table:style-name="Table3.C2" office:value-type="string">
            <text:p text:style-name="P15">T<text:span text:style-name="T6">1</text:span> = Pop_object</text:p>
            <text:p text:style-name="P15">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6413392"/>F10:<text:change-end text:change-id="ct216413392"/><text:change-start text:change-id="ct216413496"/> <text:change-end text:change-id="ct21641349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13584308"/>drop<text:alphabetical-index-mark-end text:id="IMark213584308"/>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13584308"/>dup<text:alphabetical-index-mark-end text:id="IMark213584308"/>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213584308"/>nip<text:alphabetical-index-mark-end text:id="IMark213584308"/>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13584308"/>over<text:alphabetical-index-mark-end text:id="IMark213584308"/>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13584308"/>pick<text:alphabetical-index-mark-end text:id="IMark213584308"/>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13584308"/>swap<text:alphabetical-index-mark-end text:id="IMark213584308"/>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213584308"/>tuck<text:alphabetical-index-mark-end text:id="IMark213584308"/>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820228457875472868" text:style-name="L10">
        <text:list-item>
          <text:p text:style-name="P89">To store return addresses for word calls. In fOOrth this is handled by the Ruby virtual machine.</text:p>
        </text:list-item>
        <text:list-item>
          <text:p text:style-name="P89">To store context for control structures. In fOOrth the context mechanism provides for a far richer and more reliable set of control, compile, and data structures.</text:p>
        </text:list-item>
        <text:list-item>
          <text:p text:style-name="P8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79797876"/>if<text:alphabetical-index-mark-end text:id="IMark797978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79797876"/>else<text:alphabetical-index-mark-end text:id="IMark79797876"/>” and “<text:alphabetical-index-mark-start text:id="IMark79797204"/>then<text:alphabetical-index-mark-end text:id="IMark797972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79797204"/>switch<text:alphabetical-index-mark-end text:id="IMark7979720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79797204"/>do<text:alphabetical-index-mark-end text:id="IMark797972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79797204"/>loop<text:alphabetical-index-mark-end text:id="IMark79797204"/>” commands mark the boundaries of the loop; The “<text:alphabetical-index-mark-start text:id="IMark79797876"/>i<text:alphabetical-index-mark-end text:id="IMark79797876"/>” command is used to retrieve the current loop counter value. For nested loops, the “<text:alphabetical-index-mark-start text:id="IMark79797300"/>j<text:alphabetical-index-mark-end text:id="IMark79797300"/>” command retrieves the value of the outer loops counter value. <text:s/>By default, the “loop” command adds one to the loop value. For more flexible looping, the “<text:alphabetical-index-mark-start text:id="IMark79797012"/>+loop<text:alphabetical-index-mark-end text:id="IMark7979701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2">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79797012"/>-i<text:alphabetical-index-mark-end text:id="IMark79797012"/> and <text:alphabetical-index-mark-start text:id="IMark79797300"/>-j<text:alphabetical-index-mark-end text:id="IMark797973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79797300"/>begin<text:alphabetical-index-mark-end text:id="IMark797973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72140247986590732" text:style-name="L11">
        <text:list-item>
          <text:p text:style-name="P90">begin … <text:alphabetical-index-mark-start text:id="IMark79797876"/>until<text:alphabetical-index-mark-end text:id="IMark79797876"/> – loops until the top of stack is true.</text:p>
        </text:list-item>
        <text:list-item>
          <text:p text:style-name="P90">begin … <text:alphabetical-index-mark-start text:id="IMark79797300"/>again<text:alphabetical-index-mark-end text:id="IMark79797300"/> – loops indefinitely </text:p>
        </text:list-item>
        <text:list-item>
          <text:p text:style-name="P90">begin … <text:alphabetical-index-mark-start text:id="IMark79797876"/>repeat<text:alphabetical-index-mark-end text:id="IMark797978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79797876"/>Typing<text:alphabetical-index-mark-end text:id="IMark797978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79797876"/>Duck Typing<text:alphabetical-index-mark-end text:id="IMark7979787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79797876"/>Declarations<text:alphabetical-index-mark-end text:id="IMark797978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79797876"/>Scoping<text:alphabetical-index-mark-end text:id="IMark797978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79797876"/><text:span text:style-name="T7">val:</text:span><text:alphabetical-index-mark-end text:id="IMark79797876"/> and <text:alphabetical-index-mark-start text:id="IMark79797012"/><text:span text:style-name="T7">var:</text:span><text:alphabetical-index-mark-end text:id="IMark79797012"/></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79797012"/><text:span text:style-name="T7">.init</text:span><text:alphabetical-index-mark-end text:id="IMark79797012"/> method being the most popular since it is called to initialize a new instance of the object.</text:p>
      <text:p text:style-name="P1">Methods: <text:alphabetical-index-mark-start text:id="IMark79797012"/><text:span text:style-name="T7">val@:</text:span><text:alphabetical-index-mark-end text:id="IMark79797012"/> and <text:alphabetical-index-mark-start text:id="IMark79797876"/><text:span text:style-name="T7">var@:</text:span><text:alphabetical-index-mark-end text:id="IMark7979787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79797876"/><text:span text:style-name="T7">val#:</text:span><text:alphabetical-index-mark-end text:id="IMark79797876"/> and <text:alphabetical-index-mark-start text:id="IMark79797012"/><text:span text:style-name="T7">var#:</text:span><text:alphabetical-index-mark-end text:id="IMark79797012"/></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79797012"/><text:span text:style-name="T7">val$:</text:span><text:alphabetical-index-mark-end text:id="IMark79797012"/> and <text:alphabetical-index-mark-start text:id="IMark79797876"/><text:span text:style-name="T7">var$:</text:span><text:alphabetical-index-mark-end text:id="IMark7979787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79797876"/>Referencing<text:alphabetical-index-mark-end text:id="IMark797978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7">Task</text:p>
          </table:table-cell>
          <table:table-cell table:style-name="Table56.A1" office:value-type="string">
            <text:p text:style-name="P31">var</text:p>
          </table:table-cell>
          <table:table-cell table:style-name="Table56.C1" office:value-type="string">
            <text:p text:style-name="P31">val</text:p>
          </table:table-cell>
        </table:table-row>
        <table:table-row>
          <table:table-cell table:style-name="Table56.A2" office:value-type="string">
            <text:p text:style-name="P2">Sample Declarations</text:p>
          </table:table-cell>
          <table:table-cell table:style-name="Table56.A2" office:value-type="string">
            <text:p text:style-name="P15">0 var: score</text:p>
          </table:table-cell>
          <table:table-cell table:style-name="Table56.C2" office:value-type="string">
            <text:p text:style-name="P15">10 val: max_score</text:p>
          </table:table-cell>
        </table:table-row>
        <table:table-row>
          <table:table-cell table:style-name="Table56.A3" office:value-type="string">
            <text:p text:style-name="P2">Just what is being declared?</text:p>
          </table:table-cell>
          <table:table-cell table:style-name="Table56.A2" office:value-type="string">
            <text:p text:style-name="P29">A method (called score) that pushes a reference to the value onto the stack.</text:p>
          </table:table-cell>
          <table:table-cell table:style-name="Table56.C2" office:value-type="string">
            <text:p text:style-name="P29">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5">score @</text:p>
          </table:table-cell>
          <table:table-cell table:style-name="Table56.C2" office:value-type="string">
            <text:p text:style-name="P15">max_score </text:p>
          </table:table-cell>
        </table:table-row>
        <table:table-row>
          <table:table-cell table:style-name="Table56.A2" office:value-type="string">
            <text:p text:style-name="P2">Update the value of the variable.</text:p>
          </table:table-cell>
          <table:table-cell table:style-name="Table56.A2" office:value-type="string">
            <text:p text:style-name="P15">1 score !</text:p>
          </table:table-cell>
          <table:table-cell table:style-name="Table56.C2" office:value-type="string">
            <text:p text:style-name="P15">--<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5">score</text:p>
          </table:table-cell>
          <table:table-cell table:style-name="Table56.C2" office:value-type="string">
            <text:p text:style-name="P15">--<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79797876"/>Mutation<text:alphabetical-index-mark-end text:id="IMark7979787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7">Method</text:p>
          </table:table-cell>
          <table:table-cell table:style-name="Table57.B1" office:value-type="string">
            <text:p text:style-name="P17">Stack Before</text:p>
          </table:table-cell>
          <table:table-cell table:style-name="Table57.B1" office:value-type="string">
            <text:p text:style-name="P17">Stack After</text:p>
          </table:table-cell>
          <table:table-cell table:style-name="Table57.A1" office:value-type="string">
            <text:p text:style-name="P19">Description</text:p>
          </table:table-cell>
          <table:table-cell table:style-name="Table57.A1" office:value-type="string">
            <text:p text:style-name="P17">Time Used</text:p>
          </table:table-cell>
          <table:table-cell table:style-name="Table57.F1" office:value-type="string">
            <text:p text:style-name="P17">Copy Depth</text:p>
          </table:table-cell>
        </table:table-row>
        <table:table-row>
          <table:table-cell table:style-name="Table57.A2" office:value-type="string">
            <text:p text:style-name="P26"><text:alphabetical-index-mark-start text:id="IMark79708084"/>dup<text:alphabetical-index-mark-end text:id="IMark79708084"/></text:p>
          </table:table-cell>
          <table:table-cell table:style-name="Table57.A2" office:value-type="string">
            <text:p text:style-name="P26">x</text:p>
          </table:table-cell>
          <table:table-cell table:style-name="Table57.A2" office:value-type="string">
            <text:p text:style-name="P26">x x</text:p>
          </table:table-cell>
          <table:table-cell table:style-name="Table57.A2" office:value-type="string">
            <text:p text:style-name="P2">Duplicate the data without any copying.</text:p>
          </table:table-cell>
          <table:table-cell table:style-name="Table57.A2" office:value-type="string">
            <text:p text:style-name="P15">Least</text:p>
          </table:table-cell>
          <table:table-cell table:style-name="Table57.F2" office:value-type="string">
            <text:p text:style-name="P15">None</text:p>
          </table:table-cell>
        </table:table-row>
        <table:table-row>
          <table:table-cell table:style-name="Table57.A3" office:value-type="string">
            <text:p text:style-name="P26"><text:alphabetical-index-mark-start text:id="IMark79708084"/>copy<text:alphabetical-index-mark-end text:id="IMark79708084"/></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2">Duplicate the data with a shallow copy.</text:p>
          </table:table-cell>
          <table:table-cell table:style-name="Table57.E3" table:number-rows-spanned="2" office:value-type="string">
            <text:p text:style-name="P15">Moderate</text:p>
          </table:table-cell>
          <table:table-cell table:style-name="Table57.F3" table:number-rows-spanned="2" office:value-type="string">
            <text:p text:style-name="P15">One Level</text:p>
          </table:table-cell>
        </table:table-row>
        <table:table-row>
          <table:table-cell table:style-name="Table57.A3" office:value-type="string">
            <text:p text:style-name="P26"><text:alphabetical-index-mark-start text:id="IMark79708084"/>.copy<text:alphabetical-index-mark-end text:id="IMark79708084"/></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6"><text:alphabetical-index-mark-start text:id="IMark79708084"/>clone<text:alphabetical-index-mark-end text:id="IMark79708084"/></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2">Duplicate the data with a deep copy.</text:p>
          </table:table-cell>
          <table:table-cell table:style-name="Table57.E3" table:number-rows-spanned="2" office:value-type="string">
            <text:p text:style-name="P15">Most</text:p>
          </table:table-cell>
          <table:table-cell table:style-name="Table57.F3" table:number-rows-spanned="2" office:value-type="string">
            <text:p text:style-name="P15">All Levels</text:p>
          </table:table-cell>
        </table:table-row>
        <table:table-row>
          <table:table-cell table:style-name="Table57.A3" office:value-type="string">
            <text:p text:style-name="P26"><text:alphabetical-index-mark-start text:id="IMark79708084"/>.clone<text:alphabetical-index-mark-end text:id="IMark79708084"/></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792034600486753647" text:style-name="L12">
        <text:list-item>
          <text:p text:style-name="P110">No Copying</text:p>
        </text:list-item>
        <text:list-item>
          <text:p text:style-name="P110">Shallow Copying</text:p>
        </text:list-item>
        <text:list-item>
          <text:p text:style-name="P11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79840060"/>.clone_exclude<text:alphabetical-index-mark-end text:id="IMark7984006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5">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79872668"/>try<text:alphabetical-index-mark-end text:id="IMark79872668"/> block</text:h>
      <text:p text:style-name="P1">The bare basics of an exception handled code block is:</text:p>
      <text:p text:style-name="Code"/>
      <text:p text:style-name="Code">try (dangerous code here) <text:alphabetical-index-mark-start text:id="IMark79872668"/>catch<text:alphabetical-index-mark-end text:id="IMark7987266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79872668"/>?"<text:alphabetical-index-mark-end text:id="IMark798726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79872668"/>bounce<text:alphabetical-index-mark-end text:id="IMark798726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79872668"/>bounce<text:alphabetical-index-mark-end text:id="IMark798726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79872668" text:main-entry="true"/>finally<text:alphabetical-index-mark-end text:id="IMark7987266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79872668"/>try<text:alphabetical-index-mark-end text:id="IMark79872668"/></text:p>
      <text:p text:style-name="Code"><text:s text:c="2"/>(dangerous code)</text:p>
      <text:p text:style-name="Code">(optional) <text:alphabetical-index-mark-start text:id="IMark79872668"/>catch<text:alphabetical-index-mark-end text:id="IMark79872668"/></text:p>
      <text:p text:style-name="Code"><text:s text:c="2"/>(exception handler with optional <text:alphabetical-index-mark-start text:id="IMark79872668"/>?"<text:alphabetical-index-mark-end text:id="IMark79872668"/>Exx" and <text:alphabetical-index-mark-start text:id="IMark79873196"/>bounce<text:alphabetical-index-mark-end text:id="IMark79873196"/>)</text:p>
      <text:p text:style-name="Code">(optional) <text:alphabetical-index-mark-start text:id="IMark79873196"/>finally<text:alphabetical-index-mark-end text:id="IMark79873196"/></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79873196"/>throw"<text:alphabetical-index-mark-end text:id="IMark79873196"/>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79873196"/>.throw<text:alphabetical-index-mark-end text:id="IMark7987319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3">Code</text:p>
            </table:table-cell>
            <table:covered-table-cell/>
            <table:covered-table-cell/>
            <table:table-cell table:style-name="Table21.D1" office:value-type="string">
              <text:p text:style-name="P32">Description</text:p>
            </table:table-cell>
          </table:table-row>
        </table:table-header-rows>
        <table:table-row table:style-name="Table21.1">
          <table:table-cell table:style-name="Table21.A2" office:value-type="string">
            <text:p text:style-name="P35">F</text:p>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8">Generic fOOrth Native Exception Code for All Errors.</text:p>
          </table:table-cell>
        </table:table-row>
        <table:table-row table:style-name="Table21.1">
          <table:table-cell table:style-name="Table21.A2" office:value-type="string">
            <text:p text:style-name="P37"/>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39"/>
          </table:table-cell>
        </table:table-row>
        <table:table-row table:style-name="Table21.1">
          <table:table-cell table:style-name="Table21.A2" office:value-type="string">
            <text:p text:style-name="P35">F</text:p>
          </table:table-cell>
          <table:table-cell table:style-name="Table21.A2" office:value-type="string">
            <text:p text:style-name="P35">1</text:p>
          </table:table-cell>
          <table:table-cell table:style-name="Table21.A2" office:value-type="string">
            <text:p text:style-name="P35"/>
          </table:table-cell>
          <table:table-cell table:style-name="Table21.D2" office:value-type="string">
            <text:p text:style-name="P38">Compile Time Errors.</text:p>
          </table:table-cell>
        </table:table-row>
        <table:table-row table:style-name="Table21.1">
          <table:table-cell table:style-name="Table21.A2" office:value-type="string">
            <text:p text:style-name="P50">F</text:p>
          </table:table-cell>
          <table:table-cell table:style-name="Table21.A2" office:value-type="string">
            <text:p text:style-name="P50">1</text:p>
          </table:table-cell>
          <table:table-cell table:style-name="Table21.A2" office:value-type="string">
            <text:p text:style-name="P50">0</text:p>
          </table:table-cell>
          <table:table-cell table:style-name="Table21.D2" office:value-type="string">
            <text:p text:style-name="P28">Syntax Error.</text:p>
          </table:table-cell>
        </table:table-row>
        <table:table-row table:style-name="Table21.1">
          <table:table-cell table:style-name="Table21.A2" office:value-type="string">
            <text:p text:style-name="P50">F</text:p>
          </table:table-cell>
          <table:table-cell table:style-name="Table21.A2" office:value-type="string">
            <text:p text:style-name="P50">1</text:p>
          </table:table-cell>
          <table:table-cell table:style-name="Table21.A2" office:value-type="string">
            <text:p text:style-name="P50">1</text:p>
          </table:table-cell>
          <table:table-cell table:style-name="Table21.D2" office:value-type="string">
            <text:p text:style-name="P28">Specification Error.</text:p>
          </table:table-cell>
        </table:table-row>
        <table:table-row table:style-name="Table21.1">
          <table:table-cell table:style-name="Table21.A2" office:value-type="string">
            <text:p text:style-name="P50">F</text:p>
          </table:table-cell>
          <table:table-cell table:style-name="Table21.A2" office:value-type="string">
            <text:p text:style-name="P50">1</text:p>
          </table:table-cell>
          <table:table-cell table:style-name="Table21.A2" office:value-type="string">
            <text:p text:style-name="P50">2</text:p>
          </table:table-cell>
          <table:table-cell table:style-name="Table21.D2" office:value-type="string">
            <text:p text:style-name="P28">Control Structure Nesting Error</text:p>
          </table:table-cell>
        </table:table-row>
        <table:table-row table:style-name="Table21.1">
          <table:table-cell table:style-name="Table21.A2" office:value-type="string">
            <text:p text:style-name="P40">F</text:p>
          </table:table-cell>
          <table:table-cell table:style-name="Table21.A2" office:value-type="string">
            <text:p text:style-name="P40">1</text:p>
          </table:table-cell>
          <table:table-cell table:style-name="Table21.A1" office:value-type="string">
            <text:p text:style-name="P40">3</text:p>
          </table:table-cell>
          <table:table-cell table:style-name="Table21.D2" office:value-type="string">
            <text:p text:style-name="P46">Invalid Operation for Target.</text:p>
          </table:table-cell>
        </table:table-row>
        <table:table-row table:style-name="Table21.1">
          <table:table-cell table:style-name="Table21.A2" office:value-type="string">
            <text:p text:style-name="P42"/>
          </table:table-cell>
          <table:table-cell table:style-name="Table21.A2" office:value-type="string">
            <text:p text:style-name="P42"/>
          </table:table-cell>
          <table:table-cell table:style-name="Table21.A2" office:value-type="string">
            <text:p text:style-name="P42"/>
          </table:table-cell>
          <table:table-cell table:style-name="Table21.D2" office:value-type="string">
            <text:p text:style-name="P48"/>
          </table:table-cell>
        </table:table-row>
        <table:table-row table:style-name="Table21.1">
          <table:table-cell table:style-name="Table21.A2" office:value-type="string">
            <text:p text:style-name="P35">F</text:p>
          </table:table-cell>
          <table:table-cell table:style-name="Table21.A2" office:value-type="string">
            <text:p text:style-name="P35">2</text:p>
          </table:table-cell>
          <table:table-cell table:style-name="Table21.A2" office:value-type="string">
            <text:p text:style-name="P35"/>
          </table:table-cell>
          <table:table-cell table:style-name="Table21.D2" office:value-type="string">
            <text:p text:style-name="P38">Message Passing Errors</text:p>
          </table:table-cell>
        </table:table-row>
        <table:table-row table:style-name="Table21.1">
          <table:table-cell table:style-name="Table21.A2" office:value-type="string">
            <text:p text:style-name="P50">F</text:p>
          </table:table-cell>
          <table:table-cell table:style-name="Table21.A2" office:value-type="string">
            <text:p text:style-name="P50">2</text:p>
          </table:table-cell>
          <table:table-cell table:style-name="Table21.A2" office:value-type="string">
            <text:p text:style-name="P50">0</text:p>
          </table:table-cell>
          <table:table-cell table:style-name="Table21.D2" office:value-type="string">
            <text:p text:style-name="P28">Message Not Understood by the Receiver.</text:p>
          </table:table-cell>
        </table:table-row>
        <table:table-row table:style-name="Table21.1">
          <table:table-cell table:style-name="Table21.A2" office:value-type="string">
            <text:p text:style-name="P50">F</text:p>
          </table:table-cell>
          <table:table-cell table:style-name="Table21.A2" office:value-type="string">
            <text:p text:style-name="P50">2</text:p>
          </table:table-cell>
          <table:table-cell table:style-name="Table21.A2" office:value-type="string">
            <text:p text:style-name="P50">1</text:p>
          </table:table-cell>
          <table:table-cell table:style-name="Table21.D2" office:value-type="string">
            <text:p text:style-name="P28">Control Structure is Not Supported by the Receiver.</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35">F</text:p>
          </table:table-cell>
          <table:table-cell table:style-name="Table21.A2" office:value-type="string">
            <text:p text:style-name="P35">3</text:p>
          </table:table-cell>
          <table:table-cell table:style-name="Table21.A2" office:value-type="string">
            <text:p text:style-name="P35"/>
          </table:table-cell>
          <table:table-cell table:style-name="Table21.D2" office:value-type="string">
            <text:p text:style-name="P38">Data Underflow Errors</text:p>
          </table:table-cell>
        </table:table-row>
        <table:table-row table:style-name="Table21.1">
          <table:table-cell table:style-name="Table21.A2" office:value-type="string">
            <text:p text:style-name="P50">F</text:p>
          </table:table-cell>
          <table:table-cell table:style-name="Table21.A2" office:value-type="string">
            <text:p text:style-name="P50">3</text:p>
          </table:table-cell>
          <table:table-cell table:style-name="Table21.A2" office:value-type="string">
            <text:p text:style-name="P50">0</text:p>
          </table:table-cell>
          <table:table-cell table:style-name="Table21.D2" office:value-type="string">
            <text:p text:style-name="P28">Virtual Machine Data Stack Underflow</text:p>
          </table:table-cell>
        </table:table-row>
        <table:table-row table:style-name="Table21.1">
          <table:table-cell table:style-name="Table21.A2" office:value-type="string">
            <text:p text:style-name="P50">F</text:p>
          </table:table-cell>
          <table:table-cell table:style-name="Table21.A2" office:value-type="string">
            <text:p text:style-name="P50">3</text:p>
          </table:table-cell>
          <table:table-cell table:style-name="Table21.A2" office:value-type="string">
            <text:p text:style-name="P50">1</text:p>
          </table:table-cell>
          <table:table-cell table:style-name="Table21.D2" office:value-type="string">
            <text:p text:style-name="P28">Stack/Queue Underflow</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50">F</text:p>
          </table:table-cell>
          <table:table-cell table:style-name="Table21.A2" office:value-type="string">
            <text:p text:style-name="P50">4</text:p>
          </table:table-cell>
          <table:table-cell table:style-name="Table21.A2" office:value-type="string">
            <text:p text:style-name="P50">0</text:p>
          </table:table-cell>
          <table:table-cell table:style-name="Table21.D2" office:value-type="string">
            <text:p text:style-name="P28">Data Conversion Error</text:p>
          </table:table-cell>
        </table:table-row>
        <table:table-row table:style-name="Table21.1">
          <table:table-cell table:style-name="Table21.A2" office:value-type="string">
            <text:p text:style-name="P50">F</text:p>
          </table:table-cell>
          <table:table-cell table:style-name="Table21.A2" office:value-type="string">
            <text:p text:style-name="P50">4</text:p>
          </table:table-cell>
          <table:table-cell table:style-name="Table21.A2" office:value-type="string">
            <text:p text:style-name="P50">1</text:p>
          </table:table-cell>
          <table:table-cell table:style-name="Table21.D2" office:value-type="string">
            <text:p text:style-name="P30">Invalid loop increment value: &lt;value&gt;</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35">F</text:p>
          </table:table-cell>
          <table:table-cell table:style-name="Table21.A2" office:value-type="string">
            <text:p text:style-name="P35">5</text:p>
          </table:table-cell>
          <table:table-cell table:style-name="Table21.A2" office:value-type="string">
            <text:p text:style-name="P35"/>
          </table:table-cell>
          <table:table-cell table:style-name="Table21.D2" office:value-type="string">
            <text:p text:style-name="P38">I/O Errors</text:p>
          </table:table-cell>
        </table:table-row>
        <table:table-row table:style-name="Table21.1">
          <table:table-cell table:style-name="Table21.A2" office:value-type="string">
            <text:p text:style-name="P50">F</text:p>
          </table:table-cell>
          <table:table-cell table:style-name="Table21.A2" office:value-type="string">
            <text:p text:style-name="P50">5</text:p>
          </table:table-cell>
          <table:table-cell table:style-name="Table21.A2" office:value-type="string">
            <text:p text:style-name="P50">0</text:p>
          </table:table-cell>
          <table:table-cell table:style-name="Table21.D2" office:value-type="string">
            <text:p text:style-name="P28">Error Opening a File for Reading</text:p>
          </table:table-cell>
        </table:table-row>
        <table:table-row table:style-name="Table21.1">
          <table:table-cell table:style-name="Table21.A2" office:value-type="string">
            <text:p text:style-name="P50">F</text:p>
          </table:table-cell>
          <table:table-cell table:style-name="Table21.A2" office:value-type="string">
            <text:p text:style-name="P50">5</text:p>
          </table:table-cell>
          <table:table-cell table:style-name="Table21.A2" office:value-type="string">
            <text:p text:style-name="P50">1</text:p>
          </table:table-cell>
          <table:table-cell table:style-name="Table21.D2" office:value-type="string">
            <text:p text:style-name="P28">Error Opening a File for Writing</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35">F</text:p>
          </table:table-cell>
          <table:table-cell table:style-name="Table21.A2" office:value-type="string">
            <text:p text:style-name="P35">6</text:p>
          </table:table-cell>
          <table:table-cell table:style-name="Table21.A2" office:value-type="string">
            <text:p text:style-name="P35"/>
          </table:table-cell>
          <table:table-cell table:style-name="Table21.D2" office:value-type="string">
            <text:p text:style-name="P38">Thread Errors</text:p>
          </table:table-cell>
        </table:table-row>
        <table:table-row table:style-name="Table21.1">
          <table:table-cell table:style-name="Table21.A2" office:value-type="string">
            <text:p text:style-name="P50">F</text:p>
          </table:table-cell>
          <table:table-cell table:style-name="Table21.A2" office:value-type="string">
            <text:p text:style-name="P50">6</text:p>
          </table:table-cell>
          <table:table-cell table:style-name="Table21.A2" office:value-type="string">
            <text:p text:style-name="P50">0</text:p>
          </table:table-cell>
          <table:table-cell table:style-name="Table21.D2" office:value-type="string">
            <text:p text:style-name="P28">Duplicate Virtual Machines</text:p>
          </table:table-cell>
        </table:table-row>
        <table:table-row table:style-name="Table21.1">
          <table:table-cell table:style-name="Table21.A2" office:value-type="string">
            <text:p text:style-name="P51"/>
          </table:table-cell>
          <table:table-cell table:style-name="Table21.A2" office:value-type="string">
            <text:p text:style-name="P51"/>
          </table:table-cell>
          <table:table-cell table:style-name="Table21.A2" office:value-type="string">
            <text:p text:style-name="P51"/>
          </table:table-cell>
          <table:table-cell table:style-name="Table21.D2" office:value-type="string">
            <text:p text:style-name="P52"/>
          </table:table-cell>
        </table:table-row>
        <table:table-row table:style-name="Table21.1">
          <table:table-cell table:style-name="Table21.A2" office:value-type="string">
            <text:p text:style-name="P40">F</text:p>
          </table:table-cell>
          <table:table-cell table:style-name="Table21.A2" office:value-type="string">
            <text:p text:style-name="P40">9</text:p>
          </table:table-cell>
          <table:table-cell table:style-name="Table21.A2" office:value-type="string">
            <text:p text:style-name="P40">0</text:p>
          </table:table-cell>
          <table:table-cell table:style-name="Table21.D2" office:value-type="string">
            <text:p text:style-name="P46">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3">Code</text:p>
            </table:table-cell>
            <table:covered-table-cell/>
            <table:covered-table-cell/>
            <table:table-cell table:style-name="Table22.D1" office:value-type="string">
              <text:p text:style-name="P32">Description</text:p>
            </table:table-cell>
          </table:table-row>
        </table:table-header-rows>
        <table:table-row table:style-name="Table22.1">
          <table:table-cell table:style-name="Table22.A2" office:value-type="string">
            <text:p text:style-name="P40">A</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Generic Application Errors.</text:p>
          </table:table-cell>
        </table:table-row>
        <table:table-row table:style-name="Table22.1">
          <table:table-cell table:style-name="Table22.A2" office:value-type="string">
            <text:p text:style-name="P40">C</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Communication Errors.</text:p>
          </table:table-cell>
        </table:table-row>
        <table:table-row table:style-name="Table22.1">
          <table:table-cell table:style-name="Table22.A2" office:value-type="string">
            <text:p text:style-name="P40">D</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Database Errors.</text:p>
          </table:table-cell>
        </table:table-row>
        <table:table-row table:style-name="Table22.1">
          <table:table-cell table:style-name="Table22.A2" office:value-type="string">
            <text:p text:style-name="P40">I</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Internal Errors.</text:p>
          </table:table-cell>
        </table:table-row>
        <table:table-row table:style-name="Table22.1">
          <table:table-cell table:style-name="Table22.A2" office:value-type="string">
            <text:p text:style-name="P40">N</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Network Errors.</text:p>
          </table:table-cell>
        </table:table-row>
        <table:table-row table:style-name="Table22.1">
          <table:table-cell table:style-name="Table22.A2" office:value-type="string">
            <text:p text:style-name="P40">U</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User/Authentication Errors.</text:p>
          </table:table-cell>
        </table:table-row>
        <table:table-row table:style-name="Table22.1">
          <table:table-cell table:style-name="Table22.A2" office:value-type="string">
            <text:p text:style-name="P40">X</text:p>
          </table:table-cell>
          <table:table-cell table:style-name="Table22.A2" office:value-type="string">
            <text:p text:style-name="P40"/>
          </table:table-cell>
          <table:table-cell table:style-name="Table22.A2" office:value-type="string">
            <text:p text:style-name="P40"/>
          </table:table-cell>
          <table:table-cell table:style-name="Table22.D2" office:value-type="string">
            <text:p text:style-name="P46">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3">Code</text:p>
            </table:table-cell>
            <table:covered-table-cell/>
            <table:covered-table-cell/>
            <table:table-cell table:style-name="Table55.A1" office:value-type="string">
              <text:p text:style-name="P33"/>
            </table:table-cell>
            <table:table-cell table:style-name="Table55.A1" office:value-type="string">
              <text:p text:style-name="P34">Subcode</text:p>
            </table:table-cell>
            <table:table-cell table:style-name="Table55.F1" office:value-type="string">
              <text:p text:style-name="P32">Description</text:p>
            </table:table-cell>
          </table:table-row>
        </table:table-header-rows>
        <table:table-row table:style-name="Table55.1">
          <table:table-cell table:style-name="Table55.A2" office:value-type="string">
            <text:p text:style-name="P35">S</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8">Generic Ruby Mapped Exception Code for Signal Exceptions.</text:p>
          </table:table-cell>
        </table:table-row>
        <table:table-row table:style-name="Table55.1">
          <table:table-cell table:style-name="Table55.A2" office:value-type="string">
            <text:p text:style-name="P40">S</text:p>
          </table:table-cell>
          <table:table-cell table:style-name="Table55.A2" office:value-type="string">
            <text:p text:style-name="P40">0</text:p>
          </table:table-cell>
          <table:table-cell table:style-name="Table55.A2" office:value-type="string">
            <text:p text:style-name="P40">1</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Interrupt (Typically Control-C)</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35">E</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8">Generic Ruby Mapped Exception Code for All Standard Errors.</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1</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Argument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Gem::Requirement::Bad Requirement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Encoding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Encoding::Compatibility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text:p>
          </table:table-cell>
          <table:table-cell table:style-name="Table55.A2" office:value-type="string">
            <text:p text:style-name="P41">02</text:p>
          </table:table-cell>
          <table:table-cell table:style-name="Table55.F2" office:value-type="string">
            <text:p text:style-name="P46">Encoding::Converter Not Found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text:p>
          </table:table-cell>
          <table:table-cell table:style-name="Table55.A2" office:value-type="string">
            <text:p text:style-name="P41">03</text:p>
          </table:table-cell>
          <table:table-cell table:style-name="Table55.F2" office:value-type="string">
            <text:p text:style-name="P46">Encoding::Invalid Byte Sequence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2</text:p>
          </table:table-cell>
          <table:table-cell table:style-name="Table55.A2" office:value-type="string">
            <text:p text:style-name="P40">,</text:p>
          </table:table-cell>
          <table:table-cell table:style-name="Table55.A2" office:value-type="string">
            <text:p text:style-name="P41">04</text:p>
          </table:table-cell>
          <table:table-cell table:style-name="Table55.F2" office:value-type="string">
            <text:p text:style-name="P46">Encoding::Undefined Conversio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3</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Fiber Error</text:p>
          </table:table-cell>
        </table:table-row>
        <text:soft-page-break/>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4</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I/O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4</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EOF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5</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Index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5</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Key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5</text:p>
          </table:table-cell>
          <table:table-cell table:style-name="Table55.A2" office:value-type="string">
            <text:p text:style-name="P40">,</text:p>
          </table:table-cell>
          <table:table-cell table:style-name="Table55.A2" office:value-type="string">
            <text:p text:style-name="P41">02</text:p>
          </table:table-cell>
          <table:table-cell table:style-name="Table55.F2" office:value-type="string">
            <text:p text:style-name="P46">Stop Iteratio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6</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Local Jump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7</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Math::Domai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8</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Name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8</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No Method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9</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Range Error</text:p>
          </table:table-cell>
        </table:table-row>
        <table:table-row table:style-name="Table55.1">
          <table:table-cell table:style-name="Table55.A2" office:value-type="string">
            <text:p text:style-name="P40">E</text:p>
          </table:table-cell>
          <table:table-cell table:style-name="Table55.A2" office:value-type="string">
            <text:p text:style-name="P40">0</text:p>
          </table:table-cell>
          <table:table-cell table:style-name="Table55.A2" office:value-type="string">
            <text:p text:style-name="P40">9</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Float Domai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0</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Regular Expressio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Runtime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text:p>
          </table:table-cell>
          <table:table-cell table:style-name="Table55.F2" office:value-type="string">
            <text:p text:style-name="P46">Gem::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1</text:p>
          </table:table-cell>
          <table:table-cell table:style-name="Table55.F2" office:value-type="string">
            <text:p text:style-name="P46">Gem::Command Line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2</text:p>
          </table:table-cell>
          <table:table-cell table:style-name="Table55.F2" office:value-type="string">
            <text:p text:style-name="P46">Gem::Dependency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3</text:p>
          </table:table-cell>
          <table:table-cell table:style-name="Table55.F2" office:value-type="string">
            <text:p text:style-name="P46">Gem::Dependency Removal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4</text:p>
          </table:table-cell>
          <table:table-cell table:style-name="Table55.F2" office:value-type="string">
            <text:p text:style-name="P47">Gem::Dependency Resolution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5</text:p>
          </table:table-cell>
          <table:table-cell table:style-name="Table55.F2" office:value-type="string">
            <text:p text:style-name="P47">Gem::Document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6</text:p>
          </table:table-cell>
          <table:table-cell table:style-name="Table55.F2" office:value-type="string">
            <text:p text:style-name="P46">Gem::End Of YAML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7</text:p>
          </table:table-cell>
          <table:table-cell table:style-name="Table55.F2" office:value-type="string">
            <text:p text:style-name="P46">Gem::File Permission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8</text:p>
          </table:table-cell>
          <table:table-cell table:style-name="Table55.F2" office:value-type="string">
            <text:p text:style-name="P46">Gem::Format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9</text:p>
          </table:table-cell>
          <table:table-cell table:style-name="Table55.F2" office:value-type="string">
            <text:p text:style-name="P46">Gem::Gem Not Found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09,01</text:p>
          </table:table-cell>
          <table:table-cell table:style-name="Table55.F2" office:value-type="string">
            <text:p text:style-name="P46">Gem::Specific Gem Not Found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0</text:p>
          </table:table-cell>
          <table:table-cell table:style-name="Table55.F2" office:value-type="string">
            <text:p text:style-name="P46">Gem::Gem Not In Home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1</text:p>
          </table:table-cell>
          <table:table-cell table:style-name="Table55.F2" office:value-type="string">
            <text:p text:style-name="P46">Gem::Impossible Dependencies Error</text:p>
          </table:table-cell>
        </table:table-row>
        <text:soft-page-break/>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2</text:p>
          </table:table-cell>
          <table:table-cell table:style-name="Table55.F2" office:value-type="string">
            <text:p text:style-name="P46">Gem::Install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3</text:p>
          </table:table-cell>
          <table:table-cell table:style-name="Table55.F2" office:value-type="string">
            <text:p text:style-name="P46">Gem::Invalid Specification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4</text:p>
          </table:table-cell>
          <table:table-cell table:style-name="Table55.F2" office:value-type="string">
            <text:p text:style-name="P46">Gem::Operation Not Supported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5</text:p>
          </table:table-cell>
          <table:table-cell table:style-name="Table55.F2" office:value-type="string">
            <text:p text:style-name="P46">Gem::Remote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6</text:p>
          </table:table-cell>
          <table:table-cell table:style-name="Table55.F2" office:value-type="string">
            <text:p text:style-name="P46">Gem::Remote Installation Canceled</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7</text:p>
          </table:table-cell>
          <table:table-cell table:style-name="Table55.F2" office:value-type="string">
            <text:p text:style-name="P46">Gem::Remote Installation Skipped</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8</text:p>
          </table:table-cell>
          <table:table-cell table:style-name="Table55.F2" office:value-type="string">
            <text:p text:style-name="P46">Gem::Remote Source Exception</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19</text:p>
          </table:table-cell>
          <table:table-cell table:style-name="Table55.F2" office:value-type="string">
            <text:p text:style-name="P46">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20</text:p>
          </table:table-cell>
          <table:table-cell table:style-name="Table55.F2" office:value-type="string">
            <text:p text:style-name="P46">Gem::Unsatisfiable Dependency Error</text:p>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1</text:p>
          </table:table-cell>
          <table:table-cell table:style-name="Table55.A2" office:value-type="string">
            <text:p text:style-name="P40">,</text:p>
          </table:table-cell>
          <table:table-cell table:style-name="Table55.A2" office:value-type="string">
            <text:p text:style-name="P41">01,21</text:p>
          </table:table-cell>
          <table:table-cell table:style-name="Table55.F2" office:value-type="string">
            <text:p text:style-name="P46">Gem::Verification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8">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2BIG</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CCE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DDRINUS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DDRNOTAVAIL</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FNOSUPPOR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WaitRead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WaitWrit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LREADY</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BADF</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BUSY</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HILD</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ABORTED</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REFUSED</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RESE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EADL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ESTADDRREQ</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OM</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QUOT</text:p>
          </table:table-cell>
          <table:table-cell table:style-name="Table55.F2" office:value-type="string">
            <text:p text:style-name="P49"/>
          </table:table-cell>
        </table:table-row>
        <text:soft-page-break/>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EXIS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FAUL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FBIG</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HOSTDOW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HOSTUNREACH</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LSEQ</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WaitRead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WaitWrit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TR</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VAL</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O</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SCON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SDIR</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LOOP</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FI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LIN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SGSIZ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AMETOOLONG</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DOW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RESE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UNREACH</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FI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BUF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DEV</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EN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EXEC</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LC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MEM</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PROTOOP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SPC</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SY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CON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DIR</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EMPTY</text:p>
          </table:table-cell>
          <table:table-cell table:style-name="Table55.F2" office:value-type="string">
            <text:p text:style-name="P49"/>
          </table:table-cell>
        </table:table-row>
        <text:soft-page-break/>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SOC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TY</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XIO</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OPNOTSUPP</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ERM</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FNOSUPPOR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IP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CLIM</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TONOSUPPOR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TOTYP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ANG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EMOT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OF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HUTDOWN</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OCKTNOSUPPOR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PIP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RCH</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TA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TIMEDOUT</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TOOMANYREF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USERS</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WaitRead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WaitWritable</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XDEV</text:p>
          </table:table-cell>
          <table:table-cell table:style-name="Table55.F2" office:value-type="string">
            <text:p text:style-name="P49"/>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NOERROR</text:p>
          </table:table-cell>
          <table:table-cell table:style-name="Table55.F2" office:value-type="string">
            <text:p text:style-name="P46">Nothing to see here. Move along, move along.</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3</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Thread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4</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Type Error</text:p>
          </table:table-cell>
        </table:table-row>
        <table:table-row table:style-name="Table55.1">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
          </table:table-cell>
        </table:table-row>
        <table:table-row table:style-name="Table55.1">
          <table:table-cell table:style-name="Table55.A2" office:value-type="string">
            <text:p text:style-name="P40">E</text:p>
          </table:table-cell>
          <table:table-cell table:style-name="Table55.A2" office:value-type="string">
            <text:p text:style-name="P40">1</text:p>
          </table:table-cell>
          <table:table-cell table:style-name="Table55.A2" office:value-type="string">
            <text:p text:style-name="P40">5</text:p>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7">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8">Object</text:p>
      <text:p text:style-name="P58"><text:tab/>Array</text:p>
      <text:p text:style-name="P58"><text:tab/>Class</text:p>
      <text:p text:style-name="P58"><text:tab/>FalseClass</text:p>
      <text:p text:style-name="P58"><text:tab/>Hash</text:p>
      <text:p text:style-name="P58"><text:tab/>InStream</text:p>
      <text:p text:style-name="P58"><text:tab/>NilClass</text:p>
      <text:p text:style-name="P58"><text:tab/>Numeric</text:p>
      <text:p text:style-name="P58"><text:tab/><text:tab/>Complex</text:p>
      <text:p text:style-name="P58"><text:tab/><text:tab/>Float</text:p>
      <text:p text:style-name="P58"><text:tab/><text:tab/>Integer</text:p>
      <text:p text:style-name="P58"><text:tab/><text:tab/><text:tab/>Bignum</text:p>
      <text:p text:style-name="P58"><text:tab/><text:tab/><text:tab/>Fixnum</text:p>
      <text:p text:style-name="P58"><text:tab/><text:tab/>Rational</text:p>
      <text:p text:style-name="P58"><text:tab/>OutStream</text:p>
      <text:p text:style-name="P58"><text:tab/>Procedure</text:p>
      <text:p text:style-name="P58"><text:tab/>Queue</text:p>
      <text:p text:style-name="P58"><text:tab/>String</text:p>
      <text:p text:style-name="P58"><text:tab/>Thread</text:p>
      <text:p text:style-name="P58"><text:tab/>TrueClass</text:p>
      <text:p text:style-name="P58"><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1782964"/>Classes<text:alphabetical-index-mark-end text:id="IMark14178296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1782964"/>Inheritance<text:alphabetical-index-mark-end text:id="IMark14178296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1782964"/>Methods<text:alphabetical-index-mark-end text:id="IMark141782964"/></text:h>
      <text:p text:style-name="P1">All code in fOOrth is contained in methods. A method is a fragment of code that an object uses to respond to a message that has been sent to that object. In fOOrth there are three sorts of methods:</text:p>
      <text:list xml:id="list4776517341431577025" text:style-name="L13">
        <text:list-item>
          <text:p text:style-name="P91">Shared: Methods that are common to all instances of the class that contains them.</text:p>
        </text:list-item>
        <text:list-item>
          <text:p text:style-name="P91">Exclusive: Methods that are defined for one and only one object (and all of its clones that are created <text:span text:style-name="T2">after</text:span> the exclusive method is defined.).</text:p>
        </text:list-item>
        <text:list-item>
          <text:p text:style-name="P91">Local: Methods that are created in a context and are accessible only in that context. When the context concludes, these methods are no longer accessible.</text:p>
        </text:list-item>
      </text:list>
      <text:h text:style-name="Heading_20_2" text:outline-level="2"><text:alphabetical-index-mark-start text:id="IMark79872668"/>Late Binding<text:alphabetical-index-mark-end text:id="IMark79872668"/> and <text:alphabetical-index-mark-start text:id="IMark79873196"/>Polymorphism<text:alphabetical-index-mark-end text:id="IMark7987319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79873196"/>Prototypes<text:alphabetical-index-mark-end text:id="IMark7987319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79873196"/>Method Mapping<text:alphabetical-index-mark-end text:id="IMark798731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297057089751580306" text:style-name="L14">
        <text:list-item>
          <text:p text:style-name="P92">The strings used by fOOrth needed to be converted to Ruby symbols to allow code to be executed in Ruby.</text:p>
        </text:list-item>
        <text:list-item>
          <text:p text:style-name="P9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79872668"/>SymbolMap<text:alphabetical-index-mark-end text:id="IMark79872668"/> class. This class creates mappings in one of two ways:</text:p>
      <text:list xml:id="list5345308666042771670" text:style-name="L15">
        <text:list-item>
          <text:p text:style-name="P9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8">Tag</text:p>
          </table:table-cell>
          <table:table-cell table:style-name="Table278.B1" office:value-type="string">
            <text:p text:style-name="P18">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79872668"/>)context<text:alphabetical-index-mark-end text:id="IMark7987266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79872668"/>)context!<text:alphabetical-index-mark-end text:id="IMark79872668"/> is more useful. This method had the immediate attribute, meaning that it executes, even when the mode is deferred or compiling. This allows us to take a peek at the context inside of the working compiler. Consider these examples:</text:p>
      <text:p text:style-name="Code"/>
      <text:p text:style-name="P61">&gt;<text:span text:style-name="T12">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79872668"/>)vm<text:alphabetical-index-mark-end text:id="IMark79872668"/> and its immediate version <text:alphabetical-index-mark-start text:id="IMark79873196"/>)vm!<text:alphabetical-index-mark-end text:id="IMark79873196"/>.</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79873196"/>Routing<text:alphabetical-index-mark-end text:id="IMark7987319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7655226156646987959" text:style-name="L16">
        <text:list-item>
          <text:p text:style-name="P94">The defining word used to create the method.</text:p>
        </text:list-item>
        <text:list-item>
          <text:p text:style-name="P94">The receiver of the defining word used to create the method.</text:p>
        </text:list-item>
        <text:list-item>
          <text:p text:style-name="P9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ext:soft-page-break/>The lead character determines the routing:</text:p>
      <text:list xml:id="list5159448285391790441" text:style-name="L17">
        <text:list-item>
          <text:p text:style-name="P95">“.” - indicates that the message is routed to the top-of-stack element (TOS)</text:p>
        </text:list-item>
        <text:list-item>
          <text:p text:style-name="P95">“~” - indicates that the message is routed to the “self” entity of the method (see the section Self below). Since these messages are only routed to the object itself, they are in effect private methods.</text:p>
        </text:list-item>
        <text:list-item>
          <text:p text:style-name="P9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7612417" text:continue-numbering="true" text:style-name="L17">
        <text:list-item>
          <text:p text:style-name="P95">“.” - indicates that the message is routed to the top-of-stack element (TOS)</text:p>
        </text:list-item>
        <text:list-item>
          <text:p text:style-name="P95">“~” - indicates that the message is routed to the “self” entity of the method (see the section Self below). Since these messages are only routed to the object itself, they are in effect private methods.</text:p>
        </text:list-item>
        <text:list-item>
          <text:p text:style-name="P9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7">Defining Word</text:p>
          </table:table-cell>
          <table:table-cell table:style-name="Table9.A1" office:value-type="string">
            <text:p text:style-name="P17">DW Receiver</text:p>
          </table:table-cell>
          <table:table-cell table:style-name="Table9.A1" office:value-type="string">
            <text:p text:style-name="P17">Method Name</text:p>
          </table:table-cell>
          <table:table-cell table:style-name="Table9.A1" office:value-type="string">
            <text:p text:style-name="P17">Message Routing</text:p>
          </table:table-cell>
          <table:table-cell table:style-name="Table9.E1" office:value-type="string">
            <text:p text:style-name="P18">Notes</text:p>
          </table:table-cell>
        </table:table-row>
        <table:table-row table:style-name="Table9.1">
          <table:table-cell table:style-name="Table9.A2" office:value-type="string">
            <text:p text:style-name="P17"><text:alphabetical-index-mark-start text:id="IMark213573548"/>:<text:alphabetical-index-mark-end text:id="IMark213573548"/></text:p>
          </table:table-cell>
          <table:table-cell table:style-name="Table9.A2" office:value-type="string">
            <text:p text:style-name="P15">N/A</text:p>
          </table:table-cell>
          <table:table-cell table:style-name="Table9.A2" office:value-type="string">
            <text:p text:style-name="P23">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5">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7"><text:alphabetical-index-mark-start text:id="IMark213573548"/>.:<text:alphabetical-index-mark-end text:id="IMark213573548"/></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5">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7"><text:alphabetical-index-mark-start text:id="IMark213573548"/>.::<text:alphabetical-index-mark-end text:id="IMark213573548"/></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p>
          </table:table-cell>
          <table:table-cell table:style-name="Table9.A2" office:value-type="string">
            <text:p text:style-name="P15">N/A</text:p>
          </table:table-cell>
          <table:table-cell table:style-name="Table9.E2" office:value-type="string">
            <text:p text:style-name="P2">Not allowed: Error</text:p>
          </table:table-cell>
        </table:table-row>
        <table:table-row table:style-name="Table9.1">
          <table:table-cell table:style-name="Table9.A3" office:value-type="string">
            <text:p text:style-name="P57">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5">N/A</text:p>
          </table:table-cell>
          <table:table-cell table:style-name="Table9.A2" office:value-type="string">
            <text:p text:style-name="P23">other</text:p>
          </table:table-cell>
          <table:table-cell table:style-name="Table9.A2" office:value-type="string">
            <text:p text:style-name="P15">Context</text:p>
          </table:table-cell>
          <table:table-cell table:style-name="Table9.E2" office:value-type="string">
            <text:p text:style-name="P27">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1997876"/>do_map_name<text:alphabetical-index-mark-end text:id="IMark16199787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6413704"/>F10: <text:change-end text:change-id="ct216413704"/>?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61997876"/>self<text:alphabetical-index-mark-end text:id="IMark161997876"/>”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999877388464113100" text:style-name="L18">
        <text:list-item>
          <text:p text:style-name="P9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6">For TOS routed methods, access to self is as simple as “self .method_name”. This was done in the MyClass example above. The self value is a free value that does not to be declared.</text:p>
        </text:list-item>
        <text:list-item>
          <text:p text:style-name="P9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6">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1997876"/>.with{<text:alphabetical-index-mark-end text:id="IMark161997876"/>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558289470384503390" text:style-name="L19">
        <text:list-item>
          <text:p text:style-name="P9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7">A .with{ … } clause can be used to take a value and give easy access to that value within the executed block without having to create a local value.</text:p>
        </text:list-item>
        <text:list-item>
          <text:p text:style-name="P97">Access to the self value is generally faster than other forms of access. Thus this construct can yield performance enhancements.</text:p>
        </text:list-item>
      </text:list>
      <text:p text:style-name="P1"/>
      <text:h text:style-name="Heading_20_1" text:outline-level="1"><text:alphabetical-index-mark-start text:id="IMark161997876"/>Boolean<text:alphabetical-index-mark-end text:id="IMark16199787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5">False Values</text:p>
          </table:table-cell>
          <table:table-cell table:style-name="Table117.B1" office:value-type="string">
            <text:p text:style-name="P15">True Values</text:p>
          </table:table-cell>
        </table:table-row>
        <table:table-row>
          <table:table-cell table:style-name="Table117.A2" office:value-type="string">
            <text:p text:style-name="P15">false</text:p>
            <text:p text:style-name="P15">nil</text:p>
          </table:table-cell>
          <table:table-cell table:style-name="Table117.B2" office:value-type="string">
            <text:p text:style-name="P15">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5">False Processing</text:p>
          </table:table-cell>
          <table:table-cell table:style-name="Table118.B1" office:value-type="string">
            <text:p text:style-name="P15">True Processing</text:p>
          </table:table-cell>
        </table:table-row>
        <table:table-row>
          <table:table-cell table:style-name="Table118.A2" office:value-type="string">
            <text:p text:style-name="P15"><text:alphabetical-index-mark-start text:id="IMark79797972"/>FalseClass<text:alphabetical-index-mark-end text:id="IMark79797972"/></text:p>
            <text:p text:style-name="P15"><text:alphabetical-index-mark-start text:id="IMark79797972"/>NilClass<text:alphabetical-index-mark-end text:id="IMark79797972"/></text:p>
          </table:table-cell>
          <table:table-cell table:style-name="Table118.B2" office:value-type="string">
            <text:p text:style-name="P15"><text:alphabetical-index-mark-start text:id="IMark79797972"/>Object<text:alphabetical-index-mark-end text:id="IMark79797972"/></text:p>
          </table:table-cell>
        </table:table-row>
      </table:table>
      <text:p text:style-name="P10"/>
      <text:p text:style-name="P11">Note that while false processing occurs in FalseClass and NilClass, true processing occurs in Object and not <text:alphabetical-index-mark-start text:id="IMark161997876"/>TrueClass<text:alphabetical-index-mark-end text:id="IMark16199787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61997876"/>Numeric<text:alphabetical-index-mark-end text:id="IMark16199787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8">Class</text:p>
          </table:table-cell>
          <table:table-cell table:style-name="Table119.B1" office:value-type="string">
            <text:p text:style-name="P18">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462655077134608277" text:style-name="L20">
        <text:list-item>
          <text:p text:style-name="P98">Integer defines a few “bit” oriented operations that are specific to whole numbers.</text:p>
        </text:list-item>
        <text:list-item>
          <text:p text:style-name="P9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61997876"/>Array<text:alphabetical-index-mark-end text:id="IMark16199787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1233432162622823364" text:style-name="L21">
        <text:list-item>
          <text:p text:style-name="P99">The first two examples both create “empty” arrays with zero data elements. </text:p>
        </text:list-item>
        <text:list-item>
          <text:p text:style-name="P99">Array data do NOT need to be the same “type” of data. Mixing is allowed. </text:p>
        </text:list-item>
        <text:list-item>
          <text:p text:style-name="P99">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5408983766821628658" text:style-name="L22">
        <text:list-item>
          <text:p text:style-name="P100">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79797972"/>.new<text:alphabetical-index-mark-end text:id="IMark79797972"/>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8">Code</text:p>
          </table:table-cell>
          <table:table-cell table:style-name="Table59.B2" office:value-type="string">
            <text:p text:style-name="P18">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79797972"/>.new{<text:alphabetical-index-mark-end text:id="IMark79797972"/>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8">Code</text:p>
          </table:table-cell>
          <table:table-cell table:style-name="Table62.B2" office:value-type="string">
            <text:p text:style-name="P18">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79797972"/>x<text:alphabetical-index-mark-end text:id="IMark79797972"/>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79797972"/>}<text:alphabetical-index-mark-end text:id="IMark79797972"/>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79797972"/>.new_size<text:alphabetical-index-mark-end text:id="IMark79797972"/>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8">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79797972"/>.new_value<text:alphabetical-index-mark-end text:id="IMark79797972"/>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8">Code</text:p>
          </table:table-cell>
          <table:table-cell table:style-name="Table64.B2" office:value-type="string">
            <text:p text:style-name="P18">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79797972"/>.new_values<text:alphabetical-index-mark-end text:id="IMark79797972"/>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8">Code</text:p>
          </table:table-cell>
          <table:table-cell table:style-name="Table65.B2" office:value-type="string">
            <text:p text:style-name="P18">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79797972"/>!<text:alphabetical-index-mark-end text:id="IMark797979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8">Code</text:p>
          </table:table-cell>
          <table:table-cell table:style-name="Table66.B2" office:value-type="string">
            <text:p text:style-name="P18">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79797972"/>+<text:alphabetical-index-mark-end text:id="IMark797979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8">Code</text:p>
          </table:table-cell>
          <table:table-cell table:style-name="Table67.B2" office:value-type="string">
            <text:p text:style-name="P18">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79797972"/>.+left<text:alphabetical-index-mark-end text:id="IMark797979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8">Code</text:p>
          </table:table-cell>
          <table:table-cell table:style-name="Table68.B2" office:value-type="string">
            <text:p text:style-name="P18">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79797972"/>.+mid<text:alphabetical-index-mark-end text:id="IMark797979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8">Code</text:p>
          </table:table-cell>
          <table:table-cell table:style-name="Table69.B2" office:value-type="string">
            <text:p text:style-name="P18">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79797972"/>.+midlr<text:alphabetical-index-mark-end text:id="IMark797979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8">Code</text:p>
          </table:table-cell>
          <table:table-cell table:style-name="Table70.B2" office:value-type="string">
            <text:p text:style-name="P18">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79797972"/>.+right<text:alphabetical-index-mark-end text:id="IMark7979797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8">Code</text:p>
          </table:table-cell>
          <table:table-cell table:style-name="Table71.B2" office:value-type="string">
            <text:p text:style-name="P18">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79797972"/>.-left<text:alphabetical-index-mark-end text:id="IMark7979797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8">Code</text:p>
          </table:table-cell>
          <table:table-cell table:style-name="Table72.B2" office:value-type="string">
            <text:p text:style-name="P18">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79797972"/>.-mid<text:alphabetical-index-mark-end text:id="IMark7979797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8">Code</text:p>
          </table:table-cell>
          <table:table-cell table:style-name="Table73.B2" office:value-type="string">
            <text:p text:style-name="P18">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79797972"/>.-midlr<text:alphabetical-index-mark-end text:id="IMark7979797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8">Code</text:p>
          </table:table-cell>
          <table:table-cell table:style-name="Table74.B2" office:value-type="string">
            <text:p text:style-name="P18">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79797972"/>.-right<text:alphabetical-index-mark-end text:id="IMark7979797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8">Code</text:p>
          </table:table-cell>
          <table:table-cell table:style-name="Table75.B2" office:value-type="string">
            <text:p text:style-name="P18">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79797972"/>.[]!<text:alphabetical-index-mark-end text:id="IMark7979797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8">Code</text:p>
          </table:table-cell>
          <table:table-cell table:style-name="Table76.B2" office:value-type="string">
            <text:p text:style-name="P18">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79797972"/>.[]@<text:alphabetical-index-mark-end text:id="IMark7979797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8">Code</text:p>
          </table:table-cell>
          <table:table-cell table:style-name="Table77.B2" office:value-type="string">
            <text:p text:style-name="P18">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79797972"/>.each{<text:alphabetical-index-mark-end text:id="IMark7979797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8">Code</text:p>
          </table:table-cell>
          <table:table-cell table:style-name="Table411.B2" office:value-type="string">
            <text:p text:style-name="P18">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79797972"/>v<text:alphabetical-index-mark-end text:id="IMark7979797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8">Code</text:p>
          </table:table-cell>
          <table:table-cell table:style-name="Table413.B2" office:value-type="string">
            <text:p text:style-name="P18">Result</text:p>
          </table:table-cell>
        </table:table-row>
        <table:table-row table:style-name="Table413.1">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4" text:outline-level="4">[] <text:alphabetical-index-mark-start text:id="IMark79797972"/>x<text:alphabetical-index-mark-end text:id="IMark7979797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8">Code</text:p>
          </table:table-cell>
          <table:table-cell table:style-name="Table414.B2" office:value-type="string">
            <text:p text:style-name="P18">Result</text:p>
          </table:table-cell>
        </table:table-row>
        <table:table-row table:style-name="Table414.1">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before] .each{ … <text:alphabetical-index-mark-start text:id="IMark79797972"/>}<text:alphabetical-index-mark-end text:id="IMark79797972"/> [after]</text:h>
            <text:p text:style-name="Text_20_body">Routing:<text:span text:style-name="T13">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79797972"/>.left<text:alphabetical-index-mark-end text:id="IMark7979797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8">Code</text:p>
          </table:table-cell>
          <table:table-cell table:style-name="Table78.B2" office:value-type="string">
            <text:p text:style-name="P18">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79797972"/>.length<text:alphabetical-index-mark-end text:id="IMark7979797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8">Code</text:p>
          </table:table-cell>
          <table:table-cell table:style-name="Table79.B2" office:value-type="string">
            <text:p text:style-name="P18">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79797972"/>.map{<text:alphabetical-index-mark-end text:id="IMark7979797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8">Code</text:p>
          </table:table-cell>
          <table:table-cell table:style-name="Table416.B2" office:value-type="string">
            <text:p text:style-name="P18">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79797972"/>v<text:alphabetical-index-mark-end text:id="IMark7979797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8">Code</text:p>
          </table:table-cell>
          <table:table-cell table:style-name="Table417.A2" office:value-type="string">
            <text:p text:style-name="P18">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79797972"/>x<text:alphabetical-index-mark-end text:id="IMark7979797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8">Code</text:p>
          </table:table-cell>
          <table:table-cell table:style-name="Table419.B2" office:value-type="string">
            <text:p text:style-name="P18">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79797972"/>}<text:alphabetical-index-mark-end text:id="IMark79797972"/>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79797972"/>.max<text:alphabetical-index-mark-end text:id="IMark7979797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8">Code</text:p>
          </table:table-cell>
          <table:table-cell table:style-name="Table80.B2" office:value-type="string">
            <text:p text:style-name="P18">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79797972"/>.mid<text:alphabetical-index-mark-end text:id="IMark7979797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8">Code</text:p>
          </table:table-cell>
          <table:table-cell table:style-name="Table81.B2" office:value-type="string">
            <text:p text:style-name="P18">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79797972"/>.midlr<text:alphabetical-index-mark-end text:id="IMark7979797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8">Code</text:p>
          </table:table-cell>
          <table:table-cell table:style-name="Table82.B2" office:value-type="string">
            <text:p text:style-name="P18">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79797972"/>.min<text:alphabetical-index-mark-end text:id="IMark7979797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8">Code</text:p>
          </table:table-cell>
          <table:table-cell table:style-name="Table83.B2" office:value-type="string">
            <text:p text:style-name="P18">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79797972"/>.pp<text:alphabetical-index-mark-end text:id="IMark7979797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8">Code</text:p>
          </table:table-cell>
          <table:table-cell table:style-name="Table84.B2" office:value-type="string">
            <text:p text:style-name="P18">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79797972"/>.reverse<text:alphabetical-index-mark-end text:id="IMark7979797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8">Code</text:p>
          </table:table-cell>
          <table:table-cell table:style-name="Table85.B2" office:value-type="string">
            <text:p text:style-name="P18">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79797972"/>.right<text:alphabetical-index-mark-end text:id="IMark7979797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8">Code</text:p>
          </table:table-cell>
          <table:table-cell table:style-name="Table86.B2" office:value-type="string">
            <text:p text:style-name="P18">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79797972"/>.select{<text:alphabetical-index-mark-end text:id="IMark79797972"/>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8">Code</text:p>
          </table:table-cell>
          <table:table-cell table:style-name="Table431.B2" office:value-type="string">
            <text:p text:style-name="P18">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79797972"/>v<text:alphabetical-index-mark-end text:id="IMark7979797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8">Code</text:p>
          </table:table-cell>
          <table:table-cell table:style-name="Table453.B2" office:value-type="string">
            <text:p text:style-name="P18">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79797972"/>x<text:alphabetical-index-mark-end text:id="IMark7979797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8">Code</text:p>
          </table:table-cell>
          <table:table-cell table:style-name="Table454.B2" office:value-type="string">
            <text:p text:style-name="P18">Result</text:p>
          </table:table-cell>
        </table:table-row>
        <table:table-row table:style-name="Table454.1">
          <table:table-cell table:style-name="Table454.A2" office:value-type="string">
            <text:p text:style-name="Snippet">[ 1 2 3 4 ] .map{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select{ … <text:alphabetical-index-mark-start text:id="IMark79797972"/>}<text:alphabetical-index-mark-end text:id="IMark79797972"/> [after]</text:h>
            <text:p text:style-name="Text_20_body">Routing:<text:span text:style-name="T13">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79797972"/>.shuffle<text:alphabetical-index-mark-end text:id="IMark7979797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8">Code</text:p>
          </table:table-cell>
          <table:table-cell table:style-name="Table87.B2" office:value-type="string">
            <text:p text:style-name="P18">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79797972"/>.sort<text:alphabetical-index-mark-end text:id="IMark7979797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8">Code</text:p>
          </table:table-cell>
          <table:table-cell table:style-name="Table88.B2" office:value-type="string">
            <text:p text:style-name="P18">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79797972"/>.strmax<text:alphabetical-index-mark-end text:id="IMark7979797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8">Code</text:p>
          </table:table-cell>
          <table:table-cell table:style-name="Table89.B2" office:value-type="string">
            <text:p text:style-name="P18">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text:soft-page-break/></text:p>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79797972"/>&lt;&lt;<text:alphabetical-index-mark-end text:id="IMark7979797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8">Code</text:p>
          </table:table-cell>
          <table:table-cell table:style-name="Table90.B2" office:value-type="string">
            <text:p text:style-name="P18">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79797972"/>@<text:alphabetical-index-mark-end text:id="IMark7979797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8">Code</text:p>
          </table:table-cell>
          <table:table-cell table:style-name="Table91.B2" office:value-type="string">
            <text:p text:style-name="P18">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61997876"/>Class<text:alphabetical-index-mark-end text:id="IMark16199787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number-columns-repeated="2"/>
        <table:table-row table:style-name="Table400.1">
          <table:table-cell table:style-name="Table400.A1" table:number-columns-spanned="2" office:value-type="string">
            <text:h text:style-name="Heading_20_3" text:outline-level="3">[a_class] <text:alphabetical-index-mark-start text:id="IMark79797972"/>.:<text:alphabetical-index-mark-end text:id="IMark7979797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8">Code</text:p>
          </table:table-cell>
          <table:table-cell table:style-name="Table400.B2" office:value-type="string">
            <text:p text:style-name="P18">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1">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1">(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1">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1">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79797972"/>super<text:alphabetical-index-mark-end text:id="IMark7979797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8">Code</text:p>
          </table:table-cell>
          <table:table-cell table:style-name="Table386.A2" office:value-type="string">
            <text:p text:style-name="P18">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7">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79797972"/>val:<text:alphabetical-index-mark-end text:id="IMark7979797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8">Code</text:p>
          </table:table-cell>
          <table:table-cell table:style-name="Table387.B2" office:value-type="string">
            <text:p text:style-name="P18">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79797972"/>var:<text:alphabetical-index-mark-end text:id="IMark7979797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8">Code</text:p>
          </table:table-cell>
          <table:table-cell table:style-name="Table388.B2" office:value-type="string">
            <text:p text:style-name="P18">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79797972"/>val@:<text:alphabetical-index-mark-end text:id="IMark797979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8">Code</text:p>
          </table:table-cell>
          <table:table-cell table:style-name="Table389.B2" office:value-type="string">
            <text:p text:style-name="P18">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79797972"/>var@:<text:alphabetical-index-mark-end text:id="IMark797979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8">Code</text:p>
          </table:table-cell>
          <table:table-cell table:style-name="Table390.B2" office:value-type="string">
            <text:p text:style-name="P18">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79797972"/>;<text:alphabetical-index-mark-end text:id="IMark79797972"/>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79797972"/>.is_class?<text:alphabetical-index-mark-end text:id="IMark797979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8">Code</text:p>
          </table:table-cell>
          <table:table-cell table:style-name="Table93.B2" office:value-type="string">
            <text:p text:style-name="P18">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79797972"/>.new<text:alphabetical-index-mark-end text:id="IMark7979797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8">Code</text:p>
          </table:table-cell>
          <table:table-cell table:style-name="Table94.B2" office:value-type="string">
            <text:p text:style-name="P18">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79797972"/>.parent_class<text:alphabetical-index-mark-end text:id="IMark7979797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8">Code</text:p>
          </table:table-cell>
          <table:table-cell table:style-name="Table95.B2" office:value-type="string">
            <text:p text:style-name="P18">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79797972"/>.subclass:<text:alphabetical-index-mark-end text:id="IMark79797972"/> subclass_name []</text:h>
            <text:p text:style-name="Text_20_body">Routing: TOS</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able:table-cell>
          <table:covered-table-cell/>
        </table:table-row>
        <table:table-row table:style-name="Table96.1">
          <table:table-cell table:style-name="Table96.A2" office:value-type="string">
            <text:p text:style-name="P18">Code</text:p>
          </table:table-cell>
          <table:table-cell table:style-name="Table96.B2" office:value-type="string">
            <text:p text:style-name="P18">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79797972"/>.to_s<text:alphabetical-index-mark-end text:id="IMark797979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8">Code</text:p>
          </table:table-cell>
          <table:table-cell table:style-name="Table97.B2" office:value-type="string">
            <text:p text:style-name="P18">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 text:outline-level="3">[] <text:alphabetical-index-mark-start text:id="IMark79797972"/>class:<text:alphabetical-index-mark-end text:id="IMark79797972"/> class_name []</text:h>
            <text:p text:style-name="Text_20_body">Routing: VM</text:p>
            <text:p text:style-name="P1">This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8">Code</text:p>
          </table:table-cell>
          <table:table-cell table:style-name="Table455.B2" office:value-type="string">
            <text:p text:style-name="P18">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h text:style-name="Heading_20_2" text:outline-level="2"><text:alphabetical-index-mark-start text:id="IMark161997876"/>Commands<text:alphabetical-index-mark-end text:id="IMark16199787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able:table-row table:style-name="Table98.1">
          <table:table-cell table:style-name="Table98.A1" table:number-columns-spanned="2" office:value-type="string">
            <text:h text:style-name="Heading_20_3" text:outline-level="3">[a_class] <text:alphabetical-index-mark-start text:id="IMark79797972"/>)methods<text:alphabetical-index-mark-end text:id="IMark7979797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8">Code</text:p>
          </table:table-cell>
          <table:table-cell table:style-name="Table98.B2" office:value-type="string">
            <text:p text:style-name="P18">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ext:soft-page-break/>
        <table:table-row table:style-name="Table100.1">
          <table:table-cell table:style-name="Table100.A1" table:number-columns-spanned="2" office:value-type="string">
            <text:h text:style-name="Heading_20_3" text:outline-level="3">[a_class] <text:alphabetical-index-mark-start text:id="IMark79797972"/>)stubs<text:alphabetical-index-mark-end text:id="IMark79797972"/> []</text:h>
            <text:p text:style-name="Text_20_body">Routing: TOS</text:p>
            <text:p text:style-name="P1">List the stub methods defined for this class. Stubs are place holder methods that serve one of two purposes:</text:p>
            <text:list xml:id="list3858667759965154209" text:style-name="L23">
              <text:list-item>
                <text:p text:style-name="P101">They are abstract methods in a base class that exist so that a sub-class may replace the stub with an actual method. The stub ensures that the compiler uses the correct routing when using the method.</text:p>
              </text:list-item>
              <text:list-item>
                <text:p text:style-name="P101">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8">Code</text:p>
          </table:table-cell>
          <table:table-cell table:style-name="Table100.B2" office:value-type="string">
            <text:p text:style-name="P18">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3"><text:s text:c="3"/></text:p>
      <text:p text:style-name="Text_20_body"/>
      <text:h text:style-name="Heading_20_1" text:outline-level="1"><text:alphabetical-index-mark-start text:id="IMark161997876"/>Complex<text:alphabetical-index-mark-end text:id="IMark16199787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7">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7">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3.7i</text:p>
          </table:table-cell>
          <table:table-cell table:style-name="Table5.B2" office:value-type="string">
            <text:p text:style-name="P15">0+3.7i</text:p>
          </table:table-cell>
        </table:table-row>
        <table:table-row>
          <table:table-cell table:style-name="Table5.A2" office:value-type="string">
            <text:p text:style-name="P26">1/2i</text:p>
          </table:table-cell>
          <table:table-cell table:style-name="Table5.B2" office:value-type="string">
            <text:p text:style-name="P15">0+1/2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1998116"/>.cbrt<text:alphabetical-index-mark-end text:id="IMark161998116"/>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8">Code</text:p>
          </table:table-cell>
          <table:table-cell table:style-name="Table101.B2" office:value-type="string">
            <text:p text:style-name="P18">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1999748"/>.e**<text:alphabetical-index-mark-end text:id="IMark161999748"/>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8">Code</text:p>
          </table:table-cell>
          <table:table-cell table:style-name="Table103.B2" office:value-type="string">
            <text:p text:style-name="P18">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1998116"/>.split<text:alphabetical-index-mark-end text:id="IMark1619981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8">Code</text:p>
          </table:table-cell>
          <table:table-cell table:style-name="Table19.B2" office:value-type="string">
            <text:p text:style-name="P18">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1999748"/>.sqrt<text:alphabetical-index-mark-end text:id="IMark161999748"/>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8">Code</text:p>
          </table:table-cell>
          <table:table-cell table:style-name="Table20.B2" office:value-type="string">
            <text:p text:style-name="P18">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61999748"/>.to_x<text:alphabetical-index-mark-end text:id="IMark16199974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8">Code</text:p>
          </table:table-cell>
          <table:table-cell table:style-name="Table459.B2" office:value-type="string">
            <text:p text:style-name="P18">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61999748"/>.to_x!<text:alphabetical-index-mark-end text:id="IMark16199974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8">Code</text:p>
          </table:table-cell>
          <table:table-cell table:style-name="Table460.B2" office:value-type="string">
            <text:p text:style-name="P18">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5">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61999748"/>complex<text:alphabetical-index-mark-end text:id="IMark16199974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8">Code</text:p>
          </table:table-cell>
          <table:table-cell table:style-name="Table462.B2" office:value-type="string">
            <text:p text:style-name="P18">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161998548"/>FalseClass<text:alphabetical-index-mark-end text:id="IMark161998548"/></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1999748"/>&amp;&amp;<text:alphabetical-index-mark-end text:id="IMark16199974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8">Code</text:p>
          </table:table-cell>
          <table:table-cell table:style-name="Table92.B2" office:value-type="string">
            <text:p text:style-name="P18">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1999748"/>^^<text:alphabetical-index-mark-end text:id="IMark16199974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8">Code</text:p>
          </table:table-cell>
          <table:table-cell table:style-name="Table24.B2" office:value-type="string">
            <text:p text:style-name="P18">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1999748"/>||<text:alphabetical-index-mark-end text:id="IMark16199974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8">Code</text:p>
          </table:table-cell>
          <table:table-cell table:style-name="Table25.B2" office:value-type="string">
            <text:p text:style-name="P18">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61998548"/>Float<text:alphabetical-index-mark-end text:id="IMark161998548"/></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7">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7">Value</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61999316"/>.to_f<text:alphabetical-index-mark-end text:id="IMark16199931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8">Code</text:p>
          </table:table-cell>
          <table:table-cell table:style-name="Table464.B2" office:value-type="string">
            <text:p text:style-name="P18">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61999316"/>.to_f!<text:alphabetical-index-mark-end text:id="IMark16199931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8">Code</text:p>
          </table:table-cell>
          <table:table-cell table:style-name="Table465.B2" office:value-type="string">
            <text:p text:style-name="P18">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4">Cannot coerce a String instance to a Float instance</text:p>
          </table:table-cell>
        </table:table-row>
      </table:table>
      <text:p text:style-name="Text_20_body"/>
      <text:p text:style-name="Text_20_body"/>
      <text:h text:style-name="Heading_20_1" text:outline-level="1"><text:alphabetical-index-mark-start text:id="IMark214024004"/>Hash<text:alphabetical-index-mark-end text:id="IMark214024004"/></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4024004"/><text:span text:style-name="T7">{</text:span><text:alphabetical-index-mark-end text:id="IMark214024004"/>” and the locally defined methods “<text:alphabetical-index-mark-start text:id="IMark214020356"/><text:span text:style-name="T7">-&gt;</text:span><text:alphabetical-index-mark-end text:id="IMark214020356"/>” and “<text:alphabetical-index-mark-start text:id="IMark214023812"/><text:span text:style-name="T7">}</text:span><text:alphabetical-index-mark-end text:id="IMark2140238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7619903" text:continue-list="list1233432162622823364" text:style-name="L21">
        <text:list-item>
          <text:p text:style-name="P99">The first example creates an “empty” hash with zero data elements. </text:p>
        </text:list-item>
        <text:list-item>
          <text:p text:style-name="P99">Hash key and data do NOT need to be the same “type” of data. Mixing is allowed. </text:p>
        </text:list-item>
        <text:list-item>
          <text:p text:style-name="P99">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61997972"/>.[]!<text:alphabetical-index-mark-end text:id="IMark1619979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8">Code</text:p>
          </table:table-cell>
          <table:table-cell table:style-name="Table99.B2" office:value-type="string">
            <text:p text:style-name="P18">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1997972"/>.[]@<text:alphabetical-index-mark-end text:id="IMark1619979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8">Code</text:p>
          </table:table-cell>
          <table:table-cell table:style-name="Table104.B2" office:value-type="string">
            <text:p text:style-name="P18">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161997972"/>.each{<text:alphabetical-index-mark-end text:id="IMark16199797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8">Code</text:p>
          </table:table-cell>
          <table:table-cell table:style-name="Table458.B2" office:value-type="string">
            <text:p text:style-name="P18">Result</text:p>
          </table:table-cell>
        </table:table-row>
        <table:table-row table:style-name="Table458.1">
          <table:table-cell table:style-name="Table458.A2"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61997972"/>v<text:alphabetical-index-mark-end text:id="IMark161997972"/> [current_element_value]</text:h>
            <text:p text:style-name="Text_20_body">Routing:<text:span text:style-name="T13">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8">Code</text:p>
          </table:table-cell>
          <table:table-cell table:style-name="Table457.A2" office:value-type="string">
            <text:p text:style-name="P18">Result</text:p>
          </table:table-cell>
        </table:table-row>
        <table:table-row table:style-name="Table457.1">
          <table:table-cell table:style-name="Table457.A3"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61997972"/>x<text:alphabetical-index-mark-end text:id="IMark161997972"/> [current_element_index]</text:h>
            <text:p text:style-name="Text_20_body">Routing:<text:span text:style-name="T13">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8">Code</text:p>
          </table:table-cell>
          <table:table-cell table:style-name="Table456.A1" office:value-type="string">
            <text:p text:style-name="P18">Result</text:p>
          </table:table-cell>
        </table:table-row>
        <table:table-row table:style-name="Table456.1">
          <table:table-cell table:style-name="Table456.A3"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each{ … <text:alphabetical-index-mark-start text:id="IMark161997972"/>}<text:alphabetical-index-mark-end text:id="IMark161997972"/> [after]</text:h>
            <text:p text:style-name="Text_20_body">Routing:<text:span text:style-name="T13">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1997972"/>.keys<text:alphabetical-index-mark-end text:id="IMark161997972"/> [an_array]</text:h>
            <text:p text:style-name="Text_20_body">Routing: TOS</text:p>
            <text:p text:style-name="P1">This method gathers up the keys in a hash and places them in an array.</text:p>
            <text:p text:style-name="P1">Note: This method <text:span text:style-name="T15">does</text:span> <text:span text:style-name="T2">not</text:span> mutate the hash.</text:p>
          </table:table-cell>
          <table:covered-table-cell/>
        </table:table-row>
        <table:table-row table:style-name="Table105.1">
          <table:table-cell table:style-name="Table105.A2" office:value-type="string">
            <text:p text:style-name="P18">Code</text:p>
          </table:table-cell>
          <table:table-cell table:style-name="Table105.B2" office:value-type="string">
            <text:p text:style-name="P18">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61997972"/>.pp<text:alphabetical-index-mark-end text:id="IMark1619979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8">Code</text:p>
          </table:table-cell>
          <table:table-cell table:style-name="Table107.B2" office:value-type="string">
            <text:p text:style-name="P18">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61997972"/>.strmax2<text:alphabetical-index-mark-end text:id="IMark1619979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8">Code</text:p>
          </table:table-cell>
          <table:table-cell table:style-name="Table108.B2" office:value-type="string">
            <text:p text:style-name="P18">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1997972"/>.values<text:alphabetical-index-mark-end text:id="IMark161997972"/> [an_array]</text:h>
            <text:p text:style-name="Text_20_body">Routing: TOS</text:p>
            <text:p text:style-name="P1">This method gathers up the values in a hash and places them in an array.</text:p>
            <text:p text:style-name="P1">Note: This method <text:span text:style-name="T15">does</text:span> <text:span text:style-name="T2">not</text:span> mutate the hash.</text:p>
          </table:table-cell>
          <table:covered-table-cell/>
        </table:table-row>
        <table:table-row table:style-name="Table106.1">
          <table:table-cell table:style-name="Table106.A2" office:value-type="string">
            <text:p text:style-name="P18">Code</text:p>
          </table:table-cell>
          <table:table-cell table:style-name="Table106.B2" office:value-type="string">
            <text:p text:style-name="P18">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14020356"/>InStream<text:alphabetical-index-mark-end text:id="IMark21402035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1997972"/>.get_all<text:alphabetical-index-mark-end text:id="IMark1619979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8">Code</text:p>
          </table:table-cell>
          <table:table-cell table:style-name="Table109.B2" office:value-type="string">
            <text:p text:style-name="P18">Result</text:p>
          </table:table-cell>
        </table:table-row>
        <table:table-row table:style-name="Table109.1">
          <table:table-cell table:style-name="Table109.A2" office:value-type="string">
            <text:p text:style-name="P6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61997972"/>.open<text:alphabetical-index-mark-end text:id="IMark16199797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8">Code</text:p>
          </table:table-cell>
          <table:table-cell table:style-name="Table110.B2" office:value-type="string">
            <text:p text:style-name="P18">Result</text:p>
          </table:table-cell>
        </table:table-row>
        <table:table-row table:style-name="Table110.1">
          <table:table-cell table:style-name="Table110.A2" office:value-type="string">
            <text:p text:style-name="P6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7">"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1997972"/>.open{<text:alphabetical-index-mark-end text:id="IMark16199797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8226915396390524124" text:style-name="L24">
              <text:list-item>
                <text:p text:style-name="P102">The InStream instance is automatically (and always) closed at the end of the code block. </text:p>
              </text:list-item>
              <text:list-item>
                <text:p text:style-name="P102">This is a helper method of the Virtual Machine.</text:p>
              </text:list-item>
            </text:list>
          </table:table-cell>
          <table:covered-table-cell/>
        </table:table-row>
        <table:table-row table:style-name="Table111.1">
          <table:table-cell table:style-name="Table111.A2" office:value-type="string">
            <text:p text:style-name="P18">Code</text:p>
          </table:table-cell>
          <table:table-cell table:style-name="Table111.B2" office:value-type="string">
            <text:p text:style-name="P18">Result</text:p>
          </table:table-cell>
        </table:table-row>
        <table:table-row table:style-name="Table111.1">
          <table:table-cell table:style-name="Table111.A2" office:value-type="string">
            <text:p text:style-name="P68"><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1997972"/>.close<text:alphabetical-index-mark-end text:id="IMark1619979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8">Code</text:p>
          </table:table-cell>
          <table:table-cell table:style-name="Table112.B2" office:value-type="string">
            <text:p text:style-name="P18">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61997972"/>.getc<text:alphabetical-index-mark-end text:id="IMark16199797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8">Code</text:p>
          </table:table-cell>
          <table:table-cell table:style-name="Table113.B2" office:value-type="string">
            <text:p text:style-name="P18">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1997972"/>.gets<text:alphabetical-index-mark-end text:id="IMark16199797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8">Code</text:p>
          </table:table-cell>
          <table:table-cell table:style-name="Table114.B2" office:value-type="string">
            <text:p text:style-name="P18">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61997972"/>~getc<text:alphabetical-index-mark-end text:id="IMark16199797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8">Code</text:p>
          </table:table-cell>
          <table:table-cell table:style-name="Table115.B2" office:value-type="string">
            <text:p text:style-name="P18">Result</text:p>
          </table:table-cell>
        </table:table-row>
        <table:table-row table:style-name="Table115.1">
          <table:table-cell table:style-name="Table115.A2" office:value-type="string">
            <text:p text:style-name="P68"><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1997972"/>~gets<text:alphabetical-index-mark-end text:id="IMark16199797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8">Code</text:p>
          </table:table-cell>
          <table:table-cell table:style-name="Table116.B2" office:value-type="string">
            <text:p text:style-name="P18">Result</text:p>
          </table:table-cell>
        </table:table-row>
        <table:table-row table:style-name="Table116.1">
          <table:table-cell table:style-name="Table116.A2" office:value-type="string">
            <text:p text:style-name="P68"><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14020356"/>Integer<text:alphabetical-index-mark-end text:id="IMark21402035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7">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7">Value</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445556678789933</text:p>
          </table:table-cell>
          <table:table-cell table:style-name="Table7.B2" office:value-type="string">
            <text:p text:style-name="P15">445556678789933</text:p>
          </table:table-cell>
        </table:table-row>
        <table:table-row>
          <table:table-cell table:style-name="Table7.A2" office:value-type="string">
            <text:p text:style-name="P26">0xff</text:p>
          </table:table-cell>
          <table:table-cell table:style-name="Table7.B2" office:value-type="string">
            <text:p text:style-name="P15">255</text:p>
          </table:table-cell>
        </table:table-row>
        <table:table-row>
          <table:table-cell table:style-name="Table7.A2" office:value-type="string">
            <text:p text:style-name="P26">0xffffffffff</text:p>
          </table:table-cell>
          <table:table-cell table:style-name="Table7.B2" office:value-type="string">
            <text:p text:style-name="P15">1099511627775</text:p>
          </table:table-cell>
        </table:table-row>
        <table:table-row>
          <table:table-cell table:style-name="Table7.A2" office:value-type="string">
            <text:p text:style-name="P26">0xDeadBeef</text:p>
          </table:table-cell>
          <table:table-cell table:style-name="Table7.B2" office:value-type="string">
            <text:p text:style-name="P15">3735928559</text:p>
          </table:table-cell>
        </table:table-row>
      </table:table>
      <text:p text:style-name="Text_20_body"/>
      <text:h text:style-name="Heading_20_2" text:outline-level="2">Instance Methods</text:h>
      <text:p text:style-name="Text_20_body"/>
      <text:p text:style-name="Text_20_body"><text:change text:change-id="ct216413808"/><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16413912"/>[an_integer] <text:alphabetical-index-mark-start text:id="IMark214023812"/>.even?<text:alphabetical-index-mark-end text:id="IMark214023812"/> [a_boolean]</text:h>
            <text:p text:style-name="Text_20_body">Routing: TOS</text:p>
            <text:p text:style-name="P1">This method returns true if the integer is even and false if it is odd.<text:change-end text:change-id="ct216413912"/></text:p>
          </table:table-cell>
          <table:covered-table-cell/>
        </table:table-row>
        <table:table-row table:style-name="Table120.1">
          <table:table-cell table:style-name="Table120.A2" office:value-type="string">
            <text:p text:style-name="P18"><text:change-start text:change-id="ct216414016"/>Code<text:change-end text:change-id="ct216414016"/></text:p>
          </table:table-cell>
          <table:table-cell table:style-name="Table120.B2" office:value-type="string">
            <text:p text:style-name="P18"><text:change-start text:change-id="ct216414120"/>Result<text:change-end text:change-id="ct216414120"/></text:p>
          </table:table-cell>
        </table:table-row>
        <table:table-row table:style-name="Table120.1">
          <table:table-cell table:style-name="Table120.A2" office:value-type="string">
            <text:p text:style-name="Snippet"><text:change-start text:change-id="ct216414224"/>2 .even?<text:change-end text:change-id="ct216414224"/></text:p>
          </table:table-cell>
          <table:table-cell table:style-name="Table120.B2" office:value-type="string">
            <text:p text:style-name="P2"><text:change-start text:change-id="ct216414328"/>true<text:change-end text:change-id="ct216414328"/></text:p>
          </table:table-cell>
        </table:table-row>
        <table:table-row table:style-name="Table120.1">
          <table:table-cell table:style-name="Table120.A2" office:value-type="string">
            <text:p text:style-name="Snippet"><text:change-start text:change-id="ct216414432"/>3 .even?<text:change-end text:change-id="ct216414432"/></text:p>
          </table:table-cell>
          <table:table-cell table:style-name="Table120.B2" office:value-type="string">
            <text:p text:style-name="P2"><text:change-start text:change-id="ct216414536"/>false<text:change-end text:change-id="ct216414536"/></text:p>
          </table:table-cell>
        </table:table-row>
      </table:table>
      <text:p text:style-name="Text_20_body"><text:change text:change-id="ct216414640"/><text:change-start text:change-id="ct21641474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14023812"/>.gcd<text:alphabetical-index-mark-end text:id="IMark21402381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8">Code</text:p>
          </table:table-cell>
          <table:table-cell table:style-name="Table121.B2" office:value-type="string">
            <text:p text:style-name="P18">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6414744"/><text:change text:change-id="ct216414848"/><text:change-start text:change-id="ct21641495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14023812"/>.lcm<text:alphabetical-index-mark-end text:id="IMark21402381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8">Code</text:p>
          </table:table-cell>
          <table:table-cell table:style-name="Table122.B2" office:value-type="string">
            <text:p text:style-name="P18">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6414952"/><text:change text:change-id="ct216415160"/><text:change text:change-id="ct216415056"/><text:change-start text:change-id="ct21641526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14023812"/>.odd?<text:alphabetical-index-mark-end text:id="IMark21402381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8">Code</text:p>
          </table:table-cell>
          <table:table-cell table:style-name="Table123.B2" office:value-type="string">
            <text:p text:style-name="P18">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6415264"/></text:p>
      <table:table table:name="Table466" table:style-name="Table466">
        <table:table-column table:style-name="Table466.A"/>
        <table:table-column table:style-name="Table466.B"/>
        <text:soft-page-break/>
        <table:table-row table:style-name="Table466.1">
          <table:table-cell table:style-name="Table466.A1" table:number-columns-spanned="2" office:value-type="string">
            <text:h text:style-name="Heading_20_3" text:outline-level="3">[an_object] <text:alphabetical-index-mark-start text:id="IMark214023812"/>.to_i<text:alphabetical-index-mark-end text:id="IMark21402381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8">Code</text:p>
          </table:table-cell>
          <table:table-cell table:style-name="Table466.B2" office:value-type="string">
            <text:p text:style-name="P18">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14023812"/>.to_i!<text:alphabetical-index-mark-end text:id="IMark21402381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8">Code</text:p>
          </table:table-cell>
          <table:table-cell table:style-name="Table467.B2" office:value-type="string">
            <text:p text:style-name="P18">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4">Cannot coerce a String instance to an Integer instance</text:p>
          </table:table-cell>
        </table:table-row>
      </table:table>
      <text:p text:style-name="Text_20_body"><text:change text:change-id="ct21641536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6415472"/>[an_integer] <text:alphabetical-index-mark-start text:id="IMark214023812"/>2*<text:alphabetical-index-mark-end text:id="IMark214023812"/> [an_integer]</text:h>
            <text:p text:style-name="Text_20_body">Routing: TOS</text:p>
            <text:p text:style-name="P1"><text:change-end text:change-id="ct216415472"/><text:change-start text:change-id="ct216415576"/>Double the value of the integer.<text:change-end text:change-id="ct216415576"/></text:p>
          </table:table-cell>
          <table:covered-table-cell/>
        </table:table-row>
        <table:table-row table:style-name="Table124.1">
          <table:table-cell table:style-name="Table124.A2" office:value-type="string">
            <text:p text:style-name="P18"><text:change-start text:change-id="ct218688696"/>Code<text:change-end text:change-id="ct218688696"/></text:p>
          </table:table-cell>
          <table:table-cell table:style-name="Table124.B2" office:value-type="string">
            <text:p text:style-name="P18"><text:change-start text:change-id="ct218688800"/>Result<text:change-end text:change-id="ct218688800"/></text:p>
          </table:table-cell>
        </table:table-row>
        <table:table-row table:style-name="Table124.1">
          <table:table-cell table:style-name="Table124.A2" office:value-type="string">
            <text:p text:style-name="Snippet"><text:change-start text:change-id="ct218688904"/>13 2*<text:change-end text:change-id="ct218688904"/></text:p>
          </table:table-cell>
          <table:table-cell table:style-name="Table124.B2" office:value-type="string">
            <text:p text:style-name="P2"><text:change-start text:change-id="ct218689008"/>26<text:change-end text:change-id="ct218689008"/></text:p>
          </table:table-cell>
        </table:table-row>
      </table:table>
      <text:p text:style-name="Standard"/>
      <text:p text:style-name="Text_20_body"><text:change text:change-id="ct218689112"/><text:change-start text:change-id="ct21868921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 text:outline-level="3">[an_integer] <text:alphabetical-index-mark-start text:id="IMark214023812"/>2/<text:alphabetical-index-mark-end text:id="IMark21402381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8">Code</text:p>
          </table:table-cell>
          <table:table-cell table:style-name="Table125.B2" office:value-type="string">
            <text:p text:style-name="P18">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8689216"/><text:change text:change-id="ct218689320"/><text:change-start text:change-id="ct2186894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14023812"/>&lt;&lt;<text:alphabetical-index-mark-end text:id="IMark21402381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8">Code</text:p>
          </table:table-cell>
          <table:table-cell table:style-name="Table126.B2" office:value-type="string">
            <text:p text:style-name="P18">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18689424"/><text:change text:change-id="ct218689528"/><text:change-start text:change-id="ct21868963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14023812"/>&gt;&gt;<text:alphabetical-index-mark-end text:id="IMark21402381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8">Code</text:p>
          </table:table-cell>
          <table:table-cell table:style-name="Table127.B2" office:value-type="string">
            <text:p text:style-name="P18">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18689632"/><text:change text:change-id="ct218689736"/><text:change-start text:change-id="ct21868984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14023812"/>and<text:alphabetical-index-mark-end text:id="IMark21402381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8">Code</text:p>
          </table:table-cell>
          <table:table-cell table:style-name="Table128.B2" office:value-type="string">
            <text:p text:style-name="P18">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8689840"/><text:change text:change-id="ct218689944"/><text:change-start text:change-id="ct21869004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14023812"/>com<text:alphabetical-index-mark-end text:id="IMark21402381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8">Code</text:p>
          </table:table-cell>
          <table:table-cell table:style-name="Table129.B2" office:value-type="string">
            <text:p text:style-name="P18">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8690048"/><text:change text:change-id="ct21869015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8690256"/>[an_integer an_integer] <text:alphabetical-index-mark-start text:id="IMark214023812"/>or<text:alphabetical-index-mark-end text:id="IMark214023812"/> [an_integer]</text:h>
            <text:p text:style-name="Text_20_body">Routing: NOS</text:p>
            <text:p text:style-name="P1"><text:change-end text:change-id="ct218690256"/><text:change-start text:change-id="ct218690360"/>Compute the bit-wise inclusive or function of the two integer values.<text:change-end text:change-id="ct218690360"/></text:p>
          </table:table-cell>
          <table:covered-table-cell/>
        </table:table-row>
        <table:table-row table:style-name="Table130.1">
          <table:table-cell table:style-name="Table130.A2" office:value-type="string">
            <text:p text:style-name="P18"><text:change-start text:change-id="ct218690464"/>Code<text:change-end text:change-id="ct218690464"/></text:p>
          </table:table-cell>
          <table:table-cell table:style-name="Table130.B2" office:value-type="string">
            <text:p text:style-name="P18"><text:change-start text:change-id="ct218690568"/>Result<text:change-end text:change-id="ct218690568"/></text:p>
          </table:table-cell>
        </table:table-row>
        <table:table-row table:style-name="Table130.1">
          <table:table-cell table:style-name="Table130.A2" office:value-type="string">
            <text:p text:style-name="Snippet"><text:change-start text:change-id="ct218690672"/>15 40 or<text:change-end text:change-id="ct218690672"/></text:p>
          </table:table-cell>
          <table:table-cell table:style-name="Table130.B2" office:value-type="string">
            <text:p text:style-name="P2"><text:change-start text:change-id="ct218690776"/>47<text:change-end text:change-id="ct218690776"/></text:p>
          </table:table-cell>
        </table:table-row>
      </table:table>
      <text:p text:style-name="Text_20_body"><text:change text:change-id="ct218690880"/><text:change-start text:change-id="ct21869098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14023812"/>xor<text:alphabetical-index-mark-end text:id="IMark21402381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8">Code</text:p>
          </table:table-cell>
          <table:table-cell table:style-name="Table131.B2" office:value-type="string">
            <text:p text:style-name="P18">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18690984"/></text:p>
      <text:p text:style-name="Text_20_body"/>
      <text:h text:style-name="Heading_20_1" text:outline-level="1"><text:alphabetical-index-mark-start text:id="IMark214024148"/><text:alphabetical-index-mark-start text:id="IMark214024100"/><text:alphabetical-index-mark-start text:id="IMark214021076"/>NilClass<text:alphabetical-index-mark-end text:id="IMark214021076"/><text:alphabetical-index-mark-end text:id="IMark214024100"/><text:alphabetical-index-mark-end text:id="IMark214024148"/></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8691088"/> </text:p>
      <text:p text:style-name="P1">Note that in Boolean expressions, nil is treated as an alias for false.<text:change-end text:change-id="ct21869108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14023812"/>&amp;&amp;<text:alphabetical-index-mark-end text:id="IMark21402381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8">Code</text:p>
          </table:table-cell>
          <table:table-cell table:style-name="Table26.B2" office:value-type="string">
            <text:p text:style-name="P18">Result</text:p>
          </table:table-cell>
        </table:table-row>
        <table:table-row table:style-name="Table26.2">
          <table:table-cell table:style-name="Table26.A2" office:value-type="string">
            <text:p text:style-name="Snippet"><text:change-start text:change-id="ct218691192"/>nil true &amp;&amp;<text:change-end text:change-id="ct218691192"/></text:p>
          </table:table-cell>
          <table:table-cell table:style-name="Table26.B2" office:value-type="string">
            <text:p text:style-name="P2"><text:change-start text:change-id="ct218691296"/>false<text:change-end text:change-id="ct21869129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14023812"/>^^<text:alphabetical-index-mark-end text:id="IMark21402381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8">Code</text:p>
          </table:table-cell>
          <table:table-cell table:style-name="Table27.B2" office:value-type="string">
            <text:p text:style-name="P18">Result</text:p>
          </table:table-cell>
        </table:table-row>
        <table:table-row table:style-name="Table27.2">
          <table:table-cell table:style-name="Table27.A2" office:value-type="string">
            <text:p text:style-name="Snippet"><text:change-start text:change-id="ct218691400"/>nil <text:change-end text:change-id="ct218691400"/><text:change-start text:change-id="ct218691504"/>false ^^<text:change-end text:change-id="ct218691504"/></text:p>
          </table:table-cell>
          <table:table-cell table:style-name="Table27.B2" office:value-type="string">
            <text:p text:style-name="P2"><text:change-start text:change-id="ct218691608"/>false<text:change-end text:change-id="ct218691608"/></text:p>
          </table:table-cell>
        </table:table-row>
        <table:table-row table:style-name="Table27.2">
          <table:table-cell table:style-name="Table27.A2" office:value-type="string">
            <text:p text:style-name="Snippet"><text:change-start text:change-id="ct218691712"/>nil true ^^<text:change-end text:change-id="ct218691712"/></text:p>
          </table:table-cell>
          <table:table-cell table:style-name="Table27.B2" office:value-type="string">
            <text:p text:style-name="P2"><text:change-start text:change-id="ct218691816"/>true<text:change-end text:change-id="ct21869181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14023812"/>||<text:alphabetical-index-mark-end text:id="IMark21402381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8">Code</text:p>
          </table:table-cell>
          <table:table-cell table:style-name="Table28.B2" office:value-type="string">
            <text:p text:style-name="P18">Result</text:p>
          </table:table-cell>
        </table:table-row>
        <table:table-row table:style-name="Table28.2">
          <table:table-cell table:style-name="Table28.A2" office:value-type="string">
            <text:p text:style-name="Snippet"><text:change-start text:change-id="ct218691920"/>nil false ||<text:change-end text:change-id="ct218691920"/></text:p>
          </table:table-cell>
          <table:table-cell table:style-name="Table28.B2" office:value-type="string">
            <text:p text:style-name="P2"><text:change-start text:change-id="ct218692024"/>false<text:change-end text:change-id="ct218692024"/></text:p>
          </table:table-cell>
        </table:table-row>
        <table:table-row table:style-name="Table28.2">
          <table:table-cell table:style-name="Table28.A2" office:value-type="string">
            <text:p text:style-name="Snippet"><text:change-start text:change-id="ct218692128"/>nil true ||<text:change-end text:change-id="ct218692128"/></text:p>
          </table:table-cell>
          <table:table-cell table:style-name="Table28.B2" office:value-type="string">
            <text:p text:style-name="P2"><text:change-start text:change-id="ct218692232"/>true<text:change-end text:change-id="ct218692232"/></text:p>
          </table:table-cell>
        </table:table-row>
      </table:table>
      <text:p text:style-name="Text_20_body"/>
      <text:h text:style-name="Heading_20_1" text:outline-level="1"><text:alphabetical-index-mark-start text:id="IMark214024148"/>Numeric<text:alphabetical-index-mark-end text:id="IMark214024148"/></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18692336"/><text:change-start text:change-id="ct218692440"/>The Numeric class is the abstract base class for num<text:change-end text:change-id="ct218692440"/><text:change-start text:change-id="ct218692544"/>eric data. It is the location for the vast majority of methods that act on such data. In use, data will be instances of <text:change-end text:change-id="ct218692544"/><text:change-start text:change-id="ct218692648"/>Complex, Float, Integer (via Bignum and Fixnum), and Rational data.<text:change-end text:change-id="ct218692648"/><text:change-start text:change-id="ct218692792"/></text:p>
      <text:h text:style-name="Heading_20_2" text:outline-level="2">Specia<text:change-end text:change-id="ct218692792"/><text:change-start text:change-id="ct218692896"/>l Numeric Values</text:h>
      <text:p text:style-name="Text_20_body"><text:change-end text:change-id="ct21869289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14023812"/>-infinity<text:alphabetical-index-mark-end text:id="IMark21402381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8">Code</text:p>
          </table:table-cell>
          <table:table-cell table:style-name="Table371.B2" office:value-type="string">
            <text:p text:style-name="P18">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1869300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14023812"/>dpr<text:alphabetical-index-mark-end text:id="IMark21402381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8">Code</text:p>
          </table:table-cell>
          <table:table-cell table:style-name="Table200.B2" office:value-type="string">
            <text:p text:style-name="P18">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8693000"/><text:change-start text:change-id="ct218693104"/><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14023812"/>e<text:alphabetical-index-mark-end text:id="IMark21402381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8">Code</text:p>
          </table:table-cell>
          <table:table-cell table:style-name="Table201.B2" office:value-type="string">
            <text:p text:style-name="P18">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1869310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14023812"/>epsilon<text:alphabetical-index-mark-end text:id="IMark214023812"/>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8">Code</text:p>
          </table:table-cell>
          <table:table-cell table:style-name="Table373.B2" office:value-type="string">
            <text:p text:style-name="P18">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14023812"/>infinity<text:alphabetical-index-mark-end text:id="IMark21402381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8">Code</text:p>
          </table:table-cell>
          <table:table-cell table:style-name="Table372.B2" office:value-type="string">
            <text:p text:style-name="P18">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14023812"/>max_float<text:alphabetical-index-mark-end text:id="IMark21402381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8">Code</text:p>
          </table:table-cell>
          <table:table-cell table:style-name="Table368.B2" office:value-type="string">
            <text:p text:style-name="P18">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214023812"/>min_float<text:alphabetical-index-mark-end text:id="IMark21402381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8">Code</text:p>
          </table:table-cell>
          <table:table-cell table:style-name="Table369.B2" office:value-type="string">
            <text:p text:style-name="P18">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14023812"/>nan<text:alphabetical-index-mark-end text:id="IMark21402381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8">Code</text:p>
          </table:table-cell>
          <table:table-cell table:style-name="Table370.B2" office:value-type="string">
            <text:p text:style-name="P18">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1869424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14023812"/>pi<text:alphabetical-index-mark-end text:id="IMark21402381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8">Code</text:p>
          </table:table-cell>
          <table:table-cell table:style-name="Table202.B2" office:value-type="string">
            <text:p text:style-name="P18">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5"><text:change-start text:change-id="ct218693208"/>In 1897, <text:change-end text:change-id="ct218693208"/>several<text:change-start text:change-id="ct218693312"/> attempt<text:change-end text:change-id="ct218693312"/>s<text:change-start text:change-id="ct218693416"/> w<text:change-end text:change-id="ct218693416"/>ere<text:change-start text:change-id="ct218693520"/> made <text:change-end text:change-id="ct218693520"/><text:change-start text:change-id="ct218693624"/>to legislate the value of pi<text:change-end text:change-id="ct218693624"/> to a number of incorrectly computed values<text:change-start text:change-id="ct218693728"/>. Fortunately, th<text:change-end text:change-id="ct218693728"/>e<text:change-start text:change-id="ct218693832"/>s<text:change-end text:change-id="ct218693832"/>e<text:change-start text:change-id="ct218693936"/> effort<text:change-end text:change-id="ct218693936"/>s<text:change-start text:change-id="ct218694040"/> w<text:change-end text:change-id="ct218694040"/>ere<text:change-start text:change-id="ct218694144"/> unsuccessful.<text:change-end text:change-id="ct218694144"/></text:p></text:note-body></text:note></text:p>
          </table:table-cell>
        </table:table-row>
      </table:table>
      <text:p text:style-name="Text_20_body"><text:change-end text:change-id="ct218694248"/></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18694352"/><text:change-start text:change-id="ct21869445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14023812"/>*<text:alphabetical-index-mark-end text:id="IMark21402381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8">Code</text:p>
          </table:table-cell>
          <table:table-cell table:style-name="Table132.B2" office:value-type="string">
            <text:p text:style-name="P18">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18694456"/><text:change text:change-id="ct21869456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8694664"/>[a_numeric a_numeric] <text:alphabetical-index-mark-start text:id="IMark214023812"/>**<text:alphabetical-index-mark-end text:id="IMark214023812"/> [a_numeric]</text:h>
            <text:p text:style-name="Text_20_body">Routing: NOS</text:p>
            <text:p text:style-name="P1"><text:change-end text:change-id="ct218694664"/><text:change-start text:change-id="ct218694768"/>The exponentiation operator is impleme<text:change-end text:change-id="ct218694768"/><text:change-start text:change-id="ct218694872"/>nted by this method. Note the the second operand, the power, is converted to a Float first.<text:change-end text:change-id="ct218694872"/></text:p>
          </table:table-cell>
          <table:covered-table-cell/>
        </table:table-row>
        <table:table-row table:style-name="Table133.1">
          <table:table-cell table:style-name="Table133.A2" office:value-type="string">
            <text:p text:style-name="P18"><text:change-start text:change-id="ct218694976"/>Code<text:change-end text:change-id="ct218694976"/></text:p>
          </table:table-cell>
          <table:table-cell table:style-name="Table133.B2" office:value-type="string">
            <text:p text:style-name="P18"><text:change-start text:change-id="ct218695080"/>Result<text:change-end text:change-id="ct218695080"/></text:p>
          </table:table-cell>
        </table:table-row>
        <table:table-row table:style-name="Table133.1">
          <table:table-cell table:style-name="Table133.A2" office:value-type="string">
            <text:p text:style-name="Snippet"><text:change-start text:change-id="ct218695184"/>2 10 **<text:change-end text:change-id="ct218695184"/></text:p>
          </table:table-cell>
          <table:table-cell table:style-name="Table133.B2" office:value-type="string">
            <text:p text:style-name="P2"><text:change-start text:change-id="ct218695288"/>1024<text:change-end text:change-id="ct218695288"/></text:p>
          </table:table-cell>
        </table:table-row>
        <table:table-row table:style-name="Table133.1">
          <table:table-cell table:style-name="Table133.A2" office:value-type="string">
            <text:p text:style-name="Snippet"><text:change-start text:change-id="ct218695392"/>3 4 **<text:change-end text:change-id="ct218695392"/></text:p>
          </table:table-cell>
          <table:table-cell table:style-name="Table133.B2" office:value-type="string">
            <text:p text:style-name="P2"><text:change-start text:change-id="ct218695496"/>81<text:change-end text:change-id="ct218695496"/></text:p>
          </table:table-cell>
        </table:table-row>
        <table:table-row table:style-name="Table133.1">
          <table:table-cell table:style-name="Table133.A2" office:value-type="string">
            <text:p text:style-name="Snippet"><text:change-start text:change-id="ct218695600"/>2 1/2 <text:change-end text:change-id="ct218695600"/><text:change-start text:change-id="ct218695704"/>**<text:change-end text:change-id="ct218695704"/></text:p>
          </table:table-cell>
          <table:table-cell table:style-name="Table133.B2" office:value-type="string">
            <text:p text:style-name="P2"><text:change-start text:change-id="ct218695808"/>1.4142135623730951<text:change-end text:change-id="ct218695808"/></text:p>
          </table:table-cell>
        </table:table-row>
      </table:table>
      <text:p text:style-name="Text_20_body"><text:change text:change-id="ct2186959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18696016"/>[a_numeric a_numeric] <text:alphabetical-index-mark-start text:id="IMark214023812"/>+<text:alphabetical-index-mark-end text:id="IMark214023812"/> [a_numeric]</text:h>
            <text:p text:style-name="Text_20_body">Routing: NOS</text:p>
            <text:p text:style-name="P1">The addition operator is implemented by this method.<text:change-end text:change-id="ct218696016"/></text:p>
          </table:table-cell>
          <table:covered-table-cell/>
        </table:table-row>
        <table:table-row table:style-name="Table134.1">
          <table:table-cell table:style-name="Table134.A2" office:value-type="string">
            <text:p text:style-name="P18"><text:change-start text:change-id="ct218696120"/>Code<text:change-end text:change-id="ct218696120"/></text:p>
          </table:table-cell>
          <table:table-cell table:style-name="Table134.B2" office:value-type="string">
            <text:p text:style-name="P18"><text:change-start text:change-id="ct218696224"/>Result<text:change-end text:change-id="ct218696224"/></text:p>
          </table:table-cell>
        </table:table-row>
        <table:table-row table:style-name="Table134.1">
          <table:table-cell table:style-name="Table134.A2" office:value-type="string">
            <text:p text:style-name="Snippet"><text:change-start text:change-id="ct218696328"/>1 1 +<text:change-end text:change-id="ct218696328"/></text:p>
          </table:table-cell>
          <table:table-cell table:style-name="Table134.B2" office:value-type="string">
            <text:p text:style-name="P2"><text:change-start text:change-id="ct218696432"/>2<text:change-end text:change-id="ct218696432"/></text:p>
          </table:table-cell>
        </table:table-row>
        <table:table-row table:style-name="Table134.1">
          <table:table-cell table:style-name="Table134.A2" office:value-type="string">
            <text:p text:style-name="Snippet"><text:change-start text:change-id="ct218696536"/>1.0 7.2 +<text:change-end text:change-id="ct218696536"/></text:p>
          </table:table-cell>
          <table:table-cell table:style-name="Table134.B2" office:value-type="string">
            <text:p text:style-name="P2"><text:change-start text:change-id="ct218696640"/>8.2<text:change-end text:change-id="ct218696640"/></text:p>
          </table:table-cell>
        </table:table-row>
        <table:table-row table:style-name="Table134.1">
          <table:table-cell table:style-name="Table134.A2" office:value-type="string">
            <text:p text:style-name="Snippet"><text:change-start text:change-id="ct218696744"/>1/2<text:change-end text:change-id="ct218696744"/><text:change-start text:change-id="ct218700896"/> 1/3 +<text:change-end text:change-id="ct218700896"/></text:p>
          </table:table-cell>
          <table:table-cell table:style-name="Table134.B2" office:value-type="string">
            <text:p text:style-name="P2"><text:change-start text:change-id="ct218701000"/>5/6<text:change-end text:change-id="ct218701000"/></text:p>
          </table:table-cell>
        </table:table-row>
        <table:table-row table:style-name="Table134.1">
          <table:table-cell table:style-name="Table134.A2" office:value-type="string">
            <text:p text:style-name="Snippet"><text:change-start text:change-id="ct218701104"/>1+2i 1+3i<text:change-end text:change-id="ct218701104"/><text:change-start text:change-id="ct218701208"/> +<text:change-end text:change-id="ct218701208"/></text:p>
          </table:table-cell>
          <table:table-cell table:style-name="Table134.B2" office:value-type="string">
            <text:p text:style-name="P2"><text:change-start text:change-id="ct218701312"/>2+5i<text:change-end text:change-id="ct218701312"/></text:p>
          </table:table-cell>
        </table:table-row>
      </table:table>
      <text:p text:style-name="Text_20_body"><text:change text:change-id="ct218701416"/><text:change-start text:change-id="ct21870152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14023812"/>-<text:alphabetical-index-mark-end text:id="IMark21402381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8">Code</text:p>
          </table:table-cell>
          <table:table-cell table:style-name="Table135.B2" office:value-type="string">
            <text:p text:style-name="P18">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8701520"/><text:change text:change-id="ct218701728"/><text:change text:change-id="ct218701624"/><text:change-start text:change-id="ct21870183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14023812"/>.1/x<text:alphabetical-index-mark-end text:id="IMark21402381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8">Code</text:p>
          </table:table-cell>
          <table:table-cell table:style-name="Table136.B2" office:value-type="string">
            <text:p text:style-name="P18">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8701832"/><text:change text:change-id="ct218701936"/><text:change-start text:change-id="ct21870204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14023812"/>.10**<text:alphabetical-index-mark-end text:id="IMark214023812"/>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8">Code</text:p>
          </table:table-cell>
          <table:table-cell table:style-name="Table137.B2" office:value-type="string">
            <text:p text:style-name="P18">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8702040"/><text:change text:change-id="ct218702144"/><text:change-start text:change-id="ct21870224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14023812"/>.2**<text:alphabetical-index-mark-end text:id="IMark214023812"/>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8">Code</text:p>
          </table:table-cell>
          <table:table-cell table:style-name="Table138.B2" office:value-type="string">
            <text:p text:style-name="P18">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8702248"/><text:change text:change-id="ct218702456"/><text:change text:change-id="ct218702352"/><text:change-start text:change-id="ct21870256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14023812"/>.abs<text:alphabetical-index-mark-end text:id="IMark21402381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8">Code</text:p>
          </table:table-cell>
          <table:table-cell table:style-name="Table139.B2" office:value-type="string">
            <text:p text:style-name="P18">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8702560"/><text:change text:change-id="ct21870266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18702768"/>[a_numeric] <text:alphabetical-index-mark-start text:id="IMark214023812"/>.acos<text:alphabetical-index-mark-end text:id="IMark214023812"/> [a_float]</text:h>
            <text:p text:style-name="Text_20_body">Routing: TOS</text:p>
            <text:p text:style-name="P1">This method computes the arc-cosine (cos(x)<text:span text:style-name="T11">-1</text:span>) of the value. That is it computes the angle in radians <text:change-end text:change-id="ct218702768"/><text:change-start text:change-id="ct218703184"/>whose cosine is the argument<text:note text:id="ftn65" text:note-class="footnote"><text:note-citation>65</text:note-citation><text:note-body><text:p text:style-name="Footnote"><text:change-start text:change-id="ct218702872"/>Please s<text:change-end text:change-id="ct218702872"/><text:change-start text:change-id="ct218702976"/>ee <text:a xlink:type="simple" xlink:href="http://en.wikipedia.org/wiki/Inverse_trigonometric_functions" text:style-name="Internet_20_link" text:visited-style-name="Visited_20_Internet_20_Link">http://en.wikipedia.org/wiki/Inverse_trigonometric_functions</text:a> for m<text:change-end text:change-id="ct218702976"/><text:change-start text:change-id="ct218703080"/>ore details on inverse trigonometric functions.<text:change-end text:change-id="ct218703080"/></text:p></text:note-body></text:note>.<text:change-end text:change-id="ct218703184"/><text:change-start text:change-id="ct218703288"/> <text:span text:style-name="T11"><text:s text:c="11"/></text:span><text:change-end text:change-id="ct218703288"/></text:p>
          </table:table-cell>
          <table:covered-table-cell/>
        </table:table-row>
        <table:table-row table:style-name="Table140.1">
          <table:table-cell table:style-name="Table140.A2" office:value-type="string">
            <text:p text:style-name="P18"><text:change-start text:change-id="ct218703392"/>Code<text:change-end text:change-id="ct218703392"/></text:p>
          </table:table-cell>
          <table:table-cell table:style-name="Table140.B2" office:value-type="string">
            <text:p text:style-name="P18"><text:change-start text:change-id="ct218703496"/>Result<text:change-end text:change-id="ct218703496"/></text:p>
          </table:table-cell>
        </table:table-row>
        <table:table-row table:style-name="Table140.1">
          <table:table-cell table:style-name="Table140.A2" office:value-type="string">
            <text:p text:style-name="Snippet"><text:change-start text:change-id="ct218703600"/>1 .acos<text:change-end text:change-id="ct218703600"/></text:p>
          </table:table-cell>
          <table:table-cell table:style-name="Table140.B2" office:value-type="string">
            <text:p text:style-name="P2"><text:change-start text:change-id="ct218703704"/>0.0<text:change-end text:change-id="ct218703704"/></text:p>
          </table:table-cell>
        </table:table-row>
        <table:table-row table:style-name="Table140.1">
          <table:table-cell table:style-name="Table140.A2" office:value-type="string">
            <text:p text:style-name="Snippet"><text:change-start text:change-id="ct218703808"/>0 .acos<text:change-end text:change-id="ct218703808"/></text:p>
          </table:table-cell>
          <table:table-cell table:style-name="Table140.B2" office:value-type="string">
            <text:p text:style-name="P2"><text:change-start text:change-id="ct218703912"/>1.5707963267948966<text:change-end text:change-id="ct218703912"/></text:p>
          </table:table-cell>
        </table:table-row>
      </table:table>
      <text:p text:style-name="Text_20_body"><text:change text:change-id="ct21870401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18704328"/>[a_numeric] <text:alphabetical-index-mark-start text:id="IMark214023812"/>.acosh<text:alphabetical-index-mark-end text:id="IMark214023812"/>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1870412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8704120"/><text:change-start text:change-id="ct218704224"/>bolic trigonometric functions.<text:change-end text:change-id="ct218704224"/></text:p></text:note-body></text:note>.<text:change-end text:change-id="ct218704328"/></text:p>
          </table:table-cell>
          <table:covered-table-cell/>
        </table:table-row>
        <table:table-row table:style-name="Table141.1">
          <table:table-cell table:style-name="Table141.A2" office:value-type="string">
            <text:p text:style-name="P18"><text:change-start text:change-id="ct218704432"/>Code<text:change-end text:change-id="ct218704432"/></text:p>
          </table:table-cell>
          <table:table-cell table:style-name="Table141.B2" office:value-type="string">
            <text:p text:style-name="P18"><text:change-start text:change-id="ct218704536"/>Result<text:change-end text:change-id="ct21870453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870464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8704744"/>[a_numeric] <text:alphabetical-index-mark-start text:id="IMark214023812"/>.angle<text:alphabetical-index-mark-end text:id="IMark214023812"/> [a_float]</text:h>
            <text:p text:style-name="Text_20_body">Routing:<text:change-end text:change-id="ct218704744"/> TOS<text:change-start text:change-id="ct218704848"/></text:p>
            <text:p text:style-name="P1"><text:change-end text:change-id="ct2187048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8"><text:change-start text:change-id="ct218704992"/>Code<text:change-end text:change-id="ct218704992"/></text:p>
          </table:table-cell>
          <table:table-cell table:style-name="Table142.B2" office:value-type="string">
            <text:p text:style-name="P18"><text:change-start text:change-id="ct218705096"/>Result<text:change-end text:change-id="ct21870509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870520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18705304"/>[a_numeric] <text:alphabetical-index-mark-start text:id="IMark214023812"/>.asin<text:alphabetical-index-mark-end text:id="IMark214023812"/> [a_<text:change-end text:change-id="ct218705304"/>float<text:change-start text:change-id="ct218705408"/>]</text:h>
            <text:p text:style-name="Text_20_body">Routing:<text:change-end text:change-id="ct218705408"/> TOS<text:change-start text:change-id="ct218705512"/></text:p>
            <text:p text:style-name="P1"><text:change-end text:change-id="ct218705512"/>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8"><text:change-start text:change-id="ct218705616"/>Code<text:change-end text:change-id="ct218705616"/></text:p>
          </table:table-cell>
          <table:table-cell table:style-name="Table143.B2" office:value-type="string">
            <text:p text:style-name="P18"><text:change-start text:change-id="ct218705720"/>Result<text:change-end text:change-id="ct21870572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870582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18705928"/>[a_numeric] <text:alphabetical-index-mark-start text:id="IMark214023812"/>.asinh<text:alphabetical-index-mark-end text:id="IMark214023812"/> [a_<text:change-end text:change-id="ct218705928"/>float<text:change-start text:change-id="ct218706032"/>]</text:h>
            <text:p text:style-name="Text_20_body">Routing:<text:change-end text:change-id="ct218706032"/> TOS<text:change-start text:change-id="ct218706136"/></text:p>
            <text:p text:style-name="P1"><text:change-end text:change-id="ct218706136"/>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8"><text:change-start text:change-id="ct218706240"/>Code<text:change-end text:change-id="ct218706240"/></text:p>
          </table:table-cell>
          <table:table-cell table:style-name="Table144.B2" office:value-type="string">
            <text:p text:style-name="P18"><text:change-start text:change-id="ct218706344"/>Result<text:change-end text:change-id="ct21870634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870644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8706552"/>[a_numeric] <text:alphabetical-index-mark-start text:id="IMark214023812"/>.atan<text:alphabetical-index-mark-end text:id="IMark214023812"/> [a_<text:change-end text:change-id="ct218706552"/>float<text:change-start text:change-id="ct218706656"/>]</text:h>
            <text:p text:style-name="Text_20_body">Routing:<text:change-end text:change-id="ct218706656"/> TOS<text:change-start text:change-id="ct218706760"/></text:p>
            <text:p text:style-name="P1"><text:change-end text:change-id="ct218706760"/>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8"><text:change-start text:change-id="ct218706864"/>Code<text:change-end text:change-id="ct218706864"/></text:p>
          </table:table-cell>
          <table:table-cell table:style-name="Table145.B2" office:value-type="string">
            <text:p text:style-name="P18"><text:change-start text:change-id="ct218706968"/>Result<text:change-end text:change-id="ct21870696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870707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18707176"/>[a_numeric a_numeric] <text:alphabetical-index-mark-start text:id="IMark214023812"/>.atan2<text:alphabetical-index-mark-end text:id="IMark214023812"/> [a_<text:change-end text:change-id="ct218707176"/>float<text:change-start text:change-id="ct218707280"/>]</text:h>
            <text:p text:style-name="Text_20_body">Routing:<text:change-end text:change-id="ct218707280"/> TOS<text:change-start text:change-id="ct218707384"/></text:p>
            <text:p text:style-name="P1"><text:change-end text:change-id="ct21870738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8"><text:change-start text:change-id="ct218707488"/>Code<text:change-end text:change-id="ct218707488"/></text:p>
          </table:table-cell>
          <table:table-cell table:style-name="Table146.B2" office:value-type="string">
            <text:p text:style-name="P18"><text:change-start text:change-id="ct218707592"/>Result<text:change-end text:change-id="ct21870759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8707800"/><text:change text:change-id="ct21870769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18707904"/>[a_numeric] <text:alphabetical-index-mark-start text:id="IMark214023812"/>.atanh<text:alphabetical-index-mark-end text:id="IMark214023812"/> [a_<text:change-end text:change-id="ct218707904"/>float<text:change-start text:change-id="ct218708008"/>]</text:h>
            <text:p text:style-name="Text_20_body">Routing:<text:change-end text:change-id="ct218708008"/> TOS<text:change-start text:change-id="ct218708112"/></text:p>
            <text:p text:style-name="P1"><text:change-end text:change-id="ct218708112"/>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8"><text:change-start text:change-id="ct218708216"/>Code<text:change-end text:change-id="ct218708216"/></text:p>
          </table:table-cell>
          <table:table-cell table:style-name="Table147.B2" office:value-type="string">
            <text:p text:style-name="P18"><text:change-start text:change-id="ct218708320"/>Result<text:change-end text:change-id="ct21870832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870842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8708528"/>[a_numeric a_numeric] <text:alphabetical-index-mark-start text:id="IMark214023812"/>.c2p<text:alphabetical-index-mark-end text:id="IMark214023812"/> [a_<text:change-end text:change-id="ct218708528"/>float<text:change-start text:change-id="ct218708632"/> a_<text:change-end text:change-id="ct218708632"/>float<text:change-start text:change-id="ct218708736"/>]</text:h>
            <text:p text:style-name="Text_20_body">Routing: TOS</text:p>
            <text:p text:style-name="P1"><text:change-end text:change-id="ct2187087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8"><text:change-start text:change-id="ct218708840"/>Code<text:change-end text:change-id="ct218708840"/></text:p>
          </table:table-cell>
          <table:table-cell table:style-name="Table148.B2" office:value-type="string">
            <text:p text:style-name="P18"><text:change-start text:change-id="ct218708944"/>Result<text:change-end text:change-id="ct2187089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8709192"/><text:change text:change-id="ct21870908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18709296"/>[a_numeric] <text:alphabetical-index-mark-start text:id="IMark214023812"/>.cbrt<text:alphabetical-index-mark-end text:id="IMark214023812"/> [a_<text:change-end text:change-id="ct218709296"/>float<text:change-start text:change-id="ct218709400"/>]</text:h>
            <text:p text:style-name="Text_20_body">Routing:<text:change-end text:change-id="ct218709400"/> TOS<text:change-start text:change-id="ct218709504"/></text:p>
            <text:p text:style-name="P1"><text:change-end text:change-id="ct218709504"/>This method computes the cube root (X<text:span text:style-name="T11">1/3</text:span>) of the value.</text:p>
          </table:table-cell>
          <table:covered-table-cell/>
        </table:table-row>
        <table:table-row table:style-name="Table149.1">
          <table:table-cell table:style-name="Table149.A2" office:value-type="string">
            <text:p text:style-name="P18"><text:change-start text:change-id="ct218709608"/>Code<text:change-end text:change-id="ct218709608"/></text:p>
          </table:table-cell>
          <table:table-cell table:style-name="Table149.B2" office:value-type="string">
            <text:p text:style-name="P18"><text:change-start text:change-id="ct218709712"/>Result<text:change-end text:change-id="ct2187097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870981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8709920"/>[a_numeric] <text:alphabetical-index-mark-start text:id="IMark214023812"/>.ceil<text:alphabetical-index-mark-end text:id="IMark214023812"/> [a<text:change-end text:change-id="ct218709920"/>n<text:change-start text:change-id="ct218710024"/>_<text:change-end text:change-id="ct218710024"/>integer<text:change-start text:change-id="ct218710128"/>]</text:h>
            <text:p text:style-name="Text_20_body">Routing:<text:change-end text:change-id="ct218710128"/> TOS<text:change-start text:change-id="ct218710232"/></text:p>
            <text:p text:style-name="P1"><text:change-end text:change-id="ct218710232"/>This method computes the smallest integer that is greater than or equal to the argument.</text:p>
          </table:table-cell>
          <table:covered-table-cell/>
        </table:table-row>
        <table:table-row table:style-name="Table150.1">
          <table:table-cell table:style-name="Table150.A2" office:value-type="string">
            <text:p text:style-name="P18"><text:change-start text:change-id="ct218710336"/>Code<text:change-end text:change-id="ct218710336"/></text:p>
          </table:table-cell>
          <table:table-cell table:style-name="Table150.B2" office:value-type="string">
            <text:p text:style-name="P18"><text:change-start text:change-id="ct218710440"/>Result<text:change-end text:change-id="ct2187104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871054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18710648"/>[a_numeric] <text:alphabetical-index-mark-start text:id="IMark214023812"/>.conjugate<text:alphabetical-index-mark-end text:id="IMark214023812"/> [a_numeric]</text:h>
            <text:p text:style-name="Text_20_body">Routing:<text:change-end text:change-id="ct218710648"/> TOS<text:change-start text:change-id="ct218710752"/></text:p>
            <text:p text:style-name="P1"><text:change-end text:change-id="ct218710752"/>This method computes the complex conjugate of the argument. For non-complex data, this has no effect.</text:p>
          </table:table-cell>
          <table:covered-table-cell/>
        </table:table-row>
        <table:table-row table:style-name="Table151.1">
          <table:table-cell table:style-name="Table151.A2" office:value-type="string">
            <text:p text:style-name="P18"><text:change-start text:change-id="ct218710856"/>Code<text:change-end text:change-id="ct218710856"/></text:p>
          </table:table-cell>
          <table:table-cell table:style-name="Table151.B2" office:value-type="string">
            <text:p text:style-name="P18"><text:change-start text:change-id="ct218710960"/>Result<text:change-end text:change-id="ct21871096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871106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8711168"/>[a_numeric] <text:alphabetical-index-mark-start text:id="IMark214023812"/>.cos<text:alphabetical-index-mark-end text:id="IMark214023812"/> [a_<text:change-end text:change-id="ct218711168"/>float<text:change-start text:change-id="ct218711272"/>]</text:h>
            <text:p text:style-name="Text_20_body">Routing:<text:change-end text:change-id="ct218711272"/> TOS<text:change-start text:change-id="ct218711376"/></text:p>
            <text:p text:style-name="P1"><text:change-end text:change-id="ct21871137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8"><text:change-start text:change-id="ct218711480"/>Code<text:change-end text:change-id="ct218711480"/></text:p>
          </table:table-cell>
          <table:table-cell table:style-name="Table152.B2" office:value-type="string">
            <text:p text:style-name="P18"><text:change-start text:change-id="ct218711584"/>Result<text:change-end text:change-id="ct21871158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8711792"/><text:change text:change-id="ct21871168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18711896"/>[a_numeric] <text:alphabetical-index-mark-start text:id="IMark214023812"/>.cosh<text:alphabetical-index-mark-end text:id="IMark214023812"/> [a_<text:change-end text:change-id="ct218711896"/>float<text:change-start text:change-id="ct218712000"/>]</text:h>
            <text:p text:style-name="Text_20_body">Routing:<text:change-end text:change-id="ct218712000"/> TOS<text:change-start text:change-id="ct218712104"/></text:p>
            <text:p text:style-name="P1"><text:change-end text:change-id="ct21871210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8"><text:change-start text:change-id="ct218712208"/>Code<text:change-end text:change-id="ct218712208"/></text:p>
          </table:table-cell>
          <table:table-cell table:style-name="Table153.B2" office:value-type="string">
            <text:p text:style-name="P18"><text:change-start text:change-id="ct218712312"/>Result<text:change-end text:change-id="ct21871231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871241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18712520"/>[a_numeric] <text:alphabetical-index-mark-start text:id="IMark214023812"/>.cube<text:alphabetical-index-mark-end text:id="IMark214023812"/> [a_numeric]</text:h>
            <text:p text:style-name="Text_20_body">Routing:<text:change-end text:change-id="ct218712520"/> TOS<text:change-start text:change-id="ct218712624"/></text:p>
            <text:p text:style-name="P1"><text:change-end text:change-id="ct218712624"/>This method computes the cube (X<text:span text:style-name="T11">3</text:span>) of the number.</text:p>
          </table:table-cell>
          <table:covered-table-cell/>
        </table:table-row>
        <table:table-row table:style-name="Table154.1">
          <table:table-cell table:style-name="Table154.A2" office:value-type="string">
            <text:p text:style-name="P18"><text:change-start text:change-id="ct218712728"/>Code<text:change-end text:change-id="ct218712728"/></text:p>
          </table:table-cell>
          <table:table-cell table:style-name="Table154.B2" office:value-type="string">
            <text:p text:style-name="P18"><text:change-start text:change-id="ct218712832"/>Result<text:change-end text:change-id="ct21871283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871293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18713040"/>[a_numeric] <text:alphabetical-index-mark-start text:id="IMark214023812"/>.d2r<text:alphabetical-index-mark-end text:id="IMark214023812"/> [a_<text:change-end text:change-id="ct218713040"/>float<text:change-start text:change-id="ct218713184"/>]</text:h>
            <text:p text:style-name="Text_20_body">Routing:<text:change-end text:change-id="ct218713184"/> TOS<text:change-start text:change-id="ct218713288"/></text:p>
            <text:p text:style-name="P1"><text:change-end text:change-id="ct218713288"/>This method converts the argument number from degrees to radians.</text:p>
          </table:table-cell>
          <table:covered-table-cell/>
        </table:table-row>
        <table:table-row table:style-name="Table155.1">
          <table:table-cell table:style-name="Table155.A2" office:value-type="string">
            <text:p text:style-name="P18"><text:change-start text:change-id="ct218713392"/>Code<text:change-end text:change-id="ct218713392"/></text:p>
          </table:table-cell>
          <table:table-cell table:style-name="Table155.B2" office:value-type="string">
            <text:p text:style-name="P18"><text:change-start text:change-id="ct218713496"/>Result<text:change-end text:change-id="ct21871349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871360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18713704"/>[a_numeric] <text:alphabetical-index-mark-start text:id="IMark214023812"/>.denominator<text:alphabetical-index-mark-end text:id="IMark214023812"/> [a<text:change-end text:change-id="ct218713704"/>n<text:change-start text:change-id="ct218713808"/>_<text:change-end text:change-id="ct218713808"/>integer<text:change-start text:change-id="ct218713912"/>]</text:h>
            <text:p text:style-name="Text_20_body">Routing:<text:change-end text:change-id="ct218713912"/> TOS<text:change-start text:change-id="ct218714016"/></text:p>
            <text:p text:style-name="P1"><text:change-end text:change-id="ct2187140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8"><text:change-start text:change-id="ct218714120"/>Code<text:change-end text:change-id="ct218714120"/></text:p>
          </table:table-cell>
          <table:table-cell table:style-name="Table156.B2" office:value-type="string">
            <text:p text:style-name="P18"><text:change-start text:change-id="ct218714224"/>Result<text:change-end text:change-id="ct2187142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87143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18714432"/>[a_numeric] <text:alphabetical-index-mark-start text:id="IMark214023812"/>.e**<text:alphabetical-index-mark-end text:id="IMark214023812"/> [a_<text:change-end text:change-id="ct218714432"/>float<text:change-start text:change-id="ct218714536"/>]</text:h>
            <text:p text:style-name="Text_20_body">Routing:<text:change-end text:change-id="ct218714536"/> TOS<text:change-start text:change-id="ct218714640"/></text:p>
            <text:p text:style-name="P1"><text:change-end text:change-id="ct218714640"/>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8"><text:change-start text:change-id="ct218714744"/>Code<text:change-end text:change-id="ct218714744"/></text:p>
          </table:table-cell>
          <table:table-cell table:style-name="Table157.B2" office:value-type="string">
            <text:p text:style-name="P18"><text:change-start text:change-id="ct218714848"/>Result<text:change-end text:change-id="ct2187148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871495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18715056"/>[a_numeric] <text:alphabetical-index-mark-start text:id="IMark214023812"/>.emit<text:alphabetical-index-mark-end text:id="IMark214023812"/> []</text:h>
            <text:p text:style-name="Text_20_body">Routing:<text:change-end text:change-id="ct218715056"/> TOS<text:change-start text:change-id="ct218715160"/></text:p>
            <text:p text:style-name="P1"><text:change-end text:change-id="ct218715160"/>This method emits a character with the code of numeric argument.</text:p>
          </table:table-cell>
          <table:covered-table-cell/>
        </table:table-row>
        <table:table-row table:style-name="Table158.1">
          <table:table-cell table:style-name="Table158.A2" office:value-type="string">
            <text:p text:style-name="P18"><text:change-start text:change-id="ct218715264"/>Code<text:change-end text:change-id="ct218715264"/></text:p>
          </table:table-cell>
          <table:table-cell table:style-name="Table158.B2" office:value-type="string">
            <text:p text:style-name="P18"><text:change-start text:change-id="ct218715368"/>Result<text:change-end text:change-id="ct2187153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8715576"/><text:change text:change-id="ct21871547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18715680"/>[a_numeric] <text:alphabetical-index-mark-start text:id="IMark214023812"/>.floor<text:alphabetical-index-mark-end text:id="IMark214023812"/> [a<text:change-end text:change-id="ct218715680"/>n<text:change-start text:change-id="ct218715784"/>_<text:change-end text:change-id="ct218715784"/>integer<text:change-start text:change-id="ct218715888"/>]</text:h>
            <text:p text:style-name="Text_20_body">Routing:<text:change-end text:change-id="ct218715888"/> TOS<text:change-start text:change-id="ct218715992"/></text:p>
            <text:p text:style-name="P1"><text:change-end text:change-id="ct218715992"/>This method computes the largest integer that is less than or equal to the argument.</text:p>
          </table:table-cell>
          <table:covered-table-cell/>
        </table:table-row>
        <table:table-row table:style-name="Table159.1">
          <table:table-cell table:style-name="Table159.A2" office:value-type="string">
            <text:p text:style-name="P18"><text:change-start text:change-id="ct218716096"/>Code<text:change-end text:change-id="ct218716096"/></text:p>
          </table:table-cell>
          <table:table-cell table:style-name="Table159.B2" office:value-type="string">
            <text:p text:style-name="P18"><text:change-start text:change-id="ct218716200"/>Result<text:change-end text:change-id="ct21871620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871630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18716408"/>[a_numeric a_numeric] <text:alphabetical-index-mark-start text:id="IMark214023812"/>.hypot<text:alphabetical-index-mark-end text:id="IMark214023812"/> [a_<text:change-end text:change-id="ct218716408"/>float<text:change-start text:change-id="ct218716512"/>]</text:h>
            <text:p text:style-name="Text_20_body">Routing:<text:change-end text:change-id="ct218716512"/> TOS<text:change-start text:change-id="ct218716616"/></text:p>
            <text:p text:style-name="P1"><text:change-end text:change-id="ct218716616"/>Given two lengths, this method computes the length of the hypotenuse. </text:p>
          </table:table-cell>
          <table:covered-table-cell/>
        </table:table-row>
        <table:table-row table:style-name="Table160.1">
          <table:table-cell table:style-name="Table160.A2" office:value-type="string">
            <text:p text:style-name="P18"><text:change-start text:change-id="ct218716720"/>Code<text:change-end text:change-id="ct218716720"/></text:p>
          </table:table-cell>
          <table:table-cell table:style-name="Table160.B2" office:value-type="string">
            <text:p text:style-name="P18"><text:change-start text:change-id="ct218716824"/>Result<text:change-end text:change-id="ct21871682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871692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18717032"/>[a_numeric] <text:alphabetical-index-mark-start text:id="IMark214023812"/>.imaginary<text:alphabetical-index-mark-end text:id="IMark214023812"/> [a_numeric]</text:h>
            <text:p text:style-name="Text_20_body">Routing:<text:change-end text:change-id="ct218717032"/> TOS<text:change-start text:change-id="ct218717136"/></text:p>
            <text:p text:style-name="P1"><text:change-end text:change-id="ct21871713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8"><text:change-start text:change-id="ct218782816"/>Code<text:change-end text:change-id="ct218782816"/></text:p>
          </table:table-cell>
          <table:table-cell table:style-name="Table161.B2" office:value-type="string">
            <text:p text:style-name="P18"><text:change-start text:change-id="ct218782920"/>Result<text:change-end text:change-id="ct2187829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878302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18783128"/>[a_numeric] <text:alphabetical-index-mark-start text:id="IMark214023812"/>.ln<text:alphabetical-index-mark-end text:id="IMark214023812"/> [a_<text:change-end text:change-id="ct218783128"/>float<text:change-start text:change-id="ct218783232"/>]</text:h>
            <text:p text:style-name="Text_20_body">Routing:<text:change-end text:change-id="ct218783232"/> TOS<text:change-start text:change-id="ct218783336"/></text:p>
            <text:p text:style-name="P1"><text:change-end text:change-id="ct218783336"/>This method computes the natural logarithm (log<text:span text:style-name="T6">e</text:span>) of the given value.</text:p>
          </table:table-cell>
          <table:covered-table-cell/>
        </table:table-row>
        <table:table-row table:style-name="Table162.1">
          <table:table-cell table:style-name="Table162.A2" office:value-type="string">
            <text:p text:style-name="P18"><text:change-start text:change-id="ct218783440"/>Code<text:change-end text:change-id="ct218783440"/></text:p>
          </table:table-cell>
          <table:table-cell table:style-name="Table162.B2" office:value-type="string">
            <text:p text:style-name="P18"><text:change-start text:change-id="ct218783544"/>Result<text:change-end text:change-id="ct2187835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878364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18783752"/>[a_numeric] <text:alphabetical-index-mark-start text:id="IMark214023812"/>.log10<text:alphabetical-index-mark-end text:id="IMark214023812"/> [a_<text:change-end text:change-id="ct218783752"/>float<text:change-start text:change-id="ct218783856"/>]</text:h>
            <text:p text:style-name="Text_20_body">Routing:<text:change-end text:change-id="ct218783856"/> TOS<text:change-start text:change-id="ct218783960"/></text:p>
            <text:p text:style-name="P1"><text:change-end text:change-id="ct218783960"/>This method computes the base 10 logarithm (log<text:span text:style-name="T6">10</text:span>) of the given value.</text:p>
          </table:table-cell>
          <table:covered-table-cell/>
        </table:table-row>
        <table:table-row table:style-name="Table163.1">
          <table:table-cell table:style-name="Table163.A2" office:value-type="string">
            <text:p text:style-name="P18"><text:change-start text:change-id="ct218784064"/>Code<text:change-end text:change-id="ct218784064"/></text:p>
          </table:table-cell>
          <table:table-cell table:style-name="Table163.B2" office:value-type="string">
            <text:p text:style-name="P18"><text:change-start text:change-id="ct218784168"/>Result<text:change-end text:change-id="ct2187841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87842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18784376"/>[a_numeric] <text:alphabetical-index-mark-start text:id="IMark214023812"/>.log2<text:alphabetical-index-mark-end text:id="IMark214023812"/> [a_<text:change-end text:change-id="ct218784376"/>float<text:change-start text:change-id="ct218784480"/>]</text:h>
            <text:p text:style-name="Text_20_body">Routing:<text:change-end text:change-id="ct218784480"/> TOS<text:change-start text:change-id="ct218784584"/></text:p>
            <text:p text:style-name="P1"><text:change-end text:change-id="ct218784584"/>This method computes the base 2 logarithm (log<text:span text:style-name="T6">2</text:span>) of the given value.</text:p>
          </table:table-cell>
          <table:covered-table-cell/>
        </table:table-row>
        <table:table-row table:style-name="Table164.1">
          <table:table-cell table:style-name="Table164.A2" office:value-type="string">
            <text:p text:style-name="P18"><text:change-start text:change-id="ct218784688"/>Code<text:change-end text:change-id="ct218784688"/></text:p>
          </table:table-cell>
          <table:table-cell table:style-name="Table164.B2" office:value-type="string">
            <text:p text:style-name="P18"><text:change-start text:change-id="ct218784792"/>Result<text:change-end text:change-id="ct21878479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87848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18785000"/>[a_numeric] <text:alphabetical-index-mark-start text:id="IMark214023812"/>.magnitude<text:alphabetical-index-mark-end text:id="IMark214023812"/> [a_numeric]</text:h>
            <text:p text:style-name="Text_20_body">Routing:<text:change-end text:change-id="ct218785000"/> TOS<text:change-start text:change-id="ct218785104"/></text:p>
            <text:p text:style-name="P1"><text:change-end text:change-id="ct2187851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8"><text:change-start text:change-id="ct218785208"/>Code<text:change-end text:change-id="ct218785208"/></text:p>
          </table:table-cell>
          <table:table-cell table:style-name="Table165.B2" office:value-type="string">
            <text:p text:style-name="P18"><text:change-start text:change-id="ct218785312"/>Result<text:change-end text:change-id="ct2187853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878541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18785520"/>[a_numeric] <text:alphabetical-index-mark-start text:id="IMark214023812"/>.numerator<text:alphabetical-index-mark-end text:id="IMark214023812"/> [a_numeric]</text:h>
            <text:p text:style-name="Text_20_body">Routing:<text:change-end text:change-id="ct218785520"/> TOS<text:change-start text:change-id="ct218785624"/></text:p>
            <text:p text:style-name="P1"><text:change-end text:change-id="ct2187856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8"><text:change-start text:change-id="ct218785728"/>Code<text:change-end text:change-id="ct218785728"/></text:p>
          </table:table-cell>
          <table:table-cell table:style-name="Table166.B2" office:value-type="string">
            <text:p text:style-name="P18"><text:change-start text:change-id="ct218785832"/>Result<text:change-end text:change-id="ct2187858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8786040"/><text:change text:change-id="ct2187859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18786144"/>[a_numeric a_numeric] <text:alphabetical-index-mark-start text:id="IMark214023812"/>.p2c<text:alphabetical-index-mark-end text:id="IMark214023812"/> [a_<text:change-end text:change-id="ct218786144"/>float<text:change-start text:change-id="ct218786248"/> a_<text:change-end text:change-id="ct218786248"/>float<text:change-start text:change-id="ct218786352"/>]</text:h>
            <text:p text:style-name="Text_20_body">Routing:<text:change-end text:change-id="ct218786352"/> TOS<text:change-start text:change-id="ct218786456"/></text:p>
            <text:p text:style-name="P1"><text:change-end text:change-id="ct2187864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8"><text:change-start text:change-id="ct218786560"/>Code<text:change-end text:change-id="ct218786560"/></text:p>
          </table:table-cell>
          <table:table-cell table:style-name="Table167.B2" office:value-type="string">
            <text:p text:style-name="P18"><text:change-start text:change-id="ct218786664"/>Result<text:change-end text:change-id="ct2187866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87867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18786912"/>[a_numeric] <text:alphabetical-index-mark-start text:id="IMark214023812"/>.polar<text:alphabetical-index-mark-end text:id="IMark214023812"/> [a_<text:change-end text:change-id="ct218786912"/>float<text:change-start text:change-id="ct218787016"/> a_<text:change-end text:change-id="ct218787016"/>float<text:change-start text:change-id="ct218787120"/>]</text:h>
            <text:p text:style-name="Text_20_body">Routing:<text:change-end text:change-id="ct218787120"/> TOS<text:change-start text:change-id="ct218787224"/></text:p>
            <text:p text:style-name="P1"><text:change-end text:change-id="ct2187872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8"><text:change-start text:change-id="ct218787328"/>Code<text:change-end text:change-id="ct218787328"/></text:p>
          </table:table-cell>
          <table:table-cell table:style-name="Table168.B2" office:value-type="string">
            <text:p text:style-name="P18"><text:change-start text:change-id="ct218787432"/>Result<text:change-end text:change-id="ct2187874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87875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18787640"/>[a_numeric] <text:alphabetical-index-mark-start text:id="IMark214023812"/>.r2d<text:alphabetical-index-mark-end text:id="IMark214023812"/> [a_<text:change-end text:change-id="ct218787640"/>float<text:change-start text:change-id="ct218787744"/>]</text:h>
            <text:p text:style-name="Text_20_body">Routing:<text:change-end text:change-id="ct218787744"/> TOS<text:change-start text:change-id="ct218787848"/></text:p>
            <text:p text:style-name="P1"><text:change-end text:change-id="ct218787848"/>Convert a angle value from radians to degrees.</text:p>
          </table:table-cell>
          <table:covered-table-cell/>
        </table:table-row>
        <table:table-row table:style-name="Table169.1">
          <table:table-cell table:style-name="Table169.A2" office:value-type="string">
            <text:p text:style-name="P18"><text:change-start text:change-id="ct218787952"/>Code<text:change-end text:change-id="ct218787952"/></text:p>
          </table:table-cell>
          <table:table-cell table:style-name="Table169.B2" office:value-type="string">
            <text:p text:style-name="P18"><text:change-start text:change-id="ct218788056"/>Result<text:change-end text:change-id="ct2187880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187881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18788264"/>[a_numeric] <text:alphabetical-index-mark-start text:id="IMark214023812"/>.real<text:alphabetical-index-mark-end text:id="IMark214023812"/> [a_numeric]</text:h>
            <text:p text:style-name="Text_20_body">Routing:<text:change-end text:change-id="ct218788264"/> TOS<text:change-start text:change-id="ct218788368"/></text:p>
            <text:p text:style-name="P1"><text:change-end text:change-id="ct2187883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8"><text:change-start text:change-id="ct218788472"/>Code<text:change-end text:change-id="ct218788472"/></text:p>
          </table:table-cell>
          <table:table-cell table:style-name="Table170.B2" office:value-type="string">
            <text:p text:style-name="P18"><text:change-start text:change-id="ct218788576"/>Result<text:change-end text:change-id="ct2187885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187886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18788784"/>[a_numeric] <text:alphabetical-index-mark-start text:id="IMark214023812"/>.round<text:alphabetical-index-mark-end text:id="IMark214023812"/> [a<text:change-end text:change-id="ct218788784"/>n<text:change-start text:change-id="ct218788888"/>_<text:change-end text:change-id="ct218788888"/>integer<text:change-start text:change-id="ct218788992"/>]</text:h>
            <text:p text:style-name="Text_20_body">Routing:<text:change-end text:change-id="ct218788992"/> TOS<text:change-start text:change-id="ct218789096"/></text:p>
            <text:p text:style-name="P1"><text:change-end text:change-id="ct218789096"/>This method rounds the argument number to the nearest integer.</text:p>
          </table:table-cell>
          <table:covered-table-cell/>
        </table:table-row>
        <table:table-row table:style-name="Table171.1">
          <table:table-cell table:style-name="Table171.A2" office:value-type="string">
            <text:p text:style-name="P18"><text:change-start text:change-id="ct218789200"/>Code<text:change-end text:change-id="ct218789200"/></text:p>
          </table:table-cell>
          <table:table-cell table:style-name="Table171.B2" office:value-type="string">
            <text:p text:style-name="P18"><text:change-start text:change-id="ct218789304"/>Result<text:change-end text:change-id="ct2187893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187894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18789512"/>[a_numeric] <text:alphabetical-index-mark-start text:id="IMark214023812"/>.sin<text:alphabetical-index-mark-end text:id="IMark214023812"/> [a_<text:change-end text:change-id="ct218789512"/>float<text:change-start text:change-id="ct218789616"/>]</text:h>
            <text:p text:style-name="Text_20_body">Routing:<text:change-end text:change-id="ct218789616"/> TOS<text:change-start text:change-id="ct218789720"/></text:p>
            <text:p text:style-name="P1"><text:change-end text:change-id="ct218789720"/>This method computes the sine of the argument angle in radians.</text:p>
          </table:table-cell>
          <table:covered-table-cell/>
        </table:table-row>
        <table:table-row table:style-name="Table172.1">
          <table:table-cell table:style-name="Table172.A2" office:value-type="string">
            <text:p text:style-name="P18"><text:change-start text:change-id="ct218789824"/>Code<text:change-end text:change-id="ct218789824"/></text:p>
          </table:table-cell>
          <table:table-cell table:style-name="Table172.B2" office:value-type="string">
            <text:p text:style-name="P18"><text:change-start text:change-id="ct218789928"/>Result<text:change-end text:change-id="ct2187899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1879003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18790136"/>[a_numeric] <text:alphabetical-index-mark-start text:id="IMark214023812"/>.sinh<text:alphabetical-index-mark-end text:id="IMark214023812"/> [a_<text:change-end text:change-id="ct218790136"/>float<text:change-start text:change-id="ct218790240"/>]</text:h>
            <text:p text:style-name="Text_20_body">Routing:<text:change-end text:change-id="ct218790240"/> TOS<text:change-start text:change-id="ct218790344"/></text:p>
            <text:p text:style-name="P1"><text:change-end text:change-id="ct218790344"/>This method computes the hyperbolic-sine of the argument angle in radians.</text:p>
          </table:table-cell>
          <table:covered-table-cell/>
        </table:table-row>
        <table:table-row table:style-name="Table173.1">
          <table:table-cell table:style-name="Table173.A2" office:value-type="string">
            <text:p text:style-name="P18"><text:change-start text:change-id="ct218790448"/>Code<text:change-end text:change-id="ct218790448"/></text:p>
          </table:table-cell>
          <table:table-cell table:style-name="Table173.B2" office:value-type="string">
            <text:p text:style-name="P18"><text:change-start text:change-id="ct218790552"/>Result<text:change-end text:change-id="ct2187905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1879065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18790760"/>[a_numeric] <text:alphabetical-index-mark-start text:id="IMark214023812"/>.sleep<text:alphabetical-index-mark-end text:id="IMark214023812"/> []</text:h>
            <text:p text:style-name="Text_20_body">Routing:<text:change-end text:change-id="ct218790760"/> TOS<text:change-start text:change-id="ct218790864"/></text:p>
            <text:p text:style-name="P1"><text:change-end text:change-id="ct218790864"/>This method will put the current thread to sleep for the specified number of seconds. See the Thread class for more details.</text:p>
          </table:table-cell>
        </table:table-row>
      </table:table>
      <text:p text:style-name="Text_20_body"><text:change text:change-id="ct21879501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18795120"/>[a_numeric] <text:alphabetical-index-mark-start text:id="IMark214023812"/>.sqr<text:alphabetical-index-mark-end text:id="IMark214023812"/> [a_numeric]</text:h>
            <text:p text:style-name="Text_20_body">Routing:<text:change-end text:change-id="ct218795120"/> TOS<text:change-start text:change-id="ct218795224"/></text:p>
            <text:p text:style-name="P1"><text:change-end text:change-id="ct218795224"/>This method computes the square of the argument value.</text:p>
          </table:table-cell>
          <table:covered-table-cell/>
        </table:table-row>
        <table:table-row table:style-name="Table175.1">
          <table:table-cell table:style-name="Table175.A2" office:value-type="string">
            <text:p text:style-name="P18"><text:change-start text:change-id="ct218795328"/>Code<text:change-end text:change-id="ct218795328"/></text:p>
          </table:table-cell>
          <table:table-cell table:style-name="Table175.B2" office:value-type="string">
            <text:p text:style-name="P18"><text:change-start text:change-id="ct218795432"/>Result<text:change-end text:change-id="ct2187954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1879553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18795640"/>[a_numeric] <text:alphabetical-index-mark-start text:id="IMark214023812"/>.sqrt<text:alphabetical-index-mark-end text:id="IMark214023812"/> [a_<text:change-end text:change-id="ct218795640"/>float<text:change-start text:change-id="ct218795744"/>]</text:h>
            <text:p text:style-name="Text_20_body">Routing:<text:change-end text:change-id="ct218795744"/> TOS<text:change-start text:change-id="ct218795848"/></text:p>
            <text:p text:style-name="P1"><text:change-end text:change-id="ct218795848"/>This method computes the square root of the argument value.</text:p>
          </table:table-cell>
          <table:covered-table-cell/>
        </table:table-row>
        <table:table-row table:style-name="Table176.1">
          <table:table-cell table:style-name="Table176.A2" office:value-type="string">
            <text:p text:style-name="P18"><text:change-start text:change-id="ct218795952"/>Code<text:change-end text:change-id="ct218795952"/></text:p>
          </table:table-cell>
          <table:table-cell table:style-name="Table176.B2" office:value-type="string">
            <text:p text:style-name="P18"><text:change-start text:change-id="ct218796056"/>Result<text:change-end text:change-id="ct21879605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18796160"/></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18796264"/>[a_numeric] <text:alphabetical-index-mark-start text:id="IMark214023812"/>.tan<text:alphabetical-index-mark-end text:id="IMark214023812"/> [a_<text:change-end text:change-id="ct218796264"/>float<text:change-start text:change-id="ct218796368"/>]</text:h>
            <text:p text:style-name="Text_20_body">Routing:<text:change-end text:change-id="ct218796368"/> TOS<text:change-start text:change-id="ct218796472"/></text:p>
            <text:p text:style-name="P1"><text:change-end text:change-id="ct218796472"/>This method computes the tangent of the argument angle in radians.</text:p>
          </table:table-cell>
          <table:covered-table-cell/>
        </table:table-row>
        <table:table-row table:style-name="Table177.1">
          <table:table-cell table:style-name="Table177.A2" office:value-type="string">
            <text:p text:style-name="P18"><text:change-start text:change-id="ct218796576"/>Code<text:change-end text:change-id="ct218796576"/></text:p>
          </table:table-cell>
          <table:table-cell table:style-name="Table177.B2" office:value-type="string">
            <text:p text:style-name="P18"><text:change-start text:change-id="ct218796680"/>Result<text:change-end text:change-id="ct21879668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1879678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18796888"/>[a_numeric] <text:alphabetical-index-mark-start text:id="IMark214023812"/>.tanh<text:alphabetical-index-mark-end text:id="IMark214023812"/> [a_<text:change-end text:change-id="ct218796888"/>float<text:change-start text:change-id="ct218796992"/>]</text:h>
            <text:p text:style-name="Text_20_body">Routing:<text:change-end text:change-id="ct218796992"/> TOS<text:change-start text:change-id="ct218797096"/></text:p>
            <text:p text:style-name="P1"><text:change-end text:change-id="ct218797096"/>This method computes the hyperbolic-tangent of the argument angle in radians.</text:p>
          </table:table-cell>
          <table:covered-table-cell/>
        </table:table-row>
        <table:table-row table:style-name="Table178.1">
          <table:table-cell table:style-name="Table178.A2" office:value-type="string">
            <text:p text:style-name="P18"><text:change-start text:change-id="ct218797200"/>Code<text:change-end text:change-id="ct218797200"/></text:p>
          </table:table-cell>
          <table:table-cell table:style-name="Table178.B2" office:value-type="string">
            <text:p text:style-name="P18"><text:change-start text:change-id="ct218797304"/>Result<text:change-end text:change-id="ct21879730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14023812"/>.to_n<text:alphabetical-index-mark-end text:id="IMark21402381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8">Code</text:p>
          </table:table-cell>
          <table:table-cell table:style-name="Table468.B2" office:value-type="string">
            <text:p text:style-name="P18">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14023812"/>.to_n!<text:alphabetical-index-mark-end text:id="IMark21402381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8">Code</text:p>
          </table:table-cell>
          <table:table-cell table:style-name="Table469.B2" office:value-type="string">
            <text:p text:style-name="P18">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4">Cannot convert a String instance to a Numeric instance</text:p>
          </table:table-cell>
        </table:table-row>
      </table:table>
      <text:p text:style-name="Text_20_body"/>
      <text:change text:change-id="ct218797408"/>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18797512"/>[a_numeric a_numeric] <text:alphabetical-index-mark-start text:id="IMark214023812"/>/<text:alphabetical-index-mark-end text:id="IMark214023812"/> [a_numeric]</text:h>
            <text:p text:style-name="Text_20_body">Routing:<text:change-end text:change-id="ct218797512"/> NOS<text:change-start text:change-id="ct218797616"/></text:p>
            <text:p text:style-name="P1"><text:change-end text:change-id="ct218797616"/>This method implements the division operator.</text:p>
          </table:table-cell>
          <table:covered-table-cell/>
        </table:table-row>
        <table:table-row table:style-name="Table179.1">
          <table:table-cell table:style-name="Table179.A2" office:value-type="string">
            <text:p text:style-name="P18"><text:change-start text:change-id="ct218797720"/>Code<text:change-end text:change-id="ct218797720"/></text:p>
          </table:table-cell>
          <table:table-cell table:style-name="Table179.B2" office:value-type="string">
            <text:p text:style-name="P18"><text:change-start text:change-id="ct218797824"/>Result<text:change-end text:change-id="ct21879782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1879792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18798032"/>[a_numeric] <text:alphabetical-index-mark-start text:id="IMark214023812"/>0&lt;<text:alphabetical-index-mark-end text:id="IMark214023812"/> [a_boolean]</text:h>
            <text:p text:style-name="Text_20_body">Routing:<text:change-end text:change-id="ct218798032"/> TOS<text:change-start text:change-id="ct218798136"/></text:p>
            <text:p text:style-name="P1"><text:change-end text:change-id="ct218798136"/>Is this number less than zero?</text:p>
          </table:table-cell>
          <table:covered-table-cell/>
        </table:table-row>
        <table:table-row table:style-name="Table180.1">
          <table:table-cell table:style-name="Table180.A2" office:value-type="string">
            <text:p text:style-name="P18"><text:change-start text:change-id="ct218798240"/>Code<text:change-end text:change-id="ct218798240"/></text:p>
          </table:table-cell>
          <table:table-cell table:style-name="Table180.B2" office:value-type="string">
            <text:p text:style-name="P18"><text:change-start text:change-id="ct218798344"/>Result<text:change-end text:change-id="ct21879834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1879844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18798552"/>[a_numeric] <text:alphabetical-index-mark-start text:id="IMark214023812"/>0&lt;=<text:alphabetical-index-mark-end text:id="IMark214023812"/> [a_boolean]</text:h>
            <text:p text:style-name="Text_20_body">Routing:<text:change-end text:change-id="ct218798552"/> TOS<text:change-start text:change-id="ct218798656"/></text:p>
            <text:p text:style-name="P1"><text:change-end text:change-id="ct218798656"/>Is this number less than or equal to zero?</text:p>
          </table:table-cell>
          <table:covered-table-cell/>
        </table:table-row>
        <table:table-row table:style-name="Table181.1">
          <table:table-cell table:style-name="Table181.A2" office:value-type="string">
            <text:p text:style-name="P18"><text:change-start text:change-id="ct218798760"/>Code<text:change-end text:change-id="ct218798760"/></text:p>
          </table:table-cell>
          <table:table-cell table:style-name="Table181.B2" office:value-type="string">
            <text:p text:style-name="P18"><text:change-start text:change-id="ct218798864"/>Result<text:change-end text:change-id="ct21879886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1879896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18799112"/>[a_numeric] <text:alphabetical-index-mark-start text:id="IMark214023812"/>0&lt;=&gt;<text:alphabetical-index-mark-end text:id="IMark214023812"/> [<text:change-end text:change-id="ct218799112"/>1, 0, or -1<text:change-start text:change-id="ct218799216"/>]</text:h>
            <text:p text:style-name="Text_20_body">Routing:<text:change-end text:change-id="ct218799216"/> TOS<text:change-start text:change-id="ct218799320"/></text:p>
            <text:p text:style-name="P1"><text:change-end text:change-id="ct218799320"/>Perform a “three outcome” comparison of the value with zero.</text:p>
          </table:table-cell>
          <table:covered-table-cell/>
        </table:table-row>
        <table:table-row table:style-name="Table182.1">
          <table:table-cell table:style-name="Table182.A2" office:value-type="string">
            <text:p text:style-name="P18"><text:change-start text:change-id="ct218799424"/>Code<text:change-end text:change-id="ct218799424"/></text:p>
          </table:table-cell>
          <table:table-cell table:style-name="Table182.B2" office:value-type="string">
            <text:p text:style-name="P18"><text:change-start text:change-id="ct218799528"/>Result<text:change-end text:change-id="ct21879952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18799736"/><text:change text:change-id="ct21879963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18799840"/>[a_numeric] <text:alphabetical-index-mark-start text:id="IMark214023812"/>0&lt;&gt; <text:alphabetical-index-mark-end text:id="IMark214023812"/>[a_boolean]</text:h>
            <text:p text:style-name="Text_20_body">Routing:<text:change-end text:change-id="ct218799840"/> TOS<text:change-start text:change-id="ct218799944"/></text:p>
            <text:p text:style-name="P1"><text:change-end text:change-id="ct218799944"/>Is the number not equal to zero?</text:p>
          </table:table-cell>
          <table:covered-table-cell/>
        </table:table-row>
        <table:table-row table:style-name="Table183.1">
          <table:table-cell table:style-name="Table183.A2" office:value-type="string">
            <text:p text:style-name="P18"><text:change-start text:change-id="ct218800048"/>Code<text:change-end text:change-id="ct218800048"/></text:p>
          </table:table-cell>
          <table:table-cell table:style-name="Table183.B2" office:value-type="string">
            <text:p text:style-name="P18"><text:change-start text:change-id="ct218800152"/>Result<text:change-end text:change-id="ct21880015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1880025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18800360"/>[a_numeric] <text:alphabetical-index-mark-start text:id="IMark214023812"/>0=<text:alphabetical-index-mark-end text:id="IMark214023812"/> [a_boolean]</text:h>
            <text:p text:style-name="Text_20_body">Routing:<text:change-end text:change-id="ct218800360"/> TOS<text:change-start text:change-id="ct218800464"/></text:p>
            <text:p text:style-name="P1"><text:change-end text:change-id="ct218800464"/>Is the number equal to zero?</text:p>
          </table:table-cell>
          <table:covered-table-cell/>
        </table:table-row>
        <table:table-row table:style-name="Table184.1">
          <table:table-cell table:style-name="Table184.A2" office:value-type="string">
            <text:p text:style-name="P18"><text:change-start text:change-id="ct218800568"/>Code<text:change-end text:change-id="ct218800568"/></text:p>
          </table:table-cell>
          <table:table-cell table:style-name="Table184.B2" office:value-type="string">
            <text:p text:style-name="P18"><text:change-start text:change-id="ct218800672"/>Result<text:change-end text:change-id="ct21880067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1880077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18800880"/>[a_numeric] <text:alphabetical-index-mark-start text:id="IMark214023812"/>0&gt;<text:alphabetical-index-mark-end text:id="IMark214023812"/> [a_boolean]</text:h>
            <text:p text:style-name="Text_20_body">Routing:<text:change-end text:change-id="ct218800880"/> TOS<text:change-start text:change-id="ct218800984"/></text:p>
            <text:p text:style-name="P1"><text:change-end text:change-id="ct218800984"/>Is the number greater than zero?</text:p>
          </table:table-cell>
          <table:covered-table-cell/>
        </table:table-row>
        <table:table-row table:style-name="Table185.1">
          <table:table-cell table:style-name="Table185.A2" office:value-type="string">
            <text:p text:style-name="P18"><text:change-start text:change-id="ct218801088"/>Code<text:change-end text:change-id="ct218801088"/></text:p>
          </table:table-cell>
          <table:table-cell table:style-name="Table185.B2" office:value-type="string">
            <text:p text:style-name="P18"><text:change-start text:change-id="ct218801192"/>Result<text:change-end text:change-id="ct21880119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1880129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18801400"/>[a_numeric] <text:alphabetical-index-mark-start text:id="IMark214023812"/>0&gt;=<text:alphabetical-index-mark-end text:id="IMark214023812"/> [a_boolean]</text:h>
            <text:p text:style-name="Text_20_body">Routing:<text:change-end text:change-id="ct218801400"/> TOS<text:change-start text:change-id="ct218801504"/></text:p>
            <text:p text:style-name="P1"><text:change-end text:change-id="ct218801504"/>Is the number greater than or equal to zero?</text:p>
          </table:table-cell>
          <table:covered-table-cell/>
        </table:table-row>
        <table:table-row table:style-name="Table186.1">
          <table:table-cell table:style-name="Table186.A2" office:value-type="string">
            <text:p text:style-name="P18"><text:change-start text:change-id="ct218801608"/>Code<text:change-end text:change-id="ct218801608"/></text:p>
          </table:table-cell>
          <table:table-cell table:style-name="Table186.B2" office:value-type="string">
            <text:p text:style-name="P18"><text:change-start text:change-id="ct218801712"/>Result<text:change-end text:change-id="ct21880171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1880181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18801920"/>[a_numeric] <text:alphabetical-index-mark-start text:id="IMark214023812"/>1+<text:alphabetical-index-mark-end text:id="IMark214023812"/> [a_numeric]</text:h>
            <text:p text:style-name="Text_20_body">Routing:<text:change-end text:change-id="ct218801920"/> TOS<text:change-start text:change-id="ct218802024"/></text:p>
            <text:p text:style-name="P1"><text:change-end text:change-id="ct218802024"/>Add one to the number</text:p>
          </table:table-cell>
          <table:covered-table-cell/>
        </table:table-row>
        <table:table-row table:style-name="Table187.1">
          <table:table-cell table:style-name="Table187.A2" office:value-type="string">
            <text:p text:style-name="P18"><text:change-start text:change-id="ct218802128"/>Code<text:change-end text:change-id="ct218802128"/></text:p>
          </table:table-cell>
          <table:table-cell table:style-name="Table187.B2" office:value-type="string">
            <text:p text:style-name="P18"><text:change-start text:change-id="ct218802232"/>Result<text:change-end text:change-id="ct21880223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1880233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18802440"/>[a_numeric] <text:alphabetical-index-mark-start text:id="IMark214023812"/>1-<text:alphabetical-index-mark-end text:id="IMark214023812"/> [a_numeric]</text:h>
            <text:p text:style-name="Text_20_body">Routing:<text:change-end text:change-id="ct218802440"/> TOS<text:change-start text:change-id="ct218802544"/></text:p>
            <text:p text:style-name="P1"><text:change-end text:change-id="ct218802544"/>Subtract ond from the number</text:p>
          </table:table-cell>
          <table:covered-table-cell/>
        </table:table-row>
        <table:table-row table:style-name="Table188.1">
          <table:table-cell table:style-name="Table188.A2" office:value-type="string">
            <text:p text:style-name="P18"><text:change-start text:change-id="ct218802648"/>Code<text:change-end text:change-id="ct218802648"/></text:p>
          </table:table-cell>
          <table:table-cell table:style-name="Table188.B2" office:value-type="string">
            <text:p text:style-name="P18"><text:change-start text:change-id="ct218802752"/>Result<text:change-end text:change-id="ct21880275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1880285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18802960"/>[a_numeric] <text:alphabetical-index-mark-start text:id="IMark214023812"/>2*<text:alphabetical-index-mark-end text:id="IMark214023812"/> [a_numeric]</text:h>
            <text:p text:style-name="Text_20_body">Routing:<text:change-end text:change-id="ct218802960"/> TOS<text:change-start text:change-id="ct218803064"/></text:p>
            <text:p text:style-name="P1"><text:change-end text:change-id="ct218803064"/>Multiply the number by two.</text:p>
          </table:table-cell>
          <table:covered-table-cell/>
        </table:table-row>
        <table:table-row table:style-name="Table189.1">
          <table:table-cell table:style-name="Table189.A2" office:value-type="string">
            <text:p text:style-name="P18"><text:change-start text:change-id="ct218803168"/>Code<text:change-end text:change-id="ct218803168"/></text:p>
          </table:table-cell>
          <table:table-cell table:style-name="Table189.B2" office:value-type="string">
            <text:p text:style-name="P18"><text:change-start text:change-id="ct218803272"/>Result<text:change-end text:change-id="ct21880327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1880337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18803480"/>[a_numeric] <text:alphabetical-index-mark-start text:id="IMark214023812"/>2+<text:alphabetical-index-mark-end text:id="IMark214023812"/> [a_numeric]</text:h>
            <text:p text:style-name="Text_20_body">Routing:<text:change-end text:change-id="ct218803480"/> TOS<text:change-start text:change-id="ct218803584"/></text:p>
            <text:p text:style-name="P1"><text:change-end text:change-id="ct218803584"/>Add two to the number</text:p>
          </table:table-cell>
          <table:covered-table-cell/>
        </table:table-row>
        <table:table-row table:style-name="Table190.1">
          <table:table-cell table:style-name="Table190.A2" office:value-type="string">
            <text:p text:style-name="P18"><text:change-start text:change-id="ct218803688"/>Code<text:change-end text:change-id="ct218803688"/></text:p>
          </table:table-cell>
          <table:table-cell table:style-name="Table190.B2" office:value-type="string">
            <text:p text:style-name="P18"><text:change-start text:change-id="ct218803792"/>Result<text:change-end text:change-id="ct21880379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1880389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18804000"/>[a_numeric] <text:alphabetical-index-mark-start text:id="IMark214023812"/>2-<text:alphabetical-index-mark-end text:id="IMark214023812"/> [a_numeric]</text:h>
            <text:p text:style-name="Text_20_body">Routing:<text:change-end text:change-id="ct218804000"/> TOS<text:change-start text:change-id="ct218804104"/></text:p>
            <text:p text:style-name="P1"><text:change-end text:change-id="ct218804104"/>Subtract two from the number</text:p>
          </table:table-cell>
          <table:covered-table-cell/>
        </table:table-row>
        <table:table-row table:style-name="Table191.1">
          <table:table-cell table:style-name="Table191.A2" office:value-type="string">
            <text:p text:style-name="P18"><text:change-start text:change-id="ct218804208"/>Code<text:change-end text:change-id="ct218804208"/></text:p>
          </table:table-cell>
          <table:table-cell table:style-name="Table191.B2" office:value-type="string">
            <text:p text:style-name="P18"><text:change-start text:change-id="ct218804312"/>Result<text:change-end text:change-id="ct21880431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1880441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18804520"/>[a_numeric] <text:alphabetical-index-mark-start text:id="IMark214023812"/>2/<text:alphabetical-index-mark-end text:id="IMark214023812"/> [a_numeric]</text:h>
            <text:p text:style-name="Text_20_body">Routing:<text:change-end text:change-id="ct218804520"/> TOS<text:change-start text:change-id="ct218804624"/></text:p>
            <text:p text:style-name="P1"><text:change-end text:change-id="ct218804624"/>Divide the number by two. Note that for integers, rounding down toward negative infinity is emplyed.</text:p>
          </table:table-cell>
          <table:covered-table-cell/>
        </table:table-row>
        <table:table-row table:style-name="Table192.1">
          <table:table-cell table:style-name="Table192.A2" office:value-type="string">
            <text:p text:style-name="P18"><text:change-start text:change-id="ct218804728"/>Code<text:change-end text:change-id="ct218804728"/></text:p>
          </table:table-cell>
          <table:table-cell table:style-name="Table192.B2" office:value-type="string">
            <text:p text:style-name="P18"><text:change-start text:change-id="ct218804832"/>Result<text:change-end text:change-id="ct21880483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1880493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18805040"/>[a_numeric<text:change-end text:change-id="ct218805040"/> a_numeric<text:change-start text:change-id="ct218805144"/>] <text:alphabetical-index-mark-start text:id="IMark214023812"/>&lt;<text:alphabetical-index-mark-end text:id="IMark214023812"/> [a_boolean]</text:h>
            <text:p text:style-name="Text_20_body">Routing:<text:change-end text:change-id="ct218805144"/> NOS<text:change-start text:change-id="ct218805248"/></text:p>
            <text:p text:style-name="P1"><text:change-end text:change-id="ct218805248"/>Is the first number less than the second?</text:p>
          </table:table-cell>
          <table:covered-table-cell/>
        </table:table-row>
        <table:table-row table:style-name="Table193.1">
          <table:table-cell table:style-name="Table193.A2" office:value-type="string">
            <text:p text:style-name="P18"><text:change-start text:change-id="ct218805352"/>Code<text:change-end text:change-id="ct218805352"/></text:p>
          </table:table-cell>
          <table:table-cell table:style-name="Table193.B2" office:value-type="string">
            <text:p text:style-name="P18"><text:change-start text:change-id="ct218805456"/>Result<text:change-end text:change-id="ct21880545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1880556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18805664"/>[a_numeric<text:change-end text:change-id="ct218805664"/> a_numeric<text:change-start text:change-id="ct218805768"/>] <text:alphabetical-index-mark-start text:id="IMark214023812"/>&lt;=<text:alphabetical-index-mark-end text:id="IMark214023812"/> [a_boolean]</text:h>
            <text:p text:style-name="Text_20_body">Routing:<text:change-end text:change-id="ct218805768"/> NOS<text:change-start text:change-id="ct218805872"/></text:p>
            <text:p text:style-name="P1"><text:change-end text:change-id="ct218805872"/>Is the first number less than or equal to the second?</text:p>
          </table:table-cell>
          <table:covered-table-cell/>
        </table:table-row>
        <table:table-row table:style-name="Table194.1">
          <table:table-cell table:style-name="Table194.A2" office:value-type="string">
            <text:p text:style-name="P18"><text:change-start text:change-id="ct218805976"/>Code<text:change-end text:change-id="ct218805976"/></text:p>
          </table:table-cell>
          <table:table-cell table:style-name="Table194.B2" office:value-type="string">
            <text:p text:style-name="P18"><text:change-start text:change-id="ct218806080"/>Result<text:change-end text:change-id="ct21880608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1880618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2" text:outline-level="3"><text:change-start text:change-id="ct218806288"/>[a_numeric<text:change-end text:change-id="ct218806288"/> a_numeric<text:change-start text:change-id="ct218806392"/>] <text:alphabetical-index-mark-start text:id="IMark214023812"/>&lt;=&gt;<text:alphabetical-index-mark-end text:id="IMark214023812"/> [-1, 0, or 1]</text:h>
            <text:p text:style-name="Text_20_body">Routing:<text:change-end text:change-id="ct218806392"/> NOS<text:change-start text:change-id="ct218806496"/></text:p>
            <text:p text:style-name="P1"><text:change-end text:change-id="ct218806496"/>Perform a “three outcome” comparison of the first value with the second value.</text:p>
          </table:table-cell>
          <table:covered-table-cell/>
        </table:table-row>
        <table:table-row table:style-name="Table195.1">
          <table:table-cell table:style-name="Table195.A2" office:value-type="string">
            <text:p text:style-name="P18"><text:change-start text:change-id="ct218806600"/>Code<text:change-end text:change-id="ct218806600"/></text:p>
          </table:table-cell>
          <table:table-cell table:style-name="Table195.B2" office:value-type="string">
            <text:p text:style-name="P18"><text:change-start text:change-id="ct218806704"/>Result<text:change-end text:change-id="ct21880670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18806912"/><text:change text:change-id="ct21880680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18807016"/>[a_numeric<text:change-end text:change-id="ct218807016"/> a_numeric<text:change-start text:change-id="ct218807120"/>] <text:alphabetical-index-mark-start text:id="IMark214023812"/>&gt;<text:alphabetical-index-mark-end text:id="IMark214023812"/> [a_boolean]</text:h>
            <text:p text:style-name="Text_20_body">Routing:<text:change-end text:change-id="ct218807120"/> NOS<text:change-start text:change-id="ct218872840"/></text:p>
            <text:p text:style-name="P1"><text:change-end text:change-id="ct218872840"/>Is the first number greater than the second number.</text:p>
          </table:table-cell>
          <table:covered-table-cell/>
        </table:table-row>
        <table:table-row table:style-name="Table196.1">
          <table:table-cell table:style-name="Table196.A2" office:value-type="string">
            <text:p text:style-name="P18"><text:change-start text:change-id="ct218872944"/>Code<text:change-end text:change-id="ct218872944"/></text:p>
          </table:table-cell>
          <table:table-cell table:style-name="Table196.B2" office:value-type="string">
            <text:p text:style-name="P18"><text:change-start text:change-id="ct218873048"/>Result<text:change-end text:change-id="ct2188730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188731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18873256"/>[a_numeric<text:change-end text:change-id="ct218873256"/> a_numeric<text:change-start text:change-id="ct218873360"/>] <text:alphabetical-index-mark-start text:id="IMark214023812"/>&gt;=<text:alphabetical-index-mark-end text:id="IMark214023812"/> [a_boolean]</text:h>
            <text:p text:style-name="Text_20_body">Routing:<text:change-end text:change-id="ct218873360"/> NOS<text:change-start text:change-id="ct218873464"/></text:p>
            <text:p text:style-name="P1"><text:change-end text:change-id="ct218873464"/>Is the first number greater than or equal to the second number.</text:p>
          </table:table-cell>
          <table:covered-table-cell/>
        </table:table-row>
        <table:table-row table:style-name="Table197.1">
          <table:table-cell table:style-name="Table197.A2" office:value-type="string">
            <text:p text:style-name="P18"><text:change-start text:change-id="ct218873568"/>Code<text:change-end text:change-id="ct218873568"/></text:p>
          </table:table-cell>
          <table:table-cell table:style-name="Table197.B2" office:value-type="string">
            <text:p text:style-name="P18"><text:change-start text:change-id="ct218873672"/>Result<text:change-end text:change-id="ct2188736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188737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18873880"/>[a_numeric a_numeric] <text:alphabetical-index-mark-start text:id="IMark214023812"/>mod<text:alphabetical-index-mark-end text:id="IMark214023812"/> [a_numeric]</text:h>
            <text:p text:style-name="Text_20_body">Routing:<text:change-end text:change-id="ct218873880"/> NOS<text:change-start text:change-id="ct218873984"/></text:p>
            <text:p text:style-name="P1"><text:change-end text:change-id="ct218873984"/>Compute the modulus (or remainder) of dividing the first number by the second.</text:p>
          </table:table-cell>
          <table:covered-table-cell/>
        </table:table-row>
        <table:table-row table:style-name="Table198.1">
          <table:table-cell table:style-name="Table198.A2" office:value-type="string">
            <text:p text:style-name="P18"><text:change-start text:change-id="ct218874088"/>Code<text:change-end text:change-id="ct218874088"/></text:p>
          </table:table-cell>
          <table:table-cell table:style-name="Table198.B2" office:value-type="string">
            <text:p text:style-name="P18"><text:change-start text:change-id="ct218874192"/>Result<text:change-end text:change-id="ct2188741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188742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18874400"/>[a_numeric] <text:alphabetical-index-mark-start text:id="IMark214023812"/>neg<text:alphabetical-index-mark-end text:id="IMark214023812"/> [a_numeric]</text:h>
            <text:p text:style-name="Text_20_body">Routing:<text:change-end text:change-id="ct218874400"/> TOS<text:change-start text:change-id="ct218874504"/></text:p>
            <text:p text:style-name="P1"><text:change-end text:change-id="ct218874504"/>Compute zero minus the number.</text:p>
          </table:table-cell>
          <table:covered-table-cell/>
        </table:table-row>
        <table:table-row table:style-name="Table199.1">
          <table:table-cell table:style-name="Table199.A2" office:value-type="string">
            <text:p text:style-name="P18"><text:change-start text:change-id="ct218874608"/>Code<text:change-end text:change-id="ct218874608"/></text:p>
          </table:table-cell>
          <table:table-cell table:style-name="Table199.B2" office:value-type="string">
            <text:p text:style-name="P18"><text:change-start text:change-id="ct218874712"/>Result<text:change-end text:change-id="ct2188747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79839868"/>Object<text:alphabetical-index-mark-end text:id="IMark79839868"/></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14023812"/>&amp;&amp;<text:alphabetical-index-mark-end text:id="IMark21402381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8">Code</text:p>
          </table:table-cell>
          <table:table-cell table:style-name="Table29.B2" office:value-type="string">
            <text:p text:style-name="P18">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14023812"/>.<text:alphabetical-index-mark-end text:id="IMark2140238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8">Code</text:p>
          </table:table-cell>
          <table:table-cell table:style-name="Table11.B2" office:value-type="string">
            <text:p text:style-name="P18">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number-columns-repeated="2"/>
        <text:soft-page-break/>
        <table:table-row table:style-name="Table385.1">
          <table:table-cell table:style-name="Table385.A1" table:number-columns-spanned="2" office:value-type="string">
            <text:h text:style-name="Heading_20_3" text:outline-level="3">[an_object] <text:alphabetical-index-mark-start text:id="IMark214023812"/>.::<text:alphabetical-index-mark-end text:id="IMark21402381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2"/>
          </table:table-cell>
          <table:covered-table-cell/>
        </table:table-row>
        <table:table-row table:style-name="Table385.1">
          <table:table-cell table:style-name="Table385.A2" office:value-type="string">
            <text:p text:style-name="P18">Code</text:p>
          </table:table-cell>
          <table:table-cell table:style-name="Table385.B2" office:value-type="string">
            <text:p text:style-name="P18">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14023812"/>val:<text:alphabetical-index-mark-end text:id="IMark21402381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8">Code</text:p>
          </table:table-cell>
          <table:table-cell table:style-name="Table291.A2" office:value-type="string">
            <text:p text:style-name="P18">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14023812"/>var:<text:alphabetical-index-mark-end text:id="IMark21402381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8">Code</text:p>
          </table:table-cell>
          <table:table-cell table:style-name="Table380.B2" office:value-type="string">
            <text:p text:style-name="P18">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14023812"/>val@:<text:alphabetical-index-mark-end text:id="IMark2140238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8">Code</text:p>
          </table:table-cell>
          <table:table-cell table:style-name="Table381.B2" office:value-type="string">
            <text:p text:style-name="P18">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214023812"/>var@:<text:alphabetical-index-mark-end text:id="IMark2140238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8">Code</text:p>
          </table:table-cell>
          <table:table-cell table:style-name="Table382.B2" office:value-type="string">
            <text:p text:style-name="P18">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214023812"/>super<text:alphabetical-index-mark-end text:id="IMark21402381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14023812"/>;<text:alphabetical-index-mark-end text:id="IMark21402381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14023812"/>.class<text:alphabetical-index-mark-end text:id="IMark21402381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8">Code</text:p>
          </table:table-cell>
          <table:table-cell table:style-name="Table12.B2" office:value-type="string">
            <text:p text:style-name="P18">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ext:soft-page-break/>
        <table:table-row table:style-name="Table14.1">
          <table:table-cell table:style-name="Table14.A1" table:number-columns-spanned="2" office:value-type="string">
            <text:h text:style-name="Heading_20_3" text:outline-level="3">[an_object] <text:alphabetical-index-mark-start text:id="IMark214023812"/>.clone<text:alphabetical-index-mark-end text:id="IMark21402381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8">Code</text:p>
          </table:table-cell>
          <table:table-cell table:style-name="Table14.B2" office:value-type="string">
            <text:p text:style-name="P18">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 text:outline-level="3">[] <text:alphabetical-index-mark-start text:id="IMark214023812"/>.clone_exclude<text:alphabetical-index-mark-end text:id="IMark21402381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8">Code Definition Example</text:p>
          </table:table-cell>
          <table:table-cell table:style-name="Table203.B2" office:value-type="string">
            <text:p text:style-name="P18">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14023812"/>.copy<text:alphabetical-index-mark-end text:id="IMark21402381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8">Code</text:p>
          </table:table-cell>
          <table:table-cell table:style-name="Table15.B2" office:value-type="string">
            <text:p text:style-name="P18">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14023812"/>.init<text:alphabetical-index-mark-end text:id="IMark21402381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8">Code Definition Example</text:p>
          </table:table-cell>
          <table:table-cell table:style-name="Table16.B2" office:value-type="string">
            <text:p text:style-name="P18">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8">Usage Example</text:p>
          </table:table-cell>
          <table:table-cell table:style-name="Table16.B2" office:value-type="string">
            <text:p text:style-name="P2"/>
          </table:table-cell>
        </table:table-row>
        <table:table-row table:style-name="Table16.2">
          <table:table-cell table:style-name="Table16.A2" office:value-type="string">
            <text:p text:style-name="P67">"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14023812"/>.is_class?<text:alphabetical-index-mark-end text:id="IMark2140238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8">Code</text:p>
          </table:table-cell>
          <table:table-cell table:style-name="Table17.B2" office:value-type="string">
            <text:p text:style-name="P18">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14023812"/>.name<text:alphabetical-index-mark-end text:id="IMark21402381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8">Code</text:p>
          </table:table-cell>
          <table:table-cell table:style-name="Table30.B2" office:value-type="string">
            <text:p text:style-name="P18">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14023812"/>.strlen<text:alphabetical-index-mark-end text:id="IMark2140238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8">Code</text:p>
          </table:table-cell>
          <table:table-cell table:style-name="Table31.B2" office:value-type="string">
            <text:p text:style-name="P18">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14023812"/>.to_f<text:alphabetical-index-mark-end text:id="IMark21402381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14023812"/>.to_f!<text:alphabetical-index-mark-end text:id="IMark21402381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14023812"/>.to_i<text:alphabetical-index-mark-end text:id="IMark21402381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14023812"/>.to_i!<text:alphabetical-index-mark-end text:id="IMark21402381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14023812"/>.to_n<text:alphabetical-index-mark-end text:id="IMark21402381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14023812"/>.to_n!<text:alphabetical-index-mark-end text:id="IMark21402381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14023812"/>.to_r<text:alphabetical-index-mark-end text:id="IMark21402381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14023812"/>.to_r!<text:alphabetical-index-mark-end text:id="IMark21402381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14023812"/>.to_s<text:alphabetical-index-mark-end text:id="IMark21402381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14023812"/>.to_x<text:alphabetical-index-mark-end text:id="IMark21402381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14023812"/>.to_x!<text:alphabetical-index-mark-end text:id="IMark21402381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14023812"/>&lt;&gt;<text:alphabetical-index-mark-end text:id="IMark21402381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8">Code</text:p>
          </table:table-cell>
          <table:table-cell table:style-name="Table23.B2" office:value-type="string">
            <text:p text:style-name="P18">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14023812"/>=<text:alphabetical-index-mark-end text:id="IMark21402381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8">Code</text:p>
          </table:table-cell>
          <table:table-cell table:style-name="Table43.B2" office:value-type="string">
            <text:p text:style-name="P18">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14023812"/>^^<text:alphabetical-index-mark-end text:id="IMark21402381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8">Code</text:p>
          </table:table-cell>
          <table:table-cell table:style-name="Table44.B2" office:value-type="string">
            <text:p text:style-name="P18">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14023812"/>distinct?<text:alphabetical-index-mark-end text:id="IMark2140238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8">Code</text:p>
          </table:table-cell>
          <table:table-cell table:style-name="Table46.B2" office:value-type="string">
            <text:p text:style-name="P18">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14023812"/>identical?<text:alphabetical-index-mark-end text:id="IMark2140238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8">Code</text:p>
          </table:table-cell>
          <table:table-cell table:style-name="Table47.B2" office:value-type="string">
            <text:p text:style-name="P18">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14023812"/>max<text:alphabetical-index-mark-end text:id="IMark2140238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8">Code</text:p>
          </table:table-cell>
          <table:table-cell table:style-name="Table48.B2" office:value-type="string">
            <text:p text:style-name="P18">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5">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14023812"/>min<text:alphabetical-index-mark-end text:id="IMark2140238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8">Code</text:p>
          </table:table-cell>
          <table:table-cell table:style-name="Table49.B2" office:value-type="string">
            <text:p text:style-name="P18">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5">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14023812"/>nil&lt;&gt;<text:alphabetical-index-mark-end text:id="IMark2140238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8">Code</text:p>
          </table:table-cell>
          <table:table-cell table:style-name="Table45.B2" office:value-type="string">
            <text:p text:style-name="P18">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14023812"/>nil=<text:alphabetical-index-mark-end text:id="IMark2140238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8">Code</text:p>
          </table:table-cell>
          <table:table-cell table:style-name="Table50.B2" office:value-type="string">
            <text:p text:style-name="P18">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14023812"/>not<text:alphabetical-index-mark-end text:id="IMark2140238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8">Code</text:p>
          </table:table-cell>
          <table:table-cell table:style-name="Table51.B2" office:value-type="string">
            <text:p text:style-name="P18">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14023812"/>||<text:alphabetical-index-mark-end text:id="IMark2140238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8">Code</text:p>
          </table:table-cell>
          <table:table-cell table:style-name="Table52.B2" office:value-type="string">
            <text:p text:style-name="P18">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number-columns-repeated="2"/>
        <table:table-row>
          <table:table-cell table:style-name="Table10.A1" table:number-columns-spanned="2" office:value-type="string">
            <text:h text:style-name="Heading_20_3" text:outline-level="3">[an_object] <text:alphabetical-index-mark-start text:id="IMark214023812"/>)methods<text:alphabetical-index-mark-end text:id="IMark2140238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8">Command</text:p>
          </table:table-cell>
          <table:table-cell table:style-name="Table10.B2" office:value-type="string">
            <text:p text:style-name="P18">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Code"><text:s/></text:p>
      <text:h text:style-name="Heading_20_1" text:outline-level="1"><text:alphabetical-index-mark-start text:id="IMark79839868"/>OutStream<text:alphabetical-index-mark-end text:id="IMark79839868"/></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14023812"/>.append<text:alphabetical-index-mark-end text:id="IMark21402381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8">Code</text:p>
          </table:table-cell>
          <table:table-cell table:style-name="Table204.B2" office:value-type="string">
            <text:p text:style-name="P18">Result</text:p>
          </table:table-cell>
        </table:table-row>
        <table:table-row table:style-name="Table204.1">
          <table:table-cell table:style-name="Table204.A2" office:value-type="string">
            <text:p text:style-name="P6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14023812"/>.append{<text:alphabetical-index-mark-end text:id="IMark21402381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8">Code</text:p>
          </table:table-cell>
          <table:table-cell table:style-name="Table218.B2" office:value-type="string">
            <text:p text:style-name="P18">Result</text:p>
          </table:table-cell>
        </table:table-row>
        <table:table-row table:style-name="Table218.1">
          <table:table-cell table:style-name="Table218.A2" office:value-type="string">
            <text:p text:style-name="P67">"test.txt" <text:s/>OutStream </text:p>
            <text:p text:style-name="P67">.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14023812"/>.create<text:alphabetical-index-mark-end text:id="IMark21402381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8">Code</text:p>
          </table:table-cell>
          <table:table-cell table:style-name="Table205.B2" office:value-type="string">
            <text:p text:style-name="P18">Result</text:p>
          </table:table-cell>
        </table:table-row>
        <table:table-row table:style-name="Table205.1">
          <table:table-cell table:style-name="Table205.A2" office:value-type="string">
            <text:p text:style-name="P6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14023812"/>.create{<text:alphabetical-index-mark-end text:id="IMark21402381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8">Code</text:p>
          </table:table-cell>
          <table:table-cell table:style-name="Table219.B2" office:value-type="string">
            <text:p text:style-name="P18">Result</text:p>
          </table:table-cell>
        </table:table-row>
        <table:table-row table:style-name="Table219.1">
          <table:table-cell table:style-name="Table219.A2" office:value-type="string">
            <text:p text:style-name="P67">"test.txt" OutStream </text:p>
            <text:p text:style-name="P67">.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14023812"/><text:alphabetical-index-mark-start text:id="IMark213788748"/>.<text:alphabetical-index-mark-end text:id="IMark213788748"/><text:alphabetical-index-mark-end text:id="IMark2140238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8">Code</text:p>
          </table:table-cell>
          <table:table-cell table:style-name="Table206.B2" office:value-type="string">
            <text:p text:style-name="P18">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14023812"/>.close<text:alphabetical-index-mark-end text:id="IMark2140238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8">Code</text:p>
          </table:table-cell>
          <table:table-cell table:style-name="Table207.B2" office:value-type="string">
            <text:p text:style-name="P18">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14023812"/>.cr<text:alphabetical-index-mark-end text:id="IMark2140238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8">Code</text:p>
          </table:table-cell>
          <table:table-cell table:style-name="Table208.B2" office:value-type="string">
            <text:p text:style-name="P18">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14023812"/>.emit<text:alphabetical-index-mark-end text:id="IMark2140238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8">Code</text:p>
          </table:table-cell>
          <table:table-cell table:style-name="Table209.B2" office:value-type="string">
            <text:p text:style-name="P18">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14023812"/>.space<text:alphabetical-index-mark-end text:id="IMark2140238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8">Code</text:p>
          </table:table-cell>
          <table:table-cell table:style-name="Table210.B2" office:value-type="string">
            <text:p text:style-name="P18">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14023812"/>.spaces<text:alphabetical-index-mark-end text:id="IMark2140238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8">Code</text:p>
          </table:table-cell>
          <table:table-cell table:style-name="Table211.B2" office:value-type="string">
            <text:p text:style-name="P18">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14023812"/>~<text:alphabetical-index-mark-end text:id="IMark2140238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8">Code</text:p>
          </table:table-cell>
          <table:table-cell table:style-name="Table212.B2" office:value-type="string">
            <text:p text:style-name="P18">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14023812"/>~"<text:alphabetical-index-mark-end text:id="IMark2140238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8">Code</text:p>
          </table:table-cell>
          <table:table-cell table:style-name="Table213.B2" office:value-type="string">
            <text:p text:style-name="P18">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14023812"/>~cr<text:alphabetical-index-mark-end text:id="IMark2140238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8">Code</text:p>
          </table:table-cell>
          <table:table-cell table:style-name="Table214.B2" office:value-type="string">
            <text:p text:style-name="P18">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14023812"/>~emit<text:alphabetical-index-mark-end text:id="IMark2140238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8">Code</text:p>
          </table:table-cell>
          <table:table-cell table:style-name="Table215.B2" office:value-type="string">
            <text:p text:style-name="P18">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14023812"/>~space<text:alphabetical-index-mark-end text:id="IMark2140238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8">Code</text:p>
          </table:table-cell>
          <table:table-cell table:style-name="Table216.B2" office:value-type="string">
            <text:p text:style-name="P18">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14023812"/>~spaces<text:alphabetical-index-mark-end text:id="IMark2140238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8">Code</text:p>
          </table:table-cell>
          <table:table-cell table:style-name="Table217.B2" office:value-type="string">
            <text:p text:style-name="P18">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79839868"/>Procedure<text:alphabetical-index-mark-end text:id="IMark79839868"/></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79839868"/>{{<text:alphabetical-index-mark-end text:id="IMark798398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14023812"/>.call<text:alphabetical-index-mark-end text:id="IMark2140238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8">Code</text:p>
          </table:table-cell>
          <table:table-cell table:style-name="Table220.B2" office:value-type="string">
            <text:p text:style-name="P18">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14023812"/>.start<text:alphabetical-index-mark-end text:id="IMark21402381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8">Code</text:p>
          </table:table-cell>
          <table:table-cell table:style-name="Table221.B2" office:value-type="string">
            <text:p text:style-name="P18">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79839868"/>Queue<text:alphabetical-index-mark-end text:id="IMark79839868"/></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14023812"/>.clear<text:alphabetical-index-mark-end text:id="IMark2140238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8">Code</text:p>
          </table:table-cell>
          <table:table-cell table:style-name="Table222.B2" office:value-type="string">
            <text:p text:style-name="P18">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14023812"/>.empty?<text:alphabetical-index-mark-end text:id="IMark21402381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8">Code</text:p>
          </table:table-cell>
          <table:table-cell table:style-name="Table223.B2" office:value-type="string">
            <text:p text:style-name="P18">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14023812"/>.length<text:alphabetical-index-mark-end text:id="IMark2140238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8">Code</text:p>
          </table:table-cell>
          <table:table-cell table:style-name="Table224.B2" office:value-type="string">
            <text:p text:style-name="P18">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14023812"/>.pend<text:alphabetical-index-mark-end text:id="IMark21402381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8">Code</text:p>
          </table:table-cell>
          <table:table-cell table:style-name="Table225.B2" office:value-type="string">
            <text:p text:style-name="P18">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14023812"/>.pop<text:alphabetical-index-mark-end text:id="IMark21402381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8">Code</text:p>
          </table:table-cell>
          <table:table-cell table:style-name="Table226.B2" office:value-type="string">
            <text:p text:style-name="P18">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14023812"/>.push<text:alphabetical-index-mark-end text:id="IMark2140238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8">Code</text:p>
          </table:table-cell>
          <table:table-cell table:style-name="Table227.B2" office:value-type="string">
            <text:p text:style-name="P18">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79839868"/>Rational<text:alphabetical-index-mark-end text:id="IMark79839868"/></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7">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7">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6">1/2</text:p>
          </table:table-cell>
          <table:table-cell table:style-name="Table6.B2" office:value-type="string">
            <text:p text:style-name="P15">1/2</text:p>
          </table:table-cell>
        </table:table-row>
        <table:table-row>
          <table:table-cell table:style-name="Table6.A2" office:value-type="string">
            <text:p text:style-name="P26">1.2/3</text:p>
          </table:table-cell>
          <table:table-cell table:style-name="Table6.B2" office:value-type="string">
            <text:p text:style-name="P15">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4021076"/>.split<text:alphabetical-index-mark-end text:id="IMark2140210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8">Code</text:p>
          </table:table-cell>
          <table:table-cell table:style-name="Table18.B2" office:value-type="string">
            <text:p text:style-name="P18">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14021076"/>.to_r<text:alphabetical-index-mark-end text:id="IMark21402107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8">Code</text:p>
          </table:table-cell>
          <table:table-cell table:style-name="Table470.B2" office:value-type="string">
            <text:p text:style-name="P18">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14021076"/>.to_r!<text:alphabetical-index-mark-end text:id="IMark21402107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8">Code</text:p>
          </table:table-cell>
          <table:table-cell table:style-name="Table471.B2" office:value-type="string">
            <text:p text:style-name="P18">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4">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14021076"/>rational<text:alphabetical-index-mark-end text:id="IMark21402107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8">Code</text:p>
          </table:table-cell>
          <table:table-cell table:style-name="Table463.B2" office:value-type="string">
            <text:p text:style-name="P18">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214020740"/>Stack<text:alphabetical-index-mark-end text:id="IMark214020740"/></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14021076"/>.clear<text:alphabetical-index-mark-end text:id="IMark2140210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8">Code</text:p>
          </table:table-cell>
          <table:table-cell table:style-name="Table229.B2" office:value-type="string">
            <text:p text:style-name="P18">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14021076"/>.empty?<text:alphabetical-index-mark-end text:id="IMark214021076"/> [a_boolean]</text:h>
            <text:p text:style-name="Text_20_body">Routing: TOS</text:p>
            <text:p text:style-name="P1">description</text:p>
          </table:table-cell>
          <table:covered-table-cell/>
        </table:table-row>
        <table:table-row table:style-name="Table228.1">
          <table:table-cell table:style-name="Table228.A2" office:value-type="string">
            <text:p text:style-name="P18">Code</text:p>
          </table:table-cell>
          <table:table-cell table:style-name="Table228.B2" office:value-type="string">
            <text:p text:style-name="P18">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14021076"/>.length<text:alphabetical-index-mark-end text:id="IMark2140210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8">Code</text:p>
          </table:table-cell>
          <table:table-cell table:style-name="Table230.B2" office:value-type="string">
            <text:p text:style-name="P18">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14021076"/>.peek<text:alphabetical-index-mark-end text:id="IMark21402107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8">Code</text:p>
          </table:table-cell>
          <table:table-cell table:style-name="Table231.B2" office:value-type="string">
            <text:p text:style-name="P18">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14021076"/>.pop<text:alphabetical-index-mark-end text:id="IMark21402107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8">Code</text:p>
          </table:table-cell>
          <table:table-cell table:style-name="Table232.B2" office:value-type="string">
            <text:p text:style-name="P18">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14021076"/>.push<text:alphabetical-index-mark-end text:id="IMark2140210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8">Code</text:p>
          </table:table-cell>
          <table:table-cell table:style-name="Table233.B2" office:value-type="string">
            <text:p text:style-name="P18">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14020740"/>String<text:alphabetical-index-mark-end text:id="IMark214020740"/></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7">Escape Sequence</text:p>
          </table:table-cell>
          <table:table-cell table:style-name="Table277.B1" office:value-type="string">
            <text:p text:style-name="P17">Interpretation</text:p>
          </table:table-cell>
        </table:table-row>
        <table:table-row>
          <table:table-cell table:style-name="Table277.A2" office:value-type="string">
            <text:p text:style-name="P26">\"</text:p>
          </table:table-cell>
          <table:table-cell table:style-name="Table277.B2" office:value-type="string">
            <text:p text:style-name="P15">A single " character</text:p>
          </table:table-cell>
        </table:table-row>
        <table:table-row>
          <table:table-cell table:style-name="Table277.A2" office:value-type="string">
            <text:p text:style-name="P26">\\</text:p>
          </table:table-cell>
          <table:table-cell table:style-name="Table277.B2" office:value-type="string">
            <text:p text:style-name="P15">A single \ character</text:p>
          </table:table-cell>
        </table:table-row>
        <table:table-row>
          <table:table-cell table:style-name="Table277.A4" office:value-type="string">
            <text:p text:style-name="P26">\<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5">The string is continued on next line.</text:p>
          </table:table-cell>
        </table:table-row>
        <table:table-row>
          <table:table-cell table:style-name="Table277.A2" office:value-type="string">
            <text:p text:style-name="P26">\n</text:p>
          </table:table-cell>
          <table:table-cell table:style-name="Table277.B2" office:value-type="string">
            <text:p text:style-name="P15">A newline character.</text:p>
          </table:table-cell>
        </table:table-row>
        <table:table-row>
          <table:table-cell table:style-name="Table277.A2" office:value-type="string">
            <text:p text:style-name="P26">\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5">An 8 bit character value.</text:p>
          </table:table-cell>
        </table:table-row>
        <table:table-row>
          <table:table-cell table:style-name="Table277.A2" office:value-type="string">
            <text:p text:style-name="P26">\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5">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7">Type</text:p>
            </table:table-cell>
            <table:table-cell table:style-name="Table281.B1" office:value-type="string">
              <text:p text:style-name="P16">Format Description</text:p>
            </table:table-cell>
          </table:table-row>
        </table:table-header-rows>
        <table:table-row table:style-name="Table281.1">
          <table:table-cell table:style-name="Table281.A2" office:value-type="string">
            <text:p text:style-name="P15">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5">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5">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5">i</text:p>
          </table:table-cell>
          <table:table-cell table:style-name="Table281.B2" office:value-type="string">
            <text:p text:style-name="P2">Identical to 'd'.</text:p>
          </table:table-cell>
        </table:table-row>
        <table:table-row table:style-name="Table281.1">
          <table:table-cell table:style-name="Table281.A2" office:value-type="string">
            <text:p text:style-name="P15">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5">u</text:p>
          </table:table-cell>
          <table:table-cell table:style-name="Table281.B2" office:value-type="string">
            <text:p text:style-name="P2">Identical to 'd'.</text:p>
          </table:table-cell>
        </table:table-row>
        <table:table-row table:style-name="Table281.1">
          <table:table-cell table:style-name="Table281.A2" office:value-type="string">
            <text:p text:style-name="P15">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5">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7">Type</text:p>
            </table:table-cell>
            <table:table-cell table:style-name="Table282.B1" office:value-type="string">
              <text:p text:style-name="P16">Format Description</text:p>
            </table:table-cell>
          </table:table-row>
        </table:table-header-rows>
        <table:table-row table:style-name="Table282.1">
          <table:table-cell table:style-name="Table282.A2" office:value-type="string">
            <text:p text:style-name="P15">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5">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5">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5">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5">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5">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5">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7">Type</text:p>
            </table:table-cell>
            <table:table-cell table:style-name="Table283.B1" office:value-type="string">
              <text:p text:style-name="P16">Format Description</text:p>
            </table:table-cell>
          </table:table-row>
        </table:table-header-rows>
        <table:table-row table:style-name="Table283.1">
          <table:table-cell table:style-name="Table283.A2" office:value-type="string">
            <text:p text:style-name="P15">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5">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5">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5">%</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7">Flag</text:p>
            </table:table-cell>
            <table:table-cell table:style-name="Table284.A1" office:value-type="string">
              <text:p text:style-name="P17">Applies to:</text:p>
            </table:table-cell>
            <table:table-cell table:style-name="Table284.C1" office:value-type="string">
              <text:p text:style-name="P18">Description</text:p>
            </table:table-cell>
          </table:table-row>
        </table:table-header-rows>
        <table:table-row table:style-name="Table284.1">
          <table:table-cell table:style-name="Table284.A2" office:value-type="string">
            <text:p text:style-name="P15">space</text:p>
          </table:table-cell>
          <table:table-cell table:style-name="Table284.A2" office:value-type="string">
            <text:p text:style-name="P15">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5">(digit)$</text:p>
          </table:table-cell>
          <table:table-cell table:style-name="Table284.A2" office:value-type="string">
            <text:p text:style-name="P15">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5">#</text:p>
          </table:table-cell>
          <table:table-cell table:style-name="Table284.A2" office:value-type="string">
            <text:p text:style-name="P15">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5">+</text:p>
          </table:table-cell>
          <table:table-cell table:style-name="Table284.A2" office:value-type="string">
            <text:p text:style-name="P15">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5">-</text:p>
          </table:table-cell>
          <table:table-cell table:style-name="Table284.A2" office:value-type="string">
            <text:p text:style-name="P15">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5">0</text:p>
          </table:table-cell>
          <table:table-cell table:style-name="Table284.A2" office:value-type="string">
            <text:p text:style-name="P15">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5">*</text:p>
          </table:table-cell>
          <table:table-cell table:style-name="Table284.A2" office:value-type="string">
            <text:p text:style-name="P15">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8">Code</text:p>
            </table:table-cell>
            <table:table-cell table:style-name="Table285.B1" office:value-type="string">
              <text:p text:style-name="P18">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7">"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7">"-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4021076"/>*<text:alphabetical-index-mark-end text:id="IMark21402107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8">Code</text:p>
          </table:table-cell>
          <table:table-cell table:style-name="Table234.B2" office:value-type="string">
            <text:p text:style-name="P18">Result</text:p>
          </table:table-cell>
        </table:table-row>
        <table:table-row table:style-name="Table234.1">
          <table:table-cell table:style-name="Table234.A2" office:value-type="string">
            <text:p text:style-name="Snippet">"*" 10 *</text:p>
          </table:table-cell>
          <table:table-cell table:style-name="Table234.B2" office:value-type="string">
            <text:p text:style-name="P69">"**********"</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9">"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4021076"/>+<text:alphabetical-index-mark-end text:id="IMark21402107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8">Code</text:p>
          </table:table-cell>
          <table:table-cell table:style-name="Table235.B2" office:value-type="string">
            <text:p text:style-name="P18">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9">"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4021076"/>."<text:alphabetical-index-mark-end text:id="IMark2140210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8">Code</text:p>
          </table:table-cell>
          <table:table-cell table:style-name="Table236.B2" office:value-type="string">
            <text:p text:style-name="P18">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4021076"/>.+left<text:alphabetical-index-mark-end text:id="IMark21402107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8">Code</text:p>
          </table:table-cell>
          <table:table-cell table:style-name="Table237.B2" office:value-type="string">
            <text:p text:style-name="P18">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4021076"/>.+mid<text:alphabetical-index-mark-end text:id="IMark21402107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8">Code</text:p>
          </table:table-cell>
          <table:table-cell table:style-name="Table238.B2" office:value-type="string">
            <text:p text:style-name="P18">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4021076"/>.+midlr<text:alphabetical-index-mark-end text:id="IMark21402107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8">Code</text:p>
          </table:table-cell>
          <table:table-cell table:style-name="Table239.B2" office:value-type="string">
            <text:p text:style-name="P18">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4021076"/>.+right<text:alphabetical-index-mark-end text:id="IMark21402107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8">Code</text:p>
          </table:table-cell>
          <table:table-cell table:style-name="Table240.B2" office:value-type="string">
            <text:p text:style-name="P18">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4021076"/>.-left<text:alphabetical-index-mark-end text:id="IMark21402107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8">Code</text:p>
          </table:table-cell>
          <table:table-cell table:style-name="Table241.B2" office:value-type="string">
            <text:p text:style-name="P18">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4021076"/>.-mid<text:alphabetical-index-mark-end text:id="IMark21402107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8">Code</text:p>
          </table:table-cell>
          <table:table-cell table:style-name="Table242.B2" office:value-type="string">
            <text:p text:style-name="P18">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4021076"/>.-midlr<text:alphabetical-index-mark-end text:id="IMark21402107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8">Code</text:p>
          </table:table-cell>
          <table:table-cell table:style-name="Table243.B2" office:value-type="string">
            <text:p text:style-name="P18">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4021076"/>.-right<text:alphabetical-index-mark-end text:id="IMark21402107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8">Code</text:p>
          </table:table-cell>
          <table:table-cell table:style-name="Table244.B2" office:value-type="string">
            <text:p text:style-name="P18">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4021076"/>.call<text:alphabetical-index-mark-end text:id="IMark214021076"/>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8">Code</text:p>
          </table:table-cell>
          <table:table-cell table:style-name="Table245.B2" office:value-type="string">
            <text:p text:style-name="P18">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4021076"/>.cjust<text:alphabetical-index-mark-end text:id="IMark21402107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8">Code</text:p>
          </table:table-cell>
          <table:table-cell table:style-name="Table246.B2" office:value-type="string">
            <text:p text:style-name="P18">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4021076"/>.contains?<text:alphabetical-index-mark-end text:id="IMark21402107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8">Code</text:p>
          </table:table-cell>
          <table:table-cell table:style-name="Table280.B2" office:value-type="string">
            <text:p text:style-name="P18">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14021076"/>.each{<text:alphabetical-index-mark-end text:id="IMark214021076"/>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8">Code</text:p>
          </table:table-cell>
          <table:table-cell table:style-name="Table473.B2" office:value-type="string">
            <text:p text:style-name="P18">Result</text:p>
          </table:table-cell>
        </table:table-row>
        <table:table-row table:style-name="Table473.1">
          <table:table-cell table:style-name="Table473.A2" office:value-type="string">
            <text:p text:style-name="Snippet"><text:span text:style-name="T14">"</text:span><text:span text:style-name="T14">Hello</text:span><text:span text:style-name="T14">"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14021076"/>v<text:alphabetical-index-mark-end text:id="IMark214021076"/> [current_element_value]</text:h>
            <text:p text:style-name="Text_20_body">Routing:<text:span text:style-name="T13"> Compiler Context.</text:span></text:p>
            <text:p text:style-name="P1">Get the character currently being processed.</text:p>
          </table:table-cell>
          <table:covered-table-cell/>
        </table:table-row>
        <table:table-row table:style-name="Table476.1">
          <table:table-cell table:style-name="Table476.A2" office:value-type="string">
            <text:p text:style-name="P18">Code</text:p>
          </table:table-cell>
          <table:table-cell table:style-name="Table476.B2" office:value-type="string">
            <text:p text:style-name="P18">Result</text:p>
          </table:table-cell>
        </table:table-row>
        <table:table-row table:style-name="Table476.1">
          <table:table-cell table:style-name="Table476.A2" office:value-type="string">
            <text:p text:style-name="Snippet"><text:span text:style-name="T14">"</text:span><text:span text:style-name="T14">Hello</text:span><text:span text:style-name="T14">" .each{ v dup + . space }</text:span></text:p>
          </table:table-cell>
          <table:table-cell table:style-name="Table476.B2" office:value-type="string">
            <text:p text:style-name="P27">(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14021076"/>x<text:alphabetical-index-mark-end text:id="IMark214021076"/> [current_element_index]</text:h>
            <text:p text:style-name="Text_20_body">Routing:<text:span text:style-name="T13"> Compiler Context.</text:span></text:p>
            <text:p text:style-name="P1">Get the index currently being processed.</text:p>
          </table:table-cell>
          <table:covered-table-cell/>
        </table:table-row>
        <table:table-row table:style-name="Table477.1">
          <table:table-cell table:style-name="Table477.A2" office:value-type="string">
            <text:p text:style-name="P18">Code</text:p>
          </table:table-cell>
          <table:table-cell table:style-name="Table477.B2" office:value-type="string">
            <text:p text:style-name="P18">Result</text:p>
          </table:table-cell>
        </table:table-row>
        <table:table-row table:style-name="Table477.1">
          <table:table-cell table:style-name="Table477.A2" office:value-type="string">
            <text:p text:style-name="Snippet"><text:span text:style-name="T14">"</text:span><text:span text:style-name="T14">Hello</text:span><text:span text:style-name="T14">" .each{ x . space }</text:span></text:p>
          </table:table-cell>
          <table:table-cell table:style-name="Table477.B2" office:value-type="string">
            <text:p text:style-name="P27">(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each{ … <text:alphabetical-index-mark-start text:id="IMark214021076"/>}<text:alphabetical-index-mark-end text:id="IMark214021076"/> []</text:h>
            <text:p text:style-name="Text_20_body">Routing:<text:span text:style-name="T13"> Compiler Context.</text:span></text:p>
            <text:p text:style-name="P13">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14021076"/>.emit<text:alphabetical-index-mark-end text:id="IMark21402107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8">Code</text:p>
          </table:table-cell>
          <table:table-cell table:style-name="Table247.B2" office:value-type="string">
            <text:p text:style-name="P18">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14021076"/>.eval<text:alphabetical-index-mark-end text:id="IMark214021076"/>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8">Code</text:p>
          </table:table-cell>
          <table:table-cell table:style-name="Table248.B2" office:value-type="string">
            <text:p text:style-name="P18">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14021076"/>.fmt<text:alphabetical-index-mark-end text:id="IMark21402107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8">Code</text:p>
          </table:table-cell>
          <table:table-cell table:style-name="Table249.B2" office:value-type="string">
            <text:p text:style-name="P18">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14021076"/>.fmt"<text:alphabetical-index-mark-end text:id="IMark21402107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8">Code</text:p>
          </table:table-cell>
          <table:table-cell table:style-name="Table250.B2" office:value-type="string">
            <text:p text:style-name="P18">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14021076"/>.left<text:alphabetical-index-mark-end text:id="IMark21402107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8">Code</text:p>
          </table:table-cell>
          <table:table-cell table:style-name="Table251.B2" office:value-type="string">
            <text:p text:style-name="P18">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14021076"/>.left?<text:alphabetical-index-mark-end text:id="IMark21402107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8">Code</text:p>
          </table:table-cell>
          <table:table-cell table:style-name="Table252.B2" office:value-type="string">
            <text:p text:style-name="P18">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4021076"/>.length<text:alphabetical-index-mark-end text:id="IMark2140210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8">Code</text:p>
          </table:table-cell>
          <table:table-cell table:style-name="Table253.B2" office:value-type="string">
            <text:p text:style-name="P18">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4021076"/>.lines<text:alphabetical-index-mark-end text:id="IMark21402107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8">Code</text:p>
          </table:table-cell>
          <table:table-cell table:style-name="Table254.B2" office:value-type="string">
            <text:p text:style-name="P18">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4021076"/>.ljust<text:alphabetical-index-mark-end text:id="IMark21402107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8">Code</text:p>
          </table:table-cell>
          <table:table-cell table:style-name="Table255.B2" office:value-type="string">
            <text:p text:style-name="P18">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4021076"/>.load<text:alphabetical-index-mark-end text:id="IMark2140210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8">Code</text:p>
          </table:table-cell>
          <table:table-cell table:style-name="Table256.B2" office:value-type="string">
            <text:p text:style-name="P18">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4021076"/>.lstrip<text:alphabetical-index-mark-end text:id="IMark21402107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8">Code</text:p>
          </table:table-cell>
          <table:table-cell table:style-name="Table257.B2" office:value-type="string">
            <text:p text:style-name="P18">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4021076"/>.mid<text:alphabetical-index-mark-end text:id="IMark21402107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8">Code</text:p>
          </table:table-cell>
          <table:table-cell table:style-name="Table258.B2" office:value-type="string">
            <text:p text:style-name="P18">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4021076"/>.mid?<text:alphabetical-index-mark-end text:id="IMark21402107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8">Code</text:p>
          </table:table-cell>
          <table:table-cell table:style-name="Table259.B2" office:value-type="string">
            <text:p text:style-name="P18">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4021076"/>.midlr<text:alphabetical-index-mark-end text:id="IMark21402107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8">Code</text:p>
          </table:table-cell>
          <table:table-cell table:style-name="Table260.B2" office:value-type="string">
            <text:p text:style-name="P18">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4021076"/>.posn<text:alphabetical-index-mark-end text:id="IMark21402107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8">Code</text:p>
          </table:table-cell>
          <table:table-cell table:style-name="Table261.B2" office:value-type="string">
            <text:p text:style-name="P18">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14021076"/>.reverse<text:alphabetical-index-mark-end text:id="IMark21402107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8">Code</text:p>
          </table:table-cell>
          <table:table-cell table:style-name="Table262.B2" office:value-type="string">
            <text:p text:style-name="P18">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14021076"/>.right<text:alphabetical-index-mark-end text:id="IMark21402107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8">Code</text:p>
          </table:table-cell>
          <table:table-cell table:style-name="Table263.B2" office:value-type="string">
            <text:p text:style-name="P18">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4021076"/>.right?<text:alphabetical-index-mark-end text:id="IMark21402107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8">Code</text:p>
          </table:table-cell>
          <table:table-cell table:style-name="Table264.B2" office:value-type="string">
            <text:p text:style-name="P18">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4021076"/>.rjust<text:alphabetical-index-mark-end text:id="IMark21402107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8">Code</text:p>
          </table:table-cell>
          <table:table-cell table:style-name="Table265.B2" office:value-type="string">
            <text:p text:style-name="P18">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14021076"/>.rstrip<text:alphabetical-index-mark-end text:id="IMark21402107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8">Code</text:p>
          </table:table-cell>
          <table:table-cell table:style-name="Table266.B2" office:value-type="string">
            <text:p text:style-name="P18">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14021076"/>.split<text:alphabetical-index-mark-end text:id="IMark21402107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8">Code</text:p>
          </table:table-cell>
          <table:table-cell table:style-name="Table267.B2" office:value-type="string">
            <text:p text:style-name="P18">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4021076"/>.strip<text:alphabetical-index-mark-end text:id="IMark21402107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8">Code</text:p>
          </table:table-cell>
          <table:table-cell table:style-name="Table268.B2" office:value-type="string">
            <text:p text:style-name="P18">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4021076"/>.throw<text:alphabetical-index-mark-end text:id="IMark214021076"/>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8">Code</text:p>
          </table:table-cell>
          <table:table-cell table:style-name="Table279.B2" office:value-type="string">
            <text:p text:style-name="P18">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4021076"/>.to_lower<text:alphabetical-index-mark-end text:id="IMark21402107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8">Code</text:p>
          </table:table-cell>
          <table:table-cell table:style-name="Table269.B2" office:value-type="string">
            <text:p text:style-name="P18">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14021076"/>.to_s<text:alphabetical-index-mark-end text:id="IMark21402107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8">Code</text:p>
          </table:table-cell>
          <table:table-cell table:style-name="Table472.B2" office:value-type="string">
            <text:p text:style-name="P18">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4021076"/>.to_upper<text:alphabetical-index-mark-end text:id="IMark21402107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8">Code</text:p>
          </table:table-cell>
          <table:table-cell table:style-name="Table270.B2" office:value-type="string">
            <text:p text:style-name="P18">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14021076"/>&lt;<text:alphabetical-index-mark-end text:id="IMark21402107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8">Code</text:p>
          </table:table-cell>
          <table:table-cell table:style-name="Table271.B2" office:value-type="string">
            <text:p text:style-name="P18">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14021076"/>&lt;&lt;<text:alphabetical-index-mark-end text:id="IMark21402107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8">Code</text:p>
          </table:table-cell>
          <table:table-cell table:style-name="Table272.B2" office:value-type="string">
            <text:p text:style-name="P18">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4021076"/>&lt;=<text:alphabetical-index-mark-end text:id="IMark21402107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8">Code</text:p>
          </table:table-cell>
          <table:table-cell table:style-name="Table273.B2" office:value-type="string">
            <text:p text:style-name="P18">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14021076"/>&lt;=&gt;<text:alphabetical-index-mark-end text:id="IMark2140210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8">Code</text:p>
          </table:table-cell>
          <table:table-cell table:style-name="Table274.B2" office:value-type="string">
            <text:p text:style-name="P18">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14021076"/>&gt;<text:alphabetical-index-mark-end text:id="IMark21402107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8">Code</text:p>
          </table:table-cell>
          <table:table-cell table:style-name="Table275.B2" office:value-type="string">
            <text:p text:style-name="P18">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4021076"/>&gt;=<text:alphabetical-index-mark-end text:id="IMark21402107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8">Code</text:p>
          </table:table-cell>
          <table:table-cell table:style-name="Table276.B2" office:value-type="string">
            <text:p text:style-name="P18">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214020740"/>Thread<text:alphabetical-index-mark-end text:id="IMark214020740"/></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4021076"/>.current<text:alphabetical-index-mark-end text:id="IMark21402107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8">Code</text:p>
          </table:table-cell>
          <table:table-cell table:style-name="Table286.B2" office:value-type="string">
            <text:p text:style-name="P18">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4021076"/>.list<text:alphabetical-index-mark-end text:id="IMark21402107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8">Code</text:p>
          </table:table-cell>
          <table:table-cell table:style-name="Table287.B2" office:value-type="string">
            <text:p text:style-name="P18">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14021076"/>.main<text:alphabetical-index-mark-end text:id="IMark21402107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8">Code</text:p>
          </table:table-cell>
          <table:table-cell table:style-name="Table288.B2" office:value-type="string">
            <text:p text:style-name="P18">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8">Code</text:p>
          </table:table-cell>
          <table:table-cell table:style-name="Table426.B2" office:value-type="string">
            <text:p text:style-name="P18">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7">#&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14021076"/>.vm<text:alphabetical-index-mark-end text:id="IMark21402107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8">Code</text:p>
          </table:table-cell>
          <table:table-cell table:style-name="Table289.B2" office:value-type="string">
            <text:p text:style-name="P18">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14021076"/>.sleep<text:alphabetical-index-mark-end text:id="IMark214021076"/> []</text:h>
            <text:p text:style-name="Text_20_body">Routing: TOS</text:p>
            <text:p text:style-name="P1">This method will put the current thread to sleep for the specified number of seconds.</text:p>
          </table:table-cell>
          <table:covered-table-cell/>
        </table:table-row>
        <table:table-row table:style-name="Table478.1">
          <table:table-cell table:style-name="Table478.A2" office:value-type="string">
            <text:p text:style-name="P18">Code</text:p>
          </table:table-cell>
          <table:table-cell table:style-name="Table478.B2" office:value-type="string">
            <text:p text:style-name="P18">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14021076"/>.start<text:alphabetical-index-mark-end text:id="IMark214021076"/>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8">Code</text:p>
          </table:table-cell>
          <table:table-cell table:style-name="Table427.B2" office:value-type="string">
            <text:p text:style-name="P18">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14021076"/>pause<text:alphabetical-index-mark-end text:id="IMark214021076"/>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8">Code</text:p>
          </table:table-cell>
          <table:table-cell table:style-name="Table429.B2" office:value-type="string">
            <text:p text:style-name="P18">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214020740"/><text:alphabetical-index-mark-start text:id="IMark214023908"/><text:alphabetical-index-mark-start text:id="IMark214020596"/>TrueClass<text:alphabetical-index-mark-end text:id="IMark214020596"/><text:alphabetical-index-mark-end text:id="IMark214023908"/><text:alphabetical-index-mark-end text:id="IMark214020740"/></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9"/>
      <text:h text:style-name="Heading_20_1" text:outline-level="1"><text:alphabetical-index-mark-start text:id="IMark214020740"/>VirtualMachine<text:alphabetical-index-mark-end text:id="IMark214020740"/></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14021076"/>!:<text:alphabetical-index-mark-end text:id="IMark21402107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11061030976676098" text:style-name="L25">
              <text:list-item>
                <text:p text:style-name="P103">There are pretty much no restrictions on the name except that it not contain spaces and any <text:span text:style-name="T9">" signals an embedded string (which is also immediate).</text:span></text:p>
              </text:list-item>
              <text:list-item>
                <text:p text:style-name="P111">This part of the fOOrth language system is still under development.</text:p>
              </text:list-item>
            </text:list>
          </table:table-cell>
          <table:covered-table-cell/>
        </table:table-row>
        <table:table-row table:style-name="Table290.1">
          <table:table-cell table:style-name="Table290.A2" office:value-type="string">
            <text:p text:style-name="P18">Code</text:p>
          </table:table-cell>
          <table:table-cell table:style-name="Table290.B2" office:value-type="string">
            <text:p text:style-name="P18">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14021076"/>super<text:alphabetical-index-mark-end text:id="IMark21402107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14021076"/>val:<text:alphabetical-index-mark-end text:id="IMark21402107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8">Code</text:p>
          </table:table-cell>
          <table:table-cell table:style-name="Table375.B2" office:value-type="string">
            <text:p text:style-name="P18">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14021076"/>var:<text:alphabetical-index-mark-end text:id="IMark21402107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8">Code</text:p>
          </table:table-cell>
          <table:table-cell table:style-name="Table376.B2" office:value-type="string">
            <text:p text:style-name="P18">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14021076"/>val@:<text:alphabetical-index-mark-end text:id="IMark2140210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8">Code</text:p>
          </table:table-cell>
          <table:table-cell table:style-name="Table377.B2" office:value-type="string">
            <text:p text:style-name="P18">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14021076"/>var@:<text:alphabetical-index-mark-end text:id="IMark2140210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8">Code</text:p>
          </table:table-cell>
          <table:table-cell table:style-name="Table378.B2" office:value-type="string">
            <text:p text:style-name="P18">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14021076"/>;<text:alphabetical-index-mark-end text:id="IMark214021076"/>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14021076"/>"<text:alphabetical-index-mark-end text:id="IMark21402107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14021076"/>-infinity<text:alphabetical-index-mark-end text:id="IMark21402107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14021076"/>.:<text:alphabetical-index-mark-end text:id="IMark21402107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14021076"/>.::<text:alphabetical-index-mark-end text:id="IMark21402107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14021076"/>.append{<text:alphabetical-index-mark-end text:id="IMark21402107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14021076"/>.create{<text:alphabetical-index-mark-end text:id="IMark21402107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14021076"/>.dump<text:alphabetical-index-mark-end text:id="IMark21402107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8">Code</text:p>
          </table:table-cell>
          <table:table-cell table:style-name="Table418.B2" office:value-type="string">
            <text:p text:style-name="P18">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14021076"/>.each{<text:alphabetical-index-mark-end text:id="IMark21402107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14021076"/>.elapsed<text:alphabetical-index-mark-end text:id="IMark21402107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8">Code</text:p>
          </table:table-cell>
          <table:table-cell table:style-name="Table421.B2" office:value-type="string">
            <text:p text:style-name="P18">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14021076"/>.map{<text:alphabetical-index-mark-end text:id="IMark21402107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14021076"/>.new{<text:alphabetical-index-mark-end text:id="IMark21402107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14021076"/>.open{<text:alphabetical-index-mark-end text:id="IMark21402107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14021076"/>.restart<text:alphabetical-index-mark-end text:id="IMark21402107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8">Code</text:p>
          </table:table-cell>
          <table:table-cell table:style-name="Table422.B2" office:value-type="string">
            <text:p text:style-name="P18">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14021076"/>.select{<text:alphabetical-index-mark-end text:id="IMark21402107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14021076"/>.to_s<text:alphabetical-index-mark-end text:id="IMark21402107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8">Code</text:p>
          </table:table-cell>
          <table:table-cell table:style-name="Table423.B2" office:value-type="string">
            <text:p text:style-name="P18">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14021076"/>.start<text:alphabetical-index-mark-end text:id="IMark21402107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8">Code</text:p>
          </table:table-cell>
          <table:table-cell table:style-name="Table424.B2" office:value-type="string">
            <text:p text:style-name="P18">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ext:soft-page-break/>
        <table:table-row table:style-name="Table300.1">
          <table:table-cell table:style-name="Table300.A1" table:number-columns-spanned="2" office:value-type="string">
            <text:h text:style-name="Heading_20_3" text:outline-level="3">[before] <text:alphabetical-index-mark-start text:id="IMark214021076"/>.vm_name<text:alphabetical-index-mark-end text:id="IMark21402107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8">Code</text:p>
          </table:table-cell>
          <table:table-cell table:style-name="Table300.B2" office:value-type="string">
            <text:p text:style-name="P18">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14021076"/>.with{<text:alphabetical-index-mark-end text:id="IMark21402107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8">Code</text:p>
          </table:table-cell>
          <table:table-cell table:style-name="Table301.B2" office:value-type="string">
            <text:p text:style-name="P18">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14021076"/>:<text:alphabetical-index-mark-end text:id="IMark214021076"/> method_name … ; []</text:h>
            <text:p text:style-name="Text_20_body">Routing: VM</text:p>
            <text:p text:style-name="P1">This method is used to define a method on the virtual machine. These methods execute normally with to the current mode.</text:p>
            <text:p text:style-name="P1">Notes</text:p>
            <text:list xml:id="list37598889" text:continue-numbering="true" text:style-name="L25">
              <text:list-item>
                <text:p text:style-name="P103">There are pretty much no restrictions on the name except that it not contain spaces and any <text:span text:style-name="T9">" signals an embedded string.</text:span></text:p>
              </text:list-item>
              <text:list-item>
                <text:p text:style-name="P111">This type of fOOrth method most closely resembles a classical FORTH word.</text:p>
              </text:list-item>
            </text:list>
          </table:table-cell>
          <table:covered-table-cell/>
        </table:table-row>
        <table:table-row table:style-name="Table302.1">
          <table:table-cell table:style-name="Table302.A2" office:value-type="string">
            <text:p text:style-name="P18">Code</text:p>
          </table:table-cell>
          <table:table-cell table:style-name="Table302.B2" office:value-type="string">
            <text:p text:style-name="P18">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14021124"/>super<text:alphabetical-index-mark-end text:id="IMark21402112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14021124"/>val:<text:alphabetical-index-mark-end text:id="IMark21402112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8">Code</text:p>
          </table:table-cell>
          <table:table-cell table:style-name="Table319.B2" office:value-type="string">
            <text:p text:style-name="P18">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14021124"/>var:<text:alphabetical-index-mark-end text:id="IMark21402112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8">Code</text:p>
          </table:table-cell>
          <table:table-cell table:style-name="Table402.B2" office:value-type="string">
            <text:p text:style-name="P18">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14021124"/>val@:<text:alphabetical-index-mark-end text:id="IMark2140211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8">Code</text:p>
          </table:table-cell>
          <table:table-cell table:style-name="Table403.B2" office:value-type="string">
            <text:p text:style-name="P18">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214021124"/>var@:<text:alphabetical-index-mark-end text:id="IMark2140211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8">Code</text:p>
          </table:table-cell>
          <table:table-cell table:style-name="Table404.B2" office:value-type="string">
            <text:p text:style-name="P18">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214021124"/>;<text:alphabetical-index-mark-end text:id="IMark214021124"/>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214021124"/>?dup<text:alphabetical-index-mark-end text:id="IMark21402112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8">Code</text:p>
          </table:table-cell>
          <table:table-cell table:style-name="Table303.B2" office:value-type="string">
            <text:p text:style-name="P18">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14021124"/>[<text:alphabetical-index-mark-end text:id="IMark21402112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14021124"/>accept<text:alphabetical-index-mark-end text:id="IMark21402112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8">Code</text:p>
          </table:table-cell>
          <table:table-cell table:style-name="Table305.B2" office:value-type="string">
            <text:p text:style-name="P18">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 text:outline-level="3">[] <text:alphabetical-index-mark-start text:id="IMark214021124"/>accept"<text:alphabetical-index-mark-end text:id="IMark21402112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8">Code</text:p>
          </table:table-cell>
          <table:table-cell table:style-name="Table306.B2" office:value-type="string">
            <text:p text:style-name="P18">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214021124"/>begin<text:alphabetical-index-mark-end text:id="IMark21402112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14021124"/>while<text:alphabetical-index-mark-end text:id="IMark214021124"/>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begin … [a_boolean] <text:alphabetical-index-mark-start text:id="IMark214021124"/>until<text:alphabetical-index-mark-end text:id="IMark214021124"/>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214021124"/>again<text:alphabetical-index-mark-end text:id="IMark214021124"/>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begin … <text:alphabetical-index-mark-start text:id="IMark214021124"/>repeat<text:alphabetical-index-mark-end text:id="IMark214021124"/>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14021124"/>class:<text:alphabetical-index-mark-end text:id="IMark21402112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14021124"/>clone<text:alphabetical-index-mark-end text:id="IMark21402112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8">Code</text:p>
          </table:table-cell>
          <table:table-cell table:style-name="Table309.B2" office:value-type="string">
            <text:p text:style-name="P18">Result</text:p>
          </table:table-cell>
        </table:table-row>
        <table:table-row table:style-name="Table309.1">
          <table:table-cell table:style-name="Table309.A2" office:value-type="string">
            <text:p text:style-name="P67">"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7">"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14021124"/>complex<text:alphabetical-index-mark-end text:id="IMark21402112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214021124"/>copy<text:alphabetical-index-mark-end text:id="IMark21402112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8">Code</text:p>
          </table:table-cell>
          <table:table-cell table:style-name="Table311.B2" office:value-type="string">
            <text:p text:style-name="P18">Result</text:p>
          </table:table-cell>
        </table:table-row>
        <table:table-row table:style-name="Table311.1">
          <table:table-cell table:style-name="Table311.A2" office:value-type="string">
            <text:p text:style-name="P67">"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7">"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214021124"/>cr<text:alphabetical-index-mark-end text:id="IMark21402112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8">Code</text:p>
          </table:table-cell>
          <table:table-cell table:style-name="Table312.B2" office:value-type="string">
            <text:p text:style-name="P18">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14021124"/>do<text:alphabetical-index-mark-end text:id="IMark21402112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8">Code</text:p>
          </table:table-cell>
          <table:table-cell table:style-name="Table313.B2" office:value-type="string">
            <text:p text:style-name="P18">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14021124"/>i<text:alphabetical-index-mark-end text:id="IMark214021124"/>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214021124"/>j<text:alphabetical-index-mark-end text:id="IMark214021124"/>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8">Code</text:p>
          </table:table-cell>
          <table:table-cell table:style-name="Table432.B2" office:value-type="string">
            <text:p text:style-name="P18">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14021124"/>-i<text:alphabetical-index-mark-end text:id="IMark214021124"/>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8">Code</text:p>
          </table:table-cell>
          <table:table-cell table:style-name="Table433.B2" office:value-type="string">
            <text:p text:style-name="P18">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14021124"/>-j<text:alphabetical-index-mark-end text:id="IMark214021124"/>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8">Code</text:p>
          </table:table-cell>
          <table:table-cell table:style-name="Table434.B2" office:value-type="string">
            <text:p text:style-name="P18">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do … <text:alphabetical-index-mark-start text:id="IMark214021124"/>loop<text:alphabetical-index-mark-end text:id="IMark214021124"/>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do … <text:alphabetical-index-mark-start text:id="IMark214021124"/>+loop<text:alphabetical-index-mark-end text:id="IMark214021124"/>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8">Code</text:p>
          </table:table-cell>
          <table:table-cell table:style-name="Table436.B2" office:value-type="string">
            <text:p text:style-name="P18">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14021124"/>dpr<text:alphabetical-index-mark-end text:id="IMark21402112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14021124"/>drop<text:alphabetical-index-mark-end text:id="IMark21402112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8">Code</text:p>
          </table:table-cell>
          <table:table-cell table:style-name="Table315.B2" office:value-type="string">
            <text:p text:style-name="P18">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214021124"/>dup<text:alphabetical-index-mark-end text:id="IMark21402112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8">Code</text:p>
          </table:table-cell>
          <table:table-cell table:style-name="Table316.B2" office:value-type="string">
            <text:p text:style-name="P18">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7">"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7">"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7">"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214021124"/>e<text:alphabetical-index-mark-end text:id="IMark21402112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14021124"/>epsilon<text:alphabetical-index-mark-end text:id="IMark21402112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14021124"/>false<text:alphabetical-index-mark-end text:id="IMark21402112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214021124"/>if<text:alphabetical-index-mark-end text:id="IMark21402112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8">Code</text:p>
          </table:table-cell>
          <table:table-cell table:style-name="Table321.B2" office:value-type="string">
            <text:p text:style-name="P18">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214021124"/>else<text:alphabetical-index-mark-end text:id="IMark214021124"/>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if … <text:alphabetical-index-mark-start text:id="IMark214021124"/>then<text:alphabetical-index-mark-end text:id="IMark214021124"/>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14021124"/>infinity<text:alphabetical-index-mark-end text:id="IMark21402112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214021124"/>load"<text:alphabetical-index-mark-end text:id="IMark21402112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8">Code</text:p>
          </table:table-cell>
          <table:table-cell table:style-name="Table323.B2" office:value-type="string">
            <text:p text:style-name="P18">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14021124"/>max_float<text:alphabetical-index-mark-end text:id="IMark21402112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14021124"/>min_float<text:alphabetical-index-mark-end text:id="IMark21402112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14021124"/>nan<text:alphabetical-index-mark-end text:id="IMark21402112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14021124"/>nil<text:alphabetical-index-mark-end text:id="IMark21402112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214021124"/>nip<text:alphabetical-index-mark-end text:id="IMark21402112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8">Code</text:p>
          </table:table-cell>
          <table:table-cell table:style-name="Table328.B2" office:value-type="string">
            <text:p text:style-name="P18">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14021124"/>over<text:alphabetical-index-mark-end text:id="IMark21402112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8">Code</text:p>
          </table:table-cell>
          <table:table-cell table:style-name="Table329.B2" office:value-type="string">
            <text:p text:style-name="P18">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14021124"/>pause<text:alphabetical-index-mark-end text:id="IMark21402112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14021124"/>pi<text:alphabetical-index-mark-end text:id="IMark21402112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14021124"/>pick<text:alphabetical-index-mark-end text:id="IMark21402112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8">Code</text:p>
          </table:table-cell>
          <table:table-cell table:style-name="Table332.B2" office:value-type="string">
            <text:p text:style-name="P18">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14021124"/>rational<text:alphabetical-index-mark-end text:id="IMark21402112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14021124"/>rot<text:alphabetical-index-mark-end text:id="IMark21402112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8">Code</text:p>
          </table:table-cell>
          <table:table-cell table:style-name="Table334.B2" office:value-type="string">
            <text:p text:style-name="P18">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14021124"/>self<text:alphabetical-index-mark-end text:id="IMark21402112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8">Code</text:p>
          </table:table-cell>
          <table:table-cell table:style-name="Table335.B2" office:value-type="string">
            <text:p text:style-name="P18">Result</text:p>
          </table:table-cell>
        </table:table-row>
        <table:table-row table:style-name="Table335.1">
          <table:table-cell table:style-name="Table335.A2" office:value-type="string">
            <text:p text:style-name="Snippet">&gt;<text:span text:style-name="T12">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1">class: MyClass</text:p>
            <text:p text:style-name="P71">MyClass .: .who_r_u self ;</text:p>
            <text:p text:style-name="P71">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14021124"/>space<text:alphabetical-index-mark-end text:id="IMark21402112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8">Code</text:p>
          </table:table-cell>
          <table:table-cell table:style-name="Table336.B2" office:value-type="string">
            <text:p text:style-name="P18">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14021124"/>spaces<text:alphabetical-index-mark-end text:id="IMark21402112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8">Code</text:p>
          </table:table-cell>
          <table:table-cell table:style-name="Table337.B2" office:value-type="string">
            <text:p text:style-name="P18">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14021124"/>swap<text:alphabetical-index-mark-end text:id="IMark21402112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8">Code</text:p>
          </table:table-cell>
          <table:table-cell table:style-name="Table338.B2" office:value-type="string">
            <text:p text:style-name="P18">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14021124"/>switch<text:alphabetical-index-mark-end text:id="IMark21402112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14021124"/>break<text:alphabetical-index-mark-end text:id="IMark214021124"/> []</text:h>
            <text:p text:style-name="Text_20_body">Routing:<text:span text:style-name="T13">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14021124"/>?break<text:alphabetical-index-mark-end text:id="IMark214021124"/> []</text:h>
            <text:p text:style-name="Text_20_body">Routing:<text:span text:style-name="T13">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switch … <text:alphabetical-index-mark-start text:id="IMark214021124"/>end<text:alphabetical-index-mark-end text:id="IMark214021124"/> []</text:h>
            <text:p text:style-name="Text_20_body">Routing:<text:span text:style-name="T13">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14021124"/>throw<text:span text:style-name="T9">"</text:span><text:alphabetical-index-mark-end text:id="IMark214021124"/><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8">Code</text:p>
          </table:table-cell>
          <table:table-cell table:style-name="Table425.B2" office:value-type="string">
            <text:p text:style-name="P18">Result</text:p>
          </table:table-cell>
        </table:table-row>
        <table:table-row table:style-name="Table425.1">
          <table:table-cell table:style-name="Table425.A2" office:value-type="string">
            <text:p text:style-name="Snippet">throw<text:span text:style-name="T14">"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14021124"/>true<text:alphabetical-index-mark-end text:id="IMark21402112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8">Code</text:p>
          </table:table-cell>
          <table:table-cell table:style-name="Table340.B2" office:value-type="string">
            <text:p text:style-name="P18">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14021124"/>try<text:alphabetical-index-mark-end text:id="IMark214021124"/> … end [unspecified]</text:h>
            <text:p text:style-name="Text_20_body">Routing: VM</text:p>
            <text:p text:style-name="P1">The try block is used to control and contain exceptions. The try block is composed of three sections: </text:p>
            <text:list xml:id="list381459568458654926" text:style-name="L26">
              <text:list-item>
                <text:p text:style-name="P104">The try section that contains the potentially error prone code.</text:p>
              </text:list-item>
              <text:list-item>
                <text:p text:style-name="P104">The optional catch section that responds to and processes exceptions.</text:p>
              </text:list-item>
              <text:list-item>
                <text:p text:style-name="P10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5"><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14023188"/>catch<text:alphabetical-index-mark-end text:id="IMark214023188"/> []</text:h>
            <text:p text:style-name="Text_20_body">Routing:<text:span text:style-name="T13">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14023188"/>?<text:span text:style-name="T9">"</text:span><text:alphabetical-index-mark-end text:id="IMark214023188"/><text:span text:style-name="T9">error_code"</text:span> [a_boolean]</text:h>
            <text:p text:style-name="Text_20_body">Routing:<text:span text:style-name="T13">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8">Code</text:p>
          </table:table-cell>
          <table:table-cell table:style-name="Table449.B2" office:value-type="string">
            <text:p text:style-name="P18">Result</text:p>
          </table:table-cell>
        </table:table-row>
        <table:table-row table:style-name="Table449.1">
          <table:table-cell table:style-name="Table449.A2" office:value-type="string">
            <text:p text:style-name="Snippet">?<text:span text:style-name="T14">"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4">"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4">"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14023188"/>bounce<text:alphabetical-index-mark-end text:id="IMark214023188"/> []</text:h>
            <text:p text:style-name="Text_20_body">Routing:<text:span text:style-name="T13">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14023188"/>error<text:alphabetical-index-mark-end text:id="IMark214023188"/> [a_string]</text:h>
            <text:p text:style-name="Text_20_body">Routing:<text:span text:style-name="T13">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14023188"/>finally<text:alphabetical-index-mark-end text:id="IMark214023188"/> []</text:h>
            <text:p text:style-name="Text_20_body">Routing:<text:span text:style-name="T13">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try … <text:alphabetical-index-mark-start text:id="IMark214023188"/>end<text:alphabetical-index-mark-end text:id="IMark214023188"/> [after]</text:h>
            <text:p text:style-name="Text_20_body">Routing:<text:span text:style-name="T13">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14023188"/>tuck<text:alphabetical-index-mark-end text:id="IMark21402318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8">Code</text:p>
          </table:table-cell>
          <table:table-cell table:style-name="Table341.B2" office:value-type="string">
            <text:p text:style-name="P18">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14023188"/>val#:<text:alphabetical-index-mark-end text:id="IMark21402318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8">Code</text:p>
          </table:table-cell>
          <table:table-cell table:style-name="Table393.B2" office:value-type="string">
            <text:p text:style-name="P18">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14023188"/>val$:<text:alphabetical-index-mark-end text:id="IMark21402318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8">Code</text:p>
          </table:table-cell>
          <table:table-cell table:style-name="Table394.B2" office:value-type="string">
            <text:p text:style-name="P18">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14023188"/>var#:<text:alphabetical-index-mark-end text:id="IMark21402318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8">Code</text:p>
          </table:table-cell>
          <table:table-cell table:style-name="Table395.B2" office:value-type="string">
            <text:p text:style-name="P18">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14023188"/>var$:<text:alphabetical-index-mark-end text:id="IMark21402318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8">Code</text:p>
          </table:table-cell>
          <table:table-cell table:style-name="Table396.B2" office:value-type="string">
            <text:p text:style-name="P18">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14023188"/>vm<text:alphabetical-index-mark-end text:id="IMark21402318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8">Code</text:p>
          </table:table-cell>
          <table:table-cell table:style-name="Table342.B2" office:value-type="string">
            <text:p text:style-name="P18">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14023188"/>{<text:alphabetical-index-mark-end text:id="IMark21402318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14023188"/>{{<text:alphabetical-index-mark-end text:id="IMark21402318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14020740"/>Commands<text:alphabetical-index-mark-end text:id="IMark214020740"/></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h text:style-name="Heading_20_3" text:outline-level="3">[] <text:alphabetical-index-mark-start text:id="IMark214023188"/>)"<text:alphabetical-index-mark-end text:id="IMark214023188"/> … " []</text:h>
            <text:p text:style-name="Text_20_body">Routing: VM</text:p>
            <text:p text:style-name="P1">This command submits the embedded string as input to the console's command processor.</text:p>
            <text:p text:style-name="P1">Note: This command can be used to do very naughty things to the host computer.</text:p>
          </table:table-cell>
          <table:covered-table-cell/>
        </table:table-row>
        <table:table-row table:style-name="Table345.1">
          <table:table-cell table:style-name="Table345.A2" office:value-type="string">
            <text:p text:style-name="P18">Code</text:p>
          </table:table-cell>
          <table:table-cell table:style-name="Table345.B2" office:value-type="string">
            <text:p text:style-name="P18">Result</text:p>
          </table:table-cell>
        </table:table-row>
        <table:table-row table:style-name="Table345.1">
          <table:table-cell table:style-name="Table345.A2" office:value-type="string">
            <text:p text:style-name="Snippet">)<text:span text:style-name="T14">"ls"</text:span></text:p>
          </table:table-cell>
          <table:table-cell table:style-name="Table345.B2" office:value-type="string">
            <text:p text:style-name="P2">(Executes the ls command)</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14023188"/>)classes<text:alphabetical-index-mark-end text:id="IMark214023188"/> []</text:h>
            <text:p text:style-name="Text_20_body">Routing: VM</text:p>
            <text:p text:style-name="P1">Generate a list of the classes in the system. For example:</text:p>
            <text:p text:style-name="Code"/>
            <text:p text:style-name="Code">&gt;<text:span text:style-name="T12">)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 text:outline-level="3">[] <text:alphabetical-index-mark-start text:id="IMark214023188"/>)context<text:alphabetical-index-mark-end text:id="IMark21402318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14023188"/>)context!<text:alphabetical-index-mark-end text:id="IMark21402318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 text:outline-level="3">[] <text:alphabetical-index-mark-start text:id="IMark214023188"/>)debug<text:alphabetical-index-mark-end text:id="IMark214023188"/> []</text:h>
            <text:p text:style-name="Text_20_body">Routing: VM</text:p>
            <text:p text:style-name="P1">This method activates debug mode in which greater detail of compiler activity is displayed. For example:</text:p>
            <text:p text:style-name="Code"/>
            <text:p text:style-name="Code">&gt;<text:span text:style-name="T12">debug</text:span></text:p>
            <text:p text:style-name="Code"/>
            <text:p text:style-name="Code">&gt;<text:span text:style-name="T12">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2">: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2">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 text:outline-level="3">[] <text:alphabetical-index-mark-start text:id="IMark214023188"/>)elapsed<text:alphabetical-index-mark-end text:id="IMark214023188"/> []</text:h>
            <text:p text:style-name="Text_20_body">Routing: VM</text:p>
            <text:p text:style-name="P1">Display how much time has elapsed since the current virtual machine was started. </text:p>
            <text:p text:style-name="Code"/>
            <text:p text:style-name="Code">&gt;<text:span text:style-name="T12">)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14023188"/>)entries<text:alphabetical-index-mark-end text:id="IMark214023188"/> []</text:h>
            <text:p text:style-name="Text_20_body">Routing: VM</text:p>
            <text:p text:style-name="P1">Display the entries of the symbol table. See Appendix A for an example.</text:p>
          </table:table-cell>
        </table:table-row>
      </table:table>
      <text:p text:style-name="Text_20_body"><text:soft-page-break/></text:p>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14023188"/>)globals<text:alphabetical-index-mark-end text:id="IMark214023188"/> []</text:h>
            <text:p text:style-name="Text_20_body">Routing: VM</text:p>
            <text:p text:style-name="P1">Display the currently defined global values and variables and the strings they map to.</text:p>
            <text:p text:style-name="Code"/>
            <text:p text:style-name="Code">&gt;<text:span text:style-name="T12">42 val$: $zz</text:span></text:p>
            <text:p text:style-name="Code"/>
            <text:p text:style-name="Code">&gt;<text:span text:style-name="T12">)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14023188"/>)irb<text:alphabetical-index-mark-end text:id="IMark21402318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 text:outline-level="3">[] <text:alphabetical-index-mark-start text:id="IMark214023188"/>)load"<text:alphabetical-index-mark-end text:id="IMark214023188"/> … " []</text:h>
            <text:p text:style-name="Text_20_body">Routing: VM</text:p>
            <text:p text:style-name="P1">Load the file named in the embedded string. This unlike load” this method provides user feedback of the loading process.</text:p>
            <text:p text:style-name="Code"/>
            <text:p text:style-name="Code">&gt;<text:span text:style-name="T16">)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14023188"/>)map"<text:alphabetical-index-mark-end text:id="IMark21402318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text:soft-page-break/></text:p>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14023188"/>)nodebug<text:alphabetical-index-mark-end text:id="IMark21402318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14023188"/>)noshow<text:alphabetical-index-mark-end text:id="IMark21402318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14023188"/>)quit<text:alphabetical-index-mark-end text:id="IMark21402318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 text:outline-level="3">[] <text:alphabetical-index-mark-start text:id="IMark214023188"/>)restart<text:alphabetical-index-mark-end text:id="IMark21402318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 text:outline-level="3">[] <text:alphabetical-index-mark-start text:id="IMark214023188"/>)show<text:alphabetical-index-mark-end text:id="IMark214023188"/> []</text:h>
            <text:p text:style-name="Text_20_body">Routing: VM</text:p>
            <text:p text:style-name="P1">When this command is active, the contents of the stack are displayed after each command is processed.</text:p>
            <text:p text:style-name="Code"/>
            <text:p text:style-name="Code">&gt;<text:span text:style-name="T12">)show</text:span></text:p>
            <text:p text:style-name="Code"/>
            <text:p text:style-name="Code">&gt;<text:span text:style-name="T12">1 2 3</text:span></text:p>
            <text:p text:style-name="Code"/>
            <text:p text:style-name="Code">[1, 2, 3]</text:p>
            <text:p text:style-name="Code">&gt;<text:span text:style-name="T12">+</text:span></text:p>
            <text:p text:style-name="Code"/>
            <text:p text:style-name="Code">[1, 5]</text:p>
            <text:p text:style-name="Code">&gt;<text:span text:style-name="T12">*</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14023188"/>)start<text:alphabetical-index-mark-end text:id="IMark214023188"/> []</text:h>
            <text:p text:style-name="Text_20_body">Routing: VM</text:p>
            <text:p text:style-name="P1">Display the start time of the virtual machine.</text:p>
            <text:p text:style-name="Code"/>
            <text:p text:style-name="Code">&gt;<text:span text:style-name="T12">)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14023188"/>)threads<text:alphabetical-index-mark-end text:id="IMark214023188"/> []</text:h>
            <text:p text:style-name="Text_20_body">Routing: VM</text:p>
            <text:p text:style-name="P1">Display the currently executing threads in the fOOrth system.</text:p>
            <text:p text:style-name="Code"/>
            <text:p text:style-name="Code">&gt;<text:span text:style-name="T12">)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14023188"/>)time<text:alphabetical-index-mark-end text:id="IMark21402318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14023188"/>)unmap"<text:alphabetical-index-mark-end text:id="IMark21402318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14023188"/>)version<text:alphabetical-index-mark-end text:id="IMark214023188"/> []</text:h>
            <text:p text:style-name="Text_20_body">Routing: VM</text:p>
            <text:p text:style-name="P1">Display the version string of the fOOrth language system.</text:p>
            <text:p text:style-name="Code"/>
            <text:p text:style-name="Code">&gt;<text:span text:style-name="T12">)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14023188"/>)vm<text:alphabetical-index-mark-end text:id="IMark21402318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14023188"/>)vm!<text:alphabetical-index-mark-end text:id="IMark21402318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14023188"/>)words<text:alphabetical-index-mark-end text:id="IMark214023188"/> []</text:h>
            <text:p text:style-name="Text_20_body">Routing: VM</text:p>
            <text:p text:style-name="Text_20_body">Display the active methods defined for this virtual machine:</text:p>
            <text:p text:style-name="Code"/>
            <text:p text:style-name="Code">&gt;<text:span text:style-name="T12">)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214020740"/>)entries<text:alphabetical-index-mark-end text:id="IMark214020740"/>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7">Expression Character</text:p>
          </table:table-cell>
          <table:table-cell table:style-name="Table4.B1" office:value-type="string">
            <text:p text:style-name="P18">Description</text:p>
          </table:table-cell>
        </table:table-row>
        <table:table-row>
          <table:table-cell table:style-name="Table4.A2" office:value-type="string">
            <text:p text:style-name="P22">.</text:p>
          </table:table-cell>
          <table:table-cell table:style-name="Table4.B2" office:value-type="string">
            <text:p text:style-name="P2">Any character except newline</text:p>
          </table:table-cell>
        </table:table-row>
        <table:table-row>
          <table:table-cell table:style-name="Table4.A2" office:value-type="string">
            <text:p text:style-name="P22">[A-Z]</text:p>
          </table:table-cell>
          <table:table-cell table:style-name="Table4.B2" office:value-type="string">
            <text:p text:style-name="P2">Any uppercase alphabetical character.</text:p>
          </table:table-cell>
        </table:table-row>
        <table:table-row>
          <table:table-cell table:style-name="Table4.A2" office:value-type="string">
            <text:p text:style-name="P22">[A-Za-z0-9_]</text:p>
          </table:table-cell>
          <table:table-cell table:style-name="Table4.B2" office:value-type="string">
            <text:p text:style-name="P2">Any alphanumeric or underscore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d</text:p>
          </table:table-cell>
          <table:table-cell table:style-name="Table4.B2" office:value-type="string">
            <text:p text:style-name="P2">A digit (0..9)</text:p>
          </table:table-cell>
        </table:table-row>
        <table:table-row>
          <table:table-cell table:style-name="Table4.A2" office:value-type="string">
            <text:p text:style-name="P22">X*</text:p>
          </table:table-cell>
          <table:table-cell table:style-name="Table4.B2" office:value-type="string">
            <text:p text:style-name="P2">0 or more repetitions of the X expression.</text:p>
          </table:table-cell>
        </table:table-row>
        <table:table-row>
          <table:table-cell table:style-name="Table4.A2" office:value-type="string">
            <text:p text:style-name="P22">X+</text:p>
          </table:table-cell>
          <table:table-cell table:style-name="Table4.B2" office:value-type="string">
            <text:p text:style-name="P2">1 or more repetitions of the X expression.</text:p>
          </table:table-cell>
        </table:table-row>
        <table:table-row>
          <table:table-cell table:style-name="Table4.A2" office:value-type="string">
            <text:p text:style-name="P22">^</text:p>
          </table:table-cell>
          <table:table-cell table:style-name="Table4.B2" office:value-type="string">
            <text:p text:style-name="P2">The beginning of the line or string.</text:p>
          </table:table-cell>
        </table:table-row>
        <table:table-row>
          <table:table-cell table:style-name="Table4.A2" office:value-type="string">
            <text:p text:style-name="P22">$</text:p>
          </table:table-cell>
          <table:table-cell table:style-name="Table4.B2" office:value-type="string">
            <text:p text:style-name="P2">The end of the line or string</text:p>
          </table:table-cell>
        </table:table-row>
        <table:table-row>
          <table:table-cell table:style-name="Table4.A2" office:value-type="string">
            <text:p text:style-name="P20">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0">0</text:p>
          <text:p text:style-name="P79">0&lt;<text:tab/>121</text:p>
          <text:p text:style-name="P79">0&lt;=<text:tab/>122</text:p>
          <text:p text:style-name="P79">0&lt;=&gt;<text:tab/>122</text:p>
          <text:p text:style-name="P79">0&lt;&gt; <text:tab/>122</text:p>
          <text:p text:style-name="P79">0=<text:tab/>123</text:p>
          <text:p text:style-name="P79">0&gt;<text:tab/>123</text:p>
          <text:p text:style-name="P79">0&gt;=<text:tab/>123</text:p>
          <text:p text:style-name="P80">1</text:p>
          <text:p text:style-name="P79">1-<text:tab/>124</text:p>
          <text:p text:style-name="P79">1+<text:tab/>124</text:p>
          <text:p text:style-name="P80">2</text:p>
          <text:p text:style-name="P79">2-<text:tab/>125</text:p>
          <text:p text:style-name="P79">2*<text:tab/>98, 124</text:p>
          <text:p text:style-name="P79">2/<text:tab/>99, 125</text:p>
          <text:p text:style-name="P79">2+<text:tab/>124</text:p>
          <text:p text:style-name="P80">A</text:p>
          <text:p text:style-name="P79">accept<text:tab/>184</text:p>
          <text:p text:style-name="P79">accept"<text:tab/>185</text:p>
          <text:p text:style-name="P79">again<text:tab/>24, 186</text:p>
          <text:p text:style-name="P79">and<text:tab/>100</text:p>
          <text:p text:style-name="P79">Archive<text:tab/>11</text:p>
          <text:p text:style-name="P79">Array<text:tab/>61</text:p>
          <text:p text:style-name="P80">B</text:p>
          <text:p text:style-name="P79">begin<text:tab/>24, 185</text:p>
          <text:p text:style-name="P79">Boolean<text:tab/>59</text:p>
          <text:p text:style-name="P79">bounce<text:tab/>35, 37, 198</text:p>
          <text:p text:style-name="P79">break<text:tab/>196</text:p>
          <text:p text:style-name="P80">C</text:p>
          <text:p text:style-name="P79">catch<text:tab/>34, 37, 198</text:p>
          <text:p text:style-name="P79">Class<text:tab/>75</text:p>
          <text:p text:style-name="P79">class:<text:tab/>79, 186</text:p>
          <text:p text:style-name="P79">Classes<text:tab/>45</text:p>
          <text:p text:style-name="P79">clone<text:tab/>29, 186</text:p>
          <text:p text:style-name="P79">com<text:tab/>100</text:p>
          <text:p text:style-name="P79">Commands<text:tab/>79, 202</text:p>
          <text:p text:style-name="P79">complex<text:tab/>83, 186</text:p>
          <text:p text:style-name="P79">Complex<text:tab/>81</text:p>
          <text:p text:style-name="P79">copy<text:tab/>29, 187</text:p>
          <text:p text:style-name="P79">cr<text:tab/>187</text:p>
          <text:p text:style-name="P80">D</text:p>
          <text:p text:style-name="P79">Declarations<text:tab/>25</text:p>
          <text:p text:style-name="P79">Demo.rb<text:tab/>10</text:p>
          <text:p text:style-name="P79">distinct?<text:tab/>136</text:p>
          <text:p text:style-name="P79">do<text:tab/>22, 187</text:p>
          <text:p text:style-name="P79">do_map_name<text:tab/>55</text:p>
          <text:p text:style-name="P79">dpr<text:tab/>104, 189</text:p>
          <text:p text:style-name="P79">drop<text:tab/>18, 189</text:p>
          <text:p text:style-name="P79">Duck Typing<text:tab/>25</text:p>
          <text:p text:style-name="P79">dup<text:tab/>18, 29, 190</text:p>
          <text:p text:style-name="P80">E</text:p>
          <text:p text:style-name="P79">e<text:tab/>105, 190</text:p>
          <text:p text:style-name="P79">else<text:tab/>20, 191</text:p>
          <text:p text:style-name="P79">end<text:tab/>196, 199</text:p>
          <text:p text:style-name="P79">epsilon<text:tab/>105, 190</text:p>
          <text:p text:style-name="P79">error<text:tab/>198</text:p>
          <text:p text:style-name="P80">F</text:p>
          <text:p text:style-name="P79">false<text:tab/>190</text:p>
          <text:p text:style-name="P79">FalseClass<text:tab/>59, 85</text:p>
          <text:p text:style-name="P79">finally<text:tab/>36, 37, 199</text:p>
          <text:p text:style-name="P79">Float<text:tab/>87</text:p>
          <text:p text:style-name="P80">H</text:p>
          <text:p text:style-name="P79">Hash<text:tab/>89</text:p>
          <text:p text:style-name="P80">I</text:p>
          <text:p text:style-name="P79">i<text:tab/>22, 188</text:p>
          <text:p text:style-name="P79">identical?<text:tab/>137</text:p>
          <text:p text:style-name="P79">if<text:tab/>20, 191</text:p>
          <text:p text:style-name="P79">infinity<text:tab/>105, 191</text:p>
          <text:p text:style-name="P79">Inheritance<text:tab/>46</text:p>
          <text:p text:style-name="P79">InStream<text:tab/>93</text:p>
          <text:p text:style-name="P79">Integer<text:tab/>96</text:p>
          <text:p text:style-name="P80">J</text:p>
          <text:p text:style-name="P79">j<text:tab/>22, 188</text:p>
          <text:p text:style-name="P80">K</text:p>
          <text:p text:style-name="P79">Known Issues<text:tab/>11</text:p>
          <text:p text:style-name="P80">L</text:p>
          <text:p text:style-name="P79">Late Binding<text:tab/>46</text:p>
          <text:p text:style-name="P79">load"<text:tab/>192</text:p>
          <text:p text:style-name="P79">loop<text:tab/>22, 189</text:p>
          <text:p text:style-name="P80">M</text:p>
          <text:p text:style-name="P79">max<text:tab/>137</text:p>
          <text:p text:style-name="P79">max_float<text:tab/>105, 192</text:p>
          <text:p text:style-name="P79">Method Mapping<text:tab/>47</text:p>
          <text:p text:style-name="P79">Methods<text:tab/>46</text:p>
          <text:p text:style-name="P79">min<text:tab/>137</text:p>
          <text:p text:style-name="P79">min_float<text:tab/>106, 192</text:p>
          <text:p text:style-name="P79">mod<text:tab/>127</text:p>
          <text:p text:style-name="P79">Mutation<text:tab/>27</text:p>
          <text:p text:style-name="P80">N</text:p>
          <text:p text:style-name="P79">nan<text:tab/>106, 192</text:p>
          <text:p text:style-name="P79">neg<text:tab/>127</text:p>
          <text:p text:style-name="P79">nil<text:tab/>192</text:p>
          <text:p text:style-name="P79">nil&lt;&gt;<text:tab/>138</text:p>
          <text:p text:style-name="P79">nil=<text:tab/>138</text:p>
          <text:p text:style-name="P79">NilClass<text:tab/>59, 102</text:p>
          <text:p text:style-name="P79">nip<text:tab/>18, 193</text:p>
          <text:p text:style-name="P79">not<text:tab/>138</text:p>
          <text:p text:style-name="P79">Numeric<text:tab/>60, 104</text:p>
          <text:p text:style-name="P80">O</text:p>
          <text:p text:style-name="P79">Object<text:tab/>59, 128</text:p>
          <text:p text:style-name="P79">or<text:tab/>101</text:p>
          <text:p text:style-name="P79">OutStream<text:tab/>140</text:p>
          <text:p text:style-name="P79">over<text:tab/>18, 193</text:p>
          <text:p text:style-name="P80">P</text:p>
          <text:p text:style-name="P79">pause<text:tab/>174, 193</text:p>
          <text:p text:style-name="P79">pi<text:tab/>106, 193</text:p>
          <text:p text:style-name="P79">pick<text:tab/>18, 194</text:p>
          <text:p text:style-name="P79">Polymorphism<text:tab/>46</text:p>
          <text:p text:style-name="P79">Procedure<text:tab/>145</text:p>
          <text:p text:style-name="P79">Prototypes<text:tab/>46</text:p>
          <text:p text:style-name="P80">Q</text:p>
          <text:p text:style-name="P79">Queue<text:tab/>147</text:p>
          <text:p text:style-name="P80">R</text:p>
          <text:p text:style-name="P79">Rake<text:tab/>10</text:p>
          <text:p text:style-name="P79">rational<text:tab/>151, 194</text:p>
          <text:p text:style-name="P79">Rational<text:tab/>149</text:p>
          <text:p text:style-name="P79">Referencing<text:tab/>26</text:p>
          <text:p text:style-name="P79">repeat<text:tab/>24, 186</text:p>
          <text:p text:style-name="P79">rot<text:tab/>194</text:p>
          <text:p text:style-name="P79">Routing<text:tab/>52</text:p>
          <text:p text:style-name="P80">S</text:p>
          <text:p text:style-name="P79">Scoping<text:tab/>25</text:p>
          <text:p text:style-name="P79">self<text:tab/>57, 195</text:p>
          <text:p text:style-name="P79">space<text:tab/>195</text:p>
          <text:p text:style-name="P79">spaces<text:tab/>195</text:p>
          <text:p text:style-name="P79">Stack<text:tab/>152</text:p>
          <text:p text:style-name="P79">String<text:tab/>154</text:p>
          <text:p text:style-name="P79">super<text:tab/>76, 130, 177, 183</text:p>
          <text:p text:style-name="P79">swap<text:tab/>19, 195</text:p>
          <text:p text:style-name="P79">switch<text:tab/>20, 196</text:p>
          <text:p text:style-name="P79">SymbolMap<text:tab/>47</text:p>
          <text:p text:style-name="P80">T</text:p>
          <text:p text:style-name="P79">Testing<text:tab/>10</text:p>
          <text:p text:style-name="P79">Thanks<text:tab/>8</text:p>
          <text:p text:style-name="P79">then<text:tab/>20, 191</text:p>
          <text:p text:style-name="P79">Thread<text:tab/>172</text:p>
          <text:p text:style-name="P79">throw"<text:tab/>38, 197</text:p>
          <text:p text:style-name="P79">true<text:tab/>197</text:p>
          <text:p text:style-name="P79">TrueClass<text:tab/>59, 175</text:p>
          <text:p text:style-name="P79">try<text:tab/>34, 37, 197</text:p>
          <text:p text:style-name="P79">tuck<text:tab/>19, 199</text:p>
          <text:p text:style-name="P79">Typing<text:tab/>25</text:p>
          <text:p text:style-name="P80">U</text:p>
          <text:p text:style-name="P79">until<text:tab/>24, 186</text:p>
          <text:p text:style-name="P80">V</text:p>
          <text:p text:style-name="P79">v<text:tab/>67, 69, 72, 91, 162</text:p>
          <text:p text:style-name="P79">val:<text:tab/>25, 76, 129, 177, 183</text:p>
          <text:p text:style-name="P79">val@:<text:tab/>26, 76, 129, 178, 183</text:p>
          <text:p text:style-name="P79">val#:<text:tab/>26, 199</text:p>
          <text:p text:style-name="P79">val$:<text:tab/>26, 200</text:p>
          <text:p text:style-name="P79">var:<text:tab/>25, 76, 129, 178, 183</text:p>
          <text:p text:style-name="P79">var@:<text:tab/>26, 77, 130, 178, 184</text:p>
          <text:p text:style-name="P79">var#:<text:tab/>26, 200</text:p>
          <text:p text:style-name="P79">var$:<text:tab/>26, 201</text:p>
          <text:p text:style-name="P79">VirtualMachine<text:tab/>176</text:p>
          <text:p text:style-name="P79">vm<text:tab/>201</text:p>
          <text:p text:style-name="P80">W</text:p>
          <text:p text:style-name="P79">while<text:tab/>185</text:p>
          <text:p text:style-name="P80">X</text:p>
          <text:p text:style-name="P79"><text:soft-page-break/>x<text:tab/>62, 68p., 72, 91, 162</text:p>
          <text:p text:style-name="P79">xor<text:tab/>101</text:p>
          <text:p text:style-name="P80">^</text:p>
          <text:p text:style-name="P79">^^<text:tab/>86, 102, 136</text:p>
          <text:p text:style-name="P80">-</text:p>
          <text:p text:style-name="P79">-<text:tab/>108</text:p>
          <text:p text:style-name="P79">-&gt;<text:tab/>89</text:p>
          <text:p text:style-name="P79">-i<text:tab/>22, 188</text:p>
          <text:p text:style-name="P79">-infinity<text:tab/>104, 179</text:p>
          <text:p text:style-name="P79">-j<text:tab/>22, 188</text:p>
          <text:p text:style-name="P80">;</text:p>
          <text:p text:style-name="P79">;<text:tab/>77, 130, 178, 184</text:p>
          <text:p text:style-name="P80">:</text:p>
          <text:p text:style-name="P79">:<text:tab/>54, 182</text:p>
          <text:p text:style-name="P80">!</text:p>
          <text:p text:style-name="P79">!<text:tab/>64</text:p>
          <text:p text:style-name="P79">!:<text:tab/>177</text:p>
          <text:p text:style-name="P80">?</text:p>
          <text:p text:style-name="P79">?"<text:tab/>35, 37, 198</text:p>
          <text:p text:style-name="P79">?break<text:tab/>196</text:p>
          <text:p text:style-name="P79">?dup<text:tab/>184</text:p>
          <text:p text:style-name="P80">.</text:p>
          <text:p text:style-name="P79">.<text:tab/>128, 142</text:p>
          <text:p text:style-name="P79">.-left<text:tab/>66, 160</text:p>
          <text:p text:style-name="P79">.-mid<text:tab/>66, 160</text:p>
          <text:p text:style-name="P79">.-midlr<text:tab/>66, 160</text:p>
          <text:p text:style-name="P79">.-right<text:tab/>66, 161</text:p>
          <text:p text:style-name="P79">.:<text:tab/>54, 75, 179</text:p>
          <text:p text:style-name="P79">.::<text:tab/>54, 129, 179</text:p>
          <text:p text:style-name="P79">."<text:tab/>158</text:p>
          <text:p text:style-name="P79">.[]!<text:tab/>67, 90</text:p>
          <text:p text:style-name="P79">.[]@<text:tab/>67, 90</text:p>
          <text:p text:style-name="P79">.+left<text:tab/>64, 159</text:p>
          <text:p text:style-name="P79">.+mid<text:tab/>65, 159</text:p>
          <text:p text:style-name="P79">.+midlr<text:tab/>65, 159</text:p>
          <text:p text:style-name="P79">.+right<text:tab/>65, 160</text:p>
          <text:p text:style-name="P79">.1/x<text:tab/>108</text:p>
          <text:p text:style-name="P79">.10**<text:tab/>108</text:p>
          <text:p text:style-name="P79">.2**<text:tab/>109</text:p>
          <text:p text:style-name="P79">.abs<text:tab/>109</text:p>
          <text:p text:style-name="P79">.acos<text:tab/>109</text:p>
          <text:p text:style-name="P79">.acosh<text:tab/>110</text:p>
          <text:p text:style-name="P79">.angle<text:tab/>110</text:p>
          <text:p text:style-name="P79">.append<text:tab/>140</text:p>
          <text:p text:style-name="P79">.append{<text:tab/>141, 179</text:p>
          <text:p text:style-name="P79">.asin<text:tab/>110</text:p>
          <text:p text:style-name="P79">.asinh<text:tab/>111</text:p>
          <text:p text:style-name="P79">.atan<text:tab/>111</text:p>
          <text:p text:style-name="P79">.atan2<text:tab/>111</text:p>
          <text:p text:style-name="P79">.atanh<text:tab/>112</text:p>
          <text:p text:style-name="P79">.c2p<text:tab/>112</text:p>
          <text:p text:style-name="P79">.call<text:tab/>145, 161</text:p>
          <text:p text:style-name="P79">.cbrt<text:tab/>82, 112</text:p>
          <text:p text:style-name="P79">.ceil<text:tab/>112</text:p>
          <text:p text:style-name="P79">.cjust<text:tab/>161</text:p>
          <text:p text:style-name="P79">.class<text:tab/>130</text:p>
          <text:p text:style-name="P79">.clear<text:tab/>147, 152</text:p>
          <text:p text:style-name="P79">.clone<text:tab/>29, 131</text:p>
          <text:p text:style-name="P79">.clone_exclude<text:tab/>31, 131</text:p>
          <text:p text:style-name="P79">.close<text:tab/>94, 142</text:p>
          <text:p text:style-name="P79">.conjugate<text:tab/>113</text:p>
          <text:p text:style-name="P79">.contains?<text:tab/>161</text:p>
          <text:p text:style-name="P79">.copy<text:tab/>29, 131</text:p>
          <text:p text:style-name="P79">.cos<text:tab/>113</text:p>
          <text:p text:style-name="P79">.cosh<text:tab/>113</text:p>
          <text:p text:style-name="P79">.cr<text:tab/>142</text:p>
          <text:p text:style-name="P79">.create<text:tab/>141</text:p>
          <text:p text:style-name="P79">.create{<text:tab/>141, 179</text:p>
          <text:p text:style-name="P79">.cube<text:tab/>113</text:p>
          <text:p text:style-name="P79">.current<text:tab/>172</text:p>
          <text:p text:style-name="P79">.d2r<text:tab/>114</text:p>
          <text:p text:style-name="P79">.denominator<text:tab/>114</text:p>
          <text:p text:style-name="P79">.dump<text:tab/>180</text:p>
          <text:p text:style-name="P79">.e**<text:tab/>82, 114</text:p>
          <text:p text:style-name="P79">.each{<text:tab/>67, 90, 162, 180</text:p>
          <text:p text:style-name="P79">.elapsed<text:tab/>180</text:p>
          <text:p text:style-name="P79">.emit<text:tab/>114, 142, 162</text:p>
          <text:p text:style-name="P79">.empty?<text:tab/>147, 152</text:p>
          <text:p text:style-name="P79">.eval<text:tab/>163</text:p>
          <text:p text:style-name="P79">.even?<text:tab/>97</text:p>
          <text:p text:style-name="P79">.floor<text:tab/>115</text:p>
          <text:p text:style-name="P79">.fmt<text:tab/>163</text:p>
          <text:p text:style-name="P79">.fmt"<text:tab/>163</text:p>
          <text:p text:style-name="P79">.gcd<text:tab/>97</text:p>
          <text:p text:style-name="P79">.get_all<text:tab/>93</text:p>
          <text:p text:style-name="P79">.getc<text:tab/>95</text:p>
          <text:p text:style-name="P79">.gets<text:tab/>95</text:p>
          <text:p text:style-name="P79">.hypot<text:tab/>115</text:p>
          <text:p text:style-name="P79">.imaginary<text:tab/>115</text:p>
          <text:p text:style-name="P79">.init<text:tab/>26, 132</text:p>
          <text:p text:style-name="P79">.is_class?<text:tab/>77, 132</text:p>
          <text:p text:style-name="P79">.keys<text:tab/>91</text:p>
          <text:p text:style-name="P79">.lcm<text:tab/>97</text:p>
          <text:p text:style-name="P79">.left<text:tab/>68, 163</text:p>
          <text:p text:style-name="P79">.left?<text:tab/>164</text:p>
          <text:p text:style-name="P79">.length<text:tab/>68, 147, 152, 164</text:p>
          <text:p text:style-name="P79">.lines<text:tab/>164</text:p>
          <text:p text:style-name="P79">.list<text:tab/>172</text:p>
          <text:p text:style-name="P79">.ljust<text:tab/>164</text:p>
          <text:p text:style-name="P79">.ln<text:tab/>115</text:p>
          <text:p text:style-name="P79">.load<text:tab/>165</text:p>
          <text:p text:style-name="P79">.log10<text:tab/>116</text:p>
          <text:p text:style-name="P79">.log2<text:tab/>116</text:p>
          <text:p text:style-name="P79">.lstrip<text:tab/>165</text:p>
          <text:p text:style-name="P79">.magnitude<text:tab/>116</text:p>
          <text:p text:style-name="P79">.main<text:tab/>173</text:p>
          <text:p text:style-name="P79">.map{<text:tab/>69, 180</text:p>
          <text:p text:style-name="P79">.max<text:tab/>70</text:p>
          <text:p text:style-name="P79">.mid<text:tab/>70, 165</text:p>
          <text:p text:style-name="P79">.mid?<text:tab/>165</text:p>
          <text:p text:style-name="P79">.midlr<text:tab/>70, 166</text:p>
          <text:p text:style-name="P79">.min<text:tab/>71</text:p>
          <text:p text:style-name="P79">.name<text:tab/>133</text:p>
          <text:p text:style-name="P79">.new<text:tab/>62, 77</text:p>
          <text:p text:style-name="P79">.new_size<text:tab/>63</text:p>
          <text:p text:style-name="P79">.new_value<text:tab/>63</text:p>
          <text:p text:style-name="P79">.new_values<text:tab/>63</text:p>
          <text:p text:style-name="P79">.new{<text:tab/>62, 180</text:p>
          <text:p text:style-name="P79">.numerator<text:tab/>117</text:p>
          <text:p text:style-name="P79">.odd?<text:tab/>97</text:p>
          <text:p text:style-name="P79">.open<text:tab/>94</text:p>
          <text:p text:style-name="P79">.open{<text:tab/>94, 181</text:p>
          <text:p text:style-name="P79">.p2c<text:tab/>117</text:p>
          <text:p text:style-name="P79">.parent_class<text:tab/>78</text:p>
          <text:p text:style-name="P79">.peek<text:tab/>153</text:p>
          <text:p text:style-name="P79">.pend<text:tab/>148</text:p>
          <text:p text:style-name="P79">.polar<text:tab/>117</text:p>
          <text:p text:style-name="P79">.pop<text:tab/>148, 153</text:p>
          <text:p text:style-name="P79">.posn<text:tab/>166</text:p>
          <text:p text:style-name="P79">.pp<text:tab/>71, 92</text:p>
          <text:p text:style-name="P79">.push<text:tab/>148, 153</text:p>
          <text:p text:style-name="P79">.r2d<text:tab/>118</text:p>
          <text:p text:style-name="P79">.real<text:tab/>118</text:p>
          <text:p text:style-name="P79">.restart<text:tab/>181</text:p>
          <text:p text:style-name="P79">.reverse<text:tab/>71, 166</text:p>
          <text:p text:style-name="P79">.right<text:tab/>72, 167</text:p>
          <text:p text:style-name="P79">.right?<text:tab/>167</text:p>
          <text:p text:style-name="P79">.rjust<text:tab/>167</text:p>
          <text:p text:style-name="P79">.round<text:tab/>118</text:p>
          <text:p text:style-name="P79">.rstrip<text:tab/>167</text:p>
          <text:p text:style-name="P79">.select{<text:tab/>72, 181</text:p>
          <text:p text:style-name="P79">.shuffle<text:tab/>73</text:p>
          <text:p text:style-name="P79">.sin<text:tab/>118</text:p>
          <text:p text:style-name="P79">.sinh<text:tab/>119</text:p>
          <text:p text:style-name="P79">.sleep<text:tab/>119, 174</text:p>
          <text:p text:style-name="P79">.sort<text:tab/>73</text:p>
          <text:p text:style-name="P79">.space<text:tab/>143</text:p>
          <text:p text:style-name="P79">.spaces<text:tab/>143</text:p>
          <text:p text:style-name="P79">.split<text:tab/>82, 149, 168</text:p>
          <text:p text:style-name="P79">.sqr<text:tab/>119</text:p>
          <text:p text:style-name="P79">.sqrt<text:tab/>82, 119</text:p>
          <text:p text:style-name="P79">.start<text:tab/>146, 174, 181</text:p>
          <text:p text:style-name="P79">.strip<text:tab/>168</text:p>
          <text:p text:style-name="P79">.strlen<text:tab/>133</text:p>
          <text:p text:style-name="P79">.strmax<text:tab/>73</text:p>
          <text:p text:style-name="P79">.strmax2<text:tab/>92</text:p>
          <text:p text:style-name="P79">.subclass:<text:tab/>78</text:p>
          <text:p text:style-name="P79">.tan<text:tab/>120</text:p>
          <text:p text:style-name="P79">.tanh<text:tab/>120</text:p>
          <text:p text:style-name="P79">.throw<text:tab/>38, 168</text:p>
          <text:p text:style-name="P79">.to_f<text:tab/>88, 133</text:p>
          <text:p text:style-name="P79">.to_f!<text:tab/>88, 133</text:p>
          <text:p text:style-name="P79">.to_i<text:tab/>98, 134</text:p>
          <text:p text:style-name="P79">.to_i!<text:tab/>98, 134</text:p>
          <text:p text:style-name="P79">.to_lower<text:tab/>168</text:p>
          <text:p text:style-name="P79">.to_n<text:tab/>120, 134</text:p>
          <text:p text:style-name="P79">.to_n!<text:tab/>121, 134</text:p>
          <text:p text:style-name="P79">.to_r<text:tab/>134, 150</text:p>
          <text:p text:style-name="P79">.to_r!<text:tab/>134, 150</text:p>
          <text:p text:style-name="P79">.to_s<text:tab/>78, 135, 169, 181</text:p>
          <text:p text:style-name="P79">.to_upper<text:tab/>169</text:p>
          <text:p text:style-name="P79"><text:soft-page-break/>.to_x<text:tab/>83, 135</text:p>
          <text:p text:style-name="P79">.to_x!<text:tab/>83, 135</text:p>
          <text:p text:style-name="P79">.values<text:tab/>92</text:p>
          <text:p text:style-name="P79">.vm<text:tab/>173</text:p>
          <text:p text:style-name="P79">.vm_name<text:tab/>182</text:p>
          <text:p text:style-name="P79">.with{<text:tab/>58, 182</text:p>
          <text:p text:style-name="P80">"</text:p>
          <text:p text:style-name="P79">"<text:tab/>178</text:p>
          <text:p text:style-name="P80">)</text:p>
          <text:p text:style-name="P79">)"<text:tab/>202</text:p>
          <text:p text:style-name="P79">)classes<text:tab/>202</text:p>
          <text:p text:style-name="P79">)context<text:tab/>49, 202</text:p>
          <text:p text:style-name="P79">)context!<text:tab/>49, 202</text:p>
          <text:p text:style-name="P79">)debug<text:tab/>203</text:p>
          <text:p text:style-name="P79">)elapsed<text:tab/>203</text:p>
          <text:p text:style-name="P79">)entries<text:tab/>203, 209</text:p>
          <text:p text:style-name="P79">)globals<text:tab/>204</text:p>
          <text:p text:style-name="P79">)irb<text:tab/>204</text:p>
          <text:p text:style-name="P79">)load"<text:tab/>204</text:p>
          <text:p text:style-name="P79">)map"<text:tab/>204</text:p>
          <text:p text:style-name="P79">)methods<text:tab/>79, 139</text:p>
          <text:p text:style-name="P79">)nodebug<text:tab/>205</text:p>
          <text:p text:style-name="P79">)noshow<text:tab/>205</text:p>
          <text:p text:style-name="P79">)quit<text:tab/>205</text:p>
          <text:p text:style-name="P79">)restart<text:tab/>205</text:p>
          <text:p text:style-name="P79">)show<text:tab/>206</text:p>
          <text:p text:style-name="P79">)start<text:tab/>206</text:p>
          <text:p text:style-name="P79">)stubs<text:tab/>80</text:p>
          <text:p text:style-name="P79">)threads<text:tab/>206</text:p>
          <text:p text:style-name="P79">)time<text:tab/>207</text:p>
          <text:p text:style-name="P79">)unmap"<text:tab/>207</text:p>
          <text:p text:style-name="P79">)version<text:tab/>207</text:p>
          <text:p text:style-name="P79">)vm<text:tab/>51, 207</text:p>
          <text:p text:style-name="P79">)vm!<text:tab/>51, 207</text:p>
          <text:p text:style-name="P79">)words<text:tab/>208</text:p>
          <text:p text:style-name="P80">[</text:p>
          <text:p text:style-name="P79">[<text:tab/>184</text:p>
          <text:p text:style-name="P80">{</text:p>
          <text:p text:style-name="P79">{<text:tab/>89, 201</text:p>
          <text:p text:style-name="P79">{{<text:tab/>145, 201</text:p>
          <text:p text:style-name="P80">}</text:p>
          <text:p text:style-name="P79">}<text:tab/>63, 68p., 73, 89, 91, 162</text:p>
          <text:p text:style-name="P80">@</text:p>
          <text:p text:style-name="P79">@<text:tab/>74</text:p>
          <text:p text:style-name="P80">*</text:p>
          <text:p text:style-name="P79">*<text:tab/>107, 158</text:p>
          <text:p text:style-name="P79">**<text:tab/>107</text:p>
          <text:p text:style-name="P80">/</text:p>
          <text:p text:style-name="P79">/<text:tab/>121</text:p>
          <text:p text:style-name="P80">&amp;</text:p>
          <text:p text:style-name="P79">&amp;&amp;<text:tab/>85, 102, 128</text:p>
          <text:p text:style-name="P80">+</text:p>
          <text:p text:style-name="P79">+<text:tab/>64, 107, 158</text:p>
          <text:p text:style-name="P79">+loop<text:tab/>22, 189</text:p>
          <text:p text:style-name="P80">&lt;</text:p>
          <text:p text:style-name="P79">&lt;<text:tab/>125, 169</text:p>
          <text:p text:style-name="P79">&lt;&lt;<text:tab/>74, 99, 170</text:p>
          <text:p text:style-name="P79">&lt;=<text:tab/>126, 170</text:p>
          <text:p text:style-name="P79">&lt;=&gt;<text:tab/>126, 170</text:p>
          <text:p text:style-name="P79">&lt;&gt;<text:tab/>135</text:p>
          <text:p text:style-name="P80">=</text:p>
          <text:p text:style-name="P79">=<text:tab/>136</text:p>
          <text:p text:style-name="P80">&gt;</text:p>
          <text:p text:style-name="P79">&gt;<text:tab/>126, 171</text:p>
          <text:p text:style-name="P79">&gt;=<text:tab/>127, 171</text:p>
          <text:p text:style-name="P79">&gt;&gt;<text:tab/>100</text:p>
          <text:p text:style-name="P80">|</text:p>
          <text:p text:style-name="P79">||<text:tab/>86, 103, 139</text:p>
          <text:p text:style-name="P80">~</text:p>
          <text:p text:style-name="P79">~<text:tab/>143</text:p>
          <text:p text:style-name="P79">~"<text:tab/>143</text:p>
          <text:p text:style-name="P79">~cr<text:tab/>144</text:p>
          <text:p text:style-name="P79">~emit<text:tab/>144</text:p>
          <text:p text:style-name="P79">~getc<text:tab/>95</text:p>
          <text:p text:style-name="P79">~gets<text:tab/>95</text:p>
          <text:p text:style-name="P79">~space<text:tab/>144</text:p>
          <text:p text:style-name="P79">~spaces<text:tab/>144</text:p>
        </text:index-body>
      </text:alphabetical-index>
      <text:p text:style-name="P1"/>
      <text:h text:style-name="Heading_20_1" text:outline-level="1">Edit History:</text:h>
      <text:p text:style-name="Text_20_body"/>
      <text:p text:style-name="P1">PCC – December 14, 2014 – Initial draft of User's Guide started.</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8874816"/></text:p>
            <text:p text:style-name="Text_20_body">Routing:</text:p>
            <text:p text:style-name="P1">description</text:p>
          </table:table-cell>
          <table:covered-table-cell/>
        </table:table-row>
        <table:table-row table:style-name="Table58.1">
          <table:table-cell table:style-name="Table58.A2" office:value-type="string">
            <text:p text:style-name="P18">Code</text:p>
          </table:table-cell>
          <table:table-cell table:style-name="Table58.B2" office:value-type="string">
            <text:p text:style-name="P18">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8">Code</text:p>
          </table:table-cell>
          <table:table-cell table:style-name="Table61.B2" office:value-type="string">
            <text:p text:style-name="P18">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8">Code</text:p>
          </table:table-cell>
          <table:table-cell table:style-name="Table102.B1" office:value-type="string">
            <text:p text:style-name="P18">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15</text:page-number> of <text:page-count>21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21H43M21S</meta:editing-duration>
    <meta:editing-cycles>2760</meta:editing-cycles>
    <meta:generator>OpenOffice/4.1.1$Win32 OpenOffice.org_project/411m6$Build-9775</meta:generator>
    <dc:date>2015-05-10T17:44:40.28</dc:date>
    <dc:creator>Peter Camilleri</dc:creator>
    <meta:printed-by>Peter Camilleri</meta:printed-by>
    <meta:print-date>2015-05-03T14:38:38.15</meta:print-date>
    <meta:document-statistic meta:table-count="478" meta:image-count="0" meta:object-count="0" meta:page-count="215" meta:paragraph-count="6909" meta:word-count="39557" meta:character-count="228580"/>
    <meta:template xlink:type="simple" xlink:actuate="onRequest" xlink:title="MyDefault" xlink:href="../../../../OpenOffice.org/3/user/template/MyDefault.ott" meta:date="2014-06-26T22:09:00.24"/>
  </office:meta>
</office:document-meta>
</file>